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 (Neigh-Krand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1NN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NN – KR</text:p>
          </table:table-cell>
          <table:table-cell/>
          <table:table-cell office:value-type="string" calcext:value-type="string">
            <text:p>Nr. Instancji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N-K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0.00043996" calcext:value-type="float">
            <text:p>0.00043996</text:p>
          </table:table-cell>
          <table:table-cell table:formula="of:=[.B2]-[.C2]" office:value-type="float" office:value="-29464" calcext:value-type="float">
            <text:p>-29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-29464" calcext:value-type="float">
            <text:p>-294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table:style-name="ce1" office:value-type="float" office:value="0.000029826" calcext:value-type="float">
            <text:p>2.98E-05</text:p>
          </table:table-cell>
          <table:table-cell table:formula="of:=[.B3]-[.C3]" office:value-type="float" office:value="-21010" calcext:value-type="float">
            <text:p>-21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office:value-type="float" office:value="-21010" calcext:value-type="float">
            <text:p>-210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0.000137137" calcext:value-type="float">
            <text:p>0.000137137</text:p>
          </table:table-cell>
          <table:table-cell table:formula="of:=[.B4]-[.C4]" office:value-type="float" office:value="-474515" calcext:value-type="float">
            <text:p>-4745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-474515" calcext:value-type="float">
            <text:p>-4745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0.00010543" calcext:value-type="float">
            <text:p>0.00010543</text:p>
          </table:table-cell>
          <table:table-cell table:formula="of:=[.B5]-[.C5]" office:value-type="float" office:value="-39615" calcext:value-type="float">
            <text:p>-396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-39615" calcext:value-type="float">
            <text:p>-39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0.000159253" calcext:value-type="float">
            <text:p>0.000159253</text:p>
          </table:table-cell>
          <table:table-cell table:formula="of:=[.B6]-[.C6]" office:value-type="float" office:value="-45354" calcext:value-type="float">
            <text:p>-453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-45354" calcext:value-type="float">
            <text:p>-453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table:style-name="ce1" office:value-type="float" office:value="0.000063847" calcext:value-type="float">
            <text:p>6.38E-05</text:p>
          </table:table-cell>
          <table:table-cell table:formula="of:=[.B7]-[.C7]" office:value-type="float" office:value="-2706" calcext:value-type="float">
            <text:p>-27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office:value-type="float" office:value="-2706" calcext:value-type="float">
            <text:p>-27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table:style-name="ce1" office:value-type="float" office:value="0.000021612" calcext:value-type="float">
            <text:p>2.16E-05</text:p>
          </table:table-cell>
          <table:table-cell table:formula="of:=[.B8]-[.C8]" office:value-type="float" office:value="-1075" calcext:value-type="float">
            <text:p>-10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office:value-type="float" office:value="-1075" calcext:value-type="float">
            <text:p>-10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table:style-name="ce1" office:value-type="float" office:value="0.000065201" calcext:value-type="float">
            <text:p>6.52E-05</text:p>
          </table:table-cell>
          <table:table-cell table:formula="of:=[.B9]-[.C9]" office:value-type="float" office:value="-1964" calcext:value-type="float">
            <text:p>-19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office:value-type="float" office:value="-1964" calcext:value-type="float">
            <text:p>-19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table:style-name="ce1" office:value-type="float" office:value="0.000065669" calcext:value-type="float">
            <text:p>6.57E-05</text:p>
          </table:table-cell>
          <table:table-cell table:formula="of:=[.B10]-[.C10]" office:value-type="float" office:value="-140694" calcext:value-type="float">
            <text:p>-1406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office:value-type="float" office:value="-140694" calcext:value-type="float">
            <text:p>-140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0.000138106" calcext:value-type="float">
            <text:p>0.000138106</text:p>
          </table:table-cell>
          <table:table-cell table:formula="of:=[.B11]-[.C11]" office:value-type="float" office:value="-236711" calcext:value-type="float">
            <text:p>-236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-236711" calcext:value-type="float">
            <text:p>-2367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0.000245678" calcext:value-type="float">
            <text:p>0.000245678</text:p>
          </table:table-cell>
          <table:table-cell table:formula="of:=[.B12]-[.C12]" office:value-type="float" office:value="-296029" calcext:value-type="float">
            <text:p>-2960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-296029" calcext:value-type="float">
            <text:p>-2960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table:style-name="ce1" office:value-type="float" office:value="0.000065187" calcext:value-type="float">
            <text:p>6.52E-05</text:p>
          </table:table-cell>
          <table:table-cell table:formula="of:=[.B13]-[.C13]" office:value-type="float" office:value="-124866" calcext:value-type="float">
            <text:p>-1248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office:value-type="float" office:value="-124866" calcext:value-type="float">
            <text:p>-124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0.000136322" calcext:value-type="float">
            <text:p>0.000136322</text:p>
          </table:table-cell>
          <table:table-cell table:formula="of:=[.B14]-[.C14]" office:value-type="float" office:value="-221978" calcext:value-type="float">
            <text:p>-2219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-221978" calcext:value-type="float">
            <text:p>-2219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0.000240904" calcext:value-type="float">
            <text:p>0.000240904</text:p>
          </table:table-cell>
          <table:table-cell table:formula="of:=[.B15]-[.C15]" office:value-type="float" office:value="-301441" calcext:value-type="float">
            <text:p>-301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-301441" calcext:value-type="float">
            <text:p>-3014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table:style-name="ce1" office:value-type="float" office:value="0.00006823" calcext:value-type="float">
            <text:p>6.82E-05</text:p>
          </table:table-cell>
          <table:table-cell table:formula="of:=[.B16]-[.C16]" office:value-type="float" office:value="-148051" calcext:value-type="float">
            <text:p>-1480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office:value-type="float" office:value="-148051" calcext:value-type="float">
            <text:p>-148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table:style-name="ce1" office:value-type="float" office:value="0.000064169" calcext:value-type="float">
            <text:p>6.42E-05</text:p>
          </table:table-cell>
          <table:table-cell table:formula="of:=[.B17]-[.C17]" office:value-type="float" office:value="-146419" calcext:value-type="float">
            <text:p>-146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office:value-type="float" office:value="-146419" calcext:value-type="float">
            <text:p>-1464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table:style-name="ce1" office:value-type="float" office:value="0.00007012" calcext:value-type="float">
            <text:p>7.01E-05</text:p>
          </table:table-cell>
          <table:table-cell table:formula="of:=[.B18]-[.C18]" office:value-type="float" office:value="-143505" calcext:value-type="float">
            <text:p>-1435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office:value-type="float" office:value="-143505" calcext:value-type="float">
            <text:p>-1435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table:style-name="ce1" office:value-type="float" office:value="0.000053999" calcext:value-type="float">
            <text:p>5.40E-05</text:p>
          </table:table-cell>
          <table:table-cell table:formula="of:=[.B19]-[.C19]" office:value-type="float" office:value="-106256" calcext:value-type="float">
            <text:p>-1062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office:value-type="float" office:value="-106256" calcext:value-type="float">
            <text:p>-1062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0.000426062" calcext:value-type="float">
            <text:p>0.000426062</text:p>
          </table:table-cell>
          <table:table-cell table:formula="of:=[.B20]-[.C20]" office:value-type="float" office:value="-539678" calcext:value-type="float">
            <text:p>-5396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-539678" calcext:value-type="float">
            <text:p>-5396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0.000429255" calcext:value-type="float">
            <text:p>0.000429255</text:p>
          </table:table-cell>
          <table:table-cell table:formula="of:=[.B21]-[.C21]" office:value-type="float" office:value="-528930" calcext:value-type="float">
            <text:p>-5289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-528930" calcext:value-type="float">
            <text:p>-52893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0.0113298" calcext:value-type="float">
            <text:p>0.0113298</text:p>
          </table:table-cell>
          <table:table-cell table:formula="of:=[.B22]-[.C22]" office:value-type="float" office:value="-1336341" calcext:value-type="float">
            <text:p>-13363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-1336341" calcext:value-type="float">
            <text:p>-133634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0.00494062" calcext:value-type="float">
            <text:p>0.00494062</text:p>
          </table:table-cell>
          <table:table-cell table:formula="of:=[.B23]-[.C23]" office:value-type="float" office:value="-6103278" calcext:value-type="float">
            <text:p>-61032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-6103278" calcext:value-type="float">
            <text:p>-61032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0.000129606" calcext:value-type="float">
            <text:p>0.000129606</text:p>
          </table:table-cell>
          <table:table-cell table:formula="of:=[.B24]-[.C24]" office:value-type="float" office:value="-550815" calcext:value-type="float">
            <text:p>-5508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-550815" calcext:value-type="float">
            <text:p>-5508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table:style-name="ce1" office:value-type="float" office:value="0.000072614" calcext:value-type="float">
            <text:p>7.26E-05</text:p>
          </table:table-cell>
          <table:table-cell table:formula="of:=[.B25]-[.C25]" office:value-type="float" office:value="-666055" calcext:value-type="float">
            <text:p>-6660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office:value-type="float" office:value="-666055" calcext:value-type="float">
            <text:p>-6660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table:style-name="ce1" office:value-type="float" office:value="0.000088289" calcext:value-type="float">
            <text:p>8.83E-05</text:p>
          </table:table-cell>
          <table:table-cell table:formula="of:=[.B26]-[.C26]" office:value-type="float" office:value="-721881" calcext:value-type="float">
            <text:p>-72188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office:value-type="float" office:value="-721881" calcext:value-type="float">
            <text:p>-7218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table:style-name="ce1" office:value-type="float" office:value="0.000089216" calcext:value-type="float">
            <text:p>8.92E-05</text:p>
          </table:table-cell>
          <table:table-cell table:formula="of:=[.B27]-[.C27]" office:value-type="float" office:value="-760208" calcext:value-type="float">
            <text:p>-7602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office:value-type="float" office:value="-760208" calcext:value-type="float">
            <text:p>-7602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0.000102683" calcext:value-type="float">
            <text:p>0.000102683</text:p>
          </table:table-cell>
          <table:table-cell table:formula="of:=[.B28]-[.C28]" office:value-type="float" office:value="-903187" calcext:value-type="float">
            <text:p>-9031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-903187" calcext:value-type="float">
            <text:p>-9031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0.000455182" calcext:value-type="float">
            <text:p>0.000455182</text:p>
          </table:table-cell>
          <table:table-cell table:formula="of:=[.B29]-[.C29]" office:value-type="float" office:value="-1544234" calcext:value-type="float">
            <text:p>-15442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-1544234" calcext:value-type="float">
            <text:p>-15442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0.000306787" calcext:value-type="float">
            <text:p>0.000306787</text:p>
          </table:table-cell>
          <table:table-cell table:formula="of:=[.B30]-[.C30]" office:value-type="float" office:value="-1079710" calcext:value-type="float">
            <text:p>-10797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-1079710" calcext:value-type="float">
            <text:p>-10797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0.000411557" calcext:value-type="float">
            <text:p>0.000411557</text:p>
          </table:table-cell>
          <table:table-cell table:formula="of:=[.B31]-[.C31]" office:value-type="float" office:value="-706246" calcext:value-type="float">
            <text:p>-706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-706246" calcext:value-type="float">
            <text:p>-7062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0.000918631" calcext:value-type="float">
            <text:p>0.000918631</text:p>
          </table:table-cell>
          <table:table-cell table:formula="of:=[.B32]-[.C32]" office:value-type="float" office:value="-1808772" calcext:value-type="float">
            <text:p>-18087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-1808772" calcext:value-type="float">
            <text:p>-18087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table:style-name="ce1" office:value-type="float" office:value="0.000033051" calcext:value-type="float">
            <text:p>3.31E-05</text:p>
          </table:table-cell>
          <table:table-cell table:formula="of:=[.B33]-[.C33]" office:value-type="float" office:value="-432916" calcext:value-type="float">
            <text:p>-4329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office:value-type="float" office:value="-432916" calcext:value-type="float">
            <text:p>-4329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0.000155331" calcext:value-type="float">
            <text:p>0.000155331</text:p>
          </table:table-cell>
          <table:table-cell table:formula="of:=[.B34]-[.C34]" office:value-type="float" office:value="-19831" calcext:value-type="float">
            <text:p>-198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-19831" calcext:value-type="float">
            <text:p>-1983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0.00161015" calcext:value-type="float">
            <text:p>0.00161015</text:p>
          </table:table-cell>
          <table:table-cell table:formula="of:=[.B35]-[.C35]" office:value-type="float" office:value="-101680" calcext:value-type="float">
            <text:p>-10168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-101680" calcext:value-type="float">
            <text:p>-10168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0.00352354" calcext:value-type="float">
            <text:p>0.00352354</text:p>
          </table:table-cell>
          <table:table-cell table:formula="of:=[.B36]-[.C36]" office:value-type="float" office:value="-172150" calcext:value-type="float">
            <text:p>-1721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-172150" calcext:value-type="float">
            <text:p>-1721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0.000108521" calcext:value-type="float">
            <text:p>0.000108521</text:p>
          </table:table-cell>
          <table:table-cell table:formula="of:=[.B37]-[.C37]" office:value-type="float" office:value="-7201" calcext:value-type="float">
            <text:p>-72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-7201" calcext:value-type="float">
            <text:p>-72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table:style-name="ce1" office:value-type="float" office:value="0.000034481" calcext:value-type="float">
            <text:p>3.45E-05</text:p>
          </table:table-cell>
          <table:table-cell table:formula="of:=[.B38]-[.C38]" office:value-type="float" office:value="-2755" calcext:value-type="float">
            <text:p>-27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office:value-type="float" office:value="-2755" calcext:value-type="float">
            <text:p>-27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0.000208001" calcext:value-type="float">
            <text:p>0.000208001</text:p>
          </table:table-cell>
          <table:table-cell table:formula="of:=[.B39]-[.C39]" office:value-type="float" office:value="-1476580" calcext:value-type="float">
            <text:p>-147658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-1476580" calcext:value-type="float">
            <text:p>-147658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0.000232403" calcext:value-type="float">
            <text:p>0.000232403</text:p>
          </table:table-cell>
          <table:table-cell table:formula="of:=[.B40]-[.C40]" office:value-type="float" office:value="-36023" calcext:value-type="float">
            <text:p>-360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-36023" calcext:value-type="float">
            <text:p>-36023</text:p>
          </table:table-cell>
        </table:table-row>
      </table:table>
      <table:table table:name="02 (2-Opt-Krand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Random 2-Opt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zas</text:p>
          </table:table-cell>
          <table:table-cell table:number-columns-repeated="2"/>
          <table:table-cell office:value-type="string" calcext:value-type="string">
            <text:p>Nr. Instancji</text:p>
          </table:table-cell>
          <table:table-cell office:value-type="string" calcext:value-type="string">
            <text:p>2-Opt(Rand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2O-K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 office:value-type="float" office:value="2.87629" calcext:value-type="float">
            <text:p>2.876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 table:formula="of:=[.H2]-[.I2]" office:value-type="float" office:value="-30991" calcext:value-type="float">
            <text:p>-309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 office:value-type="float" office:value="0.00896361" calcext:value-type="float">
            <text:p>0.008963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 table:formula="of:=[.H3]-[.I3]" office:value-type="float" office:value="-17063" calcext:value-type="float">
            <text:p>-170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 office:value-type="float" office:value="0.145805" calcext:value-type="float">
            <text:p>0.1458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 table:formula="of:=[.H4]-[.I4]" office:value-type="float" office:value="-494681" calcext:value-type="float">
            <text:p>-4946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 office:value-type="float" office:value="0.267262" calcext:value-type="float">
            <text:p>0.2672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 table:formula="of:=[.H5]-[.I5]" office:value-type="float" office:value="-43234" calcext:value-type="float">
            <text:p>-43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 office:value-type="float" office:value="0.234053" calcext:value-type="float">
            <text:p>0.2340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 table:formula="of:=[.H6]-[.I6]" office:value-type="float" office:value="-47348" calcext:value-type="float">
            <text:p>-473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 office:value-type="float" office:value="0.0523687" calcext:value-type="float">
            <text:p>0.05236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 table:formula="of:=[.H7]-[.I7]" office:value-type="float" office:value="-2883" calcext:value-type="float">
            <text:p>-28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 office:value-type="float" office:value="0.00815279" calcext:value-type="float">
            <text:p>0.008152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 table:formula="of:=[.H8]-[.I8]"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 office:value-type="float" office:value="0.0263987" calcext:value-type="float">
            <text:p>0.02639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 table:formula="of:=[.H9]-[.I9]"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 office:value-type="float" office:value="0.0804314" calcext:value-type="float">
            <text:p>0.08043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 table:formula="of:=[.H10]-[.I10]" office:value-type="float" office:value="-149436" calcext:value-type="float">
            <text:p>-149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 office:value-type="float" office:value="0.379922" calcext:value-type="float">
            <text:p>0.3799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 table:formula="of:=[.H11]-[.I11]" office:value-type="float" office:value="-212703" calcext:value-type="float">
            <text:p>-2127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 office:value-type="float" office:value="1.19106" calcext:value-type="float">
            <text:p>1.1910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 table:formula="of:=[.H12]-[.I12]" office:value-type="float" office:value="-311490" calcext:value-type="float">
            <text:p>-3114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 office:value-type="float" office:value="0.0751979" calcext:value-type="float">
            <text:p>0.075197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 table:formula="of:=[.H13]-[.I13]" office:value-type="float" office:value="-149040" calcext:value-type="float">
            <text:p>-1490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 office:value-type="float" office:value="0.444455" calcext:value-type="float">
            <text:p>0.44445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 table:formula="of:=[.H14]-[.I14]" office:value-type="float" office:value="-224522" calcext:value-type="float">
            <text:p>-2245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 office:value-type="float" office:value="1.3888" calcext:value-type="float">
            <text:p>1.388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 table:formula="of:=[.H15]-[.I15]" office:value-type="float" office:value="-304648" calcext:value-type="float">
            <text:p>-304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 office:value-type="float" office:value="0.137932" calcext:value-type="float">
            <text:p>0.1379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 table:formula="of:=[.H16]-[.I16]" office:value-type="float" office:value="-155924" calcext:value-type="float">
            <text:p>-155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 office:value-type="float" office:value="0.112603" calcext:value-type="float">
            <text:p>0.1126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 table:formula="of:=[.H17]-[.I17]" office:value-type="float" office:value="-149959" calcext:value-type="float">
            <text:p>-1499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 office:value-type="float" office:value="0.101575" calcext:value-type="float">
            <text:p>0.10157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 table:formula="of:=[.H18]-[.I18]" office:value-type="float" office:value="-130495" calcext:value-type="float">
            <text:p>-1304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 office:value-type="float" office:value="0.133205" calcext:value-type="float">
            <text:p>0.1332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 table:formula="of:=[.H19]-[.I19]" office:value-type="float" office:value="-105906" calcext:value-type="float">
            <text:p>-1059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 office:value-type="float" office:value="2.62788" calcext:value-type="float">
            <text:p>2.6278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 table:formula="of:=[.H20]-[.I20]" office:value-type="float" office:value="-560016" calcext:value-type="float">
            <text:p>-5600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 office:value-type="float" office:value="5.55905" calcext:value-type="float">
            <text:p>5.559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 table:formula="of:=[.H21]-[.I21]" office:value-type="float" office:value="-529716" calcext:value-type="float">
            <text:p>-52971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 office:value-type="float" office:value="450.988" calcext:value-type="float">
            <text:p>450.98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 table:formula="of:=[.H22]-[.I22]" office:value-type="float" office:value="-1353661" calcext:value-type="float">
            <text:p>-135366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 office:value-type="float" office:value="175.372" calcext:value-type="float">
            <text:p>175.37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 table:formula="of:=[.H23]-[.I23]" office:value-type="float" office:value="-6113007" calcext:value-type="float">
            <text:p>-6113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 office:value-type="float" office:value="0.105187" calcext:value-type="float">
            <text:p>0.10518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 table:formula="of:=[.H24]-[.I24]" office:value-type="float" office:value="-522683" calcext:value-type="float">
            <text:p>-5226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 office:value-type="float" office:value="0.213005" calcext:value-type="float">
            <text:p>0.2130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 table:formula="of:=[.H25]-[.I25]" office:value-type="float" office:value="-612460" calcext:value-type="float">
            <text:p>-6124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 office:value-type="float" office:value="0.283885" calcext:value-type="float">
            <text:p>0.2838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 table:formula="of:=[.H26]-[.I26]" office:value-type="float" office:value="-775091" calcext:value-type="float">
            <text:p>-7750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 office:value-type="float" office:value="0.342097" calcext:value-type="float">
            <text:p>0.34209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 table:formula="of:=[.H27]-[.I27]" office:value-type="float" office:value="-755232" calcext:value-type="float">
            <text:p>-7552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 office:value-type="float" office:value="0.359227" calcext:value-type="float">
            <text:p>0.3592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 table:formula="of:=[.H28]-[.I28]" office:value-type="float" office:value="-946429" calcext:value-type="float">
            <text:p>-9464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 office:value-type="float" office:value="1.54279" calcext:value-type="float">
            <text:p>1.5427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 table:formula="of:=[.H29]-[.I29]" office:value-type="float" office:value="-1546765" calcext:value-type="float">
            <text:p>-15467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 office:value-type="float" office:value="1.85139" calcext:value-type="float">
            <text:p>1.8513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 table:formula="of:=[.H30]-[.I30]" office:value-type="float" office:value="-1128048" calcext:value-type="float">
            <text:p>-11280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 office:value-type="float" office:value="3.08385" calcext:value-type="float">
            <text:p>3.083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 table:formula="of:=[.H31]-[.I31]" office:value-type="float" office:value="-735483" calcext:value-type="float">
            <text:p>-7354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 office:value-type="float" office:value="11.9756" calcext:value-type="float">
            <text:p>11.975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 table:formula="of:=[.H32]-[.I32]" office:value-type="float" office:value="-1842576" calcext:value-type="float">
            <text:p>-18425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 office:value-type="float" office:value="0.0412521" calcext:value-type="float">
            <text:p>0.041252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 table:formula="of:=[.H33]-[.I33]" office:value-type="float" office:value="-447639" calcext:value-type="float">
            <text:p>-4476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 office:value-type="float" office:value="0.968285" calcext:value-type="float">
            <text:p>0.96828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 table:formula="of:=[.H34]-[.I34]" office:value-type="float" office:value="-19736" calcext:value-type="float">
            <text:p>-1973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 office:value-type="float" office:value="32.9195" calcext:value-type="float">
            <text:p>32.919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 table:formula="of:=[.H35]-[.I35]" office:value-type="float" office:value="-106803" calcext:value-type="float">
            <text:p>-10680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 office:value-type="float" office:value="84.6584" calcext:value-type="float">
            <text:p>84.658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 table:formula="of:=[.H36]-[.I36]" office:value-type="float" office:value="-173008" calcext:value-type="float">
            <text:p>-173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 office:value-type="float" office:value="0.0921924" calcext:value-type="float">
            <text:p>0.092192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 table:formula="of:=[.H37]-[.I37]" office:value-type="float" office:value="-7557" calcext:value-type="float">
            <text:p>-75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 office:value-type="float" office:value="0.0279513" calcext:value-type="float">
            <text:p>0.027951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 table:formula="of:=[.H38]-[.I38]" office:value-type="float" office:value="-2691" calcext:value-type="float">
            <text:p>-26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 office:value-type="float" office:value="1.12085" calcext:value-type="float">
            <text:p>1.1208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 table:formula="of:=[.H39]-[.I39]" office:value-type="float" office:value="-1436787" calcext:value-type="float">
            <text:p>-14367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 office:value-type="float" office:value="0.93358" calcext:value-type="float">
            <text:p>0.9335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 table:formula="of:=[.H40]-[.I40]" office:value-type="float" office:value="-38097" calcext:value-type="float">
            <text:p>-38097</text:p>
          </table:table-cell>
        </table:table-row>
      </table:table>
      <table:table table:name="12 (Neigh -&gt; 2-Opt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NN</text:p>
          </table:table-cell>
          <table:table-cell office:value-type="string" calcext:value-type="string">
            <text:p>Czas dla NN</text:p>
          </table:table-cell>
          <table:table-cell office:value-type="string" calcext:value-type="string">
            <text:p>Celu dla 2-Opt</text:p>
          </table:table-cell>
          <table:table-cell office:value-type="string" calcext:value-type="string">
            <text:p>Czas dla 2-Opt</text:p>
          </table:table-cell>
          <table:table-cell table:number-columns-repeated="2"/>
          <table:table-cell office:value-type="string" calcext:value-type="string">
            <text:p>Nr. Instancji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NN-2Op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0.000334519" calcext:value-type="float">
            <text:p>0.000334519</text:p>
          </table:table-cell>
          <table:table-cell office:value-type="float" office:value="2846" calcext:value-type="float">
            <text:p>2846</text:p>
          </table:table-cell>
          <table:table-cell office:value-type="float" office:value="0.112268" calcext:value-type="float">
            <text:p>0.112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2846" calcext:value-type="float">
            <text:p>2846</text:p>
          </table:table-cell>
          <table:table-cell table:formula="of:=[.B2]-[.D2]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22847" calcext:value-type="float">
            <text:p>2.28E-05</text:p>
          </table:table-cell>
          <table:table-cell office:value-type="float" office:value="8385" calcext:value-type="float">
            <text:p>8385</text:p>
          </table:table-cell>
          <table:table-cell office:value-type="float" office:value="0.00126307" calcext:value-type="float">
            <text:p>0.001263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8385" calcext:value-type="float">
            <text:p>8385</text:p>
          </table:table-cell>
          <table:table-cell table:formula="of:=[.B3]-[.D3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table:style-name="ce1" office:value-type="float" office:value="0.00008981" calcext:value-type="float">
            <text:p>8.98E-05</text:p>
          </table:table-cell>
          <table:table-cell office:value-type="float" office:value="126892" calcext:value-type="float">
            <text:p>126892</text:p>
          </table:table-cell>
          <table:table-cell office:value-type="float" office:value="0.0174091" calcext:value-type="float">
            <text:p>0.01740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126892" calcext:value-type="float">
            <text:p>126892</text:p>
          </table:table-cell>
          <table:table-cell table:formula="of:=[.B4]-[.D4]"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0.000170347" calcext:value-type="float">
            <text:p>0.000170347</text:p>
          </table:table-cell>
          <table:table-cell office:value-type="float" office:value="7098" calcext:value-type="float">
            <text:p>7098</text:p>
          </table:table-cell>
          <table:table-cell office:value-type="float" office:value="0.015634" calcext:value-type="float">
            <text:p>0.0156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7098" calcext:value-type="float">
            <text:p>7098</text:p>
          </table:table-cell>
          <table:table-cell table:formula="of:=[.B5]-[.D5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0.000139778" calcext:value-type="float">
            <text:p>0.000139778</text:p>
          </table:table-cell>
          <table:table-cell office:value-type="float" office:value="7157" calcext:value-type="float">
            <text:p>7157</text:p>
          </table:table-cell>
          <table:table-cell office:value-type="float" office:value="0.038636" calcext:value-type="float">
            <text:p>0.0386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7157" calcext:value-type="float">
            <text:p>7157</text:p>
          </table:table-cell>
          <table:table-cell table:formula="of:=[.B6]-[.D6]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table:style-name="ce1" office:value-type="float" office:value="0.00006523" calcext:value-type="float">
            <text:p>6.52E-05</text:p>
          </table:table-cell>
          <table:table-cell office:value-type="float" office:value="714" calcext:value-type="float">
            <text:p>714</text:p>
          </table:table-cell>
          <table:table-cell office:value-type="float" office:value="0.00912449" calcext:value-type="float">
            <text:p>0.009124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714" calcext:value-type="float">
            <text:p>714</text:p>
          </table:table-cell>
          <table:table-cell table:formula="of:=[.B7]-[.D7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table:style-name="ce1" office:value-type="float" office:value="0.000034479" calcext:value-type="float">
            <text:p>3.45E-05</text:p>
          </table:table-cell>
          <table:table-cell office:value-type="float" office:value="454" calcext:value-type="float">
            <text:p>454</text:p>
          </table:table-cell>
          <table:table-cell office:value-type="float" office:value="0.00120675" calcext:value-type="float">
            <text:p>0.001206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454" calcext:value-type="float">
            <text:p>454</text:p>
          </table:table-cell>
          <table:table-cell table:formula="of:=[.B8]-[.D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table:style-name="ce1" office:value-type="float" office:value="0.000057086" calcext:value-type="float">
            <text:p>5.71E-05</text:p>
          </table:table-cell>
          <table:table-cell office:value-type="float" office:value="561" calcext:value-type="float">
            <text:p>561</text:p>
          </table:table-cell>
          <table:table-cell office:value-type="float" office:value="0.00596819" calcext:value-type="float">
            <text:p>0.005968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561" calcext:value-type="float">
            <text:p>561</text:p>
          </table:table-cell>
          <table:table-cell table:formula="of:=[.B9]-[.D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table:style-name="ce1" office:value-type="float" office:value="0.000079094" calcext:value-type="float">
            <text:p>7.91E-05</text:p>
          </table:table-cell>
          <table:table-cell office:value-type="float" office:value="23737" calcext:value-type="float">
            <text:p>23737</text:p>
          </table:table-cell>
          <table:table-cell office:value-type="float" office:value="0.0133148" calcext:value-type="float">
            <text:p>0.01331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23737" calcext:value-type="float">
            <text:p>23737</text:p>
          </table:table-cell>
          <table:table-cell table:formula="of:=[.B10]-[.D10]"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0.000138481" calcext:value-type="float">
            <text:p>0.000138481</text:p>
          </table:table-cell>
          <table:table-cell office:value-type="float" office:value="28612" calcext:value-type="float">
            <text:p>28612</text:p>
          </table:table-cell>
          <table:table-cell office:value-type="float" office:value="0.0462046" calcext:value-type="float">
            <text:p>0.04620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8612" calcext:value-type="float">
            <text:p>28612</text:p>
          </table:table-cell>
          <table:table-cell table:formula="of:=[.B11]-[.D11]"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0.000242495" calcext:value-type="float">
            <text:p>0.000242495</text:p>
          </table:table-cell>
          <table:table-cell office:value-type="float" office:value="31749" calcext:value-type="float">
            <text:p>31749</text:p>
          </table:table-cell>
          <table:table-cell office:value-type="float" office:value="0.12859" calcext:value-type="float">
            <text:p>0.1285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1749" calcext:value-type="float">
            <text:p>31749</text:p>
          </table:table-cell>
          <table:table-cell table:formula="of:=[.B12]-[.D12]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table:style-name="ce1" office:value-type="float" office:value="0.000064613" calcext:value-type="float">
            <text:p>6.46E-05</text:p>
          </table:table-cell>
          <table:table-cell office:value-type="float" office:value="25393" calcext:value-type="float">
            <text:p>25393</text:p>
          </table:table-cell>
          <table:table-cell office:value-type="float" office:value="0.0122422" calcext:value-type="float">
            <text:p>0.01224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25393" calcext:value-type="float">
            <text:p>25393</text:p>
          </table:table-cell>
          <table:table-cell table:formula="of:=[.B13]-[.D13]"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0.000135716" calcext:value-type="float">
            <text:p>0.000135716</text:p>
          </table:table-cell>
          <table:table-cell office:value-type="float" office:value="28435" calcext:value-type="float">
            <text:p>28435</text:p>
          </table:table-cell>
          <table:table-cell office:value-type="float" office:value="0.0342744" calcext:value-type="float">
            <text:p>0.034274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8435" calcext:value-type="float">
            <text:p>28435</text:p>
          </table:table-cell>
          <table:table-cell table:formula="of:=[.B14]-[.D14]"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240972" calcext:value-type="float">
            <text:p>0.000240972</text:p>
          </table:table-cell>
          <table:table-cell office:value-type="float" office:value="33375" calcext:value-type="float">
            <text:p>33375</text:p>
          </table:table-cell>
          <table:table-cell office:value-type="float" office:value="0.101524" calcext:value-type="float">
            <text:p>0.1015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375" calcext:value-type="float">
            <text:p>33375</text:p>
          </table:table-cell>
          <table:table-cell table:formula="of:=[.B15]-[.D15]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table:style-name="ce1" office:value-type="float" office:value="0.000068052" calcext:value-type="float">
            <text:p>6.81E-05</text:p>
          </table:table-cell>
          <table:table-cell office:value-type="float" office:value="23107" calcext:value-type="float">
            <text:p>23107</text:p>
          </table:table-cell>
          <table:table-cell office:value-type="float" office:value="0.0117037" calcext:value-type="float">
            <text:p>0.011703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23107" calcext:value-type="float">
            <text:p>23107</text:p>
          </table:table-cell>
          <table:table-cell table:formula="of:=[.B16]-[.D16]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table:style-name="ce1" office:value-type="float" office:value="0.00007963" calcext:value-type="float">
            <text:p>7.96E-05</text:p>
          </table:table-cell>
          <table:table-cell office:value-type="float" office:value="24721" calcext:value-type="float">
            <text:p>24721</text:p>
          </table:table-cell>
          <table:table-cell office:value-type="float" office:value="0.010831" calcext:value-type="float">
            <text:p>0.0108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24721" calcext:value-type="float">
            <text:p>24721</text:p>
          </table:table-cell>
          <table:table-cell table:formula="of:=[.B17]-[.D17]"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table:style-name="ce1" office:value-type="float" office:value="0.000083211" calcext:value-type="float">
            <text:p>8.32E-05</text:p>
          </table:table-cell>
          <table:table-cell office:value-type="float" office:value="24459" calcext:value-type="float">
            <text:p>24459</text:p>
          </table:table-cell>
          <table:table-cell office:value-type="float" office:value="0.0110453" calcext:value-type="float">
            <text:p>0.01104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24459" calcext:value-type="float">
            <text:p>24459</text:p>
          </table:table-cell>
          <table:table-cell table:formula="of:=[.B18]-[.D18]"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table:style-name="ce1" office:value-type="float" office:value="0.000053755" calcext:value-type="float">
            <text:p>5.38E-05</text:p>
          </table:table-cell>
          <table:table-cell office:value-type="float" office:value="18281" calcext:value-type="float">
            <text:p>18281</text:p>
          </table:table-cell>
          <table:table-cell office:value-type="float" office:value="0.0145774" calcext:value-type="float">
            <text:p>0.01457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8281" calcext:value-type="float">
            <text:p>18281</text:p>
          </table:table-cell>
          <table:table-cell table:formula="of:=[.B19]-[.D19]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30647" calcext:value-type="float">
            <text:p>0.000430647</text:p>
          </table:table-cell>
          <table:table-cell office:value-type="float" office:value="49141" calcext:value-type="float">
            <text:p>49141</text:p>
          </table:table-cell>
          <table:table-cell office:value-type="float" office:value="0.310469" calcext:value-type="float">
            <text:p>0.31046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table:formula="of:=[.B20]-[.D20]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37792" calcext:value-type="float">
            <text:p>0.000437792</text:p>
          </table:table-cell>
          <table:table-cell office:value-type="float" office:value="49141" calcext:value-type="float">
            <text:p>49141</text:p>
          </table:table-cell>
          <table:table-cell office:value-type="float" office:value="0.320955" calcext:value-type="float">
            <text:p>0.3209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table:formula="of:=[.B21]-[.D21]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0.0108827" calcext:value-type="float">
            <text:p>0.0108827</text:p>
          </table:table-cell>
          <table:table-cell office:value-type="float" office:value="60930" calcext:value-type="float">
            <text:p>60930</text:p>
          </table:table-cell>
          <table:table-cell office:value-type="float" office:value="27.9679" calcext:value-type="float">
            <text:p>27.967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60930" calcext:value-type="float">
            <text:p>60930</text:p>
          </table:table-cell>
          <table:table-cell table:formula="of:=[.B22]-[.D22]"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0.00419433" calcext:value-type="float">
            <text:p>0.00419433</text:p>
          </table:table-cell>
          <table:table-cell office:value-type="float" office:value="282758" calcext:value-type="float">
            <text:p>282758</text:p>
          </table:table-cell>
          <table:table-cell office:value-type="float" office:value="11.3698" calcext:value-type="float">
            <text:p>11.369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282758" calcext:value-type="float">
            <text:p>282758</text:p>
          </table:table-cell>
          <table:table-cell table:formula="of:=[.B23]-[.D23]" office:value-type="float" office:value="48345" calcext:value-type="float">
            <text:p>483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table:style-name="ce1" office:value-type="float" office:value="0.000058463" calcext:value-type="float">
            <text:p>5.85E-05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707097" calcext:value-type="float">
            <text:p>0.0070709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table:formula="of:=[.B24]-[.D24]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table:style-name="ce1" office:value-type="float" office:value="0.000076568" calcext:value-type="float">
            <text:p>7.66E-05</text:p>
          </table:table-cell>
          <table:table-cell office:value-type="float" office:value="61910" calcext:value-type="float">
            <text:p>61910</text:p>
          </table:table-cell>
          <table:table-cell office:value-type="float" office:value="0.00939119" calcext:value-type="float">
            <text:p>0.009391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61910" calcext:value-type="float">
            <text:p>61910</text:p>
          </table:table-cell>
          <table:table-cell table:formula="of:=[.B25]-[.D25]" office:value-type="float" office:value="7387" calcext:value-type="float">
            <text:p>73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table:style-name="ce1" office:value-type="float" office:value="0.00008834" calcext:value-type="float">
            <text:p>8.83E-05</text:p>
          </table:table-cell>
          <table:table-cell office:value-type="float" office:value="110103" calcext:value-type="float">
            <text:p>110103</text:p>
          </table:table-cell>
          <table:table-cell office:value-type="float" office:value="0.0155173" calcext:value-type="float">
            <text:p>0.015517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0103" calcext:value-type="float">
            <text:p>110103</text:p>
          </table:table-cell>
          <table:table-cell table:formula="of:=[.B26]-[.D26]" office:value-type="float" office:value="10666" calcext:value-type="float">
            <text:p>106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table:style-name="ce1" office:value-type="float" office:value="0.000089907" calcext:value-type="float">
            <text:p>8.99E-05</text:p>
          </table:table-cell>
          <table:table-cell office:value-type="float" office:value="61400" calcext:value-type="float">
            <text:p>61400</text:p>
          </table:table-cell>
          <table:table-cell office:value-type="float" office:value="0.00630525" calcext:value-type="float">
            <text:p>0.006305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61400" calcext:value-type="float">
            <text:p>61400</text:p>
          </table:table-cell>
          <table:table-cell table:formula="of:=[.B27]-[.D27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02629" calcext:value-type="float">
            <text:p>0.000102629</text:p>
          </table:table-cell>
          <table:table-cell office:value-type="float" office:value="79996" calcext:value-type="float">
            <text:p>79996</text:p>
          </table:table-cell>
          <table:table-cell office:value-type="float" office:value="0.0185647" calcext:value-type="float">
            <text:p>0.01856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79996" calcext:value-type="float">
            <text:p>79996</text:p>
          </table:table-cell>
          <table:table-cell table:formula="of:=[.B28]-[.D28]"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0204763" calcext:value-type="float">
            <text:p>0.000204763</text:p>
          </table:table-cell>
          <table:table-cell office:value-type="float" office:value="87542" calcext:value-type="float">
            <text:p>87542</text:p>
          </table:table-cell>
          <table:table-cell office:value-type="float" office:value="0.0608213" calcext:value-type="float">
            <text:p>0.06082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87542" calcext:value-type="float">
            <text:p>87542</text:p>
          </table:table-cell>
          <table:table-cell table:formula="of:=[.B29]-[.D29]" office:value-type="float" office:value="7141" calcext:value-type="float">
            <text:p>71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0.000287567" calcext:value-type="float">
            <text:p>0.000287567</text:p>
          </table:table-cell>
          <table:table-cell office:value-type="float" office:value="56765" calcext:value-type="float">
            <text:p>56765</text:p>
          </table:table-cell>
          <table:table-cell office:value-type="float" office:value="0.0858452" calcext:value-type="float">
            <text:p>0.085845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56765" calcext:value-type="float">
            <text:p>56765</text:p>
          </table:table-cell>
          <table:table-cell table:formula="of:=[.B30]-[.D30]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0.000410381" calcext:value-type="float">
            <text:p>0.000410381</text:p>
          </table:table-cell>
          <table:table-cell office:value-type="float" office:value="52403" calcext:value-type="float">
            <text:p>52403</text:p>
          </table:table-cell>
          <table:table-cell office:value-type="float" office:value="0.221783" calcext:value-type="float">
            <text:p>0.22178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52403" calcext:value-type="float">
            <text:p>52403</text:p>
          </table:table-cell>
          <table:table-cell table:formula="of:=[.B31]-[.D31]"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0.000837143" calcext:value-type="float">
            <text:p>0.000837143</text:p>
          </table:table-cell>
          <table:table-cell office:value-type="float" office:value="118468" calcext:value-type="float">
            <text:p>118468</text:p>
          </table:table-cell>
          <table:table-cell office:value-type="float" office:value="0.671739" calcext:value-type="float">
            <text:p>0.67173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18468" calcext:value-type="float">
            <text:p>118468</text:p>
          </table:table-cell>
          <table:table-cell table:formula="of:=[.B32]-[.D32]" office:value-type="float" office:value="12813" calcext:value-type="float">
            <text:p>128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691" calcext:value-type="float">
            <text:p>6.91E-05</text:p>
          </table:table-cell>
          <table:table-cell office:value-type="float" office:value="121315" calcext:value-type="float">
            <text:p>121315</text:p>
          </table:table-cell>
          <table:table-cell office:value-type="float" office:value="0.0065148" calcext:value-type="float">
            <text:p>0.00651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121315" calcext:value-type="float">
            <text:p>121315</text:p>
          </table:table-cell>
          <table:table-cell table:formula="of:=[.B33]-[.D33]" office:value-type="float" office:value="32147" calcext:value-type="float">
            <text:p>321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0.000192824" calcext:value-type="float">
            <text:p>0.000192824</text:p>
          </table:table-cell>
          <table:table-cell office:value-type="float" office:value="2497" calcext:value-type="float">
            <text:p>2497</text:p>
          </table:table-cell>
          <table:table-cell office:value-type="float" office:value="0.0467419" calcext:value-type="float">
            <text:p>0.04674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497" calcext:value-type="float">
            <text:p>2497</text:p>
          </table:table-cell>
          <table:table-cell table:formula="of:=[.B34]-[.D34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0.00136955" calcext:value-type="float">
            <text:p>0.00136955</text:p>
          </table:table-cell>
          <table:table-cell office:value-type="float" office:value="7566" calcext:value-type="float">
            <text:p>7566</text:p>
          </table:table-cell>
          <table:table-cell office:value-type="float" office:value="2.0116" calcext:value-type="float">
            <text:p>2.01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7566" calcext:value-type="float">
            <text:p>7566</text:p>
          </table:table-cell>
          <table:table-cell table:formula="of:=[.B35]-[.D35]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0.00283928" calcext:value-type="float">
            <text:p>0.00283928</text:p>
          </table:table-cell>
          <table:table-cell office:value-type="float" office:value="9415" calcext:value-type="float">
            <text:p>9415</text:p>
          </table:table-cell>
          <table:table-cell office:value-type="float" office:value="4.5808" calcext:value-type="float">
            <text:p>4.580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9415" calcext:value-type="float">
            <text:p>9415</text:p>
          </table:table-cell>
          <table:table-cell table:formula="of:=[.B36]-[.D36]"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table:style-name="ce1" office:value-type="float" office:value="0.000048963" calcext:value-type="float">
            <text:p>4.90E-05</text:p>
          </table:table-cell>
          <table:table-cell office:value-type="float" office:value="1418" calcext:value-type="float">
            <text:p>1418</text:p>
          </table:table-cell>
          <table:table-cell office:value-type="float" office:value="0.0111268" calcext:value-type="float">
            <text:p>0.011126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1418" calcext:value-type="float">
            <text:p>1418</text:p>
          </table:table-cell>
          <table:table-cell table:formula="of:=[.B37]-[.D37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0.000034524" calcext:value-type="float">
            <text:p>3.45E-05</text:p>
          </table:table-cell>
          <table:table-cell office:value-type="float" office:value="770" calcext:value-type="float">
            <text:p>770</text:p>
          </table:table-cell>
          <table:table-cell office:value-type="float" office:value="0.00320478" calcext:value-type="float">
            <text:p>0.0032047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table:formula="of:=[.B38]-[.D3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0207798" calcext:value-type="float">
            <text:p>0.000207798</text:p>
          </table:table-cell>
          <table:table-cell office:value-type="float" office:value="139697" calcext:value-type="float">
            <text:p>139697</text:p>
          </table:table-cell>
          <table:table-cell office:value-type="float" office:value="0.07681" calcext:value-type="float">
            <text:p>0.0768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39697" calcext:value-type="float">
            <text:p>139697</text:p>
          </table:table-cell>
          <table:table-cell table:formula="of:=[.B39]-[.D39]" office:value-type="float" office:value="12796" calcext:value-type="float">
            <text:p>127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0.000229016" calcext:value-type="float">
            <text:p>0.000229016</text:p>
          </table:table-cell>
          <table:table-cell office:value-type="float" office:value="4418" calcext:value-type="float">
            <text:p>4418</text:p>
          </table:table-cell>
          <table:table-cell office:value-type="float" office:value="0.0931719" calcext:value-type="float">
            <text:p>0.093171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418" calcext:value-type="float">
            <text:p>4418</text:p>
          </table:table-cell>
          <table:table-cell table:formula="of:=[.B40]-[.D40]" office:value-type="float" office:value="612" calcext:value-type="float">
            <text:p>612</text:p>
          </table:table-cell>
        </table:table-row>
      </table:table>
      <table:table table:name="2Opt Starts" table:style-name="ta1">
        <table:table-column table:style-name="co1" table:number-columns-repeated="8" table:default-cell-style-name="Default"/>
        <table:table-column table:style-name="co2" table:number-columns-repeated="6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tartowy NN</text:p>
          </table:table-cell>
          <table:table-cell office:value-type="string" calcext:value-type="string">
            <text:p>Poprawa 2-Opt(N)</text:p>
          </table:table-cell>
          <table:table-cell office:value-type="string" calcext:value-type="string">
            <text:p>Czas dla 2NN</text:p>
          </table:table-cell>
          <table:table-cell office:value-type="string" calcext:value-type="string">
            <text:p>Startowy K-R</text:p>
          </table:table-cell>
          <table:table-cell office:value-type="string" calcext:value-type="string">
            <text:p>Poprawa 2-Opt(K)</text:p>
          </table:table-cell>
          <table:table-cell office:value-type="string" calcext:value-type="string">
            <text:p>Czas dla 2KR</text:p>
          </table:table-cell>
          <table:table-cell/>
          <table:table-cell table:style-name="ce2" office:value-type="string" calcext:value-type="string">
            <text:p>Nr. Instancji</text:p>
          </table:table-cell>
          <table:table-cell table:style-name="ce5" office:value-type="string" calcext:value-type="string">
            <text:p>NNStart</text:p>
          </table:table-cell>
          <table:table-cell table:style-name="ce5" office:value-type="string" calcext:value-type="string">
            <text:p>KRStart</text:p>
          </table:table-cell>
          <table:table-cell table:style-name="ce5" office:value-type="string" calcext:value-type="string">
            <text:p>NN-KR</text:p>
          </table:table-cell>
          <table:table-cell table:style-name="ce5" office:value-type="string" calcext:value-type="string">
            <text:p>|NN-KR|</text:p>
          </table:table-cell>
          <table:table-cell table:style-name="ce5" office:value-type="string" calcext:value-type="string">
            <text:p>Rangi</text:p>
          </table:table-cell>
          <table:table-cell table:number-columns-repeated="4"/>
          <table:table-cell table:style-name="ce2" office:value-type="string" calcext:value-type="string">
            <text:p>Nr. Instancji</text:p>
          </table:table-cell>
          <table:table-cell table:style-name="ce5" office:value-type="string" calcext:value-type="string">
            <text:p>NNStart</text:p>
          </table:table-cell>
          <table:table-cell table:style-name="ce5" office:value-type="string" calcext:value-type="string">
            <text:p>KRStart</text:p>
          </table:table-cell>
          <table:table-cell table:style-name="ce5" office:value-type="string" calcext:value-type="string">
            <text:p>NN-KR</text:p>
          </table:table-cell>
          <table:table-cell table:style-name="ce5" office:value-type="string" calcext:value-type="string">
            <text:p>|NN-KR|</text:p>
          </table:table-cell>
          <table:table-cell table:style-name="ce5" office:value-type="string" calcext:value-type="string">
            <text:p>Rangi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2846" calcext:value-type="float">
            <text:p>2846</text:p>
          </table:table-cell>
          <table:table-cell office:value-type="float" office:value="0.115728" calcext:value-type="float">
            <text:p>0.115728</text:p>
          </table:table-cell>
          <table:table-cell office:value-type="float" office:value="33126" calcext:value-type="float">
            <text:p>33126</text:p>
          </table:table-cell>
          <table:table-cell office:value-type="float" office:value="2992" calcext:value-type="float">
            <text:p>2992</text:p>
          </table:table-cell>
          <table:table-cell office:value-type="float" office:value="3.10199" calcext:value-type="float">
            <text:p>3.101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2992" calcext:value-type="float">
            <text:p>2992</text:p>
          </table:table-cell>
          <table:table-cell table:formula="of:=[.J2]-[.K2]" office:value-type="float" office:value="-146" calcext:value-type="float">
            <text:p>-146</text:p>
          </table:table-cell>
          <table:table-cell table:formula="of:=ABS([.L2])"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L2]&gt;=0;[.N2];0)" office:value-type="float" office:value="0" calcext:value-type="float">
            <text:p>0</text:p>
          </table:table-cell>
          <table:table-cell table:formula="of:=IF([.L2]&lt;=0;[.N2];0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5728" calcext:value-type="float">
            <text:p>0.115728</text:p>
          </table:table-cell>
          <table:table-cell office:value-type="float" office:value="3.10199" calcext:value-type="float">
            <text:p>3.10199</text:p>
          </table:table-cell>
          <table:table-cell table:formula="of:=[.T2]-[.U2]" office:value-type="float" office:value="-2.986262" calcext:value-type="float">
            <text:p>-2.98626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office:value-type="float" office:value="8385" calcext:value-type="float">
            <text:p>8385</text:p>
          </table:table-cell>
          <table:table-cell office:value-type="float" office:value="0.00120772" calcext:value-type="float">
            <text:p>0.00120772</text:p>
          </table:table-cell>
          <table:table-cell office:value-type="float" office:value="32099" calcext:value-type="float">
            <text:p>32099</text:p>
          </table:table-cell>
          <table:table-cell office:value-type="float" office:value="7967" calcext:value-type="float">
            <text:p>7967</text:p>
          </table:table-cell>
          <table:table-cell office:value-type="float" office:value="0.00922684" calcext:value-type="float">
            <text:p>0.00922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85" calcext:value-type="float">
            <text:p>8385</text:p>
          </table:table-cell>
          <table:table-cell office:value-type="float" office:value="7967" calcext:value-type="float">
            <text:p>7967</text:p>
          </table:table-cell>
          <table:table-cell table:formula="of:=[.J3]-[.K3]" office:value-type="float" office:value="418" calcext:value-type="float">
            <text:p>418</text:p>
          </table:table-cell>
          <table:table-cell table:formula="of:=ABS([.L3])"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L3]&gt;=0;[.N3];0)" office:value-type="float" office:value="16" calcext:value-type="float">
            <text:p>16</text:p>
          </table:table-cell>
          <table:table-cell table:formula="of:=IF([.L3]&lt;=0;[.N3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120772" calcext:value-type="float">
            <text:p>0.00120772</text:p>
          </table:table-cell>
          <table:table-cell office:value-type="float" office:value="0.00922684" calcext:value-type="float">
            <text:p>0.00922684</text:p>
          </table:table-cell>
          <table:table-cell table:formula="of:=[.T3]-[.U3]" office:value-type="float" office:value="-0.00801912" calcext:value-type="float">
            <text:p>-0.0080191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126892" calcext:value-type="float">
            <text:p>126892</text:p>
          </table:table-cell>
          <table:table-cell office:value-type="float" office:value="0.0187193" calcext:value-type="float">
            <text:p>0.0187193</text:p>
          </table:table-cell>
          <table:table-cell office:value-type="float" office:value="626530" calcext:value-type="float">
            <text:p>626530</text:p>
          </table:table-cell>
          <table:table-cell office:value-type="float" office:value="124006" calcext:value-type="float">
            <text:p>124006</text:p>
          </table:table-cell>
          <table:table-cell office:value-type="float" office:value="0.145382" calcext:value-type="float">
            <text:p>0.1453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4006" calcext:value-type="float">
            <text:p>124006</text:p>
          </table:table-cell>
          <table:table-cell table:formula="of:=[.J4]-[.K4]" office:value-type="float" office:value="2886" calcext:value-type="float">
            <text:p>2886</text:p>
          </table:table-cell>
          <table:table-cell table:formula="of:=ABS([.L4])" office:value-type="float" office:value="2886" calcext:value-type="float">
            <text:p>288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L4]&gt;=0;[.N4];0)" office:value-type="float" office:value="29" calcext:value-type="float">
            <text:p>29</text:p>
          </table:table-cell>
          <table:table-cell table:formula="of:=IF([.L4]&lt;=0;[.N4]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87193" calcext:value-type="float">
            <text:p>0.0187193</text:p>
          </table:table-cell>
          <table:table-cell office:value-type="float" office:value="0.145382" calcext:value-type="float">
            <text:p>0.145382</text:p>
          </table:table-cell>
          <table:table-cell table:formula="of:=[.T4]-[.U4]" office:value-type="float" office:value="-0.1266627" calcext:value-type="float">
            <text:p>-0.126662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7098" calcext:value-type="float">
            <text:p>7098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49887" calcext:value-type="float">
            <text:p>49887</text:p>
          </table:table-cell>
          <table:table-cell office:value-type="float" office:value="6988" calcext:value-type="float">
            <text:p>6988</text:p>
          </table:table-cell>
          <table:table-cell office:value-type="float" office:value="0.184798" calcext:value-type="float">
            <text:p>0.1847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98" calcext:value-type="float">
            <text:p>7098</text:p>
          </table:table-cell>
          <table:table-cell office:value-type="float" office:value="6988" calcext:value-type="float">
            <text:p>6988</text:p>
          </table:table-cell>
          <table:table-cell table:formula="of:=[.J5]-[.K5]" office:value-type="float" office:value="110" calcext:value-type="float">
            <text:p>110</text:p>
          </table:table-cell>
          <table:table-cell table:formula="of:=ABS([.L5])"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L5]&gt;=0;[.N5];0)" office:value-type="float" office:value="8" calcext:value-type="float">
            <text:p>8</text:p>
          </table:table-cell>
          <table:table-cell table:formula="of:=IF([.L5]&lt;=0;[.N5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0.184798" calcext:value-type="float">
            <text:p>0.184798</text:p>
          </table:table-cell>
          <table:table-cell table:formula="of:=[.T5]-[.U5]" office:value-type="float" office:value="-0.1709681" calcext:value-type="float">
            <text:p>-0.170968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7157" calcext:value-type="float">
            <text:p>7157</text:p>
          </table:table-cell>
          <table:table-cell office:value-type="float" office:value="0.0393003" calcext:value-type="float">
            <text:p>0.0393003</text:p>
          </table:table-cell>
          <table:table-cell office:value-type="float" office:value="51458" calcext:value-type="float">
            <text:p>51458</text:p>
          </table:table-cell>
          <table:table-cell office:value-type="float" office:value="7080" calcext:value-type="float">
            <text:p>7080</text:p>
          </table:table-cell>
          <table:table-cell office:value-type="float" office:value="0.338091" calcext:value-type="float">
            <text:p>0.338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57" calcext:value-type="float">
            <text:p>7157</text:p>
          </table:table-cell>
          <table:table-cell office:value-type="float" office:value="7080" calcext:value-type="float">
            <text:p>7080</text:p>
          </table:table-cell>
          <table:table-cell table:formula="of:=[.J6]-[.K6]" office:value-type="float" office:value="77" calcext:value-type="float">
            <text:p>77</text:p>
          </table:table-cell>
          <table:table-cell table:formula="of:=ABS([.L6])"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IF([.L6]&gt;=0;[.N6];0)" office:value-type="float" office:value="6.5" calcext:value-type="float">
            <text:p>6.5</text:p>
          </table:table-cell>
          <table:table-cell table:formula="of:=IF([.L6]&lt;=0;[.N6]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93003" calcext:value-type="float">
            <text:p>0.0393003</text:p>
          </table:table-cell>
          <table:table-cell office:value-type="float" office:value="0.338091" calcext:value-type="float">
            <text:p>0.338091</text:p>
          </table:table-cell>
          <table:table-cell table:formula="of:=[.T6]-[.U6]" office:value-type="float" office:value="-0.2987907" calcext:value-type="float">
            <text:p>-0.298790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office:value-type="float" office:value="714" calcext:value-type="float">
            <text:p>714</text:p>
          </table:table-cell>
          <table:table-cell office:value-type="float" office:value="0.00987954" calcext:value-type="float">
            <text:p>0.00987954</text:p>
          </table:table-cell>
          <table:table-cell office:value-type="float" office:value="3412" calcext:value-type="float">
            <text:p>3412</text:p>
          </table:table-cell>
          <table:table-cell office:value-type="float" office:value="689" calcext:value-type="float">
            <text:p>689</text:p>
          </table:table-cell>
          <table:table-cell office:value-type="float" office:value="0.0552343" calcext:value-type="float">
            <text:p>0.05523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4" calcext:value-type="float">
            <text:p>714</text:p>
          </table:table-cell>
          <table:table-cell office:value-type="float" office:value="689" calcext:value-type="float">
            <text:p>689</text:p>
          </table:table-cell>
          <table:table-cell table:formula="of:=[.J7]-[.K7]" office:value-type="float" office:value="25" calcext:value-type="float">
            <text:p>25</text:p>
          </table:table-cell>
          <table:table-cell table:formula="of:=ABS([.L7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L7]&gt;=0;[.N7];0)" office:value-type="float" office:value="4" calcext:value-type="float">
            <text:p>4</text:p>
          </table:table-cell>
          <table:table-cell table:formula="of:=IF([.L7]&lt;=0;[.N7]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987954" calcext:value-type="float">
            <text:p>0.00987954</text:p>
          </table:table-cell>
          <table:table-cell office:value-type="float" office:value="0.0552343" calcext:value-type="float">
            <text:p>0.0552343</text:p>
          </table:table-cell>
          <table:table-cell table:formula="of:=[.T7]-[.U7]" office:value-type="float" office:value="-0.04535476" calcext:value-type="float">
            <text:p>-0.045354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office:value-type="float" office:value="454" calcext:value-type="float">
            <text:p>454</text:p>
          </table:table-cell>
          <table:table-cell office:value-type="float" office:value="0.00119699" calcext:value-type="float">
            <text:p>0.00119699</text:p>
          </table:table-cell>
          <table:table-cell office:value-type="float" office:value="1735" calcext:value-type="float">
            <text:p>1735</text:p>
          </table:table-cell>
          <table:table-cell office:value-type="float" office:value="461" calcext:value-type="float">
            <text:p>461</text:p>
          </table:table-cell>
          <table:table-cell office:value-type="float" office:value="0.0103625" calcext:value-type="float">
            <text:p>0.01036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461" calcext:value-type="float">
            <text:p>461</text:p>
          </table:table-cell>
          <table:table-cell table:formula="of:=[.J8]-[.K8]" office:value-type="float" office:value="-7" calcext:value-type="float">
            <text:p>-7</text:p>
          </table:table-cell>
          <table:table-cell table:formula="of:=ABS([.L8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L8]&gt;=0;[.N8];0)" office:value-type="float" office:value="0" calcext:value-type="float">
            <text:p>0</text:p>
          </table:table-cell>
          <table:table-cell table:formula="of:=IF([.L8]&lt;=0;[.N8];0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119699" calcext:value-type="float">
            <text:p>0.00119699</text:p>
          </table:table-cell>
          <table:table-cell office:value-type="float" office:value="0.0103625" calcext:value-type="float">
            <text:p>0.0103625</text:p>
          </table:table-cell>
          <table:table-cell table:formula="of:=[.T8]-[.U8]" office:value-type="float" office:value="-0.00916551" calcext:value-type="float">
            <text:p>-0.0091655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office:value-type="float" office:value="561" calcext:value-type="float">
            <text:p>561</text:p>
          </table:table-cell>
          <table:table-cell office:value-type="float" office:value="0.00364293" calcext:value-type="float">
            <text:p>0.00364293</text:p>
          </table:table-cell>
          <table:table-cell office:value-type="float" office:value="2604" calcext:value-type="float">
            <text:p>2604</text:p>
          </table:table-cell>
          <table:table-cell office:value-type="float" office:value="567" calcext:value-type="float">
            <text:p>567</text:p>
          </table:table-cell>
          <table:table-cell office:value-type="float" office:value="0.0333502" calcext:value-type="float">
            <text:p>0.03335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office:value-type="float" office:value="567" calcext:value-type="float">
            <text:p>567</text:p>
          </table:table-cell>
          <table:table-cell table:formula="of:=[.J9]-[.K9]" office:value-type="float" office:value="-6" calcext:value-type="float">
            <text:p>-6</text:p>
          </table:table-cell>
          <table:table-cell table:formula="of:=ABS([.L9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9]&gt;=0;[.N9];0)" office:value-type="float" office:value="0" calcext:value-type="float">
            <text:p>0</text:p>
          </table:table-cell>
          <table:table-cell table:formula="of:=IF([.L9]&lt;=0;[.N9];0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64293" calcext:value-type="float">
            <text:p>0.00364293</text:p>
          </table:table-cell>
          <table:table-cell office:value-type="float" office:value="0.0333502" calcext:value-type="float">
            <text:p>0.0333502</text:p>
          </table:table-cell>
          <table:table-cell table:formula="of:=[.T9]-[.U9]" office:value-type="float" office:value="-0.02970727" calcext:value-type="float">
            <text:p>-0.029707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office:value-type="float" office:value="23737" calcext:value-type="float">
            <text:p>23737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176248" calcext:value-type="float">
            <text:p>176248</text:p>
          </table:table-cell>
          <table:table-cell office:value-type="float" office:value="24667" calcext:value-type="float">
            <text:p>24667</text:p>
          </table:table-cell>
          <table:table-cell office:value-type="float" office:value="0.137051" calcext:value-type="float">
            <text:p>0.1370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737" calcext:value-type="float">
            <text:p>23737</text:p>
          </table:table-cell>
          <table:table-cell office:value-type="float" office:value="24667" calcext:value-type="float">
            <text:p>24667</text:p>
          </table:table-cell>
          <table:table-cell table:formula="of:=[.J10]-[.K10]" office:value-type="float" office:value="-930" calcext:value-type="float">
            <text:p>-930</text:p>
          </table:table-cell>
          <table:table-cell table:formula="of:=ABS([.L10])"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L10]&gt;=0;[.N10];0)" office:value-type="float" office:value="0" calcext:value-type="float">
            <text:p>0</text:p>
          </table:table-cell>
          <table:table-cell table:formula="of:=IF([.L10]&lt;=0;[.N10];0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0.137051" calcext:value-type="float">
            <text:p>0.137051</text:p>
          </table:table-cell>
          <table:table-cell table:formula="of:=[.T10]-[.U10]" office:value-type="float" office:value="-0.1215575" calcext:value-type="float">
            <text:p>-0.121557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28612" calcext:value-type="float">
            <text:p>28612</text:p>
          </table:table-cell>
          <table:table-cell office:value-type="float" office:value="0.053393" calcext:value-type="float">
            <text:p>0.053393</text:p>
          </table:table-cell>
          <table:table-cell office:value-type="float" office:value="265203" calcext:value-type="float">
            <text:p>265203</text:p>
          </table:table-cell>
          <table:table-cell office:value-type="float" office:value="29780" calcext:value-type="float">
            <text:p>29780</text:p>
          </table:table-cell>
          <table:table-cell office:value-type="float" office:value="0.313875" calcext:value-type="float">
            <text:p>0.3138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612" calcext:value-type="float">
            <text:p>28612</text:p>
          </table:table-cell>
          <table:table-cell office:value-type="float" office:value="29780" calcext:value-type="float">
            <text:p>29780</text:p>
          </table:table-cell>
          <table:table-cell table:formula="of:=[.J11]-[.K11]" office:value-type="float" office:value="-1168" calcext:value-type="float">
            <text:p>-1168</text:p>
          </table:table-cell>
          <table:table-cell table:formula="of:=ABS([.L11])" office:value-type="float" office:value="1168" calcext:value-type="float">
            <text:p>116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L11]&gt;=0;[.N11];0)" office:value-type="float" office:value="0" calcext:value-type="float">
            <text:p>0</text:p>
          </table:table-cell>
          <table:table-cell table:formula="of:=IF([.L11]&lt;=0;[.N11];0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3393" calcext:value-type="float">
            <text:p>0.053393</text:p>
          </table:table-cell>
          <table:table-cell office:value-type="float" office:value="0.313875" calcext:value-type="float">
            <text:p>0.313875</text:p>
          </table:table-cell>
          <table:table-cell table:formula="of:=[.T11]-[.U11]" office:value-type="float" office:value="-0.260482" calcext:value-type="float">
            <text:p>-0.26048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31749" calcext:value-type="float">
            <text:p>31749</text:p>
          </table:table-cell>
          <table:table-cell office:value-type="float" office:value="0.144667" calcext:value-type="float">
            <text:p>0.144667</text:p>
          </table:table-cell>
          <table:table-cell office:value-type="float" office:value="343261" calcext:value-type="float">
            <text:p>343261</text:p>
          </table:table-cell>
          <table:table-cell office:value-type="float" office:value="32634" calcext:value-type="float">
            <text:p>32634</text:p>
          </table:table-cell>
          <table:table-cell office:value-type="float" office:value="0.836886" calcext:value-type="float">
            <text:p>0.8368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749" calcext:value-type="float">
            <text:p>31749</text:p>
          </table:table-cell>
          <table:table-cell office:value-type="float" office:value="32634" calcext:value-type="float">
            <text:p>32634</text:p>
          </table:table-cell>
          <table:table-cell table:formula="of:=[.J12]-[.K12]" office:value-type="float" office:value="-885" calcext:value-type="float">
            <text:p>-885</text:p>
          </table:table-cell>
          <table:table-cell table:formula="of:=ABS([.L12])" office:value-type="float" office:value="885" calcext:value-type="float">
            <text:p>88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L12]&gt;=0;[.N12];0)" office:value-type="float" office:value="0" calcext:value-type="float">
            <text:p>0</text:p>
          </table:table-cell>
          <table:table-cell table:formula="of:=IF([.L12]&lt;=0;[.N12];0)"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4667" calcext:value-type="float">
            <text:p>0.144667</text:p>
          </table:table-cell>
          <table:table-cell office:value-type="float" office:value="0.836886" calcext:value-type="float">
            <text:p>0.836886</text:p>
          </table:table-cell>
          <table:table-cell table:formula="of:=[.T12]-[.U12]" office:value-type="float" office:value="-0.692219" calcext:value-type="float">
            <text:p>-0.6922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office:value-type="float" office:value="25393" calcext:value-type="float">
            <text:p>25393</text:p>
          </table:table-cell>
          <table:table-cell office:value-type="float" office:value="0.0138314" calcext:value-type="float">
            <text:p>0.0138314</text:p>
          </table:table-cell>
          <table:table-cell office:value-type="float" office:value="172833" calcext:value-type="float">
            <text:p>172833</text:p>
          </table:table-cell>
          <table:table-cell office:value-type="float" office:value="24066" calcext:value-type="float">
            <text:p>24066</text:p>
          </table:table-cell>
          <table:table-cell office:value-type="float" office:value="0.0914137" calcext:value-type="float">
            <text:p>0.09141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393" calcext:value-type="float">
            <text:p>25393</text:p>
          </table:table-cell>
          <table:table-cell office:value-type="float" office:value="24066" calcext:value-type="float">
            <text:p>24066</text:p>
          </table:table-cell>
          <table:table-cell table:formula="of:=[.J13]-[.K13]" office:value-type="float" office:value="1327" calcext:value-type="float">
            <text:p>1327</text:p>
          </table:table-cell>
          <table:table-cell table:formula="of:=ABS([.L13])" office:value-type="float" office:value="1327" calcext:value-type="float">
            <text:p>132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L13]&gt;=0;[.N13];0)" office:value-type="float" office:value="22" calcext:value-type="float">
            <text:p>22</text:p>
          </table:table-cell>
          <table:table-cell table:formula="of:=IF([.L13]&lt;=0;[.N13]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38314" calcext:value-type="float">
            <text:p>0.0138314</text:p>
          </table:table-cell>
          <table:table-cell office:value-type="float" office:value="0.0914137" calcext:value-type="float">
            <text:p>0.0914137</text:p>
          </table:table-cell>
          <table:table-cell table:formula="of:=[.T13]-[.U13]" office:value-type="float" office:value="-0.0775823" calcext:value-type="float">
            <text:p>-0.077582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28435" calcext:value-type="float">
            <text:p>28435</text:p>
          </table:table-cell>
          <table:table-cell office:value-type="float" office:value="0.037316" calcext:value-type="float">
            <text:p>0.037316</text:p>
          </table:table-cell>
          <table:table-cell office:value-type="float" office:value="257775" calcext:value-type="float">
            <text:p>257775</text:p>
          </table:table-cell>
          <table:table-cell office:value-type="float" office:value="29226" calcext:value-type="float">
            <text:p>29226</text:p>
          </table:table-cell>
          <table:table-cell office:value-type="float" office:value="0.41158" calcext:value-type="float">
            <text:p>0.411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435" calcext:value-type="float">
            <text:p>28435</text:p>
          </table:table-cell>
          <table:table-cell office:value-type="float" office:value="29226" calcext:value-type="float">
            <text:p>29226</text:p>
          </table:table-cell>
          <table:table-cell table:formula="of:=[.J14]-[.K14]" office:value-type="float" office:value="-791" calcext:value-type="float">
            <text:p>-791</text:p>
          </table:table-cell>
          <table:table-cell table:formula="of:=ABS([.L14])" office:value-type="float" office:value="791" calcext:value-type="float">
            <text:p>79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L14]&gt;=0;[.N14];0)" office:value-type="float" office:value="0" calcext:value-type="float">
            <text:p>0</text:p>
          </table:table-cell>
          <table:table-cell table:formula="of:=IF([.L14]&lt;=0;[.N14];0)"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7316" calcext:value-type="float">
            <text:p>0.037316</text:p>
          </table:table-cell>
          <table:table-cell office:value-type="float" office:value="0.41158" calcext:value-type="float">
            <text:p>0.41158</text:p>
          </table:table-cell>
          <table:table-cell table:formula="of:=[.T14]-[.U14]" office:value-type="float" office:value="-0.374264" calcext:value-type="float">
            <text:p>-0.37426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33375" calcext:value-type="float">
            <text:p>33375</text:p>
          </table:table-cell>
          <table:table-cell office:value-type="float" office:value="0.109228" calcext:value-type="float">
            <text:p>0.109228</text:p>
          </table:table-cell>
          <table:table-cell office:value-type="float" office:value="341184" calcext:value-type="float">
            <text:p>341184</text:p>
          </table:table-cell>
          <table:table-cell office:value-type="float" office:value="33294" calcext:value-type="float">
            <text:p>33294</text:p>
          </table:table-cell>
          <table:table-cell office:value-type="float" office:value="0.997454" calcext:value-type="float">
            <text:p>0.9974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375" calcext:value-type="float">
            <text:p>33375</text:p>
          </table:table-cell>
          <table:table-cell office:value-type="float" office:value="33294" calcext:value-type="float">
            <text:p>33294</text:p>
          </table:table-cell>
          <table:table-cell table:formula="of:=[.J15]-[.K15]" office:value-type="float" office:value="81" calcext:value-type="float">
            <text:p>81</text:p>
          </table:table-cell>
          <table:table-cell table:formula="of:=ABS([.L15])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L15]&gt;=0;[.N15];0)" office:value-type="float" office:value="7" calcext:value-type="float">
            <text:p>7</text:p>
          </table:table-cell>
          <table:table-cell table:formula="of:=IF([.L15]&lt;=0;[.N15];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9228" calcext:value-type="float">
            <text:p>0.109228</text:p>
          </table:table-cell>
          <table:table-cell office:value-type="float" office:value="0.997454" calcext:value-type="float">
            <text:p>0.997454</text:p>
          </table:table-cell>
          <table:table-cell table:formula="of:=[.T15]-[.U15]" office:value-type="float" office:value="-0.888226" calcext:value-type="float">
            <text:p>-0.8882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office:value-type="float" office:value="23107" calcext:value-type="float">
            <text:p>23107</text:p>
          </table:table-cell>
          <table:table-cell office:value-type="float" office:value="0.0119046" calcext:value-type="float">
            <text:p>0.0119046</text:p>
          </table:table-cell>
          <table:table-cell office:value-type="float" office:value="158312" calcext:value-type="float">
            <text:p>158312</text:p>
          </table:table-cell>
          <table:table-cell office:value-type="float" office:value="22870" calcext:value-type="float">
            <text:p>22870</text:p>
          </table:table-cell>
          <table:table-cell office:value-type="float" office:value="0.102974" calcext:value-type="float">
            <text:p>0.1029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107" calcext:value-type="float">
            <text:p>23107</text:p>
          </table:table-cell>
          <table:table-cell office:value-type="float" office:value="22870" calcext:value-type="float">
            <text:p>22870</text:p>
          </table:table-cell>
          <table:table-cell table:formula="of:=[.J16]-[.K16]" office:value-type="float" office:value="237" calcext:value-type="float">
            <text:p>237</text:p>
          </table:table-cell>
          <table:table-cell table:formula="of:=ABS([.L16])"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L16]&gt;=0;[.N16];0)" office:value-type="float" office:value="13" calcext:value-type="float">
            <text:p>13</text:p>
          </table:table-cell>
          <table:table-cell table:formula="of:=IF([.L16]&lt;=0;[.N16];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19046" calcext:value-type="float">
            <text:p>0.0119046</text:p>
          </table:table-cell>
          <table:table-cell office:value-type="float" office:value="0.102974" calcext:value-type="float">
            <text:p>0.102974</text:p>
          </table:table-cell>
          <table:table-cell table:formula="of:=[.T16]-[.U16]" office:value-type="float" office:value="-0.0910694" calcext:value-type="float">
            <text:p>-0.091069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24721" calcext:value-type="float">
            <text:p>24721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161995" calcext:value-type="float">
            <text:p>161995</text:p>
          </table:table-cell>
          <table:table-cell office:value-type="float" office:value="23678" calcext:value-type="float">
            <text:p>23678</text:p>
          </table:table-cell>
          <table:table-cell office:value-type="float" office:value="0.0888192" calcext:value-type="float">
            <text:p>0.08881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721" calcext:value-type="float">
            <text:p>24721</text:p>
          </table:table-cell>
          <table:table-cell office:value-type="float" office:value="23678" calcext:value-type="float">
            <text:p>23678</text:p>
          </table:table-cell>
          <table:table-cell table:formula="of:=[.J17]-[.K17]" office:value-type="float" office:value="1043" calcext:value-type="float">
            <text:p>1043</text:p>
          </table:table-cell>
          <table:table-cell table:formula="of:=ABS([.L17])"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L17]&gt;=0;[.N17];0)" office:value-type="float" office:value="20" calcext:value-type="float">
            <text:p>20</text:p>
          </table:table-cell>
          <table:table-cell table:formula="of:=IF([.L17]&lt;=0;[.N17];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888192" calcext:value-type="float">
            <text:p>0.0888192</text:p>
          </table:table-cell>
          <table:table-cell table:formula="of:=[.T17]-[.U17]" office:value-type="float" office:value="-0.0779792" calcext:value-type="float">
            <text:p>-0.077979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office:value-type="float" office:value="24459" calcext:value-type="float">
            <text:p>24459</text:p>
          </table:table-cell>
          <table:table-cell office:value-type="float" office:value="0.0122842" calcext:value-type="float">
            <text:p>0.0122842</text:p>
          </table:table-cell>
          <table:table-cell office:value-type="float" office:value="171952" calcext:value-type="float">
            <text:p>171952</text:p>
          </table:table-cell>
          <table:table-cell office:value-type="float" office:value="24275" calcext:value-type="float">
            <text:p>24275</text:p>
          </table:table-cell>
          <table:table-cell office:value-type="float" office:value="0.114743" calcext:value-type="float">
            <text:p>0.1147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459" calcext:value-type="float">
            <text:p>24459</text:p>
          </table:table-cell>
          <table:table-cell office:value-type="float" office:value="24275" calcext:value-type="float">
            <text:p>24275</text:p>
          </table:table-cell>
          <table:table-cell table:formula="of:=[.J18]-[.K18]" office:value-type="float" office:value="184" calcext:value-type="float">
            <text:p>184</text:p>
          </table:table-cell>
          <table:table-cell table:formula="of:=ABS([.L18])"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L18]&gt;=0;[.N18];0)" office:value-type="float" office:value="12" calcext:value-type="float">
            <text:p>12</text:p>
          </table:table-cell>
          <table:table-cell table:formula="of:=IF([.L18]&lt;=0;[.N18];0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22842" calcext:value-type="float">
            <text:p>0.0122842</text:p>
          </table:table-cell>
          <table:table-cell office:value-type="float" office:value="0.114743" calcext:value-type="float">
            <text:p>0.114743</text:p>
          </table:table-cell>
          <table:table-cell table:formula="of:=[.T18]-[.U18]" office:value-type="float" office:value="-0.1024588" calcext:value-type="float">
            <text:p>-0.102458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office:value-type="float" office:value="18281" calcext:value-type="float">
            <text:p>18281</text:p>
          </table:table-cell>
          <table:table-cell office:value-type="float" office:value="0.0165922" calcext:value-type="float">
            <text:p>0.0165922</text:p>
          </table:table-cell>
          <table:table-cell office:value-type="float" office:value="108867" calcext:value-type="float">
            <text:p>108867</text:p>
          </table:table-cell>
          <table:table-cell office:value-type="float" office:value="15962" calcext:value-type="float">
            <text:p>15962</text:p>
          </table:table-cell>
          <table:table-cell office:value-type="float" office:value="0.0705111" calcext:value-type="float">
            <text:p>0.07051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281" calcext:value-type="float">
            <text:p>18281</text:p>
          </table:table-cell>
          <table:table-cell office:value-type="float" office:value="15962" calcext:value-type="float">
            <text:p>15962</text:p>
          </table:table-cell>
          <table:table-cell table:formula="of:=[.J19]-[.K19]" office:value-type="float" office:value="2319" calcext:value-type="float">
            <text:p>2319</text:p>
          </table:table-cell>
          <table:table-cell table:formula="of:=ABS([.L19])" office:value-type="float" office:value="2319" calcext:value-type="float">
            <text:p>23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L19]&gt;=0;[.N19];0)" office:value-type="float" office:value="26" calcext:value-type="float">
            <text:p>26</text:p>
          </table:table-cell>
          <table:table-cell table:formula="of:=IF([.L19]&lt;=0;[.N19];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65922" calcext:value-type="float">
            <text:p>0.0165922</text:p>
          </table:table-cell>
          <table:table-cell office:value-type="float" office:value="0.0705111" calcext:value-type="float">
            <text:p>0.0705111</text:p>
          </table:table-cell>
          <table:table-cell table:formula="of:=[.T19]-[.U19]" office:value-type="float" office:value="-0.0539189" calcext:value-type="float">
            <text:p>-0.053918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office:value-type="float" office:value="0.322236" calcext:value-type="float">
            <text:p>0.322236</text:p>
          </table:table-cell>
          <table:table-cell office:value-type="float" office:value="610256" calcext:value-type="float">
            <text:p>610256</text:p>
          </table:table-cell>
          <table:table-cell office:value-type="float" office:value="46422" calcext:value-type="float">
            <text:p>46422</text:p>
          </table:table-cell>
          <table:table-cell office:value-type="float" office:value="4.21766" calcext:value-type="float">
            <text:p>4.217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141" calcext:value-type="float">
            <text:p>49141</text:p>
          </table:table-cell>
          <table:table-cell office:value-type="float" office:value="46422" calcext:value-type="float">
            <text:p>46422</text:p>
          </table:table-cell>
          <table:table-cell table:formula="of:=[.J20]-[.K20]" office:value-type="float" office:value="2719" calcext:value-type="float">
            <text:p>2719</text:p>
          </table:table-cell>
          <table:table-cell table:formula="of:=ABS([.L20])" office:value-type="float" office:value="2719" calcext:value-type="float">
            <text:p>271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L20]&gt;=0;[.N20];0)" office:value-type="float" office:value="28" calcext:value-type="float">
            <text:p>28</text:p>
          </table:table-cell>
          <table:table-cell table:formula="of:=IF([.L20]&lt;=0;[.N20];0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2236" calcext:value-type="float">
            <text:p>0.322236</text:p>
          </table:table-cell>
          <table:table-cell office:value-type="float" office:value="4.21766" calcext:value-type="float">
            <text:p>4.21766</text:p>
          </table:table-cell>
          <table:table-cell table:formula="of:=[.T20]-[.U20]" office:value-type="float" office:value="-3.895424" calcext:value-type="float">
            <text:p>-3.89542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office:value-type="float" office:value="0.343797" calcext:value-type="float">
            <text:p>0.343797</text:p>
          </table:table-cell>
          <table:table-cell office:value-type="float" office:value="579191" calcext:value-type="float">
            <text:p>579191</text:p>
          </table:table-cell>
          <table:table-cell office:value-type="float" office:value="45633" calcext:value-type="float">
            <text:p>45633</text:p>
          </table:table-cell>
          <table:table-cell office:value-type="float" office:value="2.56742" calcext:value-type="float">
            <text:p>2.567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141" calcext:value-type="float">
            <text:p>49141</text:p>
          </table:table-cell>
          <table:table-cell office:value-type="float" office:value="45633" calcext:value-type="float">
            <text:p>45633</text:p>
          </table:table-cell>
          <table:table-cell table:formula="of:=[.J21]-[.K21]" office:value-type="float" office:value="3508" calcext:value-type="float">
            <text:p>3508</text:p>
          </table:table-cell>
          <table:table-cell table:formula="of:=ABS([.L21])" office:value-type="float" office:value="3508" calcext:value-type="float">
            <text:p>350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L21]&gt;=0;[.N21];0)" office:value-type="float" office:value="32" calcext:value-type="float">
            <text:p>32</text:p>
          </table:table-cell>
          <table:table-cell table:formula="of:=IF([.L21]&lt;=0;[.N21];0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3797" calcext:value-type="float">
            <text:p>0.343797</text:p>
          </table:table-cell>
          <table:table-cell office:value-type="float" office:value="2.56742" calcext:value-type="float">
            <text:p>2.56742</text:p>
          </table:table-cell>
          <table:table-cell table:formula="of:=[.T21]-[.U21]" office:value-type="float" office:value="-2.223623" calcext:value-type="float">
            <text:p>-2.223623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60930" calcext:value-type="float">
            <text:p>60930</text:p>
          </table:table-cell>
          <table:table-cell office:value-type="float" office:value="27.5015" calcext:value-type="float">
            <text:p>27.5015</text:p>
          </table:table-cell>
          <table:table-cell office:value-type="float" office:value="1389432" calcext:value-type="float">
            <text:p>1389432</text:p>
          </table:table-cell>
          <table:table-cell office:value-type="float" office:value="61190" calcext:value-type="float">
            <text:p>61190</text:p>
          </table:table-cell>
          <table:table-cell office:value-type="float" office:value="656.948" calcext:value-type="float">
            <text:p>656.94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930" calcext:value-type="float">
            <text:p>60930</text:p>
          </table:table-cell>
          <table:table-cell office:value-type="float" office:value="61190" calcext:value-type="float">
            <text:p>61190</text:p>
          </table:table-cell>
          <table:table-cell table:formula="of:=[.J22]-[.K22]" office:value-type="float" office:value="-260" calcext:value-type="float">
            <text:p>-260</text:p>
          </table:table-cell>
          <table:table-cell table:formula="of:=ABS([.L22])"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L22]&gt;=0;[.N22];0)" office:value-type="float" office:value="0" calcext:value-type="float">
            <text:p>0</text:p>
          </table:table-cell>
          <table:table-cell table:formula="of:=IF([.L22]&lt;=0;[.N22];0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.5015" calcext:value-type="float">
            <text:p>27.5015</text:p>
          </table:table-cell>
          <table:table-cell office:value-type="float" office:value="656.948" calcext:value-type="float">
            <text:p>656.948</text:p>
          </table:table-cell>
          <table:table-cell table:formula="of:=[.T22]-[.U22]" office:value-type="float" office:value="-629.4465" calcext:value-type="float">
            <text:p>-629.4465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282758" calcext:value-type="float">
            <text:p>282758</text:p>
          </table:table-cell>
          <table:table-cell office:value-type="float" office:value="11.1163" calcext:value-type="float">
            <text:p>11.1163</text:p>
          </table:table-cell>
          <table:table-cell office:value-type="float" office:value="6587576" calcext:value-type="float">
            <text:p>6587576</text:p>
          </table:table-cell>
          <table:table-cell office:value-type="float" office:value="287980" calcext:value-type="float">
            <text:p>287980</text:p>
          </table:table-cell>
          <table:table-cell office:value-type="float" office:value="179.428" calcext:value-type="float">
            <text:p>179.4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82758" calcext:value-type="float">
            <text:p>282758</text:p>
          </table:table-cell>
          <table:table-cell office:value-type="float" office:value="287980" calcext:value-type="float">
            <text:p>287980</text:p>
          </table:table-cell>
          <table:table-cell table:formula="of:=[.J23]-[.K23]" office:value-type="float" office:value="-5222" calcext:value-type="float">
            <text:p>-5222</text:p>
          </table:table-cell>
          <table:table-cell table:formula="of:=ABS([.L23])" office:value-type="float" office:value="5222" calcext:value-type="float">
            <text:p>522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[.L23]&gt;=0;[.N23];0)" office:value-type="float" office:value="0" calcext:value-type="float">
            <text:p>0</text:p>
          </table:table-cell>
          <table:table-cell table:formula="of:=IF([.L23]&lt;=0;[.N23];0)" office:value-type="float" office:value="34" calcext:value-type="float">
            <text:p>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.1163" calcext:value-type="float">
            <text:p>11.1163</text:p>
          </table:table-cell>
          <table:table-cell office:value-type="float" office:value="179.428" calcext:value-type="float">
            <text:p>179.428</text:p>
          </table:table-cell>
          <table:table-cell table:formula="of:=[.T23]-[.U23]" office:value-type="float" office:value="-168.3117" calcext:value-type="float">
            <text:p>-168.311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65809" calcext:value-type="float">
            <text:p>0.0065809</text:p>
          </table:table-cell>
          <table:table-cell office:value-type="float" office:value="569090" calcext:value-type="float">
            <text:p>569090</text:p>
          </table:table-cell>
          <table:table-cell office:value-type="float" office:value="52126" calcext:value-type="float">
            <text:p>52126</text:p>
          </table:table-cell>
          <table:table-cell office:value-type="float" office:value="0.110337" calcext:value-type="float">
            <text:p>0.1103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340" calcext:value-type="float">
            <text:p>45340</text:p>
          </table:table-cell>
          <table:table-cell office:value-type="float" office:value="52126" calcext:value-type="float">
            <text:p>52126</text:p>
          </table:table-cell>
          <table:table-cell table:formula="of:=[.J24]-[.K24]" office:value-type="float" office:value="-6786" calcext:value-type="float">
            <text:p>-6786</text:p>
          </table:table-cell>
          <table:table-cell table:formula="of:=ABS([.L24])" office:value-type="float" office:value="6786" calcext:value-type="float">
            <text:p>678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L24]&gt;=0;[.N24];0)" office:value-type="float" office:value="0" calcext:value-type="float">
            <text:p>0</text:p>
          </table:table-cell>
          <table:table-cell table:formula="of:=IF([.L24]&lt;=0;[.N24];0)"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65809" calcext:value-type="float">
            <text:p>0.0065809</text:p>
          </table:table-cell>
          <table:table-cell office:value-type="float" office:value="0.110337" calcext:value-type="float">
            <text:p>0.110337</text:p>
          </table:table-cell>
          <table:table-cell table:formula="of:=[.T24]-[.U24]" office:value-type="float" office:value="-0.1037561" calcext:value-type="float">
            <text:p>-0.10375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office:value-type="float" office:value="61910" calcext:value-type="float">
            <text:p>61910</text:p>
          </table:table-cell>
          <table:table-cell office:value-type="float" office:value="0.0144687" calcext:value-type="float">
            <text:p>0.0144687</text:p>
          </table:table-cell>
          <table:table-cell office:value-type="float" office:value="747608" calcext:value-type="float">
            <text:p>747608</text:p>
          </table:table-cell>
          <table:table-cell office:value-type="float" office:value="67957" calcext:value-type="float">
            <text:p>67957</text:p>
          </table:table-cell>
          <table:table-cell office:value-type="float" office:value="0.196237" calcext:value-type="float">
            <text:p>0.1962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1910" calcext:value-type="float">
            <text:p>61910</text:p>
          </table:table-cell>
          <table:table-cell office:value-type="float" office:value="67957" calcext:value-type="float">
            <text:p>67957</text:p>
          </table:table-cell>
          <table:table-cell table:formula="of:=[.J25]-[.K25]" office:value-type="float" office:value="-6047" calcext:value-type="float">
            <text:p>-6047</text:p>
          </table:table-cell>
          <table:table-cell table:formula="of:=ABS([.L25])" office:value-type="float" office:value="6047" calcext:value-type="float">
            <text:p>604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L25]&gt;=0;[.N25];0)" office:value-type="float" office:value="0" calcext:value-type="float">
            <text:p>0</text:p>
          </table:table-cell>
          <table:table-cell table:formula="of:=IF([.L25]&lt;=0;[.N25];0)"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44687" calcext:value-type="float">
            <text:p>0.0144687</text:p>
          </table:table-cell>
          <table:table-cell office:value-type="float" office:value="0.196237" calcext:value-type="float">
            <text:p>0.196237</text:p>
          </table:table-cell>
          <table:table-cell table:formula="of:=[.T25]-[.U25]" office:value-type="float" office:value="-0.1817683" calcext:value-type="float">
            <text:p>-0.181768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0103" calcext:value-type="float">
            <text:p>110103</text:p>
          </table:table-cell>
          <table:table-cell office:value-type="float" office:value="0.0155958" calcext:value-type="float">
            <text:p>0.0155958</text:p>
          </table:table-cell>
          <table:table-cell office:value-type="float" office:value="813257" calcext:value-type="float">
            <text:p>813257</text:p>
          </table:table-cell>
          <table:table-cell office:value-type="float" office:value="103341" calcext:value-type="float">
            <text:p>103341</text:p>
          </table:table-cell>
          <table:table-cell office:value-type="float" office:value="0.195165" calcext:value-type="float">
            <text:p>0.1951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0103" calcext:value-type="float">
            <text:p>110103</text:p>
          </table:table-cell>
          <table:table-cell office:value-type="float" office:value="103341" calcext:value-type="float">
            <text:p>103341</text:p>
          </table:table-cell>
          <table:table-cell table:formula="of:=[.J26]-[.K26]" office:value-type="float" office:value="6762" calcext:value-type="float">
            <text:p>6762</text:p>
          </table:table-cell>
          <table:table-cell table:formula="of:=ABS([.L26])" office:value-type="float" office:value="6762" calcext:value-type="float">
            <text:p>676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[.L26]&gt;=0;[.N26];0)" office:value-type="float" office:value="37" calcext:value-type="float">
            <text:p>37</text:p>
          </table:table-cell>
          <table:table-cell table:formula="of:=IF([.L26]&lt;=0;[.N26];0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55958" calcext:value-type="float">
            <text:p>0.0155958</text:p>
          </table:table-cell>
          <table:table-cell office:value-type="float" office:value="0.195165" calcext:value-type="float">
            <text:p>0.195165</text:p>
          </table:table-cell>
          <table:table-cell table:formula="of:=[.T26]-[.U26]" office:value-type="float" office:value="-0.1795692" calcext:value-type="float">
            <text:p>-0.179569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office:value-type="float" office:value="61400" calcext:value-type="float">
            <text:p>61400</text:p>
          </table:table-cell>
          <table:table-cell office:value-type="float" office:value="0.00640445" calcext:value-type="float">
            <text:p>0.00640445</text:p>
          </table:table-cell>
          <table:table-cell office:value-type="float" office:value="770755" calcext:value-type="float">
            <text:p>770755</text:p>
          </table:table-cell>
          <table:table-cell office:value-type="float" office:value="66836" calcext:value-type="float">
            <text:p>66836</text:p>
          </table:table-cell>
          <table:table-cell office:value-type="float" office:value="0.246059" calcext:value-type="float">
            <text:p>0.2460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400" calcext:value-type="float">
            <text:p>61400</text:p>
          </table:table-cell>
          <table:table-cell office:value-type="float" office:value="66836" calcext:value-type="float">
            <text:p>66836</text:p>
          </table:table-cell>
          <table:table-cell table:formula="of:=[.J27]-[.K27]" office:value-type="float" office:value="-5436" calcext:value-type="float">
            <text:p>-5436</text:p>
          </table:table-cell>
          <table:table-cell table:formula="of:=ABS([.L27])" office:value-type="float" office:value="5436" calcext:value-type="float">
            <text:p>54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L27]&gt;=0;[.N27];0)" office:value-type="float" office:value="0" calcext:value-type="float">
            <text:p>0</text:p>
          </table:table-cell>
          <table:table-cell table:formula="of:=IF([.L27]&lt;=0;[.N27];0)" office:value-type="float" office:value="35" calcext:value-type="float">
            <text:p>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640445" calcext:value-type="float">
            <text:p>0.00640445</text:p>
          </table:table-cell>
          <table:table-cell office:value-type="float" office:value="0.246059" calcext:value-type="float">
            <text:p>0.246059</text:p>
          </table:table-cell>
          <table:table-cell table:formula="of:=[.T27]-[.U27]" office:value-type="float" office:value="-0.23965455" calcext:value-type="float">
            <text:p>-0.2396545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79996" calcext:value-type="float">
            <text:p>79996</text:p>
          </table:table-cell>
          <table:table-cell office:value-type="float" office:value="0.0186396" calcext:value-type="float">
            <text:p>0.0186396</text:p>
          </table:table-cell>
          <table:table-cell office:value-type="float" office:value="1016290" calcext:value-type="float">
            <text:p>1016290</text:p>
          </table:table-cell>
          <table:table-cell office:value-type="float" office:value="82941" calcext:value-type="float">
            <text:p>82941</text:p>
          </table:table-cell>
          <table:table-cell office:value-type="float" office:value="0.358017" calcext:value-type="float">
            <text:p>0.3580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996" calcext:value-type="float">
            <text:p>79996</text:p>
          </table:table-cell>
          <table:table-cell office:value-type="float" office:value="82941" calcext:value-type="float">
            <text:p>82941</text:p>
          </table:table-cell>
          <table:table-cell table:formula="of:=[.J28]-[.K28]" office:value-type="float" office:value="-2945" calcext:value-type="float">
            <text:p>-2945</text:p>
          </table:table-cell>
          <table:table-cell table:formula="of:=ABS([.L28])" office:value-type="float" office:value="2945" calcext:value-type="float">
            <text:p>29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L28]&gt;=0;[.N28];0)" office:value-type="float" office:value="0" calcext:value-type="float">
            <text:p>0</text:p>
          </table:table-cell>
          <table:table-cell table:formula="of:=IF([.L28]&lt;=0;[.N28];0)"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86396" calcext:value-type="float">
            <text:p>0.0186396</text:p>
          </table:table-cell>
          <table:table-cell office:value-type="float" office:value="0.358017" calcext:value-type="float">
            <text:p>0.358017</text:p>
          </table:table-cell>
          <table:table-cell table:formula="of:=[.T28]-[.U28]" office:value-type="float" office:value="-0.3393774" calcext:value-type="float">
            <text:p>-0.339377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87542" calcext:value-type="float">
            <text:p>87542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1740423" calcext:value-type="float">
            <text:p>1740423</text:p>
          </table:table-cell>
          <table:table-cell office:value-type="float" office:value="90788" calcext:value-type="float">
            <text:p>90788</text:p>
          </table:table-cell>
          <table:table-cell office:value-type="float" office:value="0.966489" calcext:value-type="float">
            <text:p>0.9664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7542" calcext:value-type="float">
            <text:p>87542</text:p>
          </table:table-cell>
          <table:table-cell office:value-type="float" office:value="90788" calcext:value-type="float">
            <text:p>90788</text:p>
          </table:table-cell>
          <table:table-cell table:formula="of:=[.J29]-[.K29]" office:value-type="float" office:value="-3246" calcext:value-type="float">
            <text:p>-3246</text:p>
          </table:table-cell>
          <table:table-cell table:formula="of:=ABS([.L29])" office:value-type="float" office:value="3246" calcext:value-type="float">
            <text:p>324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L29]&gt;=0;[.N29];0)" office:value-type="float" office:value="0" calcext:value-type="float">
            <text:p>0</text:p>
          </table:table-cell>
          <table:table-cell table:formula="of:=IF([.L29]&lt;=0;[.N29];0)"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0.966489" calcext:value-type="float">
            <text:p>0.966489</text:p>
          </table:table-cell>
          <table:table-cell table:formula="of:=[.T29]-[.U29]" office:value-type="float" office:value="-0.904153" calcext:value-type="float">
            <text:p>-0.90415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56765" calcext:value-type="float">
            <text:p>56765</text:p>
          </table:table-cell>
          <table:table-cell office:value-type="float" office:value="0.0857857" calcext:value-type="float">
            <text:p>0.0857857</text:p>
          </table:table-cell>
          <table:table-cell office:value-type="float" office:value="1102475" calcext:value-type="float">
            <text:p>1102475</text:p>
          </table:table-cell>
          <table:table-cell office:value-type="float" office:value="58313" calcext:value-type="float">
            <text:p>58313</text:p>
          </table:table-cell>
          <table:table-cell office:value-type="float" office:value="2.09062" calcext:value-type="float">
            <text:p>2.090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65" calcext:value-type="float">
            <text:p>56765</text:p>
          </table:table-cell>
          <table:table-cell office:value-type="float" office:value="58313" calcext:value-type="float">
            <text:p>58313</text:p>
          </table:table-cell>
          <table:table-cell table:formula="of:=[.J30]-[.K30]" office:value-type="float" office:value="-1548" calcext:value-type="float">
            <text:p>-1548</text:p>
          </table:table-cell>
          <table:table-cell table:formula="of:=ABS([.L30])" office:value-type="float" office:value="1548" calcext:value-type="float">
            <text:p>154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L30]&gt;=0;[.N30];0)" office:value-type="float" office:value="0" calcext:value-type="float">
            <text:p>0</text:p>
          </table:table-cell>
          <table:table-cell table:formula="of:=IF([.L30]&lt;=0;[.N30];0)" office:value-type="float" office:value="24" calcext:value-type="float">
            <text:p>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857857" calcext:value-type="float">
            <text:p>0.0857857</text:p>
          </table:table-cell>
          <table:table-cell office:value-type="float" office:value="2.09062" calcext:value-type="float">
            <text:p>2.09062</text:p>
          </table:table-cell>
          <table:table-cell table:formula="of:=[.T30]-[.U30]" office:value-type="float" office:value="-2.0048343" calcext:value-type="float">
            <text:p>-2.004834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52403" calcext:value-type="float">
            <text:p>52403</text:p>
          </table:table-cell>
          <table:table-cell office:value-type="float" office:value="0.221278" calcext:value-type="float">
            <text:p>0.221278</text:p>
          </table:table-cell>
          <table:table-cell office:value-type="float" office:value="759409" calcext:value-type="float">
            <text:p>759409</text:p>
          </table:table-cell>
          <table:table-cell office:value-type="float" office:value="56508" calcext:value-type="float">
            <text:p>56508</text:p>
          </table:table-cell>
          <table:table-cell office:value-type="float" office:value="4.1955" calcext:value-type="float">
            <text:p>4.19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2403" calcext:value-type="float">
            <text:p>52403</text:p>
          </table:table-cell>
          <table:table-cell office:value-type="float" office:value="56508" calcext:value-type="float">
            <text:p>56508</text:p>
          </table:table-cell>
          <table:table-cell table:formula="of:=[.J31]-[.K31]" office:value-type="float" office:value="-4105" calcext:value-type="float">
            <text:p>-4105</text:p>
          </table:table-cell>
          <table:table-cell table:formula="of:=ABS([.L31])" office:value-type="float" office:value="4105" calcext:value-type="float">
            <text:p>410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L31]&gt;=0;[.N31];0)" office:value-type="float" office:value="0" calcext:value-type="float">
            <text:p>0</text:p>
          </table:table-cell>
          <table:table-cell table:formula="of:=IF([.L31]&lt;=0;[.N31];0)" office:value-type="float" office:value="33" calcext:value-type="float">
            <text:p>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21278" calcext:value-type="float">
            <text:p>0.221278</text:p>
          </table:table-cell>
          <table:table-cell office:value-type="float" office:value="4.1955" calcext:value-type="float">
            <text:p>4.1955</text:p>
          </table:table-cell>
          <table:table-cell table:formula="of:=[.T31]-[.U31]" office:value-type="float" office:value="-3.974222" calcext:value-type="float">
            <text:p>-3.97422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118468" calcext:value-type="float">
            <text:p>118468</text:p>
          </table:table-cell>
          <table:table-cell office:value-type="float" office:value="0.673865" calcext:value-type="float">
            <text:p>0.673865</text:p>
          </table:table-cell>
          <table:table-cell office:value-type="float" office:value="1941429" calcext:value-type="float">
            <text:p>1941429</text:p>
          </table:table-cell>
          <table:table-cell office:value-type="float" office:value="119808" calcext:value-type="float">
            <text:p>119808</text:p>
          </table:table-cell>
          <table:table-cell office:value-type="float" office:value="13.1858" calcext:value-type="float">
            <text:p>13.18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8468" calcext:value-type="float">
            <text:p>118468</text:p>
          </table:table-cell>
          <table:table-cell office:value-type="float" office:value="119808" calcext:value-type="float">
            <text:p>119808</text:p>
          </table:table-cell>
          <table:table-cell table:formula="of:=[.J32]-[.K32]" office:value-type="float" office:value="-1340" calcext:value-type="float">
            <text:p>-1340</text:p>
          </table:table-cell>
          <table:table-cell table:formula="of:=ABS([.L32])" office:value-type="float" office:value="1340" calcext:value-type="float">
            <text:p>134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L32]&gt;=0;[.N32];0)" office:value-type="float" office:value="0" calcext:value-type="float">
            <text:p>0</text:p>
          </table:table-cell>
          <table:table-cell table:formula="of:=IF([.L32]&lt;=0;[.N32];0)" office:value-type="float" office:value="23" calcext:value-type="float">
            <text:p>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73865" calcext:value-type="float">
            <text:p>0.673865</text:p>
          </table:table-cell>
          <table:table-cell office:value-type="float" office:value="13.1858" calcext:value-type="float">
            <text:p>13.1858</text:p>
          </table:table-cell>
          <table:table-cell table:formula="of:=[.T32]-[.U32]" office:value-type="float" office:value="-12.511935" calcext:value-type="float">
            <text:p>-12.511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office:value-type="float" office:value="121315" calcext:value-type="float">
            <text:p>121315</text:p>
          </table:table-cell>
          <table:table-cell office:value-type="float" office:value="0.00617383" calcext:value-type="float">
            <text:p>0.00617383</text:p>
          </table:table-cell>
          <table:table-cell office:value-type="float" office:value="608823" calcext:value-type="float">
            <text:p>608823</text:p>
          </table:table-cell>
          <table:table-cell office:value-type="float" office:value="118891" calcext:value-type="float">
            <text:p>118891</text:p>
          </table:table-cell>
          <table:table-cell office:value-type="float" office:value="0.0256009" calcext:value-type="float">
            <text:p>0.02560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1315" calcext:value-type="float">
            <text:p>121315</text:p>
          </table:table-cell>
          <table:table-cell office:value-type="float" office:value="118891" calcext:value-type="float">
            <text:p>118891</text:p>
          </table:table-cell>
          <table:table-cell table:formula="of:=[.J33]-[.K33]" office:value-type="float" office:value="2424" calcext:value-type="float">
            <text:p>2424</text:p>
          </table:table-cell>
          <table:table-cell table:formula="of:=ABS([.L33])" office:value-type="float" office:value="2424" calcext:value-type="float">
            <text:p>242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L33]&gt;=0;[.N33];0)" office:value-type="float" office:value="27" calcext:value-type="float">
            <text:p>27</text:p>
          </table:table-cell>
          <table:table-cell table:formula="of:=IF([.L33]&lt;=0;[.N33];0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617383" calcext:value-type="float">
            <text:p>0.00617383</text:p>
          </table:table-cell>
          <table:table-cell office:value-type="float" office:value="0.0256009" calcext:value-type="float">
            <text:p>0.0256009</text:p>
          </table:table-cell>
          <table:table-cell table:formula="of:=[.T33]-[.U33]" office:value-type="float" office:value="-0.01942707" calcext:value-type="float">
            <text:p>-0.0194270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2497" calcext:value-type="float">
            <text:p>2497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21866" calcext:value-type="float">
            <text:p>21866</text:p>
          </table:table-cell>
          <table:table-cell office:value-type="float" office:value="2624" calcext:value-type="float">
            <text:p>2624</text:p>
          </table:table-cell>
          <table:table-cell office:value-type="float" office:value="0.83168" calcext:value-type="float">
            <text:p>0.8316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97" calcext:value-type="float">
            <text:p>2497</text:p>
          </table:table-cell>
          <table:table-cell office:value-type="float" office:value="2624" calcext:value-type="float">
            <text:p>2624</text:p>
          </table:table-cell>
          <table:table-cell table:formula="of:=[.J34]-[.K34]" office:value-type="float" office:value="-127" calcext:value-type="float">
            <text:p>-127</text:p>
          </table:table-cell>
          <table:table-cell table:formula="of:=ABS([.L34])"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L34]&gt;=0;[.N34];0)" office:value-type="float" office:value="0" calcext:value-type="float">
            <text:p>0</text:p>
          </table:table-cell>
          <table:table-cell table:formula="of:=IF([.L34]&lt;=0;[.N34];0)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0.83168" calcext:value-type="float">
            <text:p>0.83168</text:p>
          </table:table-cell>
          <table:table-cell table:formula="of:=[.T34]-[.U34]" office:value-type="float" office:value="-0.785235" calcext:value-type="float">
            <text:p>-0.78523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7566" calcext:value-type="float">
            <text:p>7566</text:p>
          </table:table-cell>
          <table:table-cell office:value-type="float" office:value="1.95213" calcext:value-type="float">
            <text:p>1.95213</text:p>
          </table:table-cell>
          <table:table-cell office:value-type="float" office:value="113859" calcext:value-type="float">
            <text:p>113859</text:p>
          </table:table-cell>
          <table:table-cell office:value-type="float" office:value="7643" calcext:value-type="float">
            <text:p>7643</text:p>
          </table:table-cell>
          <table:table-cell office:value-type="float" office:value="32.5976" calcext:value-type="float">
            <text:p>32.59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566" calcext:value-type="float">
            <text:p>7566</text:p>
          </table:table-cell>
          <table:table-cell office:value-type="float" office:value="7643" calcext:value-type="float">
            <text:p>7643</text:p>
          </table:table-cell>
          <table:table-cell table:formula="of:=[.J35]-[.K35]" office:value-type="float" office:value="-77" calcext:value-type="float">
            <text:p>-77</text:p>
          </table:table-cell>
          <table:table-cell table:formula="of:=ABS([.L35])"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IF([.L35]&gt;=0;[.N35];0)" office:value-type="float" office:value="0" calcext:value-type="float">
            <text:p>0</text:p>
          </table:table-cell>
          <table:table-cell table:formula="of:=IF([.L35]&lt;=0;[.N35];0)" office:value-type="float" office:value="6.5" calcext:value-type="float">
            <text:p>6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95213" calcext:value-type="float">
            <text:p>1.95213</text:p>
          </table:table-cell>
          <table:table-cell office:value-type="float" office:value="32.5976" calcext:value-type="float">
            <text:p>32.5976</text:p>
          </table:table-cell>
          <table:table-cell table:formula="of:=[.T35]-[.U35]" office:value-type="float" office:value="-30.64547" calcext:value-type="float">
            <text:p>-30.6454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9415" calcext:value-type="float">
            <text:p>941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177601" calcext:value-type="float">
            <text:p>177601</text:p>
          </table:table-cell>
          <table:table-cell office:value-type="float" office:value="9687" calcext:value-type="float">
            <text:p>9687</text:p>
          </table:table-cell>
          <table:table-cell office:value-type="float" office:value="81.1747" calcext:value-type="float">
            <text:p>81.17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415" calcext:value-type="float">
            <text:p>9415</text:p>
          </table:table-cell>
          <table:table-cell office:value-type="float" office:value="9687" calcext:value-type="float">
            <text:p>9687</text:p>
          </table:table-cell>
          <table:table-cell table:formula="of:=[.J36]-[.K36]" office:value-type="float" office:value="-272" calcext:value-type="float">
            <text:p>-272</text:p>
          </table:table-cell>
          <table:table-cell table:formula="of:=ABS([.L36])"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L36]&gt;=0;[.N36];0)" office:value-type="float" office:value="0" calcext:value-type="float">
            <text:p>0</text:p>
          </table:table-cell>
          <table:table-cell table:formula="of:=IF([.L36]&lt;=0;[.N36];0)"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81.1747" calcext:value-type="float">
            <text:p>81.1747</text:p>
          </table:table-cell>
          <table:table-cell table:formula="of:=[.T36]-[.U36]" office:value-type="float" office:value="-76.60978" calcext:value-type="float">
            <text:p>-76.6097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office:value-type="float" office:value="1418" calcext:value-type="float">
            <text:p>1418</text:p>
          </table:table-cell>
          <table:table-cell office:value-type="float" office:value="0.0119262" calcext:value-type="float">
            <text:p>0.0119262</text:p>
          </table:table-cell>
          <table:table-cell office:value-type="float" office:value="8825" calcext:value-type="float">
            <text:p>8825</text:p>
          </table:table-cell>
          <table:table-cell office:value-type="float" office:value="1399" calcext:value-type="float">
            <text:p>1399</text:p>
          </table:table-cell>
          <table:table-cell office:value-type="float" office:value="0.103982" calcext:value-type="float">
            <text:p>0.1039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18" calcext:value-type="float">
            <text:p>1418</text:p>
          </table:table-cell>
          <table:table-cell office:value-type="float" office:value="1399" calcext:value-type="float">
            <text:p>1399</text:p>
          </table:table-cell>
          <table:table-cell table:formula="of:=[.J37]-[.K37]" office:value-type="float" office:value="19" calcext:value-type="float">
            <text:p>19</text:p>
          </table:table-cell>
          <table:table-cell table:formula="of:=ABS([.L37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L37]&gt;=0;[.N37];0)" office:value-type="float" office:value="3" calcext:value-type="float">
            <text:p>3</text:p>
          </table:table-cell>
          <table:table-cell table:formula="of:=IF([.L37]&lt;=0;[.N37];0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19262" calcext:value-type="float">
            <text:p>0.0119262</text:p>
          </table:table-cell>
          <table:table-cell office:value-type="float" office:value="0.103982" calcext:value-type="float">
            <text:p>0.103982</text:p>
          </table:table-cell>
          <table:table-cell table:formula="of:=[.T37]-[.U37]" office:value-type="float" office:value="-0.0920558" calcext:value-type="float">
            <text:p>-0.092055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float" office:value="0.00323845" calcext:value-type="float">
            <text:p>0.00323845</text:p>
          </table:table-cell>
          <table:table-cell office:value-type="float" office:value="3685" calcext:value-type="float">
            <text:p>3685</text:p>
          </table:table-cell>
          <table:table-cell office:value-type="float" office:value="799" calcext:value-type="float">
            <text:p>799</text:p>
          </table:table-cell>
          <table:table-cell office:value-type="float" office:value="0.0298058" calcext:value-type="float">
            <text:p>0.02980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70" calcext:value-type="float">
            <text:p>770</text:p>
          </table:table-cell>
          <table:table-cell office:value-type="float" office:value="799" calcext:value-type="float">
            <text:p>799</text:p>
          </table:table-cell>
          <table:table-cell table:formula="of:=[.J38]-[.K38]" office:value-type="float" office:value="-29" calcext:value-type="float">
            <text:p>-29</text:p>
          </table:table-cell>
          <table:table-cell table:formula="of:=ABS([.L38]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L38]&gt;=0;[.N38];0)" office:value-type="float" office:value="0" calcext:value-type="float">
            <text:p>0</text:p>
          </table:table-cell>
          <table:table-cell table:formula="of:=IF([.L38]&lt;=0;[.N38];0)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23845" calcext:value-type="float">
            <text:p>0.00323845</text:p>
          </table:table-cell>
          <table:table-cell office:value-type="float" office:value="0.0298058" calcext:value-type="float">
            <text:p>0.0298058</text:p>
          </table:table-cell>
          <table:table-cell table:formula="of:=[.T38]-[.U38]" office:value-type="float" office:value="-0.02656735" calcext:value-type="float">
            <text:p>-0.0265673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139697" calcext:value-type="float">
            <text:p>139697</text:p>
          </table:table-cell>
          <table:table-cell office:value-type="float" office:value="0.0786318" calcext:value-type="float">
            <text:p>0.0786318</text:p>
          </table:table-cell>
          <table:table-cell office:value-type="float" office:value="1566435" calcext:value-type="float">
            <text:p>1566435</text:p>
          </table:table-cell>
          <table:table-cell office:value-type="float" office:value="137507" calcext:value-type="float">
            <text:p>137507</text:p>
          </table:table-cell>
          <table:table-cell office:value-type="float" office:value="0.723296" calcext:value-type="float">
            <text:p>0.7232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9697" calcext:value-type="float">
            <text:p>139697</text:p>
          </table:table-cell>
          <table:table-cell office:value-type="float" office:value="137507" calcext:value-type="float">
            <text:p>137507</text:p>
          </table:table-cell>
          <table:table-cell table:formula="of:=[.J39]-[.K39]" office:value-type="float" office:value="2190" calcext:value-type="float">
            <text:p>2190</text:p>
          </table:table-cell>
          <table:table-cell table:formula="of:=ABS([.L39])" office:value-type="float" office:value="2190" calcext:value-type="float">
            <text:p>219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L39]&gt;=0;[.N39];0)" office:value-type="float" office:value="25" calcext:value-type="float">
            <text:p>25</text:p>
          </table:table-cell>
          <table:table-cell table:formula="of:=IF([.L39]&lt;=0;[.N39];0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786318" calcext:value-type="float">
            <text:p>0.0786318</text:p>
          </table:table-cell>
          <table:table-cell office:value-type="float" office:value="0.723296" calcext:value-type="float">
            <text:p>0.723296</text:p>
          </table:table-cell>
          <table:table-cell table:formula="of:=[.T39]-[.U39]" office:value-type="float" office:value="-0.6446642" calcext:value-type="float">
            <text:p>-0.644664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4418" calcext:value-type="float">
            <text:p>4418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42557" calcext:value-type="float">
            <text:p>42557</text:p>
          </table:table-cell>
          <table:table-cell office:value-type="float" office:value="4531" calcext:value-type="float">
            <text:p>4531</text:p>
          </table:table-cell>
          <table:table-cell office:value-type="float" office:value="1.57451" calcext:value-type="float">
            <text:p>1.57451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4418" calcext:value-type="float">
            <text:p>4418</text:p>
          </table:table-cell>
          <table:table-cell table:style-name="ce4" office:value-type="float" office:value="4531" calcext:value-type="float">
            <text:p>4531</text:p>
          </table:table-cell>
          <table:table-cell table:style-name="ce4" table:formula="of:=[.J40]-[.K40]" office:value-type="float" office:value="-113" calcext:value-type="float">
            <text:p>-113</text:p>
          </table:table-cell>
          <table:table-cell table:style-name="ce4" table:formula="of:=ABS([.L40])" office:value-type="float" office:value="113" calcext:value-type="float">
            <text:p>113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formula="of:=IF([.L40]&gt;=0;[.N40];0)" office:value-type="float" office:value="0" calcext:value-type="float">
            <text:p>0</text:p>
          </table:table-cell>
          <table:table-cell table:formula="of:=IF([.L40]&lt;=0;[.N40];0)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1.57451" calcext:value-type="float">
            <text:p>1.57451</text:p>
          </table:table-cell>
          <table:table-cell table:formula="of:=[.T40]-[.U40]" office:value-type="float" office:value="-1.4809263" calcext:value-type="float">
            <text:p>-1.480926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formula="of:=SUM([.P2:.P40])" office:value-type="float" office:value="315.5" calcext:value-type="float">
            <text:p>315.5</text:p>
          </table:table-cell>
          <table:table-cell table:formula="of:=SUM([.Q2:.Q40])" office:value-type="float" office:value="432.5" calcext:value-type="float">
            <text:p>432.5</text:p>
          </table:table-cell>
          <table:table-cell/>
          <table:table-cell table:style-name="Default"/>
          <table:table-cell table:number-columns-repeated="5"/>
        </table:table-row>
      </table:table>
      <table:table table:name="NNs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4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1NN</text:p>
          </table:table-cell>
          <table:table-cell office:value-type="string" calcext:value-type="string">
            <text:p>Czas 1NN</text:p>
          </table:table-cell>
          <table:table-cell office:value-type="string" calcext:value-type="string">
            <text:p>Celu FullNN</text:p>
          </table:table-cell>
          <table:table-cell office:value-type="string" calcext:value-type="string">
            <text:p>Czas FullNN</text:p>
          </table:table-cell>
          <table:table-cell office:value-type="string" calcext:value-type="string">
            <text:p>Celu 1BN(2)</text:p>
          </table:table-cell>
          <table:table-cell office:value-type="string" calcext:value-type="string">
            <text:p>Czas 1BN(2)</text:p>
          </table:table-cell>
          <table:table-cell office:value-type="string" calcext:value-type="string">
            <text:p>Celu FullBN(2)</text:p>
          </table:table-cell>
          <table:table-cell office:value-type="string" calcext:value-type="string">
            <text:p>Czas FullBN(2)</text:p>
          </table:table-cell>
          <table:table-cell/>
          <table:table-cell table:style-name="ce2" office:value-type="string" calcext:value-type="string">
            <text:p>Nr. Instancji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1N-FN</text:p>
          </table:table-cell>
          <table:table-cell office:value-type="string" calcext:value-type="string">
            <text:p>1B-FB</text:p>
          </table:table-cell>
          <table:table-cell office:value-type="string" calcext:value-type="string">
            <text:p>Nr instancji</text:p>
          </table:table-cell>
          <table:table-cell office:value-type="string" calcext:value-type="string">
            <text:p>1N-1B</text:p>
          </table:table-cell>
          <table:table-cell office:value-type="string" calcext:value-type="string">
            <text:p>|1N-1B|</text:p>
          </table:table-cell>
          <table:table-cell/>
          <table:table-cell office:value-type="string" calcext:value-type="string">
            <text:p>Nr instancji</text:p>
          </table:table-cell>
          <table:table-cell office:value-type="string" calcext:value-type="string">
            <text:p>1N-1B</text:p>
          </table:table-cell>
          <table:table-cell office:value-type="string" calcext:value-type="string">
            <text:p>|1N-1B|</text:p>
          </table:table-cell>
          <table:table-cell table:number-columns-repeated="5"/>
          <table:table-cell office:value-type="string" calcext:value-type="string">
            <text:p>Nr instancji</text:p>
          </table:table-cell>
          <table:table-cell office:value-type="string" calcext:value-type="string">
            <text:p>FN-FB</text:p>
          </table:table-cell>
          <table:table-cell office:value-type="string" calcext:value-type="string">
            <text:p>|FN-FB|</text:p>
          </table:table-cell>
          <table:table-cell/>
          <table:table-cell office:value-type="string" calcext:value-type="string">
            <text:p>Nr instancji</text:p>
          </table:table-cell>
          <table:table-cell office:value-type="string" calcext:value-type="string">
            <text:p>FN-FB</text:p>
          </table:table-cell>
          <table:table-cell office:value-type="string" calcext:value-type="string">
            <text:p>|FN-FB|</text:p>
          </table:table-cell>
          <table:table-cell table:number-columns-repeated="6"/>
          <table:table-cell office:value-type="string" calcext:value-type="string">
            <text:p>1N</text:p>
          </table:table-cell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0.000644468" calcext:value-type="float">
            <text:p>0.000644468</text:p>
          </table:table-cell>
          <table:table-cell office:value-type="float" office:value="2975" calcext:value-type="float">
            <text:p>2975</text:p>
          </table:table-cell>
          <table:table-cell office:value-type="float" office:value="0.0983119" calcext:value-type="float">
            <text:p>0.0983119</text:p>
          </table:table-cell>
          <table:table-cell office:value-type="float" office:value="3452" calcext:value-type="float">
            <text:p>3452</text:p>
          </table:table-cell>
          <table:table-cell office:value-type="float" office:value="0.0048885" calcext:value-type="float">
            <text:p>0.0048885</text:p>
          </table:table-cell>
          <table:table-cell office:value-type="float" office:value="2998" calcext:value-type="float">
            <text:p>2998</text:p>
          </table:table-cell>
          <table:table-cell office:value-type="float" office:value="1.01056" calcext:value-type="float">
            <text:p>1.010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2975" calcext:value-type="float">
            <text:p>2975</text:p>
          </table:table-cell>
          <table:table-cell office:value-type="float" office:value="3452" calcext:value-type="float">
            <text:p>3452</text:p>
          </table:table-cell>
          <table:table-cell office:value-type="float" office:value="2998" calcext:value-type="float">
            <text:p>2998</text:p>
          </table:table-cell>
          <table:table-cell/>
          <table:table-cell table:formula="of:=[.L2]-[.M2]" office:value-type="float" office:value="182" calcext:value-type="float">
            <text:p>182</text:p>
          </table:table-cell>
          <table:table-cell table:formula="of:=[.N2]-[.O2]"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formula="of:=[.L2]-[.N2]" office:value-type="float" office:value="-295" calcext:value-type="float">
            <text:p>-295</text:p>
          </table:table-cell>
          <table:table-cell table:formula="of:=ABS([.T2])" office:value-type="float" office:value="295" calcext:value-type="float">
            <text:p>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95" calcext:value-type="float">
            <text:p>-295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X2]&gt;=0;[.Z2];0)" office:value-type="float" office:value="0" calcext:value-type="float">
            <text:p>0</text:p>
          </table:table-cell>
          <table:table-cell table:formula="of:=IF([.X2]&lt;=0;[.Z2];0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2]-[.O2]" office:value-type="float" office:value="-23" calcext:value-type="float">
            <text:p>-23</text:p>
          </table:table-cell>
          <table:table-cell table:formula="of:=ABS([.AF2]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J2]&gt;=0;[.AL2];0)" office:value-type="float" office:value="0" calcext:value-type="float">
            <text:p>0</text:p>
          </table:table-cell>
          <table:table-cell table:formula="of:=IF([.AJ2]&lt;=0;[.AL2];0)" office:value-type="float" office:value="6" calcext:value-type="float">
            <text:p>6</text:p>
          </table:table-cell>
          <table:table-cell table:number-columns-repeated="2"/>
          <table:table-cell office:value-type="float" office:value="3157" calcext:value-type="float">
            <text:p>3157</text:p>
          </table:table-cell>
          <table:table-cell office:value-type="float" office:value="2998" calcext:value-type="float">
            <text:p>2998</text:p>
          </table:table-cell>
          <table:table-cell table:formula="of:=[.AR2]-[.AS2]" office:value-type="float" office:value="159" calcext:value-type="float">
            <text:p>159</text:p>
          </table:table-cell>
          <table:table-cell/>
          <table:table-cell office:value-type="float" office:value="2975" calcext:value-type="float">
            <text:p>2975</text:p>
          </table:table-cell>
          <table:table-cell office:value-type="float" office:value="3452" calcext:value-type="float">
            <text:p>3452</text:p>
          </table:table-cell>
          <table:table-cell table:formula="of:=[.AV2]-[.AW2]" office:value-type="float" office:value="-477" calcext:value-type="float">
            <text:p>-477</text:p>
          </table:table-cell>
          <table:table-cell table:formula="of:=ABS([.AX2])" office:value-type="float" office:value="477" calcext:value-type="float">
            <text:p>4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20724" calcext:value-type="float">
            <text:p>2.07E-05</text:p>
          </table:table-cell>
          <table:table-cell office:value-type="float" office:value="8181" calcext:value-type="float">
            <text:p>8181</text:p>
          </table:table-cell>
          <table:table-cell office:value-type="float" office:value="0.00103294" calcext:value-type="float">
            <text:p>0.00103294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37598" calcext:value-type="float">
            <text:p>3.76E-05</text:p>
          </table:table-cell>
          <table:table-cell office:value-type="float" office:value="8181" calcext:value-type="float">
            <text:p>8181</text:p>
          </table:table-cell>
          <table:table-cell office:value-type="float" office:value="0.00205635" calcext:value-type="float">
            <text:p>0.00205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/>
          <table:table-cell table:formula="of:=[.L3]-[.M3]" office:value-type="float" office:value="799" calcext:value-type="float">
            <text:p>799</text:p>
          </table:table-cell>
          <table:table-cell table:formula="of:=[.N3]-[.O3]"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table:formula="of:=[.L3]-[.N3]" office:value-type="float" office:value="0" calcext:value-type="float">
            <text:p>0</text:p>
          </table:table-cell>
          <table:table-cell table:formula="of:=ABS([.T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3]&gt;=0;[.Z3];0)" office:value-type="float" office:value="0" calcext:value-type="float">
            <text:p>0</text:p>
          </table:table-cell>
          <table:table-cell table:formula="of:=IF([.X3]&lt;=0;[.Z3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3]-[.O3]" office:value-type="float" office:value="0" calcext:value-type="float">
            <text:p>0</text:p>
          </table:table-cell>
          <table:table-cell table:formula="of:=ABS([.AF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3]&gt;=0;[.AL3];0)" office:value-type="float" office:value="0" calcext:value-type="float">
            <text:p>0</text:p>
          </table:table-cell>
          <table:table-cell table:formula="of:=IF([.AJ3]&lt;=0;[.AL3];0)" office:value-type="float" office:value="0" calcext:value-type="float">
            <text:p>0</text:p>
          </table:table-cell>
          <table:table-cell table:number-columns-repeated="2"/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 table:formula="of:=[.AR3]-[.AS3]" office:value-type="float" office:value="799" calcext:value-type="float">
            <text:p>799</text:p>
          </table:table-cell>
          <table:table-cell/>
          <table:table-cell office:value-type="float" office:value="8181" calcext:value-type="float">
            <text:p>8181</text:p>
          </table:table-cell>
          <table:table-cell office:value-type="float" office:value="8980" calcext:value-type="float">
            <text:p>8980</text:p>
          </table:table-cell>
          <table:table-cell table:formula="of:=[.AV3]-[.AW3]" office:value-type="float" office:value="-799" calcext:value-type="float">
            <text:p>-799</text:p>
          </table:table-cell>
          <table:table-cell table:formula="of:=ABS([.AX3])" office:value-type="float" office:value="799" calcext:value-type="float">
            <text:p>7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0.000146889" calcext:value-type="float">
            <text:p>0.000146889</text:p>
          </table:table-cell>
          <table:table-cell office:value-type="float" office:value="133953" calcext:value-type="float">
            <text:p>133953</text:p>
          </table:table-cell>
          <table:table-cell office:value-type="float" office:value="0.0121529" calcext:value-type="float">
            <text:p>0.0121529</text:p>
          </table:table-cell>
          <table:table-cell office:value-type="float" office:value="129421" calcext:value-type="float">
            <text:p>129421</text:p>
          </table:table-cell>
          <table:table-cell office:value-type="float" office:value="0.000282864" calcext:value-type="float">
            <text:p>0.000282864</text:p>
          </table:table-cell>
          <table:table-cell office:value-type="float" office:value="128279" calcext:value-type="float">
            <text:p>128279</text:p>
          </table:table-cell>
          <table:table-cell office:value-type="float" office:value="0.0361393" calcext:value-type="float">
            <text:p>0.03613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133953" calcext:value-type="float">
            <text:p>133953</text:p>
          </table:table-cell>
          <table:table-cell office:value-type="float" office:value="129421" calcext:value-type="float">
            <text:p>129421</text:p>
          </table:table-cell>
          <table:table-cell office:value-type="float" office:value="128279" calcext:value-type="float">
            <text:p>128279</text:p>
          </table:table-cell>
          <table:table-cell/>
          <table:table-cell table:formula="of:=[.L4]-[.M4]" office:value-type="float" office:value="1784" calcext:value-type="float">
            <text:p>1784</text:p>
          </table:table-cell>
          <table:table-cell table:formula="of:=[.N4]-[.O4]"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table:formula="of:=[.L4]-[.N4]" office:value-type="float" office:value="6316" calcext:value-type="float">
            <text:p>6316</text:p>
          </table:table-cell>
          <table:table-cell table:formula="of:=ABS([.T4])" office:value-type="float" office:value="6316" calcext:value-type="float">
            <text:p>63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316" calcext:value-type="float">
            <text:p>631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X4]&gt;=0;[.Z4];0)" office:value-type="float" office:value="22" calcext:value-type="float">
            <text:p>22</text:p>
          </table:table-cell>
          <table:table-cell table:formula="of:=IF([.X4]&lt;=0;[.Z4]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4]-[.O4]" office:value-type="float" office:value="5674" calcext:value-type="float">
            <text:p>5674</text:p>
          </table:table-cell>
          <table:table-cell table:formula="of:=ABS([.AF4])" office:value-type="float" office:value="5674" calcext:value-type="float">
            <text:p>567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674" calcext:value-type="float">
            <text:p>567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J4]&gt;=0;[.AL4];0)" office:value-type="float" office:value="22" calcext:value-type="float">
            <text:p>22</text:p>
          </table:table-cell>
          <table:table-cell table:formula="of:=IF([.AJ4]&lt;=0;[.AL4];0)" office:value-type="float" office:value="0" calcext:value-type="float">
            <text:p>0</text:p>
          </table:table-cell>
          <table:table-cell table:number-columns-repeated="2"/>
          <table:table-cell office:value-type="float" office:value="135737" calcext:value-type="float">
            <text:p>135737</text:p>
          </table:table-cell>
          <table:table-cell office:value-type="float" office:value="128279" calcext:value-type="float">
            <text:p>128279</text:p>
          </table:table-cell>
          <table:table-cell table:formula="of:=[.AR4]-[.AS4]" office:value-type="float" office:value="7458" calcext:value-type="float">
            <text:p>7458</text:p>
          </table:table-cell>
          <table:table-cell/>
          <table:table-cell office:value-type="float" office:value="133953" calcext:value-type="float">
            <text:p>133953</text:p>
          </table:table-cell>
          <table:table-cell office:value-type="float" office:value="129421" calcext:value-type="float">
            <text:p>129421</text:p>
          </table:table-cell>
          <table:table-cell table:formula="of:=[.AV4]-[.AW4]" office:value-type="float" office:value="4532" calcext:value-type="float">
            <text:p>4532</text:p>
          </table:table-cell>
          <table:table-cell table:formula="of:=ABS([.AX4])" office:value-type="float" office:value="4532" calcext:value-type="float">
            <text:p>45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0.000104299" calcext:value-type="float">
            <text:p>0.000104299</text:p>
          </table:table-cell>
          <table:table-cell office:value-type="float" office:value="7129" calcext:value-type="float">
            <text:p>7129</text:p>
          </table:table-cell>
          <table:table-cell office:value-type="float" office:value="0.0139546" calcext:value-type="float">
            <text:p>0.0139546</text:p>
          </table:table-cell>
          <table:table-cell office:value-type="float" office:value="7198" calcext:value-type="float">
            <text:p>7198</text:p>
          </table:table-cell>
          <table:table-cell office:value-type="float" office:value="0.000241166" calcext:value-type="float">
            <text:p>0.000241166</text:p>
          </table:table-cell>
          <table:table-cell office:value-type="float" office:value="6908" calcext:value-type="float">
            <text:p>6908</text:p>
          </table:table-cell>
          <table:table-cell office:value-type="float" office:value="0.0310817" calcext:value-type="float">
            <text:p>0.03108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7129" calcext:value-type="float">
            <text:p>7129</text:p>
          </table:table-cell>
          <table:table-cell office:value-type="float" office:value="7198" calcext:value-type="float">
            <text:p>7198</text:p>
          </table:table-cell>
          <table:table-cell office:value-type="float" office:value="6908" calcext:value-type="float">
            <text:p>6908</text:p>
          </table:table-cell>
          <table:table-cell/>
          <table:table-cell table:formula="of:=[.L5]-[.M5]" office:value-type="float" office:value="450" calcext:value-type="float">
            <text:p>450</text:p>
          </table:table-cell>
          <table:table-cell table:formula="of:=[.N5]-[.O5]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formula="of:=[.L5]-[.N5]" office:value-type="float" office:value="381" calcext:value-type="float">
            <text:p>381</text:p>
          </table:table-cell>
          <table:table-cell table:formula="of:=ABS([.T5])" office:value-type="float" office:value="381" calcext:value-type="float">
            <text:p>3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X5]&gt;=0;[.Z5];0)" office:value-type="float" office:value="14" calcext:value-type="float">
            <text:p>14</text:p>
          </table:table-cell>
          <table:table-cell table:formula="of:=IF([.X5]&lt;=0;[.Z5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5]-[.O5]" office:value-type="float" office:value="221" calcext:value-type="float">
            <text:p>221</text:p>
          </table:table-cell>
          <table:table-cell table:formula="of:=ABS([.AF5])" office:value-type="float" office:value="221" calcext:value-type="float">
            <text:p>2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AJ5]&gt;=0;[.AL5];0)" office:value-type="float" office:value="15" calcext:value-type="float">
            <text:p>15</text:p>
          </table:table-cell>
          <table:table-cell table:formula="of:=IF([.AJ5]&lt;=0;[.AL5];0)" office:value-type="float" office:value="0" calcext:value-type="float">
            <text:p>0</text:p>
          </table:table-cell>
          <table:table-cell table:number-columns-repeated="2"/>
          <table:table-cell office:value-type="float" office:value="7579" calcext:value-type="float">
            <text:p>7579</text:p>
          </table:table-cell>
          <table:table-cell office:value-type="float" office:value="6908" calcext:value-type="float">
            <text:p>6908</text:p>
          </table:table-cell>
          <table:table-cell table:formula="of:=[.AR5]-[.AS5]" office:value-type="float" office:value="671" calcext:value-type="float">
            <text:p>67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7198" calcext:value-type="float">
            <text:p>7198</text:p>
          </table:table-cell>
          <table:table-cell table:formula="of:=[.AV5]-[.AW5]" office:value-type="float" office:value="-69" calcext:value-type="float">
            <text:p>-69</text:p>
          </table:table-cell>
          <table:table-cell table:formula="of:=ABS([.AX5])"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58" calcext:value-type="float">
            <text:p>-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0.000134752" calcext:value-type="float">
            <text:p>0.000134752</text:p>
          </table:table-cell>
          <table:table-cell office:value-type="float" office:value="7113" calcext:value-type="float">
            <text:p>7113</text:p>
          </table:table-cell>
          <table:table-cell office:value-type="float" office:value="0.0224471" calcext:value-type="float">
            <text:p>0.0224471</text:p>
          </table:table-cell>
          <table:table-cell office:value-type="float" office:value="8191" calcext:value-type="float">
            <text:p>8191</text:p>
          </table:table-cell>
          <table:table-cell office:value-type="float" office:value="0.000239433" calcext:value-type="float">
            <text:p>0.000239433</text:p>
          </table:table-cell>
          <table:table-cell office:value-type="float" office:value="7113" calcext:value-type="float">
            <text:p>7113</text:p>
          </table:table-cell>
          <table:table-cell office:value-type="float" office:value="0.0382092" calcext:value-type="float">
            <text:p>0.03820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/>
          <table:table-cell table:formula="of:=[.L6]-[.M6]" office:value-type="float" office:value="1078" calcext:value-type="float">
            <text:p>1078</text:p>
          </table:table-cell>
          <table:table-cell table:formula="of:=[.N6]-[.O6]"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table:formula="of:=[.L6]-[.N6]" office:value-type="float" office:value="0" calcext:value-type="float">
            <text:p>0</text:p>
          </table:table-cell>
          <table:table-cell table:formula="of:=ABS([.T6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6]&gt;=0;[.Z6];0)" office:value-type="float" office:value="0" calcext:value-type="float">
            <text:p>0</text:p>
          </table:table-cell>
          <table:table-cell table:formula="of:=IF([.X6]&lt;=0;[.Z6]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6]-[.O6]" office:value-type="float" office:value="0" calcext:value-type="float">
            <text:p>0</text:p>
          </table:table-cell>
          <table:table-cell table:formula="of:=ABS([.AF6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6]&gt;=0;[.AL6];0)" office:value-type="float" office:value="0" calcext:value-type="float">
            <text:p>0</text:p>
          </table:table-cell>
          <table:table-cell table:formula="of:=IF([.AJ6]&lt;=0;[.AL6];0)" office:value-type="float" office:value="0" calcext:value-type="float">
            <text:p>0</text:p>
          </table:table-cell>
          <table:table-cell table:number-columns-repeated="2"/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 table:formula="of:=[.AR6]-[.AS6]" office:value-type="float" office:value="1078" calcext:value-type="float">
            <text:p>1078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8191" calcext:value-type="float">
            <text:p>8191</text:p>
          </table:table-cell>
          <table:table-cell table:formula="of:=[.AV6]-[.AW6]" office:value-type="float" office:value="-1078" calcext:value-type="float">
            <text:p>-1078</text:p>
          </table:table-cell>
          <table:table-cell table:formula="of:=ABS([.AX6])" office:value-type="float" office:value="1078" calcext:value-type="float">
            <text:p>10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3" calcext:value-type="float">
            <text:p>-6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table:style-name="ce1" office:value-type="float" office:value="0.000067463" calcext:value-type="float">
            <text:p>6.75E-05</text:p>
          </table:table-cell>
          <table:table-cell office:value-type="float" office:value="746" calcext:value-type="float">
            <text:p>746</text:p>
          </table:table-cell>
          <table:table-cell office:value-type="float" office:value="0.00723383" calcext:value-type="float">
            <text:p>0.00723383</text:p>
          </table:table-cell>
          <table:table-cell office:value-type="float" office:value="804" calcext:value-type="float">
            <text:p>804</text:p>
          </table:table-cell>
          <table:table-cell office:value-type="float" office:value="0.000454636" calcext:value-type="float">
            <text:p>0.000454636</text:p>
          </table:table-cell>
          <table:table-cell office:value-type="float" office:value="748" calcext:value-type="float">
            <text:p>748</text:p>
          </table:table-cell>
          <table:table-cell office:value-type="float" office:value="0.0460773" calcext:value-type="float">
            <text:p>0.04607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746" calcext:value-type="float">
            <text:p>746</text:p>
          </table:table-cell>
          <table:table-cell office:value-type="float" office:value="804" calcext:value-type="float">
            <text:p>804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[.L7]-[.M7]" office:value-type="float" office:value="57" calcext:value-type="float">
            <text:p>57</text:p>
          </table:table-cell>
          <table:table-cell table:formula="of:=[.N7]-[.O7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L7]-[.N7]" office:value-type="float" office:value="-1" calcext:value-type="float">
            <text:p>-1</text:p>
          </table:table-cell>
          <table:table-cell table:formula="of:=ABS([.T7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X7]&gt;=0;[.Z7];0)" office:value-type="float" office:value="0" calcext:value-type="float">
            <text:p>0</text:p>
          </table:table-cell>
          <table:table-cell table:formula="of:=IF([.X7]&lt;=0;[.Z7];0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7]-[.O7]" office:value-type="float" office:value="-2" calcext:value-type="float">
            <text:p>-2</text:p>
          </table:table-cell>
          <table:table-cell table:formula="of:=ABS([.AF7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J7]&gt;=0;[.AL7];0)" office:value-type="float" office:value="0" calcext:value-type="float">
            <text:p>0</text:p>
          </table:table-cell>
          <table:table-cell table:formula="of:=IF([.AJ7]&lt;=0;[.AL7];0)" office:value-type="float" office:value="1" calcext:value-type="float">
            <text:p>1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748" calcext:value-type="float">
            <text:p>748</text:p>
          </table:table-cell>
          <table:table-cell table:formula="of:=[.AR7]-[.AS7]" office:value-type="float" office:value="55" calcext:value-type="float">
            <text:p>55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804" calcext:value-type="float">
            <text:p>804</text:p>
          </table:table-cell>
          <table:table-cell table:formula="of:=[.AV7]-[.AW7]" office:value-type="float" office:value="-58" calcext:value-type="float">
            <text:p>-58</text:p>
          </table:table-cell>
          <table:table-cell table:formula="of:=ABS([.AX7])"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table:style-name="ce1" office:value-type="float" office:value="0.000020627" calcext:value-type="float">
            <text:p>2.06E-05</text:p>
          </table:table-cell>
          <table:table-cell office:value-type="float" office:value="482" calcext:value-type="float">
            <text:p>482</text:p>
          </table:table-cell>
          <table:table-cell office:value-type="float" office:value="0.00110371" calcext:value-type="float">
            <text:p>0.00110371</text:p>
          </table:table-cell>
          <table:table-cell office:value-type="float" office:value="545" calcext:value-type="float">
            <text:p>545</text:p>
          </table:table-cell>
          <table:table-cell office:value-type="float" office:value="0.000153318" calcext:value-type="float">
            <text:p>0.000153318</text:p>
          </table:table-cell>
          <table:table-cell office:value-type="float" office:value="499" calcext:value-type="float">
            <text:p>499</text:p>
          </table:table-cell>
          <table:table-cell office:value-type="float" office:value="0.00747459" calcext:value-type="float">
            <text:p>0.007474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482" calcext:value-type="float">
            <text:p>482</text:p>
          </table:table-cell>
          <table:table-cell office:value-type="float" office:value="545" calcext:value-type="float">
            <text:p>545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L8]-[.M8]" office:value-type="float" office:value="29" calcext:value-type="float">
            <text:p>29</text:p>
          </table:table-cell>
          <table:table-cell table:formula="of:=[.N8]-[.O8]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[.L8]-[.N8]" office:value-type="float" office:value="-34" calcext:value-type="float">
            <text:p>-34</text:p>
          </table:table-cell>
          <table:table-cell table:formula="of:=ABS([.T8])"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X8]&gt;=0;[.Z8];0)" office:value-type="float" office:value="0" calcext:value-type="float">
            <text:p>0</text:p>
          </table:table-cell>
          <table:table-cell table:formula="of:=IF([.X8]&lt;=0;[.Z8];0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8]-[.O8]" office:value-type="float" office:value="-17" calcext:value-type="float">
            <text:p>-17</text:p>
          </table:table-cell>
          <table:table-cell table:formula="of:=ABS([.AF8])"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J8]&gt;=0;[.AL8];0)" office:value-type="float" office:value="0" calcext:value-type="float">
            <text:p>0</text:p>
          </table:table-cell>
          <table:table-cell table:formula="of:=IF([.AJ8]&lt;=0;[.AL8];0)" office:value-type="float" office:value="5" calcext:value-type="float">
            <text:p>5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499" calcext:value-type="float">
            <text:p>499</text:p>
          </table:table-cell>
          <table:table-cell table:formula="of:=[.AR8]-[.AS8]" office:value-type="float" office:value="12" calcext:value-type="float">
            <text:p>1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545" calcext:value-type="float">
            <text:p>545</text:p>
          </table:table-cell>
          <table:table-cell table:formula="of:=[.AV8]-[.AW8]" office:value-type="float" office:value="-63" calcext:value-type="float">
            <text:p>-63</text:p>
          </table:table-cell>
          <table:table-cell table:formula="of:=ABS([.AX8])" office:value-type="float" office:value="63" calcext:value-type="float">
            <text:p>6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07" calcext:value-type="float">
            <text:p>-1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table:style-name="ce1" office:value-type="float" office:value="0.000064777" calcext:value-type="float">
            <text:p>6.48E-05</text:p>
          </table:table-cell>
          <table:table-cell office:value-type="float" office:value="608" calcext:value-type="float">
            <text:p>608</text:p>
          </table:table-cell>
          <table:table-cell office:value-type="float" office:value="0.0034514" calcext:value-type="float">
            <text:p>0.0034514</text:p>
          </table:table-cell>
          <table:table-cell office:value-type="float" office:value="621" calcext:value-type="float">
            <text:p>621</text:p>
          </table:table-cell>
          <table:table-cell office:value-type="float" office:value="0.000231878" calcext:value-type="float">
            <text:p>0.000231878</text:p>
          </table:table-cell>
          <table:table-cell office:value-type="float" office:value="599" calcext:value-type="float">
            <text:p>599</text:p>
          </table:table-cell>
          <table:table-cell office:value-type="float" office:value="0.0173178" calcext:value-type="float">
            <text:p>0.01731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621" calcext:value-type="float">
            <text:p>621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L9]-[.M9]" office:value-type="float" office:value="34" calcext:value-type="float">
            <text:p>34</text:p>
          </table:table-cell>
          <table:table-cell table:formula="of:=[.N9]-[.O9]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L9]-[.N9]" office:value-type="float" office:value="21" calcext:value-type="float">
            <text:p>21</text:p>
          </table:table-cell>
          <table:table-cell table:formula="of:=ABS([.T9])"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IF([.X9]&gt;=0;[.Z9];0)" office:value-type="float" office:value="3.5" calcext:value-type="float">
            <text:p>3.5</text:p>
          </table:table-cell>
          <table:table-cell table:formula="of:=IF([.X9]&lt;=0;[.Z9]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9]-[.O9]" office:value-type="float" office:value="9" calcext:value-type="float">
            <text:p>9</text:p>
          </table:table-cell>
          <table:table-cell table:formula="of:=ABS([.AF9])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J9]&gt;=0;[.AL9];0)" office:value-type="float" office:value="4" calcext:value-type="float">
            <text:p>4</text:p>
          </table:table-cell>
          <table:table-cell table:formula="of:=IF([.AJ9]&lt;=0;[.AL9];0)" office:value-type="float" office:value="0" calcext:value-type="float">
            <text:p>0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599" calcext:value-type="float">
            <text:p>599</text:p>
          </table:table-cell>
          <table:table-cell table:formula="of:=[.AR9]-[.AS9]" office:value-type="float" office:value="43" calcext:value-type="float">
            <text:p>43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21" calcext:value-type="float">
            <text:p>621</text:p>
          </table:table-cell>
          <table:table-cell table:formula="of:=[.AV9]-[.AW9]" office:value-type="float" office:value="-13" calcext:value-type="float">
            <text:p>-13</text:p>
          </table:table-cell>
          <table:table-cell table:formula="of:=ABS([.AX9])"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table:style-name="ce1" office:value-type="float" office:value="0.000069941" calcext:value-type="float">
            <text:p>6.99E-05</text:p>
          </table:table-cell>
          <table:table-cell office:value-type="float" office:value="24698" calcext:value-type="float">
            <text:p>24698</text:p>
          </table:table-cell>
          <table:table-cell office:value-type="float" office:value="0.00736386" calcext:value-type="float">
            <text:p>0.00736386</text:p>
          </table:table-cell>
          <table:table-cell office:value-type="float" office:value="26854" calcext:value-type="float">
            <text:p>26854</text:p>
          </table:table-cell>
          <table:table-cell office:value-type="float" office:value="0.00012696" calcext:value-type="float">
            <text:p>0.00012696</text:p>
          </table:table-cell>
          <table:table-cell office:value-type="float" office:value="24815" calcext:value-type="float">
            <text:p>24815</text:p>
          </table:table-cell>
          <table:table-cell office:value-type="float" office:value="0.0131532" calcext:value-type="float">
            <text:p>0.01315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24698" calcext:value-type="float">
            <text:p>24698</text:p>
          </table:table-cell>
          <table:table-cell office:value-type="float" office:value="26854" calcext:value-type="float">
            <text:p>26854</text:p>
          </table:table-cell>
          <table:table-cell office:value-type="float" office:value="24815" calcext:value-type="float">
            <text:p>24815</text:p>
          </table:table-cell>
          <table:table-cell/>
          <table:table-cell table:formula="of:=[.L10]-[.M10]" office:value-type="float" office:value="3109" calcext:value-type="float">
            <text:p>3109</text:p>
          </table:table-cell>
          <table:table-cell table:formula="of:=[.N10]-[.O10]" office:value-type="float" office:value="2039" calcext:value-type="float">
            <text:p>2039</text:p>
          </table:table-cell>
          <table:table-cell office:value-type="float" office:value="9" calcext:value-type="float">
            <text:p>9</text:p>
          </table:table-cell>
          <table:table-cell table:formula="of:=[.L10]-[.N10]" office:value-type="float" office:value="953" calcext:value-type="float">
            <text:p>953</text:p>
          </table:table-cell>
          <table:table-cell table:formula="of:=ABS([.T10])" office:value-type="float" office:value="953" calcext:value-type="float">
            <text:p>95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X10]&gt;=0;[.Z10];0)" office:value-type="float" office:value="16" calcext:value-type="float">
            <text:p>16</text:p>
          </table:table-cell>
          <table:table-cell table:formula="of:=IF([.X10]&lt;=0;[.Z10]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10]-[.O10]" office:value-type="float" office:value="-117" calcext:value-type="float">
            <text:p>-117</text:p>
          </table:table-cell>
          <table:table-cell table:formula="of:=ABS([.AF10])" office:value-type="float" office:value="117" calcext:value-type="float">
            <text:p>1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17" calcext:value-type="float">
            <text:p>-117</text:p>
          </table:table-cell>
          <table:table-cell office:value-type="float" office:value="117" calcext:value-type="float">
            <text:p>117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IF([.AJ10]&gt;=0;[.AL10];0)" office:value-type="float" office:value="0" calcext:value-type="float">
            <text:p>0</text:p>
          </table:table-cell>
          <table:table-cell table:formula="of:=IF([.AJ10]&lt;=0;[.AL10];0)" office:value-type="float" office:value="12.5" calcext:value-type="float">
            <text:p>12.5</text:p>
          </table:table-cell>
          <table:table-cell table:number-columns-repeated="2"/>
          <table:table-cell office:value-type="float" office:value="27807" calcext:value-type="float">
            <text:p>27807</text:p>
          </table:table-cell>
          <table:table-cell office:value-type="float" office:value="24815" calcext:value-type="float">
            <text:p>24815</text:p>
          </table:table-cell>
          <table:table-cell table:formula="of:=[.AR10]-[.AS10]" office:value-type="float" office:value="2992" calcext:value-type="float">
            <text:p>2992</text:p>
          </table:table-cell>
          <table:table-cell/>
          <table:table-cell office:value-type="float" office:value="24698" calcext:value-type="float">
            <text:p>24698</text:p>
          </table:table-cell>
          <table:table-cell office:value-type="float" office:value="26854" calcext:value-type="float">
            <text:p>26854</text:p>
          </table:table-cell>
          <table:table-cell table:formula="of:=[.AV10]-[.AW10]" office:value-type="float" office:value="-2156" calcext:value-type="float">
            <text:p>-2156</text:p>
          </table:table-cell>
          <table:table-cell table:formula="of:=ABS([.AX10])" office:value-type="float" office:value="2156" calcext:value-type="float">
            <text:p>21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223" calcext:value-type="float">
            <text:p>-2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0.000222951" calcext:value-type="float">
            <text:p>0.000222951</text:p>
          </table:table-cell>
          <table:table-cell office:value-type="float" office:value="31479" calcext:value-type="float">
            <text:p>31479</text:p>
          </table:table-cell>
          <table:table-cell office:value-type="float" office:value="0.0240762" calcext:value-type="float">
            <text:p>0.0240762</text:p>
          </table:table-cell>
          <table:table-cell office:value-type="float" office:value="33612" calcext:value-type="float">
            <text:p>33612</text:p>
          </table:table-cell>
          <table:table-cell office:value-type="float" office:value="0.00021405" calcext:value-type="float">
            <text:p>0.00021405</text:p>
          </table:table-cell>
          <table:table-cell office:value-type="float" office:value="31479" calcext:value-type="float">
            <text:p>31479</text:p>
          </table:table-cell>
          <table:table-cell office:value-type="float" office:value="0.0365781" calcext:value-type="float">
            <text:p>0.03657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31479" calcext:value-type="float">
            <text:p>31479</text:p>
          </table:table-cell>
          <table:table-cell office:value-type="float" office:value="33612" calcext:value-type="float">
            <text:p>33612</text:p>
          </table:table-cell>
          <table:table-cell office:value-type="float" office:value="31479" calcext:value-type="float">
            <text:p>31479</text:p>
          </table:table-cell>
          <table:table-cell/>
          <table:table-cell table:formula="of:=[.L11]-[.M11]" office:value-type="float" office:value="2154" calcext:value-type="float">
            <text:p>2154</text:p>
          </table:table-cell>
          <table:table-cell table:formula="of:=[.N11]-[.O11]" office:value-type="float" office:value="2133" calcext:value-type="float">
            <text:p>2133</text:p>
          </table:table-cell>
          <table:table-cell office:value-type="float" office:value="10" calcext:value-type="float">
            <text:p>10</text:p>
          </table:table-cell>
          <table:table-cell table:formula="of:=[.L11]-[.N11]" office:value-type="float" office:value="21" calcext:value-type="float">
            <text:p>21</text:p>
          </table:table-cell>
          <table:table-cell table:formula="of:=ABS([.T11]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IF([.X11]&gt;=0;[.Z11];0)" office:value-type="float" office:value="3.5" calcext:value-type="float">
            <text:p>3.5</text:p>
          </table:table-cell>
          <table:table-cell table:formula="of:=IF([.X11]&lt;=0;[.Z11];0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11]-[.O11]" office:value-type="float" office:value="0" calcext:value-type="float">
            <text:p>0</text:p>
          </table:table-cell>
          <table:table-cell table:formula="of:=ABS([.AF11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1]&gt;=0;[.AL11];0)" office:value-type="float" office:value="0" calcext:value-type="float">
            <text:p>0</text:p>
          </table:table-cell>
          <table:table-cell table:formula="of:=IF([.AJ11]&lt;=0;[.AL11];0)" office:value-type="float" office:value="0" calcext:value-type="float">
            <text:p>0</text:p>
          </table:table-cell>
          <table:table-cell table:number-columns-repeated="2"/>
          <table:table-cell office:value-type="float" office:value="33633" calcext:value-type="float">
            <text:p>33633</text:p>
          </table:table-cell>
          <table:table-cell office:value-type="float" office:value="31479" calcext:value-type="float">
            <text:p>31479</text:p>
          </table:table-cell>
          <table:table-cell table:formula="of:=[.AR11]-[.AS11]" office:value-type="float" office:value="2154" calcext:value-type="float">
            <text:p>2154</text:p>
          </table:table-cell>
          <table:table-cell/>
          <table:table-cell office:value-type="float" office:value="31479" calcext:value-type="float">
            <text:p>31479</text:p>
          </table:table-cell>
          <table:table-cell office:value-type="float" office:value="33612" calcext:value-type="float">
            <text:p>33612</text:p>
          </table:table-cell>
          <table:table-cell table:formula="of:=[.AV11]-[.AW11]" office:value-type="float" office:value="-2133" calcext:value-type="float">
            <text:p>-2133</text:p>
          </table:table-cell>
          <table:table-cell table:formula="of:=ABS([.AX11])" office:value-type="float" office:value="2133" calcext:value-type="float">
            <text:p>21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363" calcext:value-type="float">
            <text:p>-36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0.000252144" calcext:value-type="float">
            <text:p>0.000252144</text:p>
          </table:table-cell>
          <table:table-cell office:value-type="float" office:value="34543" calcext:value-type="float">
            <text:p>34543</text:p>
          </table:table-cell>
          <table:table-cell office:value-type="float" office:value="0.0555201" calcext:value-type="float">
            <text:p>0.0555201</text:p>
          </table:table-cell>
          <table:table-cell office:value-type="float" office:value="35794" calcext:value-type="float">
            <text:p>35794</text:p>
          </table:table-cell>
          <table:table-cell office:value-type="float" office:value="0.000354758" calcext:value-type="float">
            <text:p>0.000354758</text:p>
          </table:table-cell>
          <table:table-cell office:value-type="float" office:value="34543" calcext:value-type="float">
            <text:p>34543</text:p>
          </table:table-cell>
          <table:table-cell office:value-type="float" office:value="0.0790306" calcext:value-type="float">
            <text:p>0.07903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4543" calcext:value-type="float">
            <text:p>34543</text:p>
          </table:table-cell>
          <table:table-cell office:value-type="float" office:value="35794" calcext:value-type="float">
            <text:p>35794</text:p>
          </table:table-cell>
          <table:table-cell office:value-type="float" office:value="34543" calcext:value-type="float">
            <text:p>34543</text:p>
          </table:table-cell>
          <table:table-cell/>
          <table:table-cell table:formula="of:=[.L12]-[.M12]" office:value-type="float" office:value="1316" calcext:value-type="float">
            <text:p>1316</text:p>
          </table:table-cell>
          <table:table-cell table:formula="of:=[.N12]-[.O12]" office:value-type="float" office:value="1251" calcext:value-type="float">
            <text:p>1251</text:p>
          </table:table-cell>
          <table:table-cell office:value-type="float" office:value="11" calcext:value-type="float">
            <text:p>11</text:p>
          </table:table-cell>
          <table:table-cell table:formula="of:=[.L12]-[.N12]" office:value-type="float" office:value="65" calcext:value-type="float">
            <text:p>65</text:p>
          </table:table-cell>
          <table:table-cell table:formula="of:=ABS([.T12])" office:value-type="float" office:value="65" calcext:value-type="float">
            <text:p>6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X12]&gt;=0;[.Z12];0)" office:value-type="float" office:value="7" calcext:value-type="float">
            <text:p>7</text:p>
          </table:table-cell>
          <table:table-cell table:formula="of:=IF([.X12]&lt;=0;[.Z12]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12]-[.O12]" office:value-type="float" office:value="0" calcext:value-type="float">
            <text:p>0</text:p>
          </table:table-cell>
          <table:table-cell table:formula="of:=ABS([.AF12]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2]&gt;=0;[.AL12];0)" office:value-type="float" office:value="0" calcext:value-type="float">
            <text:p>0</text:p>
          </table:table-cell>
          <table:table-cell table:formula="of:=IF([.AJ12]&lt;=0;[.AL12];0)" office:value-type="float" office:value="0" calcext:value-type="float">
            <text:p>0</text:p>
          </table:table-cell>
          <table:table-cell table:number-columns-repeated="2"/>
          <table:table-cell office:value-type="float" office:value="35859" calcext:value-type="float">
            <text:p>35859</text:p>
          </table:table-cell>
          <table:table-cell office:value-type="float" office:value="34543" calcext:value-type="float">
            <text:p>34543</text:p>
          </table:table-cell>
          <table:table-cell table:formula="of:=[.AR12]-[.AS12]" office:value-type="float" office:value="1316" calcext:value-type="float">
            <text:p>1316</text:p>
          </table:table-cell>
          <table:table-cell/>
          <table:table-cell office:value-type="float" office:value="34543" calcext:value-type="float">
            <text:p>34543</text:p>
          </table:table-cell>
          <table:table-cell office:value-type="float" office:value="35794" calcext:value-type="float">
            <text:p>35794</text:p>
          </table:table-cell>
          <table:table-cell table:formula="of:=[.AV12]-[.AW12]" office:value-type="float" office:value="-1251" calcext:value-type="float">
            <text:p>-1251</text:p>
          </table:table-cell>
          <table:table-cell table:formula="of:=ABS([.AX12])"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77" calcext:value-type="float">
            <text:p>-47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table:style-name="ce1" office:value-type="float" office:value="0.000093891" calcext:value-type="float">
            <text:p>9.39E-05</text:p>
          </table:table-cell>
          <table:table-cell office:value-type="float" office:value="25884" calcext:value-type="float">
            <text:p>25884</text:p>
          </table:table-cell>
          <table:table-cell office:value-type="float" office:value="0.00853953" calcext:value-type="float">
            <text:p>0.00853953</text:p>
          </table:table-cell>
          <table:table-cell office:value-type="float" office:value="29158" calcext:value-type="float">
            <text:p>29158</text:p>
          </table:table-cell>
          <table:table-cell office:value-type="float" office:value="0.000109656" calcext:value-type="float">
            <text:p>0.000109656</text:p>
          </table:table-cell>
          <table:table-cell office:value-type="float" office:value="25884" calcext:value-type="float">
            <text:p>25884</text:p>
          </table:table-cell>
          <table:table-cell office:value-type="float" office:value="0.0112842" calcext:value-type="float">
            <text:p>0.01128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/>
          <table:table-cell table:formula="of:=[.L13]-[.M13]" office:value-type="float" office:value="3274" calcext:value-type="float">
            <text:p>3274</text:p>
          </table:table-cell>
          <table:table-cell table:formula="of:=[.N13]-[.O13]" office:value-type="float" office:value="3274" calcext:value-type="float">
            <text:p>3274</text:p>
          </table:table-cell>
          <table:table-cell office:value-type="float" office:value="12" calcext:value-type="float">
            <text:p>12</text:p>
          </table:table-cell>
          <table:table-cell table:formula="of:=[.L13]-[.N13]" office:value-type="float" office:value="0" calcext:value-type="float">
            <text:p>0</text:p>
          </table:table-cell>
          <table:table-cell table:formula="of:=ABS([.T13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3]&gt;=0;[.Z13];0)" office:value-type="float" office:value="0" calcext:value-type="float">
            <text:p>0</text:p>
          </table:table-cell>
          <table:table-cell table:formula="of:=IF([.X13]&lt;=0;[.Z13]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M13]-[.O13]" office:value-type="float" office:value="0" calcext:value-type="float">
            <text:p>0</text:p>
          </table:table-cell>
          <table:table-cell table:formula="of:=ABS([.AF13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3]&gt;=0;[.AL13];0)" office:value-type="float" office:value="0" calcext:value-type="float">
            <text:p>0</text:p>
          </table:table-cell>
          <table:table-cell table:formula="of:=IF([.AJ13]&lt;=0;[.AL13];0)" office:value-type="float" office:value="0" calcext:value-type="float">
            <text:p>0</text:p>
          </table:table-cell>
          <table:table-cell table:number-columns-repeated="2"/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 table:formula="of:=[.AR13]-[.AS13]" office:value-type="float" office:value="3274" calcext:value-type="float">
            <text:p>3274</text:p>
          </table:table-cell>
          <table:table-cell/>
          <table:table-cell office:value-type="float" office:value="25884" calcext:value-type="float">
            <text:p>25884</text:p>
          </table:table-cell>
          <table:table-cell office:value-type="float" office:value="29158" calcext:value-type="float">
            <text:p>29158</text:p>
          </table:table-cell>
          <table:table-cell table:formula="of:=[.AV13]-[.AW13]" office:value-type="float" office:value="-3274" calcext:value-type="float">
            <text:p>-3274</text:p>
          </table:table-cell>
          <table:table-cell table:formula="of:=ABS([.AX13])" office:value-type="float" office:value="3274" calcext:value-type="float">
            <text:p>32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688" calcext:value-type="float">
            <text:p>-688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0.000131333" calcext:value-type="float">
            <text:p>0.000131333</text:p>
          </table:table-cell>
          <table:table-cell office:value-type="float" office:value="31611" calcext:value-type="float">
            <text:p>31611</text:p>
          </table:table-cell>
          <table:table-cell office:value-type="float" office:value="0.0222619" calcext:value-type="float">
            <text:p>0.0222619</text:p>
          </table:table-cell>
          <table:table-cell office:value-type="float" office:value="32825" calcext:value-type="float">
            <text:p>32825</text:p>
          </table:table-cell>
          <table:table-cell office:value-type="float" office:value="0.000253897" calcext:value-type="float">
            <text:p>0.000253897</text:p>
          </table:table-cell>
          <table:table-cell office:value-type="float" office:value="31611" calcext:value-type="float">
            <text:p>31611</text:p>
          </table:table-cell>
          <table:table-cell office:value-type="float" office:value="0.0373115" calcext:value-type="float">
            <text:p>0.03731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31611" calcext:value-type="float">
            <text:p>31611</text:p>
          </table:table-cell>
          <table:table-cell office:value-type="float" office:value="32825" calcext:value-type="float">
            <text:p>32825</text:p>
          </table:table-cell>
          <table:table-cell office:value-type="float" office:value="31611" calcext:value-type="float">
            <text:p>31611</text:p>
          </table:table-cell>
          <table:table-cell/>
          <table:table-cell table:formula="of:=[.L14]-[.M14]" office:value-type="float" office:value="2888" calcext:value-type="float">
            <text:p>2888</text:p>
          </table:table-cell>
          <table:table-cell table:formula="of:=[.N14]-[.O14]" office:value-type="float" office:value="1214" calcext:value-type="float">
            <text:p>1214</text:p>
          </table:table-cell>
          <table:table-cell office:value-type="float" office:value="13" calcext:value-type="float">
            <text:p>13</text:p>
          </table:table-cell>
          <table:table-cell table:formula="of:=[.L14]-[.N14]" office:value-type="float" office:value="1674" calcext:value-type="float">
            <text:p>1674</text:p>
          </table:table-cell>
          <table:table-cell table:formula="of:=ABS([.T14])" office:value-type="float" office:value="1674" calcext:value-type="float">
            <text:p>167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X14]&gt;=0;[.Z14];0)" office:value-type="float" office:value="18" calcext:value-type="float">
            <text:p>18</text:p>
          </table:table-cell>
          <table:table-cell table:formula="of:=IF([.X14]&lt;=0;[.Z14]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M14]-[.O14]" office:value-type="float" office:value="0" calcext:value-type="float">
            <text:p>0</text:p>
          </table:table-cell>
          <table:table-cell table:formula="of:=ABS([.AF14]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4]&gt;=0;[.AL14];0)" office:value-type="float" office:value="0" calcext:value-type="float">
            <text:p>0</text:p>
          </table:table-cell>
          <table:table-cell table:formula="of:=IF([.AJ14]&lt;=0;[.AL14];0)" office:value-type="float" office:value="0" calcext:value-type="float">
            <text:p>0</text:p>
          </table:table-cell>
          <table:table-cell table:number-columns-repeated="2"/>
          <table:table-cell office:value-type="float" office:value="34499" calcext:value-type="float">
            <text:p>34499</text:p>
          </table:table-cell>
          <table:table-cell office:value-type="float" office:value="31611" calcext:value-type="float">
            <text:p>31611</text:p>
          </table:table-cell>
          <table:table-cell table:formula="of:=[.AR14]-[.AS14]" office:value-type="float" office:value="2888" calcext:value-type="float">
            <text:p>2888</text:p>
          </table:table-cell>
          <table:table-cell/>
          <table:table-cell office:value-type="float" office:value="31611" calcext:value-type="float">
            <text:p>31611</text:p>
          </table:table-cell>
          <table:table-cell office:value-type="float" office:value="32825" calcext:value-type="float">
            <text:p>32825</text:p>
          </table:table-cell>
          <table:table-cell table:formula="of:=[.AV14]-[.AW14]" office:value-type="float" office:value="-1214" calcext:value-type="float">
            <text:p>-1214</text:p>
          </table:table-cell>
          <table:table-cell table:formula="of:=ABS([.AX14])" office:value-type="float" office:value="1214" calcext:value-type="float">
            <text:p>12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707" calcext:value-type="float">
            <text:p>-70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236748" calcext:value-type="float">
            <text:p>0.000236748</text:p>
          </table:table-cell>
          <table:table-cell office:value-type="float" office:value="35389" calcext:value-type="float">
            <text:p>35389</text:p>
          </table:table-cell>
          <table:table-cell office:value-type="float" office:value="0.0511064" calcext:value-type="float">
            <text:p>0.0511064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379147" calcext:value-type="float">
            <text:p>0.000379147</text:p>
          </table:table-cell>
          <table:table-cell office:value-type="float" office:value="35389" calcext:value-type="float">
            <text:p>35389</text:p>
          </table:table-cell>
          <table:table-cell office:value-type="float" office:value="0.0778277" calcext:value-type="float">
            <text:p>0.07782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/>
          <table:table-cell table:formula="of:=[.L15]-[.M15]" office:value-type="float" office:value="1591" calcext:value-type="float">
            <text:p>1591</text:p>
          </table:table-cell>
          <table:table-cell table:formula="of:=[.N15]-[.O15]" office:value-type="float" office:value="1591" calcext:value-type="float">
            <text:p>1591</text:p>
          </table:table-cell>
          <table:table-cell office:value-type="float" office:value="14" calcext:value-type="float">
            <text:p>14</text:p>
          </table:table-cell>
          <table:table-cell table:formula="of:=[.L15]-[.N15]" office:value-type="float" office:value="0" calcext:value-type="float">
            <text:p>0</text:p>
          </table:table-cell>
          <table:table-cell table:formula="of:=ABS([.T15]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5]&gt;=0;[.Z15];0)" office:value-type="float" office:value="0" calcext:value-type="float">
            <text:p>0</text:p>
          </table:table-cell>
          <table:table-cell table:formula="of:=IF([.X15]&lt;=0;[.Z15];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M15]-[.O15]" office:value-type="float" office:value="0" calcext:value-type="float">
            <text:p>0</text:p>
          </table:table-cell>
          <table:table-cell table:formula="of:=ABS([.AF15]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5]&gt;=0;[.AL15];0)" office:value-type="float" office:value="0" calcext:value-type="float">
            <text:p>0</text:p>
          </table:table-cell>
          <table:table-cell table:formula="of:=IF([.AJ15]&lt;=0;[.AL15];0)" office:value-type="float" office:value="0" calcext:value-type="float">
            <text:p>0</text:p>
          </table:table-cell>
          <table:table-cell table:number-columns-repeated="2"/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 table:formula="of:=[.AR15]-[.AS15]" office:value-type="float" office:value="1591" calcext:value-type="float">
            <text:p>1591</text:p>
          </table:table-cell>
          <table:table-cell/>
          <table:table-cell office:value-type="float" office:value="35389" calcext:value-type="float">
            <text:p>35389</text:p>
          </table:table-cell>
          <table:table-cell office:value-type="float" office:value="36980" calcext:value-type="float">
            <text:p>36980</text:p>
          </table:table-cell>
          <table:table-cell table:formula="of:=[.AV15]-[.AW15]" office:value-type="float" office:value="-1591" calcext:value-type="float">
            <text:p>-1591</text:p>
          </table:table-cell>
          <table:table-cell table:formula="of:=ABS([.AX15])" office:value-type="float" office:value="1591" calcext:value-type="float">
            <text:p>15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99" calcext:value-type="float">
            <text:p>-79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table:style-name="ce1" office:value-type="float" office:value="0.000067695" calcext:value-type="float">
            <text:p>6.77E-05</text:p>
          </table:table-cell>
          <table:table-cell office:value-type="float" office:value="23660" calcext:value-type="float">
            <text:p>23660</text:p>
          </table:table-cell>
          <table:table-cell office:value-type="float" office:value="0.00713671" calcext:value-type="float">
            <text:p>0.00713671</text:p>
          </table:table-cell>
          <table:table-cell office:value-type="float" office:value="26227" calcext:value-type="float">
            <text:p>26227</text:p>
          </table:table-cell>
          <table:table-cell office:value-type="float" office:value="0.000131215" calcext:value-type="float">
            <text:p>0.000131215</text:p>
          </table:table-cell>
          <table:table-cell office:value-type="float" office:value="23564" calcext:value-type="float">
            <text:p>23564</text:p>
          </table:table-cell>
          <table:table-cell office:value-type="float" office:value="0.0138976" calcext:value-type="float">
            <text:p>0.01389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23660" calcext:value-type="float">
            <text:p>23660</text:p>
          </table:table-cell>
          <table:table-cell office:value-type="float" office:value="26227" calcext:value-type="float">
            <text:p>26227</text:p>
          </table:table-cell>
          <table:table-cell office:value-type="float" office:value="23564" calcext:value-type="float">
            <text:p>23564</text:p>
          </table:table-cell>
          <table:table-cell/>
          <table:table-cell table:formula="of:=[.L16]-[.M16]" office:value-type="float" office:value="2567" calcext:value-type="float">
            <text:p>2567</text:p>
          </table:table-cell>
          <table:table-cell table:formula="of:=[.N16]-[.O16]" office:value-type="float" office:value="2663" calcext:value-type="float">
            <text:p>2663</text:p>
          </table:table-cell>
          <table:table-cell office:value-type="float" office:value="15" calcext:value-type="float">
            <text:p>15</text:p>
          </table:table-cell>
          <table:table-cell table:formula="of:=[.L16]-[.N16]" office:value-type="float" office:value="0" calcext:value-type="float">
            <text:p>0</text:p>
          </table:table-cell>
          <table:table-cell table:formula="of:=ABS([.T16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6]&gt;=0;[.Z16];0)" office:value-type="float" office:value="0" calcext:value-type="float">
            <text:p>0</text:p>
          </table:table-cell>
          <table:table-cell table:formula="of:=IF([.X16]&lt;=0;[.Z16];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M16]-[.O16]" office:value-type="float" office:value="96" calcext:value-type="float">
            <text:p>96</text:p>
          </table:table-cell>
          <table:table-cell table:formula="of:=ABS([.AF16])" office:value-type="float" office:value="96" calcext:value-type="float">
            <text:p>9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J16]&gt;=0;[.AL16];0)" office:value-type="float" office:value="9" calcext:value-type="float">
            <text:p>9</text:p>
          </table:table-cell>
          <table:table-cell table:formula="of:=IF([.AJ16]&lt;=0;[.AL16];0)" office:value-type="float" office:value="0" calcext:value-type="float">
            <text:p>0</text:p>
          </table:table-cell>
          <table:table-cell table:number-columns-repeated="2"/>
          <table:table-cell office:value-type="float" office:value="26227" calcext:value-type="float">
            <text:p>26227</text:p>
          </table:table-cell>
          <table:table-cell office:value-type="float" office:value="23564" calcext:value-type="float">
            <text:p>23564</text:p>
          </table:table-cell>
          <table:table-cell table:formula="of:=[.AR16]-[.AS16]" office:value-type="float" office:value="2663" calcext:value-type="float">
            <text:p>2663</text:p>
          </table:table-cell>
          <table:table-cell/>
          <table:table-cell office:value-type="float" office:value="23660" calcext:value-type="float">
            <text:p>23660</text:p>
          </table:table-cell>
          <table:table-cell office:value-type="float" office:value="26227" calcext:value-type="float">
            <text:p>26227</text:p>
          </table:table-cell>
          <table:table-cell table:formula="of:=[.AV16]-[.AW16]" office:value-type="float" office:value="-2567" calcext:value-type="float">
            <text:p>-2567</text:p>
          </table:table-cell>
          <table:table-cell table:formula="of:=ABS([.AX16])" office:value-type="float" office:value="2567" calcext:value-type="float">
            <text:p>25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078" calcext:value-type="float">
            <text:p>-107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0.000125232" calcext:value-type="float">
            <text:p>0.000125232</text:p>
          </table:table-cell>
          <table:table-cell office:value-type="float" office:value="24852" calcext:value-type="float">
            <text:p>24852</text:p>
          </table:table-cell>
          <table:table-cell office:value-type="float" office:value="0.00788403" calcext:value-type="float">
            <text:p>0.00788403</text:p>
          </table:table-cell>
          <table:table-cell office:value-type="float" office:value="26947" calcext:value-type="float">
            <text:p>26947</text:p>
          </table:table-cell>
          <table:table-cell office:value-type="float" office:value="0.000222792" calcext:value-type="float">
            <text:p>0.000222792</text:p>
          </table:table-cell>
          <table:table-cell office:value-type="float" office:value="24852" calcext:value-type="float">
            <text:p>24852</text:p>
          </table:table-cell>
          <table:table-cell office:value-type="float" office:value="0.0115013" calcext:value-type="float">
            <text:p>0.0115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/>
          <table:table-cell table:formula="of:=[.L17]-[.M17]" office:value-type="float" office:value="2095" calcext:value-type="float">
            <text:p>2095</text:p>
          </table:table-cell>
          <table:table-cell table:formula="of:=[.N17]-[.O17]" office:value-type="float" office:value="2095" calcext:value-type="float">
            <text:p>2095</text:p>
          </table:table-cell>
          <table:table-cell office:value-type="float" office:value="16" calcext:value-type="float">
            <text:p>16</text:p>
          </table:table-cell>
          <table:table-cell table:formula="of:=[.L17]-[.N17]" office:value-type="float" office:value="0" calcext:value-type="float">
            <text:p>0</text:p>
          </table:table-cell>
          <table:table-cell table:formula="of:=ABS([.T17]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7]&gt;=0;[.Z17];0)" office:value-type="float" office:value="0" calcext:value-type="float">
            <text:p>0</text:p>
          </table:table-cell>
          <table:table-cell table:formula="of:=IF([.X17]&lt;=0;[.Z17];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17]-[.O17]" office:value-type="float" office:value="0" calcext:value-type="float">
            <text:p>0</text:p>
          </table:table-cell>
          <table:table-cell table:formula="of:=ABS([.AF17]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7]&gt;=0;[.AL17];0)" office:value-type="float" office:value="0" calcext:value-type="float">
            <text:p>0</text:p>
          </table:table-cell>
          <table:table-cell table:formula="of:=IF([.AJ17]&lt;=0;[.AL17];0)" office:value-type="float" office:value="0" calcext:value-type="float">
            <text:p>0</text:p>
          </table:table-cell>
          <table:table-cell table:number-columns-repeated="2"/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 table:formula="of:=[.AR17]-[.AS17]" office:value-type="float" office:value="2095" calcext:value-type="float">
            <text:p>2095</text:p>
          </table:table-cell>
          <table:table-cell/>
          <table:table-cell office:value-type="float" office:value="24852" calcext:value-type="float">
            <text:p>24852</text:p>
          </table:table-cell>
          <table:table-cell office:value-type="float" office:value="26947" calcext:value-type="float">
            <text:p>26947</text:p>
          </table:table-cell>
          <table:table-cell table:formula="of:=[.AV17]-[.AW17]" office:value-type="float" office:value="-2095" calcext:value-type="float">
            <text:p>-2095</text:p>
          </table:table-cell>
          <table:table-cell table:formula="of:=ABS([.AX17])" office:value-type="float" office:value="2095" calcext:value-type="float">
            <text:p>209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214" calcext:value-type="float">
            <text:p>-1214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table:style-name="ce1" office:value-type="float" office:value="0.000066315" calcext:value-type="float">
            <text:p>6.63E-05</text:p>
          </table:table-cell>
          <table:table-cell office:value-type="float" office:value="24782" calcext:value-type="float">
            <text:p>24782</text:p>
          </table:table-cell>
          <table:table-cell office:value-type="float" office:value="0.00694331" calcext:value-type="float">
            <text:p>0.00694331</text:p>
          </table:table-cell>
          <table:table-cell office:value-type="float" office:value="27460" calcext:value-type="float">
            <text:p>27460</text:p>
          </table:table-cell>
          <table:table-cell office:value-type="float" office:value="0.000201731" calcext:value-type="float">
            <text:p>0.000201731</text:p>
          </table:table-cell>
          <table:table-cell office:value-type="float" office:value="24782" calcext:value-type="float">
            <text:p>24782</text:p>
          </table:table-cell>
          <table:table-cell office:value-type="float" office:value="0.0129614" calcext:value-type="float">
            <text:p>0.01296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/>
          <table:table-cell table:formula="of:=[.L18]-[.M18]" office:value-type="float" office:value="2678" calcext:value-type="float">
            <text:p>2678</text:p>
          </table:table-cell>
          <table:table-cell table:formula="of:=[.N18]-[.O18]" office:value-type="float" office:value="2678" calcext:value-type="float">
            <text:p>2678</text:p>
          </table:table-cell>
          <table:table-cell office:value-type="float" office:value="17" calcext:value-type="float">
            <text:p>17</text:p>
          </table:table-cell>
          <table:table-cell table:formula="of:=[.L18]-[.N18]" office:value-type="float" office:value="0" calcext:value-type="float">
            <text:p>0</text:p>
          </table:table-cell>
          <table:table-cell table:formula="of:=ABS([.T18]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8]&gt;=0;[.Z18];0)" office:value-type="float" office:value="0" calcext:value-type="float">
            <text:p>0</text:p>
          </table:table-cell>
          <table:table-cell table:formula="of:=IF([.X18]&lt;=0;[.Z18];0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M18]-[.O18]" office:value-type="float" office:value="0" calcext:value-type="float">
            <text:p>0</text:p>
          </table:table-cell>
          <table:table-cell table:formula="of:=ABS([.AF18]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8]&gt;=0;[.AL18];0)" office:value-type="float" office:value="0" calcext:value-type="float">
            <text:p>0</text:p>
          </table:table-cell>
          <table:table-cell table:formula="of:=IF([.AJ18]&lt;=0;[.AL18];0)" office:value-type="float" office:value="0" calcext:value-type="float">
            <text:p>0</text:p>
          </table:table-cell>
          <table:table-cell table:number-columns-repeated="2"/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 table:formula="of:=[.AR18]-[.AS18]" office:value-type="float" office:value="2678" calcext:value-type="float">
            <text:p>2678</text:p>
          </table:table-cell>
          <table:table-cell/>
          <table:table-cell office:value-type="float" office:value="24782" calcext:value-type="float">
            <text:p>24782</text:p>
          </table:table-cell>
          <table:table-cell office:value-type="float" office:value="27460" calcext:value-type="float">
            <text:p>27460</text:p>
          </table:table-cell>
          <table:table-cell table:formula="of:=[.AV18]-[.AW18]" office:value-type="float" office:value="-2678" calcext:value-type="float">
            <text:p>-2678</text:p>
          </table:table-cell>
          <table:table-cell table:formula="of:=ABS([.AX18])" office:value-type="float" office:value="2678" calcext:value-type="float">
            <text:p>26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1251" calcext:value-type="float">
            <text:p>-125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table:style-name="ce1" office:value-type="float" office:value="0.000057688" calcext:value-type="float">
            <text:p>5.77E-05</text:p>
          </table:table-cell>
          <table:table-cell office:value-type="float" office:value="16935" calcext:value-type="float">
            <text:p>16935</text:p>
          </table:table-cell>
          <table:table-cell office:value-type="float" office:value="0.00701994" calcext:value-type="float">
            <text:p>0.00701994</text:p>
          </table:table-cell>
          <table:table-cell office:value-type="float" office:value="20356" calcext:value-type="float">
            <text:p>20356</text:p>
          </table:table-cell>
          <table:table-cell office:value-type="float" office:value="0.000113084" calcext:value-type="float">
            <text:p>0.000113084</text:p>
          </table:table-cell>
          <table:table-cell office:value-type="float" office:value="16935" calcext:value-type="float">
            <text:p>16935</text:p>
          </table:table-cell>
          <table:table-cell office:value-type="float" office:value="0.0166362" calcext:value-type="float">
            <text:p>0.01663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/>
          <table:table-cell table:formula="of:=[.L19]-[.M19]" office:value-type="float" office:value="3421" calcext:value-type="float">
            <text:p>3421</text:p>
          </table:table-cell>
          <table:table-cell table:formula="of:=[.N19]-[.O19]" office:value-type="float" office:value="3421" calcext:value-type="float">
            <text:p>3421</text:p>
          </table:table-cell>
          <table:table-cell office:value-type="float" office:value="18" calcext:value-type="float">
            <text:p>18</text:p>
          </table:table-cell>
          <table:table-cell table:formula="of:=[.L19]-[.N19]" office:value-type="float" office:value="0" calcext:value-type="float">
            <text:p>0</text:p>
          </table:table-cell>
          <table:table-cell table:formula="of:=ABS([.T19]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9]&gt;=0;[.Z19];0)" office:value-type="float" office:value="0" calcext:value-type="float">
            <text:p>0</text:p>
          </table:table-cell>
          <table:table-cell table:formula="of:=IF([.X19]&lt;=0;[.Z19];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M19]-[.O19]" office:value-type="float" office:value="0" calcext:value-type="float">
            <text:p>0</text:p>
          </table:table-cell>
          <table:table-cell table:formula="of:=ABS([.AF19]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9]&gt;=0;[.AL19];0)" office:value-type="float" office:value="0" calcext:value-type="float">
            <text:p>0</text:p>
          </table:table-cell>
          <table:table-cell table:formula="of:=IF([.AJ19]&lt;=0;[.AL19];0)" office:value-type="float" office:value="0" calcext:value-type="float">
            <text:p>0</text:p>
          </table:table-cell>
          <table:table-cell table:number-columns-repeated="2"/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 table:formula="of:=[.AR19]-[.AS19]" office:value-type="float" office:value="3421" calcext:value-type="float">
            <text:p>3421</text:p>
          </table:table-cell>
          <table:table-cell/>
          <table:table-cell office:value-type="float" office:value="16935" calcext:value-type="float">
            <text:p>16935</text:p>
          </table:table-cell>
          <table:table-cell office:value-type="float" office:value="20356" calcext:value-type="float">
            <text:p>20356</text:p>
          </table:table-cell>
          <table:table-cell table:formula="of:=[.AV19]-[.AW19]" office:value-type="float" office:value="-3421" calcext:value-type="float">
            <text:p>-3421</text:p>
          </table:table-cell>
          <table:table-cell table:formula="of:=ABS([.AX19])" office:value-type="float" office:value="3421" calcext:value-type="float">
            <text:p>34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591" calcext:value-type="float">
            <text:p>-159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21003" calcext:value-type="float">
            <text:p>0.000421003</text:p>
          </table:table-cell>
          <table:table-cell office:value-type="float" office:value="49201" calcext:value-type="float">
            <text:p>49201</text:p>
          </table:table-cell>
          <table:table-cell office:value-type="float" office:value="0.166132" calcext:value-type="float">
            <text:p>0.166132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678634" calcext:value-type="float">
            <text:p>0.000678634</text:p>
          </table:table-cell>
          <table:table-cell office:value-type="float" office:value="49201" calcext:value-type="float">
            <text:p>49201</text:p>
          </table:table-cell>
          <table:table-cell office:value-type="float" office:value="0.260951" calcext:value-type="float">
            <text:p>0.2609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/>
          <table:table-cell table:formula="of:=[.L20]-[.M20]" office:value-type="float" office:value="4818" calcext:value-type="float">
            <text:p>4818</text:p>
          </table:table-cell>
          <table:table-cell table:formula="of:=[.N20]-[.O20]" office:value-type="float" office:value="4818" calcext:value-type="float">
            <text:p>4818</text:p>
          </table:table-cell>
          <table:table-cell office:value-type="float" office:value="19" calcext:value-type="float">
            <text:p>19</text:p>
          </table:table-cell>
          <table:table-cell table:formula="of:=[.L20]-[.N20]" office:value-type="float" office:value="0" calcext:value-type="float">
            <text:p>0</text:p>
          </table:table-cell>
          <table:table-cell table:formula="of:=ABS([.T20]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0]&gt;=0;[.Z20];0)" office:value-type="float" office:value="0" calcext:value-type="float">
            <text:p>0</text:p>
          </table:table-cell>
          <table:table-cell table:formula="of:=IF([.X20]&lt;=0;[.Z20];0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M20]-[.O20]" office:value-type="float" office:value="0" calcext:value-type="float">
            <text:p>0</text:p>
          </table:table-cell>
          <table:table-cell table:formula="of:=ABS([.AF20]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0]&gt;=0;[.AL20];0)" office:value-type="float" office:value="0" calcext:value-type="float">
            <text:p>0</text:p>
          </table:table-cell>
          <table:table-cell table:formula="of:=IF([.AJ20]&lt;=0;[.AL20];0)" office:value-type="float" office:value="0" calcext:value-type="float">
            <text:p>0</text:p>
          </table:table-cell>
          <table:table-cell table:number-columns-repeated="2"/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table:formula="of:=[.AR20]-[.AS20]" office:value-type="float" office:value="4818" calcext:value-type="float">
            <text:p>4818</text:p>
          </table:table-cell>
          <table:table-cell/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table:formula="of:=[.AV20]-[.AW20]" office:value-type="float" office:value="-4818" calcext:value-type="float">
            <text:p>-4818</text:p>
          </table:table-cell>
          <table:table-cell table:formula="of:=ABS([.AX20])" office:value-type="float" office:value="4818" calcext:value-type="float">
            <text:p>48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784" calcext:value-type="float">
            <text:p>-178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20879" calcext:value-type="float">
            <text:p>0.000420879</text:p>
          </table:table-cell>
          <table:table-cell office:value-type="float" office:value="49201" calcext:value-type="float">
            <text:p>49201</text:p>
          </table:table-cell>
          <table:table-cell office:value-type="float" office:value="0.155087" calcext:value-type="float">
            <text:p>0.155087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638746" calcext:value-type="float">
            <text:p>0.000638746</text:p>
          </table:table-cell>
          <table:table-cell office:value-type="float" office:value="49201" calcext:value-type="float">
            <text:p>49201</text:p>
          </table:table-cell>
          <table:table-cell office:value-type="float" office:value="0.240323" calcext:value-type="float">
            <text:p>0.240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/>
          <table:table-cell table:formula="of:=[.L21]-[.M21]" office:value-type="float" office:value="4818" calcext:value-type="float">
            <text:p>4818</text:p>
          </table:table-cell>
          <table:table-cell table:formula="of:=[.N21]-[.O21]" office:value-type="float" office:value="4818" calcext:value-type="float">
            <text:p>4818</text:p>
          </table:table-cell>
          <table:table-cell office:value-type="float" office:value="20" calcext:value-type="float">
            <text:p>20</text:p>
          </table:table-cell>
          <table:table-cell table:formula="of:=[.L21]-[.N21]" office:value-type="float" office:value="0" calcext:value-type="float">
            <text:p>0</text:p>
          </table:table-cell>
          <table:table-cell table:formula="of:=ABS([.T2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1]&gt;=0;[.Z21];0)" office:value-type="float" office:value="0" calcext:value-type="float">
            <text:p>0</text:p>
          </table:table-cell>
          <table:table-cell table:formula="of:=IF([.X21]&lt;=0;[.Z21];0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21]-[.O21]" office:value-type="float" office:value="0" calcext:value-type="float">
            <text:p>0</text:p>
          </table:table-cell>
          <table:table-cell table:formula="of:=ABS([.AF2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1]&gt;=0;[.AL21];0)" office:value-type="float" office:value="0" calcext:value-type="float">
            <text:p>0</text:p>
          </table:table-cell>
          <table:table-cell table:formula="of:=IF([.AJ21]&lt;=0;[.AL21];0)" office:value-type="float" office:value="0" calcext:value-type="float">
            <text:p>0</text:p>
          </table:table-cell>
          <table:table-cell table:number-columns-repeated="2"/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table:formula="of:=[.AR21]-[.AS21]" office:value-type="float" office:value="4818" calcext:value-type="float">
            <text:p>4818</text:p>
          </table:table-cell>
          <table:table-cell/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table:formula="of:=[.AV21]-[.AW21]" office:value-type="float" office:value="-4818" calcext:value-type="float">
            <text:p>-4818</text:p>
          </table:table-cell>
          <table:table-cell table:formula="of:=ABS([.AX21])" office:value-type="float" office:value="4818" calcext:value-type="float">
            <text:p>48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095" calcext:value-type="float">
            <text:p>-209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0.0102591" calcext:value-type="float">
            <text:p>0.0102591</text:p>
          </table:table-cell>
          <table:table-cell office:value-type="float" office:value="68531" calcext:value-type="float">
            <text:p>68531</text:p>
          </table:table-cell>
          <table:table-cell office:value-type="float" office:value="14.3142" calcext:value-type="float">
            <text:p>14.3142</text:p>
          </table:table-cell>
          <table:table-cell office:value-type="float" office:value="70315" calcext:value-type="float">
            <text:p>70315</text:p>
          </table:table-cell>
          <table:table-cell office:value-type="float" office:value="0.0157081" calcext:value-type="float">
            <text:p>0.0157081</text:p>
          </table:table-cell>
          <table:table-cell office:value-type="float" office:value="67864" calcext:value-type="float">
            <text:p>67864</text:p>
          </table:table-cell>
          <table:table-cell office:value-type="float" office:value="24.5947" calcext:value-type="float">
            <text:p>24.59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68531" calcext:value-type="float">
            <text:p>68531</text:p>
          </table:table-cell>
          <table:table-cell office:value-type="float" office:value="70315" calcext:value-type="float">
            <text:p>70315</text:p>
          </table:table-cell>
          <table:table-cell office:value-type="float" office:value="67864" calcext:value-type="float">
            <text:p>67864</text:p>
          </table:table-cell>
          <table:table-cell/>
          <table:table-cell table:formula="of:=[.L22]-[.M22]" office:value-type="float" office:value="433" calcext:value-type="float">
            <text:p>433</text:p>
          </table:table-cell>
          <table:table-cell table:formula="of:=[.N22]-[.O22]" office:value-type="float" office:value="2451" calcext:value-type="float">
            <text:p>2451</text:p>
          </table:table-cell>
          <table:table-cell office:value-type="float" office:value="21" calcext:value-type="float">
            <text:p>21</text:p>
          </table:table-cell>
          <table:table-cell table:formula="of:=[.L22]-[.N22]" office:value-type="float" office:value="-1351" calcext:value-type="float">
            <text:p>-1351</text:p>
          </table:table-cell>
          <table:table-cell table:formula="of:=ABS([.T22])" office:value-type="float" office:value="1351" calcext:value-type="float">
            <text:p>135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351" calcext:value-type="float">
            <text:p>-1351</text:p>
          </table:table-cell>
          <table:table-cell office:value-type="float" office:value="1351" calcext:value-type="float">
            <text:p>135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X22]&gt;=0;[.Z22];0)" office:value-type="float" office:value="0" calcext:value-type="float">
            <text:p>0</text:p>
          </table:table-cell>
          <table:table-cell table:formula="of:=IF([.X22]&lt;=0;[.Z22];0)"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22]-[.O22]" office:value-type="float" office:value="667" calcext:value-type="float">
            <text:p>667</text:p>
          </table:table-cell>
          <table:table-cell table:formula="of:=ABS([.AF22])" office:value-type="float" office:value="667" calcext:value-type="float">
            <text:p>6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AJ22]&gt;=0;[.AL22];0)" office:value-type="float" office:value="18" calcext:value-type="float">
            <text:p>18</text:p>
          </table:table-cell>
          <table:table-cell table:formula="of:=IF([.AJ22]&lt;=0;[.AL22];0)" office:value-type="float" office:value="0" calcext:value-type="float">
            <text:p>0</text:p>
          </table:table-cell>
          <table:table-cell table:number-columns-repeated="2"/>
          <table:table-cell office:value-type="float" office:value="68964" calcext:value-type="float">
            <text:p>68964</text:p>
          </table:table-cell>
          <table:table-cell office:value-type="float" office:value="67864" calcext:value-type="float">
            <text:p>67864</text:p>
          </table:table-cell>
          <table:table-cell table:formula="of:=[.AR22]-[.AS22]" office:value-type="float" office:value="1100" calcext:value-type="float">
            <text:p>1100</text:p>
          </table:table-cell>
          <table:table-cell/>
          <table:table-cell office:value-type="float" office:value="68531" calcext:value-type="float">
            <text:p>68531</text:p>
          </table:table-cell>
          <table:table-cell office:value-type="float" office:value="70315" calcext:value-type="float">
            <text:p>70315</text:p>
          </table:table-cell>
          <table:table-cell table:formula="of:=[.AV22]-[.AW22]" office:value-type="float" office:value="-1784" calcext:value-type="float">
            <text:p>-1784</text:p>
          </table:table-cell>
          <table:table-cell table:formula="of:=ABS([.AX22])" office:value-type="float" office:value="1784" calcext:value-type="float">
            <text:p>178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2131" calcext:value-type="float">
            <text:p>-2131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0.0042375" calcext:value-type="float">
            <text:p>0.0042375</text:p>
          </table:table-cell>
          <table:table-cell office:value-type="float" office:value="313745" calcext:value-type="float">
            <text:p>313745</text:p>
          </table:table-cell>
          <table:table-cell office:value-type="float" office:value="4.41593" calcext:value-type="float">
            <text:p>4.41593</text:p>
          </table:table-cell>
          <table:table-cell office:value-type="float" office:value="322807" calcext:value-type="float">
            <text:p>322807</text:p>
          </table:table-cell>
          <table:table-cell office:value-type="float" office:value="0.0108562" calcext:value-type="float">
            <text:p>0.0108562</text:p>
          </table:table-cell>
          <table:table-cell office:value-type="float" office:value="310967" calcext:value-type="float">
            <text:p>310967</text:p>
          </table:table-cell>
          <table:table-cell office:value-type="float" office:value="11.6176" calcext:value-type="float">
            <text:p>11.61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313745" calcext:value-type="float">
            <text:p>313745</text:p>
          </table:table-cell>
          <table:table-cell office:value-type="float" office:value="322807" calcext:value-type="float">
            <text:p>322807</text:p>
          </table:table-cell>
          <table:table-cell office:value-type="float" office:value="310967" calcext:value-type="float">
            <text:p>310967</text:p>
          </table:table-cell>
          <table:table-cell/>
          <table:table-cell table:formula="of:=[.L23]-[.M23]" office:value-type="float" office:value="17358" calcext:value-type="float">
            <text:p>17358</text:p>
          </table:table-cell>
          <table:table-cell table:formula="of:=[.N23]-[.O23]" office:value-type="float" office:value="11840" calcext:value-type="float">
            <text:p>11840</text:p>
          </table:table-cell>
          <table:table-cell office:value-type="float" office:value="22" calcext:value-type="float">
            <text:p>22</text:p>
          </table:table-cell>
          <table:table-cell table:formula="of:=[.L23]-[.N23]" office:value-type="float" office:value="8296" calcext:value-type="float">
            <text:p>8296</text:p>
          </table:table-cell>
          <table:table-cell table:formula="of:=ABS([.T23])" office:value-type="float" office:value="8296" calcext:value-type="float">
            <text:p>829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8296" calcext:value-type="float">
            <text:p>829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X23]&gt;=0;[.Z23];0)" office:value-type="float" office:value="23" calcext:value-type="float">
            <text:p>23</text:p>
          </table:table-cell>
          <table:table-cell table:formula="of:=IF([.X23]&lt;=0;[.Z23];0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M23]-[.O23]" office:value-type="float" office:value="2778" calcext:value-type="float">
            <text:p>2778</text:p>
          </table:table-cell>
          <table:table-cell table:formula="of:=ABS([.AF23])" office:value-type="float" office:value="2778" calcext:value-type="float">
            <text:p>277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AJ23]&gt;=0;[.AL23];0)" office:value-type="float" office:value="21" calcext:value-type="float">
            <text:p>21</text:p>
          </table:table-cell>
          <table:table-cell table:formula="of:=IF([.AJ23]&lt;=0;[.AL23];0)" office:value-type="float" office:value="0" calcext:value-type="float">
            <text:p>0</text:p>
          </table:table-cell>
          <table:table-cell table:number-columns-repeated="2"/>
          <table:table-cell office:value-type="float" office:value="331103" calcext:value-type="float">
            <text:p>331103</text:p>
          </table:table-cell>
          <table:table-cell office:value-type="float" office:value="310967" calcext:value-type="float">
            <text:p>310967</text:p>
          </table:table-cell>
          <table:table-cell table:formula="of:=[.AR23]-[.AS23]" office:value-type="float" office:value="20136" calcext:value-type="float">
            <text:p>20136</text:p>
          </table:table-cell>
          <table:table-cell/>
          <table:table-cell office:value-type="float" office:value="313745" calcext:value-type="float">
            <text:p>313745</text:p>
          </table:table-cell>
          <table:table-cell office:value-type="float" office:value="322807" calcext:value-type="float">
            <text:p>322807</text:p>
          </table:table-cell>
          <table:table-cell table:formula="of:=[.AV23]-[.AW23]" office:value-type="float" office:value="-9062" calcext:value-type="float">
            <text:p>-9062</text:p>
          </table:table-cell>
          <table:table-cell table:formula="of:=ABS([.AX23])" office:value-type="float" office:value="9062" calcext:value-type="float">
            <text:p>90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133" calcext:value-type="float">
            <text:p>-2133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table:style-name="ce1" office:value-type="float" office:value="0.000055675" calcext:value-type="float">
            <text:p>5.57E-05</text:p>
          </table:table-cell>
          <table:table-cell office:value-type="float" office:value="46680" calcext:value-type="float">
            <text:p>46680</text:p>
          </table:table-cell>
          <table:table-cell office:value-type="float" office:value="0.00624229" calcext:value-type="float">
            <text:p>0.00624229</text:p>
          </table:table-cell>
          <table:table-cell office:value-type="float" office:value="49166" calcext:value-type="float">
            <text:p>49166</text:p>
          </table:table-cell>
          <table:table-cell office:value-type="float" office:value="0.000471479" calcext:value-type="float">
            <text:p>0.000471479</text:p>
          </table:table-cell>
          <table:table-cell office:value-type="float" office:value="47899" calcext:value-type="float">
            <text:p>47899</text:p>
          </table:table-cell>
          <table:table-cell office:value-type="float" office:value="0.0663509" calcext:value-type="float">
            <text:p>0.066350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6680" calcext:value-type="float">
            <text:p>46680</text:p>
          </table:table-cell>
          <table:table-cell office:value-type="float" office:value="49166" calcext:value-type="float">
            <text:p>49166</text:p>
          </table:table-cell>
          <table:table-cell office:value-type="float" office:value="47899" calcext:value-type="float">
            <text:p>47899</text:p>
          </table:table-cell>
          <table:table-cell/>
          <table:table-cell table:formula="of:=[.L24]-[.M24]" office:value-type="float" office:value="0" calcext:value-type="float">
            <text:p>0</text:p>
          </table:table-cell>
          <table:table-cell table:formula="of:=[.N24]-[.O24]" office:value-type="float" office:value="1267" calcext:value-type="float">
            <text:p>1267</text:p>
          </table:table-cell>
          <table:table-cell office:value-type="float" office:value="23" calcext:value-type="float">
            <text:p>23</text:p>
          </table:table-cell>
          <table:table-cell table:formula="of:=[.L24]-[.N24]" office:value-type="float" office:value="-2486" calcext:value-type="float">
            <text:p>-2486</text:p>
          </table:table-cell>
          <table:table-cell table:formula="of:=ABS([.T24])" office:value-type="float" office:value="2486" calcext:value-type="float">
            <text:p>24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486" calcext:value-type="float">
            <text:p>-2486</text:p>
          </table:table-cell>
          <table:table-cell office:value-type="float" office:value="2486" calcext:value-type="float">
            <text:p>248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X24]&gt;=0;[.Z24];0)" office:value-type="float" office:value="0" calcext:value-type="float">
            <text:p>0</text:p>
          </table:table-cell>
          <table:table-cell table:formula="of:=IF([.X24]&lt;=0;[.Z24];0)"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M24]-[.O24]" office:value-type="float" office:value="-1219" calcext:value-type="float">
            <text:p>-1219</text:p>
          </table:table-cell>
          <table:table-cell table:formula="of:=ABS([.AF24])" office:value-type="float" office:value="1219" calcext:value-type="float">
            <text:p>12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219" calcext:value-type="float">
            <text:p>-1219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AJ24]&gt;=0;[.AL24];0)" office:value-type="float" office:value="0" calcext:value-type="float">
            <text:p>0</text:p>
          </table:table-cell>
          <table:table-cell table:formula="of:=IF([.AJ24]&lt;=0;[.AL24];0)" office:value-type="float" office:value="20" calcext:value-type="float">
            <text:p>20</text:p>
          </table:table-cell>
          <table:table-cell table:number-columns-repeated="2"/>
          <table:table-cell office:value-type="float" office:value="46680" calcext:value-type="float">
            <text:p>46680</text:p>
          </table:table-cell>
          <table:table-cell office:value-type="float" office:value="47899" calcext:value-type="float">
            <text:p>47899</text:p>
          </table:table-cell>
          <table:table-cell table:formula="of:=[.AR24]-[.AS24]" office:value-type="float" office:value="-1219" calcext:value-type="float">
            <text:p>-1219</text:p>
          </table:table-cell>
          <table:table-cell/>
          <table:table-cell office:value-type="float" office:value="46680" calcext:value-type="float">
            <text:p>46680</text:p>
          </table:table-cell>
          <table:table-cell office:value-type="float" office:value="49166" calcext:value-type="float">
            <text:p>49166</text:p>
          </table:table-cell>
          <table:table-cell table:formula="of:=[.AV24]-[.AW24]" office:value-type="float" office:value="-2486" calcext:value-type="float">
            <text:p>-2486</text:p>
          </table:table-cell>
          <table:table-cell table:formula="of:=ABS([.AX24])" office:value-type="float" office:value="2486" calcext:value-type="float">
            <text:p>24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156" calcext:value-type="float">
            <text:p>-2156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table:style-name="ce1" office:value-type="float" office:value="0.000089247" calcext:value-type="float">
            <text:p>8.92E-05</text:p>
          </table:table-cell>
          <table:table-cell office:value-type="float" office:value="67055" calcext:value-type="float">
            <text:p>67055</text:p>
          </table:table-cell>
          <table:table-cell office:value-type="float" office:value="0.00915955" calcext:value-type="float">
            <text:p>0.00915955</text:p>
          </table:table-cell>
          <table:table-cell office:value-type="float" office:value="71550" calcext:value-type="float">
            <text:p>71550</text:p>
          </table:table-cell>
          <table:table-cell office:value-type="float" office:value="0.000177797" calcext:value-type="float">
            <text:p>0.000177797</text:p>
          </table:table-cell>
          <table:table-cell office:value-type="float" office:value="67323" calcext:value-type="float">
            <text:p>67323</text:p>
          </table:table-cell>
          <table:table-cell office:value-type="float" office:value="0.0226451" calcext:value-type="float">
            <text:p>0.02264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67055" calcext:value-type="float">
            <text:p>67055</text:p>
          </table:table-cell>
          <table:table-cell office:value-type="float" office:value="71550" calcext:value-type="float">
            <text:p>71550</text:p>
          </table:table-cell>
          <table:table-cell office:value-type="float" office:value="67323" calcext:value-type="float">
            <text:p>67323</text:p>
          </table:table-cell>
          <table:table-cell/>
          <table:table-cell table:formula="of:=[.L25]-[.M25]" office:value-type="float" office:value="2242" calcext:value-type="float">
            <text:p>2242</text:p>
          </table:table-cell>
          <table:table-cell table:formula="of:=[.N25]-[.O25]" office:value-type="float" office:value="4227" calcext:value-type="float">
            <text:p>4227</text:p>
          </table:table-cell>
          <table:table-cell office:value-type="float" office:value="24" calcext:value-type="float">
            <text:p>24</text:p>
          </table:table-cell>
          <table:table-cell table:formula="of:=[.L25]-[.N25]" office:value-type="float" office:value="-2253" calcext:value-type="float">
            <text:p>-2253</text:p>
          </table:table-cell>
          <table:table-cell table:formula="of:=ABS([.T25])" office:value-type="float" office:value="2253" calcext:value-type="float">
            <text:p>2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253" calcext:value-type="float">
            <text:p>-2253</text:p>
          </table:table-cell>
          <table:table-cell office:value-type="float" office:value="2253" calcext:value-type="float">
            <text:p>225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X25]&gt;=0;[.Z25];0)" office:value-type="float" office:value="0" calcext:value-type="float">
            <text:p>0</text:p>
          </table:table-cell>
          <table:table-cell table:formula="of:=IF([.X25]&lt;=0;[.Z25];0)"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M25]-[.O25]" office:value-type="float" office:value="-268" calcext:value-type="float">
            <text:p>-268</text:p>
          </table:table-cell>
          <table:table-cell table:formula="of:=ABS([.AF25])" office:value-type="float" office:value="268" calcext:value-type="float">
            <text:p>2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68" calcext:value-type="float">
            <text:p>-268</text:p>
          </table:table-cell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AJ25]&gt;=0;[.AL25];0)" office:value-type="float" office:value="0" calcext:value-type="float">
            <text:p>0</text:p>
          </table:table-cell>
          <table:table-cell table:formula="of:=IF([.AJ25]&lt;=0;[.AL25];0)" office:value-type="float" office:value="16" calcext:value-type="float">
            <text:p>16</text:p>
          </table:table-cell>
          <table:table-cell table:number-columns-repeated="2"/>
          <table:table-cell office:value-type="float" office:value="69297" calcext:value-type="float">
            <text:p>69297</text:p>
          </table:table-cell>
          <table:table-cell office:value-type="float" office:value="67323" calcext:value-type="float">
            <text:p>67323</text:p>
          </table:table-cell>
          <table:table-cell table:formula="of:=[.AR25]-[.AS25]" office:value-type="float" office:value="1974" calcext:value-type="float">
            <text:p>1974</text:p>
          </table:table-cell>
          <table:table-cell/>
          <table:table-cell office:value-type="float" office:value="67055" calcext:value-type="float">
            <text:p>67055</text:p>
          </table:table-cell>
          <table:table-cell office:value-type="float" office:value="71550" calcext:value-type="float">
            <text:p>71550</text:p>
          </table:table-cell>
          <table:table-cell table:formula="of:=[.AV25]-[.AW25]" office:value-type="float" office:value="-4495" calcext:value-type="float">
            <text:p>-4495</text:p>
          </table:table-cell>
          <table:table-cell table:formula="of:=ABS([.AX25])" office:value-type="float" office:value="4495" calcext:value-type="float">
            <text:p>44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486" calcext:value-type="float">
            <text:p>-2486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table:style-name="ce1" office:value-type="float" office:value="0.000088156" calcext:value-type="float">
            <text:p>8.82E-05</text:p>
          </table:table-cell>
          <table:table-cell office:value-type="float" office:value="114553" calcext:value-type="float">
            <text:p>114553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120769" calcext:value-type="float">
            <text:p>120769</text:p>
          </table:table-cell>
          <table:table-cell office:value-type="float" office:value="0.000207303" calcext:value-type="float">
            <text:p>0.000207303</text:p>
          </table:table-cell>
          <table:table-cell office:value-type="float" office:value="114553" calcext:value-type="float">
            <text:p>114553</text:p>
          </table:table-cell>
          <table:table-cell office:value-type="float" office:value="0.0303293" calcext:value-type="float">
            <text:p>0.03032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/>
          <table:table-cell table:formula="of:=[.L26]-[.M26]" office:value-type="float" office:value="6216" calcext:value-type="float">
            <text:p>6216</text:p>
          </table:table-cell>
          <table:table-cell table:formula="of:=[.N26]-[.O26]" office:value-type="float" office:value="6216" calcext:value-type="float">
            <text:p>6216</text:p>
          </table:table-cell>
          <table:table-cell office:value-type="float" office:value="25" calcext:value-type="float">
            <text:p>25</text:p>
          </table:table-cell>
          <table:table-cell table:formula="of:=[.L26]-[.N26]" office:value-type="float" office:value="0" calcext:value-type="float">
            <text:p>0</text:p>
          </table:table-cell>
          <table:table-cell table:formula="of:=ABS([.T26]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6]&gt;=0;[.Z26];0)" office:value-type="float" office:value="0" calcext:value-type="float">
            <text:p>0</text:p>
          </table:table-cell>
          <table:table-cell table:formula="of:=IF([.X26]&lt;=0;[.Z26];0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M26]-[.O26]" office:value-type="float" office:value="0" calcext:value-type="float">
            <text:p>0</text:p>
          </table:table-cell>
          <table:table-cell table:formula="of:=ABS([.AF26]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6]&gt;=0;[.AL26];0)" office:value-type="float" office:value="0" calcext:value-type="float">
            <text:p>0</text:p>
          </table:table-cell>
          <table:table-cell table:formula="of:=IF([.AJ26]&lt;=0;[.AL26];0)" office:value-type="float" office:value="0" calcext:value-type="float">
            <text:p>0</text:p>
          </table:table-cell>
          <table:table-cell table:number-columns-repeated="2"/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 table:formula="of:=[.AR26]-[.AS26]" office:value-type="float" office:value="6216" calcext:value-type="float">
            <text:p>6216</text:p>
          </table:table-cell>
          <table:table-cell/>
          <table:table-cell office:value-type="float" office:value="114553" calcext:value-type="float">
            <text:p>114553</text:p>
          </table:table-cell>
          <table:table-cell office:value-type="float" office:value="120769" calcext:value-type="float">
            <text:p>120769</text:p>
          </table:table-cell>
          <table:table-cell table:formula="of:=[.AV26]-[.AW26]" office:value-type="float" office:value="-6216" calcext:value-type="float">
            <text:p>-6216</text:p>
          </table:table-cell>
          <table:table-cell table:formula="of:=ABS([.AX26])" office:value-type="float" office:value="6216" calcext:value-type="float">
            <text:p>62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2567" calcext:value-type="float">
            <text:p>-2567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table:style-name="ce1" office:value-type="float" office:value="0.000090718" calcext:value-type="float">
            <text:p>9.07E-05</text:p>
          </table:table-cell>
          <table:table-cell office:value-type="float" office:value="60964" calcext:value-type="float">
            <text:p>60964</text:p>
          </table:table-cell>
          <table:table-cell office:value-type="float" office:value="0.0139036" calcext:value-type="float">
            <text:p>0.0139036</text:p>
          </table:table-cell>
          <table:table-cell office:value-type="float" office:value="61652" calcext:value-type="float">
            <text:p>61652</text:p>
          </table:table-cell>
          <table:table-cell office:value-type="float" office:value="0.000168004" calcext:value-type="float">
            <text:p>0.000168004</text:p>
          </table:table-cell>
          <table:table-cell office:value-type="float" office:value="60964" calcext:value-type="float">
            <text:p>60964</text:p>
          </table:table-cell>
          <table:table-cell office:value-type="float" office:value="0.0304266" calcext:value-type="float">
            <text:p>0.03042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/>
          <table:table-cell table:formula="of:=[.L27]-[.M27]" office:value-type="float" office:value="688" calcext:value-type="float">
            <text:p>688</text:p>
          </table:table-cell>
          <table:table-cell table:formula="of:=[.N27]-[.O27]" office:value-type="float" office:value="688" calcext:value-type="float">
            <text:p>688</text:p>
          </table:table-cell>
          <table:table-cell office:value-type="float" office:value="26" calcext:value-type="float">
            <text:p>26</text:p>
          </table:table-cell>
          <table:table-cell table:formula="of:=[.L27]-[.N27]" office:value-type="float" office:value="0" calcext:value-type="float">
            <text:p>0</text:p>
          </table:table-cell>
          <table:table-cell table:formula="of:=ABS([.T27]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7]&gt;=0;[.Z27];0)" office:value-type="float" office:value="0" calcext:value-type="float">
            <text:p>0</text:p>
          </table:table-cell>
          <table:table-cell table:formula="of:=IF([.X27]&lt;=0;[.Z27];0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M27]-[.O27]" office:value-type="float" office:value="0" calcext:value-type="float">
            <text:p>0</text:p>
          </table:table-cell>
          <table:table-cell table:formula="of:=ABS([.AF27]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7]&gt;=0;[.AL27];0)" office:value-type="float" office:value="0" calcext:value-type="float">
            <text:p>0</text:p>
          </table:table-cell>
          <table:table-cell table:formula="of:=IF([.AJ27]&lt;=0;[.AL27];0)" office:value-type="float" office:value="0" calcext:value-type="float">
            <text:p>0</text:p>
          </table:table-cell>
          <table:table-cell table:number-columns-repeated="2"/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 table:formula="of:=[.AR27]-[.AS27]" office:value-type="float" office:value="688" calcext:value-type="float">
            <text:p>688</text:p>
          </table:table-cell>
          <table:table-cell/>
          <table:table-cell office:value-type="float" office:value="60964" calcext:value-type="float">
            <text:p>60964</text:p>
          </table:table-cell>
          <table:table-cell office:value-type="float" office:value="61652" calcext:value-type="float">
            <text:p>61652</text:p>
          </table:table-cell>
          <table:table-cell table:formula="of:=[.AV27]-[.AW27]" office:value-type="float" office:value="-688" calcext:value-type="float">
            <text:p>-688</text:p>
          </table:table-cell>
          <table:table-cell table:formula="of:=ABS([.AX27])" office:value-type="float" office:value="688" calcext:value-type="float">
            <text:p>6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678" calcext:value-type="float">
            <text:p>-2678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79564" calcext:value-type="float">
            <text:p>79564</text:p>
          </table:table-cell>
          <table:table-cell office:value-type="float" office:value="0.0173458" calcext:value-type="float">
            <text:p>0.0173458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68221" calcext:value-type="float">
            <text:p>0.000168221</text:p>
          </table:table-cell>
          <table:table-cell office:value-type="float" office:value="79564" calcext:value-type="float">
            <text:p>79564</text:p>
          </table:table-cell>
          <table:table-cell office:value-type="float" office:value="0.0335902" calcext:value-type="float">
            <text:p>0.03359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/>
          <table:table-cell table:formula="of:=[.L28]-[.M28]" office:value-type="float" office:value="6135" calcext:value-type="float">
            <text:p>6135</text:p>
          </table:table-cell>
          <table:table-cell table:formula="of:=[.N28]-[.O28]" office:value-type="float" office:value="6135" calcext:value-type="float">
            <text:p>6135</text:p>
          </table:table-cell>
          <table:table-cell office:value-type="float" office:value="27" calcext:value-type="float">
            <text:p>27</text:p>
          </table:table-cell>
          <table:table-cell table:formula="of:=[.L28]-[.N28]" office:value-type="float" office:value="0" calcext:value-type="float">
            <text:p>0</text:p>
          </table:table-cell>
          <table:table-cell table:formula="of:=ABS([.T28]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8]&gt;=0;[.Z28];0)" office:value-type="float" office:value="0" calcext:value-type="float">
            <text:p>0</text:p>
          </table:table-cell>
          <table:table-cell table:formula="of:=IF([.X28]&lt;=0;[.Z28];0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M28]-[.O28]" office:value-type="float" office:value="0" calcext:value-type="float">
            <text:p>0</text:p>
          </table:table-cell>
          <table:table-cell table:formula="of:=ABS([.AF28]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8]&gt;=0;[.AL28];0)" office:value-type="float" office:value="0" calcext:value-type="float">
            <text:p>0</text:p>
          </table:table-cell>
          <table:table-cell table:formula="of:=IF([.AJ28]&lt;=0;[.AL28];0)" office:value-type="float" office:value="0" calcext:value-type="float">
            <text:p>0</text:p>
          </table:table-cell>
          <table:table-cell table:number-columns-repeated="2"/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 table:formula="of:=[.AR28]-[.AS28]" office:value-type="float" office:value="6135" calcext:value-type="float">
            <text:p>6135</text:p>
          </table:table-cell>
          <table:table-cell/>
          <table:table-cell office:value-type="float" office:value="79564" calcext:value-type="float">
            <text:p>79564</text:p>
          </table:table-cell>
          <table:table-cell office:value-type="float" office:value="85699" calcext:value-type="float">
            <text:p>85699</text:p>
          </table:table-cell>
          <table:table-cell table:formula="of:=[.AV28]-[.AW28]" office:value-type="float" office:value="-6135" calcext:value-type="float">
            <text:p>-6135</text:p>
          </table:table-cell>
          <table:table-cell table:formula="of:=ABS([.AX28])" office:value-type="float" office:value="6135" calcext:value-type="float">
            <text:p>61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274" calcext:value-type="float">
            <text:p>-3274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0204923" calcext:value-type="float">
            <text:p>0.000204923</text:p>
          </table:table-cell>
          <table:table-cell office:value-type="float" office:value="92552" calcext:value-type="float">
            <text:p>92552</text:p>
          </table:table-cell>
          <table:table-cell office:value-type="float" office:value="0.0498144" calcext:value-type="float">
            <text:p>0.0498144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163079" calcext:value-type="float">
            <text:p>0.00163079</text:p>
          </table:table-cell>
          <table:table-cell office:value-type="float" office:value="92903" calcext:value-type="float">
            <text:p>92903</text:p>
          </table:table-cell>
          <table:table-cell office:value-type="float" office:value="0.352259" calcext:value-type="float">
            <text:p>0.3522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92552" calcext:value-type="float">
            <text:p>92552</text:p>
          </table:table-cell>
          <table:table-cell office:value-type="float" office:value="94683" calcext:value-type="float">
            <text:p>94683</text:p>
          </table:table-cell>
          <table:table-cell office:value-type="float" office:value="92903" calcext:value-type="float">
            <text:p>92903</text:p>
          </table:table-cell>
          <table:table-cell/>
          <table:table-cell table:formula="of:=[.L29]-[.M29]" office:value-type="float" office:value="2131" calcext:value-type="float">
            <text:p>2131</text:p>
          </table:table-cell>
          <table:table-cell table:formula="of:=[.N29]-[.O29]" office:value-type="float" office:value="1780" calcext:value-type="float">
            <text:p>1780</text:p>
          </table:table-cell>
          <table:table-cell office:value-type="float" office:value="28" calcext:value-type="float">
            <text:p>28</text:p>
          </table:table-cell>
          <table:table-cell table:formula="of:=[.L29]-[.N29]" office:value-type="float" office:value="0" calcext:value-type="float">
            <text:p>0</text:p>
          </table:table-cell>
          <table:table-cell table:formula="of:=ABS([.T29]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9]&gt;=0;[.Z29];0)" office:value-type="float" office:value="0" calcext:value-type="float">
            <text:p>0</text:p>
          </table:table-cell>
          <table:table-cell table:formula="of:=IF([.X29]&lt;=0;[.Z29];0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M29]-[.O29]" office:value-type="float" office:value="-351" calcext:value-type="float">
            <text:p>-351</text:p>
          </table:table-cell>
          <table:table-cell table:formula="of:=ABS([.AF29])" office:value-type="float" office:value="351" calcext:value-type="float">
            <text:p>3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351" calcext:value-type="float">
            <text:p>-351</text:p>
          </table:table-cell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J29]&gt;=0;[.AL29];0)" office:value-type="float" office:value="0" calcext:value-type="float">
            <text:p>0</text:p>
          </table:table-cell>
          <table:table-cell table:formula="of:=IF([.AJ29]&lt;=0;[.AL29];0)" office:value-type="float" office:value="17" calcext:value-type="float">
            <text:p>17</text:p>
          </table:table-cell>
          <table:table-cell table:number-columns-repeated="2"/>
          <table:table-cell office:value-type="float" office:value="94683" calcext:value-type="float">
            <text:p>94683</text:p>
          </table:table-cell>
          <table:table-cell office:value-type="float" office:value="92903" calcext:value-type="float">
            <text:p>92903</text:p>
          </table:table-cell>
          <table:table-cell table:formula="of:=[.AR29]-[.AS29]" office:value-type="float" office:value="1780" calcext:value-type="float">
            <text:p>1780</text:p>
          </table:table-cell>
          <table:table-cell/>
          <table:table-cell office:value-type="float" office:value="92552" calcext:value-type="float">
            <text:p>92552</text:p>
          </table:table-cell>
          <table:table-cell office:value-type="float" office:value="94683" calcext:value-type="float">
            <text:p>94683</text:p>
          </table:table-cell>
          <table:table-cell table:formula="of:=[.AV29]-[.AW29]" office:value-type="float" office:value="-2131" calcext:value-type="float">
            <text:p>-2131</text:p>
          </table:table-cell>
          <table:table-cell table:formula="of:=ABS([.AX29])" office:value-type="float" office:value="2131" calcext:value-type="float">
            <text:p>21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3421" calcext:value-type="float">
            <text:p>-3421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0.000284032" calcext:value-type="float">
            <text:p>0.000284032</text:p>
          </table:table-cell>
          <table:table-cell office:value-type="float" office:value="54491" calcext:value-type="float">
            <text:p>54491</text:p>
          </table:table-cell>
          <table:table-cell office:value-type="float" office:value="0.0803066" calcext:value-type="float">
            <text:p>0.0803066</text:p>
          </table:table-cell>
          <table:table-cell office:value-type="float" office:value="58635" calcext:value-type="float">
            <text:p>58635</text:p>
          </table:table-cell>
          <table:table-cell office:value-type="float" office:value="0.000632295" calcext:value-type="float">
            <text:p>0.000632295</text:p>
          </table:table-cell>
          <table:table-cell office:value-type="float" office:value="54604" calcext:value-type="float">
            <text:p>54604</text:p>
          </table:table-cell>
          <table:table-cell office:value-type="float" office:value="0.193229" calcext:value-type="float">
            <text:p>0.1932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54491" calcext:value-type="float">
            <text:p>54491</text:p>
          </table:table-cell>
          <table:table-cell office:value-type="float" office:value="58635" calcext:value-type="float">
            <text:p>58635</text:p>
          </table:table-cell>
          <table:table-cell office:value-type="float" office:value="54604" calcext:value-type="float">
            <text:p>54604</text:p>
          </table:table-cell>
          <table:table-cell/>
          <table:table-cell table:formula="of:=[.L30]-[.M30]" office:value-type="float" office:value="3532" calcext:value-type="float">
            <text:p>3532</text:p>
          </table:table-cell>
          <table:table-cell table:formula="of:=[.N30]-[.O30]" office:value-type="float" office:value="4031" calcext:value-type="float">
            <text:p>4031</text:p>
          </table:table-cell>
          <table:table-cell office:value-type="float" office:value="29" calcext:value-type="float">
            <text:p>29</text:p>
          </table:table-cell>
          <table:table-cell table:formula="of:=[.L30]-[.N30]" office:value-type="float" office:value="-612" calcext:value-type="float">
            <text:p>-612</text:p>
          </table:table-cell>
          <table:table-cell table:formula="of:=ABS([.T30])" office:value-type="float" office:value="612" calcext:value-type="float">
            <text:p>6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612" calcext:value-type="float">
            <text:p>-612</text:p>
          </table:table-cell>
          <table:table-cell office:value-type="float" office:value="612" calcext:value-type="float">
            <text:p>6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X30]&gt;=0;[.Z30];0)" office:value-type="float" office:value="0" calcext:value-type="float">
            <text:p>0</text:p>
          </table:table-cell>
          <table:table-cell table:formula="of:=IF([.X30]&lt;=0;[.Z30];0)"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M30]-[.O30]" office:value-type="float" office:value="-113" calcext:value-type="float">
            <text:p>-113</text:p>
          </table:table-cell>
          <table:table-cell table:formula="of:=ABS([.AF30])" office:value-type="float" office:value="113" calcext:value-type="float">
            <text:p>1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13" calcext:value-type="float">
            <text:p>-113</text:p>
          </table:table-cell>
          <table:table-cell office:value-type="float" office:value="113" calcext:value-type="float">
            <text:p>11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IF([.AJ30]&gt;=0;[.AL30];0)" office:value-type="float" office:value="0" calcext:value-type="float">
            <text:p>0</text:p>
          </table:table-cell>
          <table:table-cell table:formula="of:=IF([.AJ30]&lt;=0;[.AL30];0)" office:value-type="float" office:value="10.5" calcext:value-type="float">
            <text:p>10.5</text:p>
          </table:table-cell>
          <table:table-cell table:number-columns-repeated="2"/>
          <table:table-cell office:value-type="float" office:value="58023" calcext:value-type="float">
            <text:p>58023</text:p>
          </table:table-cell>
          <table:table-cell office:value-type="float" office:value="54604" calcext:value-type="float">
            <text:p>54604</text:p>
          </table:table-cell>
          <table:table-cell table:formula="of:=[.AR30]-[.AS30]" office:value-type="float" office:value="3419" calcext:value-type="float">
            <text:p>3419</text:p>
          </table:table-cell>
          <table:table-cell/>
          <table:table-cell office:value-type="float" office:value="54491" calcext:value-type="float">
            <text:p>54491</text:p>
          </table:table-cell>
          <table:table-cell office:value-type="float" office:value="58635" calcext:value-type="float">
            <text:p>58635</text:p>
          </table:table-cell>
          <table:table-cell table:formula="of:=[.AV30]-[.AW30]" office:value-type="float" office:value="-4144" calcext:value-type="float">
            <text:p>-4144</text:p>
          </table:table-cell>
          <table:table-cell table:formula="of:=ABS([.AX30])" office:value-type="float" office:value="4144" calcext:value-type="float">
            <text:p>41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4144" calcext:value-type="float">
            <text:p>-4144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0.000401408" calcext:value-type="float">
            <text:p>0.000401408</text:p>
          </table:table-cell>
          <table:table-cell office:value-type="float" office:value="58279" calcext:value-type="float">
            <text:p>58279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58151" calcext:value-type="float">
            <text:p>58151</text:p>
          </table:table-cell>
          <table:table-cell office:value-type="float" office:value="0.00113758" calcext:value-type="float">
            <text:p>0.00113758</text:p>
          </table:table-cell>
          <table:table-cell office:value-type="float" office:value="58151" calcext:value-type="float">
            <text:p>58151</text:p>
          </table:table-cell>
          <table:table-cell office:value-type="float" office:value="0.380743" calcext:value-type="float">
            <text:p>0.3807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58279" calcext:value-type="float">
            <text:p>58279</text:p>
          </table:table-cell>
          <table:table-cell table:number-columns-repeated="2" office:value-type="float" office:value="58151" calcext:value-type="float">
            <text:p>58151</text:p>
          </table:table-cell>
          <table:table-cell/>
          <table:table-cell table:formula="of:=[.L31]-[.M31]" office:value-type="float" office:value="1611" calcext:value-type="float">
            <text:p>1611</text:p>
          </table:table-cell>
          <table:table-cell table:formula="of:=[.N31]-[.O31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L31]-[.N31]" office:value-type="float" office:value="1739" calcext:value-type="float">
            <text:p>1739</text:p>
          </table:table-cell>
          <table:table-cell table:formula="of:=ABS([.T31])" office:value-type="float" office:value="1739" calcext:value-type="float">
            <text:p>173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739" calcext:value-type="float">
            <text:p>173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X31]&gt;=0;[.Z31];0)" office:value-type="float" office:value="19" calcext:value-type="float">
            <text:p>19</text:p>
          </table:table-cell>
          <table:table-cell table:formula="of:=IF([.X31]&lt;=0;[.Z31];0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M31]-[.O31]" office:value-type="float" office:value="128" calcext:value-type="float">
            <text:p>128</text:p>
          </table:table-cell>
          <table:table-cell table:formula="of:=ABS([.AF31])" office:value-type="float" office:value="128" calcext:value-type="float">
            <text:p>12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AJ31]&gt;=0;[.AL31];0)" office:value-type="float" office:value="14" calcext:value-type="float">
            <text:p>14</text:p>
          </table:table-cell>
          <table:table-cell table:formula="of:=IF([.AJ31]&lt;=0;[.AL31];0)" office:value-type="float" office:value="0" calcext:value-type="float">
            <text:p>0</text:p>
          </table:table-cell>
          <table:table-cell table:number-columns-repeated="2"/>
          <table:table-cell office:value-type="float" office:value="59890" calcext:value-type="float">
            <text:p>59890</text:p>
          </table:table-cell>
          <table:table-cell office:value-type="float" office:value="58151" calcext:value-type="float">
            <text:p>58151</text:p>
          </table:table-cell>
          <table:table-cell table:formula="of:=[.AR31]-[.AS31]" office:value-type="float" office:value="1739" calcext:value-type="float">
            <text:p>1739</text:p>
          </table:table-cell>
          <table:table-cell/>
          <table:table-cell office:value-type="float" office:value="58279" calcext:value-type="float">
            <text:p>58279</text:p>
          </table:table-cell>
          <table:table-cell office:value-type="float" office:value="58151" calcext:value-type="float">
            <text:p>58151</text:p>
          </table:table-cell>
          <table:table-cell table:formula="of:=[.AV31]-[.AW31]" office:value-type="float" office:value="128" calcext:value-type="float">
            <text:p>128</text:p>
          </table:table-cell>
          <table:table-cell table:formula="of:=ABS([.AX31])" office:value-type="float" office:value="128" calcext:value-type="float">
            <text:p>1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4215" calcext:value-type="float">
            <text:p>-4215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0.000791101" calcext:value-type="float">
            <text:p>0.000791101</text:p>
          </table:table-cell>
          <table:table-cell office:value-type="float" office:value="127230" calcext:value-type="float">
            <text:p>127230</text:p>
          </table:table-cell>
          <table:table-cell office:value-type="float" office:value="0.383126" calcext:value-type="float">
            <text:p>0.383126</text:p>
          </table:table-cell>
          <table:table-cell office:value-type="float" office:value="131445" calcext:value-type="float">
            <text:p>131445</text:p>
          </table:table-cell>
          <table:table-cell office:value-type="float" office:value="0.0016203" calcext:value-type="float">
            <text:p>0.0016203</text:p>
          </table:table-cell>
          <table:table-cell office:value-type="float" office:value="126062" calcext:value-type="float">
            <text:p>126062</text:p>
          </table:table-cell>
          <table:table-cell office:value-type="float" office:value="0.873932" calcext:value-type="float">
            <text:p>0.87393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27230" calcext:value-type="float">
            <text:p>127230</text:p>
          </table:table-cell>
          <table:table-cell office:value-type="float" office:value="131445" calcext:value-type="float">
            <text:p>131445</text:p>
          </table:table-cell>
          <table:table-cell office:value-type="float" office:value="126062" calcext:value-type="float">
            <text:p>126062</text:p>
          </table:table-cell>
          <table:table-cell/>
          <table:table-cell table:formula="of:=[.L32]-[.M32]" office:value-type="float" office:value="4051" calcext:value-type="float">
            <text:p>4051</text:p>
          </table:table-cell>
          <table:table-cell table:formula="of:=[.N32]-[.O32]" office:value-type="float" office:value="5383" calcext:value-type="float">
            <text:p>5383</text:p>
          </table:table-cell>
          <table:table-cell office:value-type="float" office:value="31" calcext:value-type="float">
            <text:p>31</text:p>
          </table:table-cell>
          <table:table-cell table:formula="of:=[.L32]-[.N32]" office:value-type="float" office:value="-164" calcext:value-type="float">
            <text:p>-164</text:p>
          </table:table-cell>
          <table:table-cell table:formula="of:=ABS([.T32])" office:value-type="float" office:value="164" calcext:value-type="float">
            <text:p>16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64" calcext:value-type="float">
            <text:p>-164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X32]&gt;=0;[.Z32];0)" office:value-type="float" office:value="0" calcext:value-type="float">
            <text:p>0</text:p>
          </table:table-cell>
          <table:table-cell table:formula="of:=IF([.X32]&lt;=0;[.Z32];0)"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M32]-[.O32]" office:value-type="float" office:value="1168" calcext:value-type="float">
            <text:p>1168</text:p>
          </table:table-cell>
          <table:table-cell table:formula="of:=ABS([.AF32])" office:value-type="float" office:value="1168" calcext:value-type="float">
            <text:p>116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168" calcext:value-type="float">
            <text:p>116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AJ32]&gt;=0;[.AL32];0)" office:value-type="float" office:value="19" calcext:value-type="float">
            <text:p>19</text:p>
          </table:table-cell>
          <table:table-cell table:formula="of:=IF([.AJ32]&lt;=0;[.AL32];0)" office:value-type="float" office:value="0" calcext:value-type="float">
            <text:p>0</text:p>
          </table:table-cell>
          <table:table-cell table:number-columns-repeated="2"/>
          <table:table-cell office:value-type="float" office:value="131281" calcext:value-type="float">
            <text:p>131281</text:p>
          </table:table-cell>
          <table:table-cell office:value-type="float" office:value="126062" calcext:value-type="float">
            <text:p>126062</text:p>
          </table:table-cell>
          <table:table-cell table:formula="of:=[.AR32]-[.AS32]" office:value-type="float" office:value="5219" calcext:value-type="float">
            <text:p>5219</text:p>
          </table:table-cell>
          <table:table-cell/>
          <table:table-cell office:value-type="float" office:value="127230" calcext:value-type="float">
            <text:p>127230</text:p>
          </table:table-cell>
          <table:table-cell office:value-type="float" office:value="131445" calcext:value-type="float">
            <text:p>131445</text:p>
          </table:table-cell>
          <table:table-cell table:formula="of:=[.AV32]-[.AW32]" office:value-type="float" office:value="-4215" calcext:value-type="float">
            <text:p>-4215</text:p>
          </table:table-cell>
          <table:table-cell table:formula="of:=ABS([.AX32])" office:value-type="float" office:value="4215" calcext:value-type="float">
            <text:p>42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4495" calcext:value-type="float">
            <text:p>-4495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3309" calcext:value-type="float">
            <text:p>3.31E-05</text:p>
          </table:table-cell>
          <table:table-cell office:value-type="float" office:value="130921" calcext:value-type="float">
            <text:p>130921</text:p>
          </table:table-cell>
          <table:table-cell office:value-type="float" office:value="0.00248934" calcext:value-type="float">
            <text:p>0.00248934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61731" calcext:value-type="float">
            <text:p>6.17E-05</text:p>
          </table:table-cell>
          <table:table-cell office:value-type="float" office:value="130921" calcext:value-type="float">
            <text:p>130921</text:p>
          </table:table-cell>
          <table:table-cell office:value-type="float" office:value="0.00508362" calcext:value-type="float">
            <text:p>0.005083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/>
          <table:table-cell table:formula="of:=[.L33]-[.M33]" office:value-type="float" office:value="22541" calcext:value-type="float">
            <text:p>22541</text:p>
          </table:table-cell>
          <table:table-cell table:formula="of:=[.N33]-[.O33]" office:value-type="float" office:value="22541" calcext:value-type="float">
            <text:p>22541</text:p>
          </table:table-cell>
          <table:table-cell office:value-type="float" office:value="32" calcext:value-type="float">
            <text:p>32</text:p>
          </table:table-cell>
          <table:table-cell table:formula="of:=[.L33]-[.N33]" office:value-type="float" office:value="0" calcext:value-type="float">
            <text:p>0</text:p>
          </table:table-cell>
          <table:table-cell table:formula="of:=ABS([.T33]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33]&gt;=0;[.Z33];0)" office:value-type="float" office:value="0" calcext:value-type="float">
            <text:p>0</text:p>
          </table:table-cell>
          <table:table-cell table:formula="of:=IF([.X33]&lt;=0;[.Z33];0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M33]-[.O33]" office:value-type="float" office:value="0" calcext:value-type="float">
            <text:p>0</text:p>
          </table:table-cell>
          <table:table-cell table:formula="of:=ABS([.AF33]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33]&gt;=0;[.AL33];0)" office:value-type="float" office:value="0" calcext:value-type="float">
            <text:p>0</text:p>
          </table:table-cell>
          <table:table-cell table:formula="of:=IF([.AJ33]&lt;=0;[.AL33];0)" office:value-type="float" office:value="0" calcext:value-type="float">
            <text:p>0</text:p>
          </table:table-cell>
          <table:table-cell table:number-columns-repeated="2"/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 table:formula="of:=[.AR33]-[.AS33]" office:value-type="float" office:value="22541" calcext:value-type="float">
            <text:p>22541</text:p>
          </table:table-cell>
          <table:table-cell/>
          <table:table-cell office:value-type="float" office:value="130921" calcext:value-type="float">
            <text:p>130921</text:p>
          </table:table-cell>
          <table:table-cell office:value-type="float" office:value="153462" calcext:value-type="float">
            <text:p>153462</text:p>
          </table:table-cell>
          <table:table-cell table:formula="of:=[.AV33]-[.AW33]" office:value-type="float" office:value="-22541" calcext:value-type="float">
            <text:p>-22541</text:p>
          </table:table-cell>
          <table:table-cell table:formula="of:=ABS([.AX33])" office:value-type="float" office:value="22541" calcext:value-type="float">
            <text:p>2254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532" calcext:value-type="float">
            <text:p>45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0.000155953" calcext:value-type="float">
            <text:p>0.000155953</text:p>
          </table:table-cell>
          <table:table-cell office:value-type="float" office:value="2612" calcext:value-type="float">
            <text:p>2612</text:p>
          </table:table-cell>
          <table:table-cell office:value-type="float" office:value="0.0351781" calcext:value-type="float">
            <text:p>0.0351781</text:p>
          </table:table-cell>
          <table:table-cell office:value-type="float" office:value="2632" calcext:value-type="float">
            <text:p>2632</text:p>
          </table:table-cell>
          <table:table-cell office:value-type="float" office:value="0.000429553" calcext:value-type="float">
            <text:p>0.000429553</text:p>
          </table:table-cell>
          <table:table-cell office:value-type="float" office:value="2606" calcext:value-type="float">
            <text:p>2606</text:p>
          </table:table-cell>
          <table:table-cell office:value-type="float" office:value="0.113054" calcext:value-type="float">
            <text:p>0.1130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612" calcext:value-type="float">
            <text:p>2612</text:p>
          </table:table-cell>
          <table:table-cell office:value-type="float" office:value="2632" calcext:value-type="float">
            <text:p>2632</text:p>
          </table:table-cell>
          <table:table-cell office:value-type="float" office:value="2606" calcext:value-type="float">
            <text:p>2606</text:p>
          </table:table-cell>
          <table:table-cell/>
          <table:table-cell table:formula="of:=[.L34]-[.M34]" office:value-type="float" office:value="140" calcext:value-type="float">
            <text:p>140</text:p>
          </table:table-cell>
          <table:table-cell table:formula="of:=[.N34]-[.O34]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[.L34]-[.N34]" office:value-type="float" office:value="120" calcext:value-type="float">
            <text:p>120</text:p>
          </table:table-cell>
          <table:table-cell table:formula="of:=ABS([.T34])" office:value-type="float" office:value="120" calcext:value-type="float">
            <text:p>12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X34]&gt;=0;[.Z34];0)" office:value-type="float" office:value="10" calcext:value-type="float">
            <text:p>10</text:p>
          </table:table-cell>
          <table:table-cell table:formula="of:=IF([.X34]&lt;=0;[.Z34];0)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M34]-[.O34]" office:value-type="float" office:value="6" calcext:value-type="float">
            <text:p>6</text:p>
          </table:table-cell>
          <table:table-cell table:formula="of:=ABS([.AF34])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J34]&gt;=0;[.AL34];0)" office:value-type="float" office:value="3" calcext:value-type="float">
            <text:p>3</text:p>
          </table:table-cell>
          <table:table-cell table:formula="of:=IF([.AJ34]&lt;=0;[.AL34];0)" office:value-type="float" office:value="0" calcext:value-type="float">
            <text:p>0</text:p>
          </table:table-cell>
          <table:table-cell table:number-columns-repeated="2"/>
          <table:table-cell office:value-type="float" office:value="2752" calcext:value-type="float">
            <text:p>2752</text:p>
          </table:table-cell>
          <table:table-cell office:value-type="float" office:value="2606" calcext:value-type="float">
            <text:p>2606</text:p>
          </table:table-cell>
          <table:table-cell table:formula="of:=[.AR34]-[.AS34]" office:value-type="float" office:value="146" calcext:value-type="float">
            <text:p>146</text:p>
          </table:table-cell>
          <table:table-cell/>
          <table:table-cell office:value-type="float" office:value="2612" calcext:value-type="float">
            <text:p>2612</text:p>
          </table:table-cell>
          <table:table-cell office:value-type="float" office:value="2632" calcext:value-type="float">
            <text:p>2632</text:p>
          </table:table-cell>
          <table:table-cell table:formula="of:=[.AV34]-[.AW34]" office:value-type="float" office:value="-20" calcext:value-type="float">
            <text:p>-20</text:p>
          </table:table-cell>
          <table:table-cell table:formula="of:=ABS([.AX34])"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4818" calcext:value-type="float">
            <text:p>-4818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0.00137766" calcext:value-type="float">
            <text:p>0.00137766</text:p>
          </table:table-cell>
          <table:table-cell office:value-type="float" office:value="7993" calcext:value-type="float">
            <text:p>7993</text:p>
          </table:table-cell>
          <table:table-cell office:value-type="float" office:value="0.857353" calcext:value-type="float">
            <text:p>0.857353</text:p>
          </table:table-cell>
          <table:table-cell office:value-type="float" office:value="8700" calcext:value-type="float">
            <text:p>8700</text:p>
          </table:table-cell>
          <table:table-cell office:value-type="float" office:value="0.0040416" calcext:value-type="float">
            <text:p>0.0040416</text:p>
          </table:table-cell>
          <table:table-cell office:value-type="float" office:value="7934" calcext:value-type="float">
            <text:p>7934</text:p>
          </table:table-cell>
          <table:table-cell office:value-type="float" office:value="2.48614" calcext:value-type="float">
            <text:p>2.486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7993" calcext:value-type="float">
            <text:p>7993</text:p>
          </table:table-cell>
          <table:table-cell office:value-type="float" office:value="8700" calcext:value-type="float">
            <text:p>8700</text:p>
          </table:table-cell>
          <table:table-cell office:value-type="float" office:value="7934" calcext:value-type="float">
            <text:p>7934</text:p>
          </table:table-cell>
          <table:table-cell/>
          <table:table-cell table:formula="of:=[.L35]-[.M35]" office:value-type="float" office:value="612" calcext:value-type="float">
            <text:p>612</text:p>
          </table:table-cell>
          <table:table-cell table:formula="of:=[.N35]-[.O35]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[.L35]-[.N35]" office:value-type="float" office:value="-95" calcext:value-type="float">
            <text:p>-95</text:p>
          </table:table-cell>
          <table:table-cell table:formula="of:=ABS([.T35])" office:value-type="float" office:value="95" calcext:value-type="float">
            <text:p>9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95" calcext:value-type="float">
            <text:p>-95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X35]&gt;=0;[.Z35];0)" office:value-type="float" office:value="0" calcext:value-type="float">
            <text:p>0</text:p>
          </table:table-cell>
          <table:table-cell table:formula="of:=IF([.X35]&lt;=0;[.Z35];0)"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M35]-[.O35]" office:value-type="float" office:value="59" calcext:value-type="float">
            <text:p>59</text:p>
          </table:table-cell>
          <table:table-cell table:formula="of:=ABS([.AF35])" office:value-type="float" office:value="59" calcext:value-type="float">
            <text:p>5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J35]&gt;=0;[.AL35];0)" office:value-type="float" office:value="8" calcext:value-type="float">
            <text:p>8</text:p>
          </table:table-cell>
          <table:table-cell table:formula="of:=IF([.AJ35]&lt;=0;[.AL35];0)" office:value-type="float" office:value="0" calcext:value-type="float">
            <text:p>0</text:p>
          </table:table-cell>
          <table:table-cell table:number-columns-repeated="2"/>
          <table:table-cell office:value-type="float" office:value="8605" calcext:value-type="float">
            <text:p>8605</text:p>
          </table:table-cell>
          <table:table-cell office:value-type="float" office:value="7934" calcext:value-type="float">
            <text:p>7934</text:p>
          </table:table-cell>
          <table:table-cell table:formula="of:=[.AR35]-[.AS35]" office:value-type="float" office:value="671" calcext:value-type="float">
            <text:p>671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8700" calcext:value-type="float">
            <text:p>8700</text:p>
          </table:table-cell>
          <table:table-cell table:formula="of:=[.AV35]-[.AW35]" office:value-type="float" office:value="-707" calcext:value-type="float">
            <text:p>-707</text:p>
          </table:table-cell>
          <table:table-cell table:formula="of:=ABS([.AX35])" office:value-type="float" office:value="707" calcext:value-type="float">
            <text:p>7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4818" calcext:value-type="float">
            <text:p>-4818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0.00274642" calcext:value-type="float">
            <text:p>0.00274642</text:p>
          </table:table-cell>
          <table:table-cell office:value-type="float" office:value="10540" calcext:value-type="float">
            <text:p>10540</text:p>
          </table:table-cell>
          <table:table-cell office:value-type="float" office:value="2.70393" calcext:value-type="float">
            <text:p>2.70393</text:p>
          </table:table-cell>
          <table:table-cell office:value-type="float" office:value="10763" calcext:value-type="float">
            <text:p>10763</text:p>
          </table:table-cell>
          <table:table-cell office:value-type="float" office:value="0.00916338" calcext:value-type="float">
            <text:p>0.00916338</text:p>
          </table:table-cell>
          <table:table-cell office:value-type="float" office:value="10657" calcext:value-type="float">
            <text:p>10657</text:p>
          </table:table-cell>
          <table:table-cell office:value-type="float" office:value="7.70218" calcext:value-type="float">
            <text:p>7.702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0540" calcext:value-type="float">
            <text:p>10540</text:p>
          </table:table-cell>
          <table:table-cell office:value-type="float" office:value="10763" calcext:value-type="float">
            <text:p>10763</text:p>
          </table:table-cell>
          <table:table-cell office:value-type="float" office:value="10657" calcext:value-type="float">
            <text:p>10657</text:p>
          </table:table-cell>
          <table:table-cell/>
          <table:table-cell table:formula="of:=[.L36]-[.M36]" office:value-type="float" office:value="514" calcext:value-type="float">
            <text:p>514</text:p>
          </table:table-cell>
          <table:table-cell table:formula="of:=[.N36]-[.O36]"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table:formula="of:=[.L36]-[.N36]" office:value-type="float" office:value="291" calcext:value-type="float">
            <text:p>291</text:p>
          </table:table-cell>
          <table:table-cell table:formula="of:=ABS([.T36])" office:value-type="float" office:value="291" calcext:value-type="float">
            <text:p>29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X36]&gt;=0;[.Z36];0)" office:value-type="float" office:value="12" calcext:value-type="float">
            <text:p>12</text:p>
          </table:table-cell>
          <table:table-cell table:formula="of:=IF([.X36]&lt;=0;[.Z36];0)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M36]-[.O36]" office:value-type="float" office:value="-117" calcext:value-type="float">
            <text:p>-117</text:p>
          </table:table-cell>
          <table:table-cell table:formula="of:=ABS([.AF36])"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17" calcext:value-type="float">
            <text:p>-117</text:p>
          </table:table-cell>
          <table:table-cell office:value-type="float" office:value="117" calcext:value-type="float">
            <text:p>117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IF([.AJ36]&gt;=0;[.AL36];0)" office:value-type="float" office:value="0" calcext:value-type="float">
            <text:p>0</text:p>
          </table:table-cell>
          <table:table-cell table:formula="of:=IF([.AJ36]&lt;=0;[.AL36];0)" office:value-type="float" office:value="12.5" calcext:value-type="float">
            <text:p>12.5</text:p>
          </table:table-cell>
          <table:table-cell table:number-columns-repeated="2"/>
          <table:table-cell office:value-type="float" office:value="11054" calcext:value-type="float">
            <text:p>11054</text:p>
          </table:table-cell>
          <table:table-cell office:value-type="float" office:value="10657" calcext:value-type="float">
            <text:p>10657</text:p>
          </table:table-cell>
          <table:table-cell table:formula="of:=[.AR36]-[.AS36]" office:value-type="float" office:value="397" calcext:value-type="float">
            <text:p>397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10763" calcext:value-type="float">
            <text:p>10763</text:p>
          </table:table-cell>
          <table:table-cell table:formula="of:=[.AV36]-[.AW36]" office:value-type="float" office:value="-223" calcext:value-type="float">
            <text:p>-223</text:p>
          </table:table-cell>
          <table:table-cell table:formula="of:=ABS([.AX36])" office:value-type="float" office:value="223" calcext:value-type="float">
            <text:p>2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6135" calcext:value-type="float">
            <text:p>-6135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table:style-name="ce1" office:value-type="float" office:value="0.000049963" calcext:value-type="float">
            <text:p>5.00E-05</text:p>
          </table:table-cell>
          <table:table-cell office:value-type="float" office:value="1437" calcext:value-type="float">
            <text:p>1437</text:p>
          </table:table-cell>
          <table:table-cell office:value-type="float" office:value="0.00510014" calcext:value-type="float">
            <text:p>0.00510014</text:p>
          </table:table-cell>
          <table:table-cell office:value-type="float" office:value="1544" calcext:value-type="float">
            <text:p>1544</text:p>
          </table:table-cell>
          <table:table-cell office:value-type="float" office:value="0.000238881" calcext:value-type="float">
            <text:p>0.000238881</text:p>
          </table:table-cell>
          <table:table-cell office:value-type="float" office:value="1432" calcext:value-type="float">
            <text:p>1432</text:p>
          </table:table-cell>
          <table:table-cell office:value-type="float" office:value="0.022591" calcext:value-type="float">
            <text:p>0.02259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1437" calcext:value-type="float">
            <text:p>1437</text:p>
          </table:table-cell>
          <table:table-cell office:value-type="float" office:value="1544" calcext:value-type="float">
            <text:p>1544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L37]-[.M37]" office:value-type="float" office:value="117" calcext:value-type="float">
            <text:p>117</text:p>
          </table:table-cell>
          <table:table-cell table:formula="of:=[.N37]-[.O37]"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table:formula="of:=[.L37]-[.N37]" office:value-type="float" office:value="10" calcext:value-type="float">
            <text:p>10</text:p>
          </table:table-cell>
          <table:table-cell table:formula="of:=ABS([.T37])"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X37]&gt;=0;[.Z37];0)" office:value-type="float" office:value="2" calcext:value-type="float">
            <text:p>2</text:p>
          </table:table-cell>
          <table:table-cell table:formula="of:=IF([.X37]&lt;=0;[.Z37];0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M37]-[.O37]" office:value-type="float" office:value="5" calcext:value-type="float">
            <text:p>5</text:p>
          </table:table-cell>
          <table:table-cell table:formula="of:=ABS([.AF37])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J37]&gt;=0;[.AL37];0)" office:value-type="float" office:value="2" calcext:value-type="float">
            <text:p>2</text:p>
          </table:table-cell>
          <table:table-cell table:formula="of:=IF([.AJ37]&lt;=0;[.AL37];0)" office:value-type="float" office:value="0" calcext:value-type="float">
            <text:p>0</text:p>
          </table:table-cell>
          <table:table-cell table:number-columns-repeated="2"/>
          <table:table-cell office:value-type="float" office:value="1554" calcext:value-type="float">
            <text:p>1554</text:p>
          </table:table-cell>
          <table:table-cell office:value-type="float" office:value="1432" calcext:value-type="float">
            <text:p>1432</text:p>
          </table:table-cell>
          <table:table-cell table:formula="of:=[.AR37]-[.AS37]" office:value-type="float" office:value="122" calcext:value-type="float">
            <text:p>122</text:p>
          </table:table-cell>
          <table:table-cell/>
          <table:table-cell office:value-type="float" office:value="1437" calcext:value-type="float">
            <text:p>1437</text:p>
          </table:table-cell>
          <table:table-cell office:value-type="float" office:value="1544" calcext:value-type="float">
            <text:p>1544</text:p>
          </table:table-cell>
          <table:table-cell table:formula="of:=[.AV37]-[.AW37]" office:value-type="float" office:value="-107" calcext:value-type="float">
            <text:p>-107</text:p>
          </table:table-cell>
          <table:table-cell table:formula="of:=ABS([.AX37])" office:value-type="float" office:value="107" calcext:value-type="float">
            <text:p>1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6216" calcext:value-type="float">
            <text:p>-621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0.000070915" calcext:value-type="float">
            <text:p>7.09E-05</text:p>
          </table:table-cell>
          <table:table-cell office:value-type="float" office:value="796" calcext:value-type="float">
            <text:p>796</text:p>
          </table:table-cell>
          <table:table-cell office:value-type="float" office:value="0.00241989" calcext:value-type="float">
            <text:p>0.00241989</text:p>
          </table:table-cell>
          <table:table-cell office:value-type="float" office:value="801" calcext:value-type="float">
            <text:p>801</text:p>
          </table:table-cell>
          <table:table-cell office:value-type="float" office:value="0.000155393" calcext:value-type="float">
            <text:p>0.000155393</text:p>
          </table:table-cell>
          <table:table-cell office:value-type="float" office:value="751" calcext:value-type="float">
            <text:p>751</text:p>
          </table:table-cell>
          <table:table-cell office:value-type="float" office:value="0.0108239" calcext:value-type="float">
            <text:p>0.01082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796" calcext:value-type="float">
            <text:p>796</text:p>
          </table:table-cell>
          <table:table-cell office:value-type="float" office:value="801" calcext:value-type="float">
            <text:p>801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L38]-[.M38]" office:value-type="float" office:value="34" calcext:value-type="float">
            <text:p>34</text:p>
          </table:table-cell>
          <table:table-cell table:formula="of:=[.N38]-[.O38]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[.L38]-[.N38]" office:value-type="float" office:value="29" calcext:value-type="float">
            <text:p>29</text:p>
          </table:table-cell>
          <table:table-cell table:formula="of:=ABS([.T38])" office:value-type="float" office:value="29" calcext:value-type="float">
            <text:p>2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X38]&gt;=0;[.Z38];0)" office:value-type="float" office:value="5" calcext:value-type="float">
            <text:p>5</text:p>
          </table:table-cell>
          <table:table-cell table:formula="of:=IF([.X38]&lt;=0;[.Z38];0)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M38]-[.O38]" office:value-type="float" office:value="45" calcext:value-type="float">
            <text:p>45</text:p>
          </table:table-cell>
          <table:table-cell table:formula="of:=ABS([.AF38])" office:value-type="float" office:value="45" calcext:value-type="float">
            <text:p>4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J38]&gt;=0;[.AL38];0)" office:value-type="float" office:value="7" calcext:value-type="float">
            <text:p>7</text:p>
          </table:table-cell>
          <table:table-cell table:formula="of:=IF([.AJ38]&lt;=0;[.AL38];0)" office:value-type="float" office:value="0" calcext:value-type="float">
            <text:p>0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751" calcext:value-type="float">
            <text:p>751</text:p>
          </table:table-cell>
          <table:table-cell table:formula="of:=[.AR38]-[.AS38]" office:value-type="float" office:value="79" calcext:value-type="float">
            <text:p>79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801" calcext:value-type="float">
            <text:p>801</text:p>
          </table:table-cell>
          <table:table-cell table:formula="of:=[.AV38]-[.AW38]" office:value-type="float" office:value="-5" calcext:value-type="float">
            <text:p>-5</text:p>
          </table:table-cell>
          <table:table-cell table:formula="of:=ABS([.AX38])"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9062" calcext:value-type="float">
            <text:p>-9062</text:p>
          </table:table-cell>
          <table:table-cell office:value-type="float" office:value="9062" calcext:value-type="float">
            <text:p>90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0206588" calcext:value-type="float">
            <text:p>0.000206588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139074" calcext:value-type="float">
            <text:p>0.00139074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239691" calcext:value-type="float">
            <text:p>0.23969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/>
          <table:table-cell table:formula="of:=[.L39]-[.M39]" office:value-type="float" office:value="12007" calcext:value-type="float">
            <text:p>12007</text:p>
          </table:table-cell>
          <table:table-cell table:formula="of:=[.N39]-[.O39]" office:value-type="float" office:value="12007" calcext:value-type="float">
            <text:p>12007</text:p>
          </table:table-cell>
          <table:table-cell office:value-type="float" office:value="38" calcext:value-type="float">
            <text:p>38</text:p>
          </table:table-cell>
          <table:table-cell table:formula="of:=[.L39]-[.N39]" office:value-type="float" office:value="0" calcext:value-type="float">
            <text:p>0</text:p>
          </table:table-cell>
          <table:table-cell table:formula="of:=ABS([.T39]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39]&gt;=0;[.Z39];0)" office:value-type="float" office:value="0" calcext:value-type="float">
            <text:p>0</text:p>
          </table:table-cell>
          <table:table-cell table:formula="of:=IF([.X39]&lt;=0;[.Z39];0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M39]-[.O39]" office:value-type="float" office:value="0" calcext:value-type="float">
            <text:p>0</text:p>
          </table:table-cell>
          <table:table-cell table:formula="of:=ABS([.AF39]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39]&gt;=0;[.AL39];0)" office:value-type="float" office:value="0" calcext:value-type="float">
            <text:p>0</text:p>
          </table:table-cell>
          <table:table-cell table:formula="of:=IF([.AJ39]&lt;=0;[.AL39];0)" office:value-type="float" office:value="0" calcext:value-type="float">
            <text:p>0</text:p>
          </table:table-cell>
          <table:table-cell table:number-columns-repeated="2"/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 table:formula="of:=[.AR39]-[.AS39]" office:value-type="float" office:value="12007" calcext:value-type="float">
            <text:p>12007</text:p>
          </table:table-cell>
          <table:table-cell/>
          <table:table-cell office:value-type="float" office:value="140486" calcext:value-type="float">
            <text:p>140486</text:p>
          </table:table-cell>
          <table:table-cell office:value-type="float" office:value="152493" calcext:value-type="float">
            <text:p>152493</text:p>
          </table:table-cell>
          <table:table-cell table:formula="of:=[.AV39]-[.AW39]" office:value-type="float" office:value="-12007" calcext:value-type="float">
            <text:p>-12007</text:p>
          </table:table-cell>
          <table:table-cell table:formula="of:=ABS([.AX39])" office:value-type="float" office:value="12007" calcext:value-type="float">
            <text:p>1200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2007" calcext:value-type="float">
            <text:p>-12007</text:p>
          </table:table-cell>
          <table:table-cell office:value-type="float" office:value="12007" calcext:value-type="float">
            <text:p>120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0.000318213" calcext:value-type="float">
            <text:p>0.000318213</text:p>
          </table:table-cell>
          <table:table-cell office:value-type="float" office:value="4578" calcext:value-type="float">
            <text:p>4578</text:p>
          </table:table-cell>
          <table:table-cell office:value-type="float" office:value="0.0560495" calcext:value-type="float">
            <text:p>0.0560495</text:p>
          </table:table-cell>
          <table:table-cell office:value-type="float" office:value="4941" calcext:value-type="float">
            <text:p>4941</text:p>
          </table:table-cell>
          <table:table-cell office:value-type="float" office:value="0.000668361" calcext:value-type="float">
            <text:p>0.000668361</text:p>
          </table:table-cell>
          <table:table-cell office:value-type="float" office:value="4691" calcext:value-type="float">
            <text:p>4691</text:p>
          </table:table-cell>
          <table:table-cell office:value-type="float" office:value="0.163452" calcext:value-type="float">
            <text:p>0.16345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578" calcext:value-type="float">
            <text:p>4578</text:p>
          </table:table-cell>
          <table:table-cell office:value-type="float" office:value="4941" calcext:value-type="float">
            <text:p>4941</text:p>
          </table:table-cell>
          <table:table-cell office:value-type="float" office:value="4691" calcext:value-type="float">
            <text:p>4691</text:p>
          </table:table-cell>
          <table:table-cell/>
          <table:table-cell table:formula="of:=[.L40]-[.M40]" office:value-type="float" office:value="452" calcext:value-type="float">
            <text:p>452</text:p>
          </table:table-cell>
          <table:table-cell table:formula="of:=[.N40]-[.O40]"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table:formula="of:=[.L40]-[.N40]" office:value-type="float" office:value="89" calcext:value-type="float">
            <text:p>89</text:p>
          </table:table-cell>
          <table:table-cell table:formula="of:=ABS([.T40])" office:value-type="float" office:value="89" calcext:value-type="float">
            <text:p>8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X40]&gt;=0;[.Z40];0)" office:value-type="float" office:value="8" calcext:value-type="float">
            <text:p>8</text:p>
          </table:table-cell>
          <table:table-cell table:formula="of:=IF([.X40]&lt;=0;[.Z40];0)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M40]-[.O40]" office:value-type="float" office:value="-113" calcext:value-type="float">
            <text:p>-113</text:p>
          </table:table-cell>
          <table:table-cell table:formula="of:=ABS([.AF40])" office:value-type="float" office:value="113" calcext:value-type="float">
            <text:p>1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113" calcext:value-type="float">
            <text:p>-113</text:p>
          </table:table-cell>
          <table:table-cell office:value-type="float" office:value="113" calcext:value-type="float">
            <text:p>11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IF([.AJ40]&gt;=0;[.AL40];0)" office:value-type="float" office:value="0" calcext:value-type="float">
            <text:p>0</text:p>
          </table:table-cell>
          <table:table-cell table:formula="of:=IF([.AJ40]&lt;=0;[.AL40];0)" office:value-type="float" office:value="10.5" calcext:value-type="float">
            <text:p>10.5</text:p>
          </table:table-cell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4691" calcext:value-type="float">
            <text:p>4691</text:p>
          </table:table-cell>
          <table:table-cell table:formula="of:=[.AR40]-[.AS40]" office:value-type="float" office:value="339" calcext:value-type="float">
            <text:p>339</text:p>
          </table:table-cell>
          <table:table-cell/>
          <table:table-cell office:value-type="float" office:value="4578" calcext:value-type="float">
            <text:p>4578</text:p>
          </table:table-cell>
          <table:table-cell office:value-type="float" office:value="4941" calcext:value-type="float">
            <text:p>4941</text:p>
          </table:table-cell>
          <table:table-cell table:formula="of:=[.AV40]-[.AW40]" office:value-type="float" office:value="-363" calcext:value-type="float">
            <text:p>-363</text:p>
          </table:table-cell>
          <table:table-cell table:formula="of:=ABS([.AX40])" office:value-type="float" office:value="363" calcext:value-type="float">
            <text:p>36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2541" calcext:value-type="float">
            <text:p>-22541</text:p>
          </table:table-cell>
          <table:table-cell office:value-type="float" office:value="22541" calcext:value-type="float">
            <text:p>22541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44"/>
        </table:table-row>
        <table:table-row table:style-name="ro1">
          <table:table-cell table:number-columns-repeated="10"/>
          <table:table-cell table:style-name="Default"/>
          <table:table-cell table:number-columns-repeated="16"/>
          <table:table-cell table:formula="of:=SUM([.AB2:.AB40])" office:value-type="float" office:value="163" calcext:value-type="float">
            <text:p>163</text:p>
          </table:table-cell>
          <table:table-cell table:formula="of:=SUM([.AC2:.AC40])" office:value-type="float" office:value="113" calcext:value-type="float">
            <text:p>113</text:p>
          </table:table-cell>
          <table:table-cell table:number-columns-repeated="10"/>
          <table:table-cell table:formula="of:=SUM([.AN2:.AN40])" office:value-type="float" office:value="142" calcext:value-type="float">
            <text:p>142</text:p>
          </table:table-cell>
          <table:table-cell table:formula="of:=SUM([.AO2:.AO40])"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" office:value-type="string" calcext:value-type="string">
            <text:p>Nr. Instancji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B</text:p>
          </table:table-cell>
          <table:table-cell table:number-columns-repeated="4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0644468" calcext:value-type="float">
            <text:p>0.000644468</text:p>
          </table:table-cell>
          <table:table-cell office:value-type="float" office:value="0.0983119" calcext:value-type="float">
            <text:p>0.0983119</text:p>
          </table:table-cell>
          <table:table-cell office:value-type="float" office:value="0.0048885" calcext:value-type="float">
            <text:p>0.0048885</text:p>
          </table:table-cell>
          <table:table-cell office:value-type="float" office:value="1.01056" calcext:value-type="float">
            <text:p>1.01056</text:p>
          </table:table-cell>
          <table:table-cell/>
          <table:table-cell table:formula="of:=[.L44]-[.M44]" office:value-type="float" office:value="-0.097667432" calcext:value-type="float">
            <text:p>-0.097667432</text:p>
          </table:table-cell>
          <table:table-cell table:formula="of:=[.N44]-[.O44]" office:value-type="float" office:value="-1.0056715" calcext:value-type="float">
            <text:p>-1.0056715</text:p>
          </table:table-cell>
          <table:table-cell/>
          <table:table-cell table:formula="of:=[.L44]-[.N44]" office:value-type="float" office:value="-0.004244032" calcext:value-type="float">
            <text:p>-0.004244032</text:p>
          </table:table-cell>
          <table:table-cell table:number-columns-repeated="11"/>
          <table:table-cell table:formula="of:=[.M44]-[.O44]" office:value-type="float" office:value="-0.9122481" calcext:value-type="float">
            <text:p>-0.9122481</text:p>
          </table:table-cell>
          <table:table-cell table:number-columns-repeated="13"/>
          <table:table-cell table:formula="of:=[.L44]-[.O44]" office:value-type="float" office:value="-1.009915532" calcext:value-type="float">
            <text:p>-1.009915532</text:p>
          </table:table-cell>
          <table:table-cell table:number-columns-repeated="3"/>
          <table:table-cell table:formula="of:=[.M44]-[.N44]" office:value-type="float" office:value="0.0934234" calcext:value-type="float">
            <text:p>0.093423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1" office:value-type="float" office:value="0.000020724" calcext:value-type="float">
            <text:p>2.07E-05</text:p>
          </table:table-cell>
          <table:table-cell office:value-type="float" office:value="0.00103294" calcext:value-type="float">
            <text:p>0.00103294</text:p>
          </table:table-cell>
          <table:table-cell table:style-name="ce1" office:value-type="float" office:value="0.000037598" calcext:value-type="float">
            <text:p>3.76E-05</text:p>
          </table:table-cell>
          <table:table-cell office:value-type="float" office:value="0.00205635" calcext:value-type="float">
            <text:p>0.00205635</text:p>
          </table:table-cell>
          <table:table-cell/>
          <table:table-cell table:formula="of:=[.L45]-[.M45]" office:value-type="float" office:value="-0.001012216" calcext:value-type="float">
            <text:p>-0.001012216</text:p>
          </table:table-cell>
          <table:table-cell table:formula="of:=[.N45]-[.O45]" office:value-type="float" office:value="-0.002018752" calcext:value-type="float">
            <text:p>-0.002018752</text:p>
          </table:table-cell>
          <table:table-cell/>
          <table:table-cell table:formula="of:=[.L45]-[.N45]" office:value-type="float" office:value="-0.000016874" calcext:value-type="float">
            <text:p>-1.6874E-05</text:p>
          </table:table-cell>
          <table:table-cell table:number-columns-repeated="11"/>
          <table:table-cell table:formula="of:=[.M45]-[.O45]" office:value-type="float" office:value="-0.00102341" calcext:value-type="float">
            <text:p>-0.00102341</text:p>
          </table:table-cell>
          <table:table-cell table:number-columns-repeated="13"/>
          <table:table-cell table:formula="of:=[.L45]-[.O45]" office:value-type="float" office:value="-0.002035626" calcext:value-type="float">
            <text:p>-0.002035626</text:p>
          </table:table-cell>
          <table:table-cell table:number-columns-repeated="3"/>
          <table:table-cell table:formula="of:=[.M45]-[.N45]" office:value-type="float" office:value="0.000995342" calcext:value-type="float">
            <text:p>0.00099534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00146889" calcext:value-type="float">
            <text:p>0.000146889</text:p>
          </table:table-cell>
          <table:table-cell office:value-type="float" office:value="0.0121529" calcext:value-type="float">
            <text:p>0.0121529</text:p>
          </table:table-cell>
          <table:table-cell office:value-type="float" office:value="0.000282864" calcext:value-type="float">
            <text:p>0.000282864</text:p>
          </table:table-cell>
          <table:table-cell office:value-type="float" office:value="0.0361393" calcext:value-type="float">
            <text:p>0.0361393</text:p>
          </table:table-cell>
          <table:table-cell/>
          <table:table-cell table:formula="of:=[.L46]-[.M46]" office:value-type="float" office:value="-0.012006011" calcext:value-type="float">
            <text:p>-0.012006011</text:p>
          </table:table-cell>
          <table:table-cell table:formula="of:=[.N46]-[.O46]" office:value-type="float" office:value="-0.035856436" calcext:value-type="float">
            <text:p>-0.035856436</text:p>
          </table:table-cell>
          <table:table-cell/>
          <table:table-cell table:formula="of:=[.L46]-[.N46]" office:value-type="float" office:value="-0.000135975" calcext:value-type="float">
            <text:p>-0.000135975</text:p>
          </table:table-cell>
          <table:table-cell table:number-columns-repeated="11"/>
          <table:table-cell table:formula="of:=[.M46]-[.O46]" office:value-type="float" office:value="-0.0239864" calcext:value-type="float">
            <text:p>-0.0239864</text:p>
          </table:table-cell>
          <table:table-cell table:number-columns-repeated="13"/>
          <table:table-cell table:formula="of:=[.L46]-[.O46]" office:value-type="float" office:value="-0.035992411" calcext:value-type="float">
            <text:p>-0.035992411</text:p>
          </table:table-cell>
          <table:table-cell table:number-columns-repeated="3"/>
          <table:table-cell table:formula="of:=[.M46]-[.N46]" office:value-type="float" office:value="0.011870036" calcext:value-type="float">
            <text:p>0.01187003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000104299" calcext:value-type="float">
            <text:p>0.000104299</text:p>
          </table:table-cell>
          <table:table-cell office:value-type="float" office:value="0.0139546" calcext:value-type="float">
            <text:p>0.0139546</text:p>
          </table:table-cell>
          <table:table-cell office:value-type="float" office:value="0.000241166" calcext:value-type="float">
            <text:p>0.000241166</text:p>
          </table:table-cell>
          <table:table-cell office:value-type="float" office:value="0.0310817" calcext:value-type="float">
            <text:p>0.0310817</text:p>
          </table:table-cell>
          <table:table-cell/>
          <table:table-cell table:formula="of:=[.L47]-[.M47]" office:value-type="float" office:value="-0.013850301" calcext:value-type="float">
            <text:p>-0.013850301</text:p>
          </table:table-cell>
          <table:table-cell table:formula="of:=[.N47]-[.O47]" office:value-type="float" office:value="-0.030840534" calcext:value-type="float">
            <text:p>-0.030840534</text:p>
          </table:table-cell>
          <table:table-cell/>
          <table:table-cell table:formula="of:=[.L47]-[.N47]" office:value-type="float" office:value="-0.000136867" calcext:value-type="float">
            <text:p>-0.000136867</text:p>
          </table:table-cell>
          <table:table-cell table:number-columns-repeated="11"/>
          <table:table-cell table:formula="of:=[.M47]-[.O47]" office:value-type="float" office:value="-0.0171271" calcext:value-type="float">
            <text:p>-0.0171271</text:p>
          </table:table-cell>
          <table:table-cell table:number-columns-repeated="13"/>
          <table:table-cell table:formula="of:=[.L47]-[.O47]" office:value-type="float" office:value="-0.030977401" calcext:value-type="float">
            <text:p>-0.030977401</text:p>
          </table:table-cell>
          <table:table-cell table:number-columns-repeated="3"/>
          <table:table-cell table:formula="of:=[.M47]-[.N47]" office:value-type="float" office:value="0.013713434" calcext:value-type="float">
            <text:p>0.01371343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000134752" calcext:value-type="float">
            <text:p>0.000134752</text:p>
          </table:table-cell>
          <table:table-cell office:value-type="float" office:value="0.0224471" calcext:value-type="float">
            <text:p>0.0224471</text:p>
          </table:table-cell>
          <table:table-cell office:value-type="float" office:value="0.000239433" calcext:value-type="float">
            <text:p>0.000239433</text:p>
          </table:table-cell>
          <table:table-cell office:value-type="float" office:value="0.0382092" calcext:value-type="float">
            <text:p>0.0382092</text:p>
          </table:table-cell>
          <table:table-cell/>
          <table:table-cell table:formula="of:=[.L48]-[.M48]" office:value-type="float" office:value="-0.022312348" calcext:value-type="float">
            <text:p>-0.022312348</text:p>
          </table:table-cell>
          <table:table-cell table:formula="of:=[.N48]-[.O48]" office:value-type="float" office:value="-0.037969767" calcext:value-type="float">
            <text:p>-0.037969767</text:p>
          </table:table-cell>
          <table:table-cell/>
          <table:table-cell table:formula="of:=[.L48]-[.N48]" office:value-type="float" office:value="-0.000104681" calcext:value-type="float">
            <text:p>-0.000104681</text:p>
          </table:table-cell>
          <table:table-cell table:number-columns-repeated="11"/>
          <table:table-cell table:formula="of:=[.M48]-[.O48]" office:value-type="float" office:value="-0.0157621" calcext:value-type="float">
            <text:p>-0.0157621</text:p>
          </table:table-cell>
          <table:table-cell table:number-columns-repeated="13"/>
          <table:table-cell table:formula="of:=[.L48]-[.O48]" office:value-type="float" office:value="-0.038074448" calcext:value-type="float">
            <text:p>-0.038074448</text:p>
          </table:table-cell>
          <table:table-cell table:number-columns-repeated="3"/>
          <table:table-cell table:formula="of:=[.M48]-[.N48]" office:value-type="float" office:value="0.022207667" calcext:value-type="float">
            <text:p>0.02220766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" office:value-type="float" office:value="0.000067463" calcext:value-type="float">
            <text:p>6.75E-05</text:p>
          </table:table-cell>
          <table:table-cell office:value-type="float" office:value="0.00723383" calcext:value-type="float">
            <text:p>0.00723383</text:p>
          </table:table-cell>
          <table:table-cell office:value-type="float" office:value="0.000454636" calcext:value-type="float">
            <text:p>0.000454636</text:p>
          </table:table-cell>
          <table:table-cell office:value-type="float" office:value="0.0460773" calcext:value-type="float">
            <text:p>0.0460773</text:p>
          </table:table-cell>
          <table:table-cell/>
          <table:table-cell table:formula="of:=[.L49]-[.M49]" office:value-type="float" office:value="-0.007166367" calcext:value-type="float">
            <text:p>-0.007166367</text:p>
          </table:table-cell>
          <table:table-cell table:formula="of:=[.N49]-[.O49]" office:value-type="float" office:value="-0.045622664" calcext:value-type="float">
            <text:p>-0.045622664</text:p>
          </table:table-cell>
          <table:table-cell/>
          <table:table-cell table:formula="of:=[.L49]-[.N49]" office:value-type="float" office:value="-0.000387173" calcext:value-type="float">
            <text:p>-0.000387173</text:p>
          </table:table-cell>
          <table:table-cell table:number-columns-repeated="11"/>
          <table:table-cell table:formula="of:=[.M49]-[.O49]" office:value-type="float" office:value="-0.03884347" calcext:value-type="float">
            <text:p>-0.03884347</text:p>
          </table:table-cell>
          <table:table-cell table:number-columns-repeated="13"/>
          <table:table-cell table:formula="of:=[.L49]-[.O49]" office:value-type="float" office:value="-0.046009837" calcext:value-type="float">
            <text:p>-0.046009837</text:p>
          </table:table-cell>
          <table:table-cell table:number-columns-repeated="3"/>
          <table:table-cell table:formula="of:=[.M49]-[.N49]" office:value-type="float" office:value="0.006779194" calcext:value-type="float">
            <text:p>0.00677919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style-name="ce1" office:value-type="float" office:value="0.000020627" calcext:value-type="float">
            <text:p>2.06E-05</text:p>
          </table:table-cell>
          <table:table-cell office:value-type="float" office:value="0.00110371" calcext:value-type="float">
            <text:p>0.00110371</text:p>
          </table:table-cell>
          <table:table-cell office:value-type="float" office:value="0.000153318" calcext:value-type="float">
            <text:p>0.000153318</text:p>
          </table:table-cell>
          <table:table-cell office:value-type="float" office:value="0.00747459" calcext:value-type="float">
            <text:p>0.00747459</text:p>
          </table:table-cell>
          <table:table-cell/>
          <table:table-cell table:formula="of:=[.L50]-[.M50]" office:value-type="float" office:value="-0.001083083" calcext:value-type="float">
            <text:p>-0.001083083</text:p>
          </table:table-cell>
          <table:table-cell table:formula="of:=[.N50]-[.O50]" office:value-type="float" office:value="-0.007321272" calcext:value-type="float">
            <text:p>-0.007321272</text:p>
          </table:table-cell>
          <table:table-cell/>
          <table:table-cell table:formula="of:=[.L50]-[.N50]" office:value-type="float" office:value="-0.000132691" calcext:value-type="float">
            <text:p>-0.000132691</text:p>
          </table:table-cell>
          <table:table-cell table:number-columns-repeated="11"/>
          <table:table-cell table:formula="of:=[.M50]-[.O50]" office:value-type="float" office:value="-0.00637088" calcext:value-type="float">
            <text:p>-0.00637088</text:p>
          </table:table-cell>
          <table:table-cell table:number-columns-repeated="13"/>
          <table:table-cell table:formula="of:=[.L50]-[.O50]" office:value-type="float" office:value="-0.007453963" calcext:value-type="float">
            <text:p>-0.007453963</text:p>
          </table:table-cell>
          <table:table-cell table:number-columns-repeated="3"/>
          <table:table-cell table:formula="of:=[.M50]-[.N50]" office:value-type="float" office:value="0.000950392" calcext:value-type="float">
            <text:p>0.00095039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style-name="ce1" office:value-type="float" office:value="0.000064777" calcext:value-type="float">
            <text:p>6.48E-05</text:p>
          </table:table-cell>
          <table:table-cell office:value-type="float" office:value="0.0034514" calcext:value-type="float">
            <text:p>0.0034514</text:p>
          </table:table-cell>
          <table:table-cell office:value-type="float" office:value="0.000231878" calcext:value-type="float">
            <text:p>0.000231878</text:p>
          </table:table-cell>
          <table:table-cell office:value-type="float" office:value="0.0173178" calcext:value-type="float">
            <text:p>0.0173178</text:p>
          </table:table-cell>
          <table:table-cell/>
          <table:table-cell table:formula="of:=[.L51]-[.M51]" office:value-type="float" office:value="-0.003386623" calcext:value-type="float">
            <text:p>-0.003386623</text:p>
          </table:table-cell>
          <table:table-cell table:formula="of:=[.N51]-[.O51]" office:value-type="float" office:value="-0.017085922" calcext:value-type="float">
            <text:p>-0.017085922</text:p>
          </table:table-cell>
          <table:table-cell/>
          <table:table-cell table:formula="of:=[.L51]-[.N51]" office:value-type="float" office:value="-0.000167101" calcext:value-type="float">
            <text:p>-0.000167101</text:p>
          </table:table-cell>
          <table:table-cell table:number-columns-repeated="11"/>
          <table:table-cell table:formula="of:=[.M51]-[.O51]" office:value-type="float" office:value="-0.0138664" calcext:value-type="float">
            <text:p>-0.0138664</text:p>
          </table:table-cell>
          <table:table-cell table:number-columns-repeated="13"/>
          <table:table-cell table:formula="of:=[.L51]-[.O51]" office:value-type="float" office:value="-0.017253023" calcext:value-type="float">
            <text:p>-0.017253023</text:p>
          </table:table-cell>
          <table:table-cell table:number-columns-repeated="3"/>
          <table:table-cell table:formula="of:=[.M51]-[.N51]" office:value-type="float" office:value="0.003219522" calcext:value-type="float">
            <text:p>0.00321952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style-name="ce1" office:value-type="float" office:value="0.000069941" calcext:value-type="float">
            <text:p>6.99E-05</text:p>
          </table:table-cell>
          <table:table-cell office:value-type="float" office:value="0.00736386" calcext:value-type="float">
            <text:p>0.00736386</text:p>
          </table:table-cell>
          <table:table-cell office:value-type="float" office:value="0.00012696" calcext:value-type="float">
            <text:p>0.00012696</text:p>
          </table:table-cell>
          <table:table-cell office:value-type="float" office:value="0.0131532" calcext:value-type="float">
            <text:p>0.0131532</text:p>
          </table:table-cell>
          <table:table-cell/>
          <table:table-cell table:formula="of:=[.L52]-[.M52]" office:value-type="float" office:value="-0.007293919" calcext:value-type="float">
            <text:p>-0.007293919</text:p>
          </table:table-cell>
          <table:table-cell table:formula="of:=[.N52]-[.O52]" office:value-type="float" office:value="-0.01302624" calcext:value-type="float">
            <text:p>-0.01302624</text:p>
          </table:table-cell>
          <table:table-cell/>
          <table:table-cell table:formula="of:=[.L52]-[.N52]" office:value-type="float" office:value="-0.000057019" calcext:value-type="float">
            <text:p>-5.7019E-05</text:p>
          </table:table-cell>
          <table:table-cell table:number-columns-repeated="11"/>
          <table:table-cell table:formula="of:=[.M52]-[.O52]" office:value-type="float" office:value="-0.00578934" calcext:value-type="float">
            <text:p>-0.00578934</text:p>
          </table:table-cell>
          <table:table-cell table:number-columns-repeated="13"/>
          <table:table-cell table:formula="of:=[.L52]-[.O52]" office:value-type="float" office:value="-0.013083259" calcext:value-type="float">
            <text:p>-0.013083259</text:p>
          </table:table-cell>
          <table:table-cell table:number-columns-repeated="3"/>
          <table:table-cell table:formula="of:=[.M52]-[.N52]" office:value-type="float" office:value="0.0072369" calcext:value-type="float">
            <text:p>0.007236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000222951" calcext:value-type="float">
            <text:p>0.000222951</text:p>
          </table:table-cell>
          <table:table-cell office:value-type="float" office:value="0.0240762" calcext:value-type="float">
            <text:p>0.0240762</text:p>
          </table:table-cell>
          <table:table-cell office:value-type="float" office:value="0.00021405" calcext:value-type="float">
            <text:p>0.00021405</text:p>
          </table:table-cell>
          <table:table-cell office:value-type="float" office:value="0.0365781" calcext:value-type="float">
            <text:p>0.0365781</text:p>
          </table:table-cell>
          <table:table-cell/>
          <table:table-cell table:formula="of:=[.L53]-[.M53]" office:value-type="float" office:value="-0.023853249" calcext:value-type="float">
            <text:p>-0.023853249</text:p>
          </table:table-cell>
          <table:table-cell table:formula="of:=[.N53]-[.O53]" office:value-type="float" office:value="-0.03636405" calcext:value-type="float">
            <text:p>-0.03636405</text:p>
          </table:table-cell>
          <table:table-cell/>
          <table:table-cell table:formula="of:=[.L53]-[.N53]" office:value-type="float" office:value="0.00000890100000000002" calcext:value-type="float">
            <text:p>8.90100000000002E-06</text:p>
          </table:table-cell>
          <table:table-cell table:number-columns-repeated="11"/>
          <table:table-cell table:formula="of:=[.M53]-[.O53]" office:value-type="float" office:value="-0.0125019" calcext:value-type="float">
            <text:p>-0.0125019</text:p>
          </table:table-cell>
          <table:table-cell table:number-columns-repeated="13"/>
          <table:table-cell table:formula="of:=[.L53]-[.O53]" office:value-type="float" office:value="-0.036355149" calcext:value-type="float">
            <text:p>-0.036355149</text:p>
          </table:table-cell>
          <table:table-cell table:number-columns-repeated="3"/>
          <table:table-cell table:formula="of:=[.M53]-[.N53]" office:value-type="float" office:value="0.02386215" calcext:value-type="float">
            <text:p>0.023862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000252144" calcext:value-type="float">
            <text:p>0.000252144</text:p>
          </table:table-cell>
          <table:table-cell office:value-type="float" office:value="0.0555201" calcext:value-type="float">
            <text:p>0.0555201</text:p>
          </table:table-cell>
          <table:table-cell office:value-type="float" office:value="0.000354758" calcext:value-type="float">
            <text:p>0.000354758</text:p>
          </table:table-cell>
          <table:table-cell office:value-type="float" office:value="0.0790306" calcext:value-type="float">
            <text:p>0.0790306</text:p>
          </table:table-cell>
          <table:table-cell/>
          <table:table-cell table:formula="of:=[.L54]-[.M54]" office:value-type="float" office:value="-0.055267956" calcext:value-type="float">
            <text:p>-0.055267956</text:p>
          </table:table-cell>
          <table:table-cell table:formula="of:=[.N54]-[.O54]" office:value-type="float" office:value="-0.078675842" calcext:value-type="float">
            <text:p>-0.078675842</text:p>
          </table:table-cell>
          <table:table-cell/>
          <table:table-cell table:formula="of:=[.L54]-[.N54]" office:value-type="float" office:value="-0.000102614" calcext:value-type="float">
            <text:p>-0.000102614</text:p>
          </table:table-cell>
          <table:table-cell table:number-columns-repeated="11"/>
          <table:table-cell table:formula="of:=[.M54]-[.O54]" office:value-type="float" office:value="-0.0235105" calcext:value-type="float">
            <text:p>-0.0235105</text:p>
          </table:table-cell>
          <table:table-cell table:number-columns-repeated="13"/>
          <table:table-cell table:formula="of:=[.L54]-[.O54]" office:value-type="float" office:value="-0.078778456" calcext:value-type="float">
            <text:p>-0.078778456</text:p>
          </table:table-cell>
          <table:table-cell table:number-columns-repeated="3"/>
          <table:table-cell table:formula="of:=[.M54]-[.N54]" office:value-type="float" office:value="0.055165342" calcext:value-type="float">
            <text:p>0.05516534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style-name="ce1" office:value-type="float" office:value="0.000093891" calcext:value-type="float">
            <text:p>9.39E-05</text:p>
          </table:table-cell>
          <table:table-cell office:value-type="float" office:value="0.00853953" calcext:value-type="float">
            <text:p>0.00853953</text:p>
          </table:table-cell>
          <table:table-cell office:value-type="float" office:value="0.000109656" calcext:value-type="float">
            <text:p>0.000109656</text:p>
          </table:table-cell>
          <table:table-cell office:value-type="float" office:value="0.0112842" calcext:value-type="float">
            <text:p>0.0112842</text:p>
          </table:table-cell>
          <table:table-cell/>
          <table:table-cell table:formula="of:=[.L55]-[.M55]" office:value-type="float" office:value="-0.008445639" calcext:value-type="float">
            <text:p>-0.008445639</text:p>
          </table:table-cell>
          <table:table-cell table:formula="of:=[.N55]-[.O55]" office:value-type="float" office:value="-0.011174544" calcext:value-type="float">
            <text:p>-0.011174544</text:p>
          </table:table-cell>
          <table:table-cell/>
          <table:table-cell table:formula="of:=[.L55]-[.N55]" office:value-type="float" office:value="-0.000015765" calcext:value-type="float">
            <text:p>-1.5765E-05</text:p>
          </table:table-cell>
          <table:table-cell table:number-columns-repeated="11"/>
          <table:table-cell table:formula="of:=[.M55]-[.O55]" office:value-type="float" office:value="-0.00274467" calcext:value-type="float">
            <text:p>-0.00274467</text:p>
          </table:table-cell>
          <table:table-cell table:number-columns-repeated="13"/>
          <table:table-cell table:formula="of:=[.L55]-[.O55]" office:value-type="float" office:value="-0.011190309" calcext:value-type="float">
            <text:p>-0.011190309</text:p>
          </table:table-cell>
          <table:table-cell table:number-columns-repeated="3"/>
          <table:table-cell table:formula="of:=[.M55]-[.N55]" office:value-type="float" office:value="0.008429874" calcext:value-type="float">
            <text:p>0.0084298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000131333" calcext:value-type="float">
            <text:p>0.000131333</text:p>
          </table:table-cell>
          <table:table-cell office:value-type="float" office:value="0.0222619" calcext:value-type="float">
            <text:p>0.0222619</text:p>
          </table:table-cell>
          <table:table-cell office:value-type="float" office:value="0.000253897" calcext:value-type="float">
            <text:p>0.000253897</text:p>
          </table:table-cell>
          <table:table-cell office:value-type="float" office:value="0.0373115" calcext:value-type="float">
            <text:p>0.0373115</text:p>
          </table:table-cell>
          <table:table-cell/>
          <table:table-cell table:formula="of:=[.L56]-[.M56]" office:value-type="float" office:value="-0.022130567" calcext:value-type="float">
            <text:p>-0.022130567</text:p>
          </table:table-cell>
          <table:table-cell table:formula="of:=[.N56]-[.O56]" office:value-type="float" office:value="-0.037057603" calcext:value-type="float">
            <text:p>-0.037057603</text:p>
          </table:table-cell>
          <table:table-cell/>
          <table:table-cell table:formula="of:=[.L56]-[.N56]" office:value-type="float" office:value="-0.000122564" calcext:value-type="float">
            <text:p>-0.000122564</text:p>
          </table:table-cell>
          <table:table-cell table:number-columns-repeated="11"/>
          <table:table-cell table:formula="of:=[.M56]-[.O56]" office:value-type="float" office:value="-0.0150496" calcext:value-type="float">
            <text:p>-0.0150496</text:p>
          </table:table-cell>
          <table:table-cell table:number-columns-repeated="13"/>
          <table:table-cell table:formula="of:=[.L56]-[.O56]" office:value-type="float" office:value="-0.037180167" calcext:value-type="float">
            <text:p>-0.037180167</text:p>
          </table:table-cell>
          <table:table-cell table:number-columns-repeated="3"/>
          <table:table-cell table:formula="of:=[.M56]-[.N56]" office:value-type="float" office:value="0.022008003" calcext:value-type="float">
            <text:p>0.02200800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.000236748" calcext:value-type="float">
            <text:p>0.000236748</text:p>
          </table:table-cell>
          <table:table-cell office:value-type="float" office:value="0.0511064" calcext:value-type="float">
            <text:p>0.0511064</text:p>
          </table:table-cell>
          <table:table-cell office:value-type="float" office:value="0.000379147" calcext:value-type="float">
            <text:p>0.000379147</text:p>
          </table:table-cell>
          <table:table-cell office:value-type="float" office:value="0.0778277" calcext:value-type="float">
            <text:p>0.0778277</text:p>
          </table:table-cell>
          <table:table-cell/>
          <table:table-cell table:formula="of:=[.L57]-[.M57]" office:value-type="float" office:value="-0.050869652" calcext:value-type="float">
            <text:p>-0.050869652</text:p>
          </table:table-cell>
          <table:table-cell table:formula="of:=[.N57]-[.O57]" office:value-type="float" office:value="-0.077448553" calcext:value-type="float">
            <text:p>-0.077448553</text:p>
          </table:table-cell>
          <table:table-cell/>
          <table:table-cell table:formula="of:=[.L57]-[.N57]" office:value-type="float" office:value="-0.000142399" calcext:value-type="float">
            <text:p>-0.000142399</text:p>
          </table:table-cell>
          <table:table-cell table:number-columns-repeated="11"/>
          <table:table-cell table:formula="of:=[.M57]-[.O57]" office:value-type="float" office:value="-0.0267213" calcext:value-type="float">
            <text:p>-0.0267213</text:p>
          </table:table-cell>
          <table:table-cell table:number-columns-repeated="13"/>
          <table:table-cell table:formula="of:=[.L57]-[.O57]" office:value-type="float" office:value="-0.077590952" calcext:value-type="float">
            <text:p>-0.077590952</text:p>
          </table:table-cell>
          <table:table-cell table:number-columns-repeated="3"/>
          <table:table-cell table:formula="of:=[.M57]-[.N57]" office:value-type="float" office:value="0.050727253" calcext:value-type="float">
            <text:p>0.05072725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style-name="ce1" office:value-type="float" office:value="0.000067695" calcext:value-type="float">
            <text:p>6.77E-05</text:p>
          </table:table-cell>
          <table:table-cell office:value-type="float" office:value="0.00713671" calcext:value-type="float">
            <text:p>0.00713671</text:p>
          </table:table-cell>
          <table:table-cell office:value-type="float" office:value="0.000131215" calcext:value-type="float">
            <text:p>0.000131215</text:p>
          </table:table-cell>
          <table:table-cell office:value-type="float" office:value="0.0138976" calcext:value-type="float">
            <text:p>0.0138976</text:p>
          </table:table-cell>
          <table:table-cell/>
          <table:table-cell table:formula="of:=[.L58]-[.M58]" office:value-type="float" office:value="-0.007069015" calcext:value-type="float">
            <text:p>-0.007069015</text:p>
          </table:table-cell>
          <table:table-cell table:formula="of:=[.N58]-[.O58]" office:value-type="float" office:value="-0.013766385" calcext:value-type="float">
            <text:p>-0.013766385</text:p>
          </table:table-cell>
          <table:table-cell/>
          <table:table-cell table:formula="of:=[.L58]-[.N58]" office:value-type="float" office:value="-0.00006352" calcext:value-type="float">
            <text:p>-6.352E-05</text:p>
          </table:table-cell>
          <table:table-cell table:number-columns-repeated="11"/>
          <table:table-cell table:formula="of:=[.M58]-[.O58]" office:value-type="float" office:value="-0.00676089" calcext:value-type="float">
            <text:p>-0.00676089</text:p>
          </table:table-cell>
          <table:table-cell table:number-columns-repeated="13"/>
          <table:table-cell table:formula="of:=[.L58]-[.O58]" office:value-type="float" office:value="-0.013829905" calcext:value-type="float">
            <text:p>-0.013829905</text:p>
          </table:table-cell>
          <table:table-cell table:number-columns-repeated="3"/>
          <table:table-cell table:formula="of:=[.M58]-[.N58]" office:value-type="float" office:value="0.007005495" calcext:value-type="float">
            <text:p>0.0070054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000125232" calcext:value-type="float">
            <text:p>0.000125232</text:p>
          </table:table-cell>
          <table:table-cell office:value-type="float" office:value="0.00788403" calcext:value-type="float">
            <text:p>0.00788403</text:p>
          </table:table-cell>
          <table:table-cell office:value-type="float" office:value="0.000222792" calcext:value-type="float">
            <text:p>0.000222792</text:p>
          </table:table-cell>
          <table:table-cell office:value-type="float" office:value="0.0115013" calcext:value-type="float">
            <text:p>0.0115013</text:p>
          </table:table-cell>
          <table:table-cell/>
          <table:table-cell table:formula="of:=[.L59]-[.M59]" office:value-type="float" office:value="-0.007758798" calcext:value-type="float">
            <text:p>-0.007758798</text:p>
          </table:table-cell>
          <table:table-cell table:formula="of:=[.N59]-[.O59]" office:value-type="float" office:value="-0.011278508" calcext:value-type="float">
            <text:p>-0.011278508</text:p>
          </table:table-cell>
          <table:table-cell/>
          <table:table-cell table:formula="of:=[.L59]-[.N59]" office:value-type="float" office:value="-0.00009756" calcext:value-type="float">
            <text:p>-9.756E-05</text:p>
          </table:table-cell>
          <table:table-cell table:number-columns-repeated="11"/>
          <table:table-cell table:formula="of:=[.M59]-[.O59]" office:value-type="float" office:value="-0.00361727" calcext:value-type="float">
            <text:p>-0.00361727</text:p>
          </table:table-cell>
          <table:table-cell table:number-columns-repeated="13"/>
          <table:table-cell table:formula="of:=[.L59]-[.O59]" office:value-type="float" office:value="-0.011376068" calcext:value-type="float">
            <text:p>-0.011376068</text:p>
          </table:table-cell>
          <table:table-cell table:number-columns-repeated="3"/>
          <table:table-cell table:formula="of:=[.M59]-[.N59]" office:value-type="float" office:value="0.007661238" calcext:value-type="float">
            <text:p>0.00766123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style-name="ce1" office:value-type="float" office:value="0.000066315" calcext:value-type="float">
            <text:p>6.63E-05</text:p>
          </table:table-cell>
          <table:table-cell office:value-type="float" office:value="0.00694331" calcext:value-type="float">
            <text:p>0.00694331</text:p>
          </table:table-cell>
          <table:table-cell office:value-type="float" office:value="0.000201731" calcext:value-type="float">
            <text:p>0.000201731</text:p>
          </table:table-cell>
          <table:table-cell office:value-type="float" office:value="0.0129614" calcext:value-type="float">
            <text:p>0.0129614</text:p>
          </table:table-cell>
          <table:table-cell/>
          <table:table-cell table:formula="of:=[.L60]-[.M60]" office:value-type="float" office:value="-0.006876995" calcext:value-type="float">
            <text:p>-0.006876995</text:p>
          </table:table-cell>
          <table:table-cell table:formula="of:=[.N60]-[.O60]" office:value-type="float" office:value="-0.012759669" calcext:value-type="float">
            <text:p>-0.012759669</text:p>
          </table:table-cell>
          <table:table-cell/>
          <table:table-cell table:formula="of:=[.L60]-[.N60]" office:value-type="float" office:value="-0.000135416" calcext:value-type="float">
            <text:p>-0.000135416</text:p>
          </table:table-cell>
          <table:table-cell table:number-columns-repeated="11"/>
          <table:table-cell table:formula="of:=[.M60]-[.O60]" office:value-type="float" office:value="-0.00601809" calcext:value-type="float">
            <text:p>-0.00601809</text:p>
          </table:table-cell>
          <table:table-cell table:number-columns-repeated="13"/>
          <table:table-cell table:formula="of:=[.L60]-[.O60]" office:value-type="float" office:value="-0.012895085" calcext:value-type="float">
            <text:p>-0.012895085</text:p>
          </table:table-cell>
          <table:table-cell table:number-columns-repeated="3"/>
          <table:table-cell table:formula="of:=[.M60]-[.N60]" office:value-type="float" office:value="0.006741579" calcext:value-type="float">
            <text:p>0.00674157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style-name="ce1" office:value-type="float" office:value="0.000057688" calcext:value-type="float">
            <text:p>5.77E-05</text:p>
          </table:table-cell>
          <table:table-cell office:value-type="float" office:value="0.00701994" calcext:value-type="float">
            <text:p>0.00701994</text:p>
          </table:table-cell>
          <table:table-cell office:value-type="float" office:value="0.000113084" calcext:value-type="float">
            <text:p>0.000113084</text:p>
          </table:table-cell>
          <table:table-cell office:value-type="float" office:value="0.0166362" calcext:value-type="float">
            <text:p>0.0166362</text:p>
          </table:table-cell>
          <table:table-cell/>
          <table:table-cell table:formula="of:=[.L61]-[.M61]" office:value-type="float" office:value="-0.006962252" calcext:value-type="float">
            <text:p>-0.006962252</text:p>
          </table:table-cell>
          <table:table-cell table:formula="of:=[.N61]-[.O61]" office:value-type="float" office:value="-0.016523116" calcext:value-type="float">
            <text:p>-0.016523116</text:p>
          </table:table-cell>
          <table:table-cell/>
          <table:table-cell table:formula="of:=[.L61]-[.N61]" office:value-type="float" office:value="-0.000055396" calcext:value-type="float">
            <text:p>-5.5396E-05</text:p>
          </table:table-cell>
          <table:table-cell table:number-columns-repeated="11"/>
          <table:table-cell table:formula="of:=[.M61]-[.O61]" office:value-type="float" office:value="-0.00961626" calcext:value-type="float">
            <text:p>-0.00961626</text:p>
          </table:table-cell>
          <table:table-cell table:number-columns-repeated="13"/>
          <table:table-cell table:formula="of:=[.L61]-[.O61]" office:value-type="float" office:value="-0.016578512" calcext:value-type="float">
            <text:p>-0.016578512</text:p>
          </table:table-cell>
          <table:table-cell table:number-columns-repeated="3"/>
          <table:table-cell table:formula="of:=[.M61]-[.N61]" office:value-type="float" office:value="0.006906856" calcext:value-type="float">
            <text:p>0.00690685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0.000421003" calcext:value-type="float">
            <text:p>0.000421003</text:p>
          </table:table-cell>
          <table:table-cell office:value-type="float" office:value="0.166132" calcext:value-type="float">
            <text:p>0.166132</text:p>
          </table:table-cell>
          <table:table-cell office:value-type="float" office:value="0.000678634" calcext:value-type="float">
            <text:p>0.000678634</text:p>
          </table:table-cell>
          <table:table-cell office:value-type="float" office:value="0.260951" calcext:value-type="float">
            <text:p>0.260951</text:p>
          </table:table-cell>
          <table:table-cell/>
          <table:table-cell table:formula="of:=[.L62]-[.M62]" office:value-type="float" office:value="-0.165710997" calcext:value-type="float">
            <text:p>-0.165710997</text:p>
          </table:table-cell>
          <table:table-cell table:formula="of:=[.N62]-[.O62]" office:value-type="float" office:value="-0.260272366" calcext:value-type="float">
            <text:p>-0.260272366</text:p>
          </table:table-cell>
          <table:table-cell/>
          <table:table-cell table:formula="of:=[.L62]-[.N62]" office:value-type="float" office:value="-0.000257631" calcext:value-type="float">
            <text:p>-0.000257631</text:p>
          </table:table-cell>
          <table:table-cell table:number-columns-repeated="11"/>
          <table:table-cell table:formula="of:=[.M62]-[.O62]" office:value-type="float" office:value="-0.094819" calcext:value-type="float">
            <text:p>-0.094819</text:p>
          </table:table-cell>
          <table:table-cell table:number-columns-repeated="13"/>
          <table:table-cell table:formula="of:=[.L62]-[.O62]" office:value-type="float" office:value="-0.260529997" calcext:value-type="float">
            <text:p>-0.260529997</text:p>
          </table:table-cell>
          <table:table-cell table:number-columns-repeated="3"/>
          <table:table-cell table:formula="of:=[.M62]-[.N62]" office:value-type="float" office:value="0.165453366" calcext:value-type="float">
            <text:p>0.16545336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000420879" calcext:value-type="float">
            <text:p>0.000420879</text:p>
          </table:table-cell>
          <table:table-cell office:value-type="float" office:value="0.155087" calcext:value-type="float">
            <text:p>0.155087</text:p>
          </table:table-cell>
          <table:table-cell office:value-type="float" office:value="0.000638746" calcext:value-type="float">
            <text:p>0.000638746</text:p>
          </table:table-cell>
          <table:table-cell office:value-type="float" office:value="0.240323" calcext:value-type="float">
            <text:p>0.240323</text:p>
          </table:table-cell>
          <table:table-cell/>
          <table:table-cell table:formula="of:=[.L63]-[.M63]" office:value-type="float" office:value="-0.154666121" calcext:value-type="float">
            <text:p>-0.154666121</text:p>
          </table:table-cell>
          <table:table-cell table:formula="of:=[.N63]-[.O63]" office:value-type="float" office:value="-0.239684254" calcext:value-type="float">
            <text:p>-0.239684254</text:p>
          </table:table-cell>
          <table:table-cell/>
          <table:table-cell table:formula="of:=[.L63]-[.N63]" office:value-type="float" office:value="-0.000217867" calcext:value-type="float">
            <text:p>-0.000217867</text:p>
          </table:table-cell>
          <table:table-cell table:number-columns-repeated="11"/>
          <table:table-cell table:formula="of:=[.M63]-[.O63]" office:value-type="float" office:value="-0.085236" calcext:value-type="float">
            <text:p>-0.085236</text:p>
          </table:table-cell>
          <table:table-cell table:number-columns-repeated="13"/>
          <table:table-cell table:formula="of:=[.L63]-[.O63]" office:value-type="float" office:value="-0.239902121" calcext:value-type="float">
            <text:p>-0.239902121</text:p>
          </table:table-cell>
          <table:table-cell table:number-columns-repeated="3"/>
          <table:table-cell table:formula="of:=[.M63]-[.N63]" office:value-type="float" office:value="0.154448254" calcext:value-type="float">
            <text:p>0.15444825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0.0102591" calcext:value-type="float">
            <text:p>0.0102591</text:p>
          </table:table-cell>
          <table:table-cell office:value-type="float" office:value="14.3142" calcext:value-type="float">
            <text:p>14.3142</text:p>
          </table:table-cell>
          <table:table-cell office:value-type="float" office:value="0.0157081" calcext:value-type="float">
            <text:p>0.0157081</text:p>
          </table:table-cell>
          <table:table-cell office:value-type="float" office:value="24.5947" calcext:value-type="float">
            <text:p>24.5947</text:p>
          </table:table-cell>
          <table:table-cell/>
          <table:table-cell table:formula="of:=[.L64]-[.M64]" office:value-type="float" office:value="-14.3039409" calcext:value-type="float">
            <text:p>-14.3039409</text:p>
          </table:table-cell>
          <table:table-cell table:formula="of:=[.N64]-[.O64]" office:value-type="float" office:value="-24.5789919" calcext:value-type="float">
            <text:p>-24.5789919</text:p>
          </table:table-cell>
          <table:table-cell/>
          <table:table-cell table:formula="of:=[.L64]-[.N64]" office:value-type="float" office:value="-0.005449" calcext:value-type="float">
            <text:p>-0.005449</text:p>
          </table:table-cell>
          <table:table-cell table:number-columns-repeated="11"/>
          <table:table-cell table:formula="of:=[.M64]-[.O64]" office:value-type="float" office:value="-10.2805" calcext:value-type="float">
            <text:p>-10.2805</text:p>
          </table:table-cell>
          <table:table-cell table:number-columns-repeated="13"/>
          <table:table-cell table:formula="of:=[.L64]-[.O64]" office:value-type="float" office:value="-24.5844409" calcext:value-type="float">
            <text:p>-24.5844409</text:p>
          </table:table-cell>
          <table:table-cell table:number-columns-repeated="3"/>
          <table:table-cell table:formula="of:=[.M64]-[.N64]" office:value-type="float" office:value="14.2984919" calcext:value-type="float">
            <text:p>14.29849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0.0042375" calcext:value-type="float">
            <text:p>0.0042375</text:p>
          </table:table-cell>
          <table:table-cell office:value-type="float" office:value="4.41593" calcext:value-type="float">
            <text:p>4.41593</text:p>
          </table:table-cell>
          <table:table-cell office:value-type="float" office:value="0.0108562" calcext:value-type="float">
            <text:p>0.0108562</text:p>
          </table:table-cell>
          <table:table-cell office:value-type="float" office:value="11.6176" calcext:value-type="float">
            <text:p>11.6176</text:p>
          </table:table-cell>
          <table:table-cell/>
          <table:table-cell table:formula="of:=[.L65]-[.M65]" office:value-type="float" office:value="-4.4116925" calcext:value-type="float">
            <text:p>-4.4116925</text:p>
          </table:table-cell>
          <table:table-cell table:formula="of:=[.N65]-[.O65]" office:value-type="float" office:value="-11.6067438" calcext:value-type="float">
            <text:p>-11.6067438</text:p>
          </table:table-cell>
          <table:table-cell/>
          <table:table-cell table:formula="of:=[.L65]-[.N65]" office:value-type="float" office:value="-0.0066187" calcext:value-type="float">
            <text:p>-0.0066187</text:p>
          </table:table-cell>
          <table:table-cell table:number-columns-repeated="11"/>
          <table:table-cell table:formula="of:=[.M65]-[.O65]" office:value-type="float" office:value="-7.20167" calcext:value-type="float">
            <text:p>-7.20167</text:p>
          </table:table-cell>
          <table:table-cell table:number-columns-repeated="13"/>
          <table:table-cell table:formula="of:=[.L65]-[.O65]" office:value-type="float" office:value="-11.6133625" calcext:value-type="float">
            <text:p>-11.6133625</text:p>
          </table:table-cell>
          <table:table-cell table:number-columns-repeated="3"/>
          <table:table-cell table:formula="of:=[.M65]-[.N65]" office:value-type="float" office:value="4.4050738" calcext:value-type="float">
            <text:p>4.405073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style-name="ce1" office:value-type="float" office:value="0.000055675" calcext:value-type="float">
            <text:p>5.57E-05</text:p>
          </table:table-cell>
          <table:table-cell office:value-type="float" office:value="0.00624229" calcext:value-type="float">
            <text:p>0.00624229</text:p>
          </table:table-cell>
          <table:table-cell office:value-type="float" office:value="0.000471479" calcext:value-type="float">
            <text:p>0.000471479</text:p>
          </table:table-cell>
          <table:table-cell office:value-type="float" office:value="0.0663509" calcext:value-type="float">
            <text:p>0.0663509</text:p>
          </table:table-cell>
          <table:table-cell/>
          <table:table-cell table:formula="of:=[.L66]-[.M66]" office:value-type="float" office:value="-0.006186615" calcext:value-type="float">
            <text:p>-0.006186615</text:p>
          </table:table-cell>
          <table:table-cell table:formula="of:=[.N66]-[.O66]" office:value-type="float" office:value="-0.065879421" calcext:value-type="float">
            <text:p>-0.065879421</text:p>
          </table:table-cell>
          <table:table-cell/>
          <table:table-cell table:formula="of:=[.L66]-[.N66]" office:value-type="float" office:value="-0.000415804" calcext:value-type="float">
            <text:p>-0.000415804</text:p>
          </table:table-cell>
          <table:table-cell table:number-columns-repeated="11"/>
          <table:table-cell table:formula="of:=[.M66]-[.O66]" office:value-type="float" office:value="-0.06010861" calcext:value-type="float">
            <text:p>-0.06010861</text:p>
          </table:table-cell>
          <table:table-cell table:number-columns-repeated="13"/>
          <table:table-cell table:formula="of:=[.L66]-[.O66]" office:value-type="float" office:value="-0.066295225" calcext:value-type="float">
            <text:p>-0.066295225</text:p>
          </table:table-cell>
          <table:table-cell table:number-columns-repeated="3"/>
          <table:table-cell table:formula="of:=[.M66]-[.N66]" office:value-type="float" office:value="0.005770811" calcext:value-type="float">
            <text:p>0.00577081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style-name="ce1" office:value-type="float" office:value="0.000089247" calcext:value-type="float">
            <text:p>8.92E-05</text:p>
          </table:table-cell>
          <table:table-cell office:value-type="float" office:value="0.00915955" calcext:value-type="float">
            <text:p>0.00915955</text:p>
          </table:table-cell>
          <table:table-cell office:value-type="float" office:value="0.000177797" calcext:value-type="float">
            <text:p>0.000177797</text:p>
          </table:table-cell>
          <table:table-cell office:value-type="float" office:value="0.0226451" calcext:value-type="float">
            <text:p>0.0226451</text:p>
          </table:table-cell>
          <table:table-cell/>
          <table:table-cell table:formula="of:=[.L67]-[.M67]" office:value-type="float" office:value="-0.009070303" calcext:value-type="float">
            <text:p>-0.009070303</text:p>
          </table:table-cell>
          <table:table-cell table:formula="of:=[.N67]-[.O67]" office:value-type="float" office:value="-0.022467303" calcext:value-type="float">
            <text:p>-0.022467303</text:p>
          </table:table-cell>
          <table:table-cell/>
          <table:table-cell table:formula="of:=[.L67]-[.N67]" office:value-type="float" office:value="-0.00008855" calcext:value-type="float">
            <text:p>-8.855E-05</text:p>
          </table:table-cell>
          <table:table-cell table:number-columns-repeated="11"/>
          <table:table-cell table:formula="of:=[.M67]-[.O67]" office:value-type="float" office:value="-0.01348555" calcext:value-type="float">
            <text:p>-0.01348555</text:p>
          </table:table-cell>
          <table:table-cell table:number-columns-repeated="13"/>
          <table:table-cell table:formula="of:=[.L67]-[.O67]" office:value-type="float" office:value="-0.022555853" calcext:value-type="float">
            <text:p>-0.022555853</text:p>
          </table:table-cell>
          <table:table-cell table:number-columns-repeated="3"/>
          <table:table-cell table:formula="of:=[.M67]-[.N67]" office:value-type="float" office:value="0.008981753" calcext:value-type="float">
            <text:p>0.00898175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style-name="ce1" office:value-type="float" office:value="0.000088156" calcext:value-type="float">
            <text:p>8.82E-05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.000207303" calcext:value-type="float">
            <text:p>0.000207303</text:p>
          </table:table-cell>
          <table:table-cell office:value-type="float" office:value="0.0303293" calcext:value-type="float">
            <text:p>0.0303293</text:p>
          </table:table-cell>
          <table:table-cell/>
          <table:table-cell table:formula="of:=[.L68]-[.M68]" office:value-type="float" office:value="-0.012832844" calcext:value-type="float">
            <text:p>-0.012832844</text:p>
          </table:table-cell>
          <table:table-cell table:formula="of:=[.N68]-[.O68]" office:value-type="float" office:value="-0.030121997" calcext:value-type="float">
            <text:p>-0.030121997</text:p>
          </table:table-cell>
          <table:table-cell/>
          <table:table-cell table:formula="of:=[.L68]-[.N68]" office:value-type="float" office:value="-0.000119147" calcext:value-type="float">
            <text:p>-0.000119147</text:p>
          </table:table-cell>
          <table:table-cell table:number-columns-repeated="11"/>
          <table:table-cell table:formula="of:=[.M68]-[.O68]" office:value-type="float" office:value="-0.0174083" calcext:value-type="float">
            <text:p>-0.0174083</text:p>
          </table:table-cell>
          <table:table-cell table:number-columns-repeated="13"/>
          <table:table-cell table:formula="of:=[.L68]-[.O68]" office:value-type="float" office:value="-0.030241144" calcext:value-type="float">
            <text:p>-0.030241144</text:p>
          </table:table-cell>
          <table:table-cell table:number-columns-repeated="3"/>
          <table:table-cell table:formula="of:=[.M68]-[.N68]" office:value-type="float" office:value="0.012713697" calcext:value-type="float">
            <text:p>0.01271369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style-name="ce1" office:value-type="float" office:value="0.000090718" calcext:value-type="float">
            <text:p>9.07E-05</text:p>
          </table:table-cell>
          <table:table-cell office:value-type="float" office:value="0.0139036" calcext:value-type="float">
            <text:p>0.0139036</text:p>
          </table:table-cell>
          <table:table-cell office:value-type="float" office:value="0.000168004" calcext:value-type="float">
            <text:p>0.000168004</text:p>
          </table:table-cell>
          <table:table-cell office:value-type="float" office:value="0.0304266" calcext:value-type="float">
            <text:p>0.0304266</text:p>
          </table:table-cell>
          <table:table-cell/>
          <table:table-cell table:formula="of:=[.L69]-[.M69]" office:value-type="float" office:value="-0.013812882" calcext:value-type="float">
            <text:p>-0.013812882</text:p>
          </table:table-cell>
          <table:table-cell table:formula="of:=[.N69]-[.O69]" office:value-type="float" office:value="-0.030258596" calcext:value-type="float">
            <text:p>-0.030258596</text:p>
          </table:table-cell>
          <table:table-cell/>
          <table:table-cell table:formula="of:=[.L69]-[.N69]" office:value-type="float" office:value="-0.000077286" calcext:value-type="float">
            <text:p>-7.7286E-05</text:p>
          </table:table-cell>
          <table:table-cell table:number-columns-repeated="11"/>
          <table:table-cell table:formula="of:=[.M69]-[.O69]" office:value-type="float" office:value="-0.016523" calcext:value-type="float">
            <text:p>-0.016523</text:p>
          </table:table-cell>
          <table:table-cell table:number-columns-repeated="13"/>
          <table:table-cell table:formula="of:=[.L69]-[.O69]" office:value-type="float" office:value="-0.030335882" calcext:value-type="float">
            <text:p>-0.030335882</text:p>
          </table:table-cell>
          <table:table-cell table:number-columns-repeated="3"/>
          <table:table-cell table:formula="of:=[.M69]-[.N69]" office:value-type="float" office:value="0.013735596" calcext:value-type="float">
            <text:p>0.01373559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173458" calcext:value-type="float">
            <text:p>0.0173458</text:p>
          </table:table-cell>
          <table:table-cell office:value-type="float" office:value="0.000168221" calcext:value-type="float">
            <text:p>0.000168221</text:p>
          </table:table-cell>
          <table:table-cell office:value-type="float" office:value="0.0335902" calcext:value-type="float">
            <text:p>0.0335902</text:p>
          </table:table-cell>
          <table:table-cell/>
          <table:table-cell table:formula="of:=[.L70]-[.M70]" office:value-type="float" office:value="-0.017243304" calcext:value-type="float">
            <text:p>-0.017243304</text:p>
          </table:table-cell>
          <table:table-cell table:formula="of:=[.N70]-[.O70]" office:value-type="float" office:value="-0.033421979" calcext:value-type="float">
            <text:p>-0.033421979</text:p>
          </table:table-cell>
          <table:table-cell/>
          <table:table-cell table:formula="of:=[.L70]-[.N70]" office:value-type="float" office:value="-0.000065725" calcext:value-type="float">
            <text:p>-6.5725E-05</text:p>
          </table:table-cell>
          <table:table-cell table:number-columns-repeated="11"/>
          <table:table-cell table:formula="of:=[.M70]-[.O70]" office:value-type="float" office:value="-0.0162444" calcext:value-type="float">
            <text:p>-0.0162444</text:p>
          </table:table-cell>
          <table:table-cell table:number-columns-repeated="13"/>
          <table:table-cell table:formula="of:=[.L70]-[.O70]" office:value-type="float" office:value="-0.033487704" calcext:value-type="float">
            <text:p>-0.033487704</text:p>
          </table:table-cell>
          <table:table-cell table:number-columns-repeated="3"/>
          <table:table-cell table:formula="of:=[.M70]-[.N70]" office:value-type="float" office:value="0.017177579" calcext:value-type="float">
            <text:p>0.01717757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0.000204923" calcext:value-type="float">
            <text:p>0.000204923</text:p>
          </table:table-cell>
          <table:table-cell office:value-type="float" office:value="0.0498144" calcext:value-type="float">
            <text:p>0.0498144</text:p>
          </table:table-cell>
          <table:table-cell office:value-type="float" office:value="0.00163079" calcext:value-type="float">
            <text:p>0.00163079</text:p>
          </table:table-cell>
          <table:table-cell office:value-type="float" office:value="0.352259" calcext:value-type="float">
            <text:p>0.352259</text:p>
          </table:table-cell>
          <table:table-cell/>
          <table:table-cell table:formula="of:=[.L71]-[.M71]" office:value-type="float" office:value="-0.049609477" calcext:value-type="float">
            <text:p>-0.049609477</text:p>
          </table:table-cell>
          <table:table-cell table:formula="of:=[.N71]-[.O71]" office:value-type="float" office:value="-0.35062821" calcext:value-type="float">
            <text:p>-0.35062821</text:p>
          </table:table-cell>
          <table:table-cell/>
          <table:table-cell table:formula="of:=[.L71]-[.N71]" office:value-type="float" office:value="-0.001425867" calcext:value-type="float">
            <text:p>-0.001425867</text:p>
          </table:table-cell>
          <table:table-cell table:number-columns-repeated="11"/>
          <table:table-cell table:formula="of:=[.M71]-[.O71]" office:value-type="float" office:value="-0.3024446" calcext:value-type="float">
            <text:p>-0.3024446</text:p>
          </table:table-cell>
          <table:table-cell table:number-columns-repeated="13"/>
          <table:table-cell table:formula="of:=[.L71]-[.O71]" office:value-type="float" office:value="-0.352054077" calcext:value-type="float">
            <text:p>-0.352054077</text:p>
          </table:table-cell>
          <table:table-cell table:number-columns-repeated="3"/>
          <table:table-cell table:formula="of:=[.M71]-[.N71]" office:value-type="float" office:value="0.04818361" calcext:value-type="float">
            <text:p>0.048183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0.000284032" calcext:value-type="float">
            <text:p>0.000284032</text:p>
          </table:table-cell>
          <table:table-cell office:value-type="float" office:value="0.0803066" calcext:value-type="float">
            <text:p>0.0803066</text:p>
          </table:table-cell>
          <table:table-cell office:value-type="float" office:value="0.000632295" calcext:value-type="float">
            <text:p>0.000632295</text:p>
          </table:table-cell>
          <table:table-cell office:value-type="float" office:value="0.193229" calcext:value-type="float">
            <text:p>0.193229</text:p>
          </table:table-cell>
          <table:table-cell/>
          <table:table-cell table:formula="of:=[.L72]-[.M72]" office:value-type="float" office:value="-0.080022568" calcext:value-type="float">
            <text:p>-0.080022568</text:p>
          </table:table-cell>
          <table:table-cell table:formula="of:=[.N72]-[.O72]" office:value-type="float" office:value="-0.192596705" calcext:value-type="float">
            <text:p>-0.192596705</text:p>
          </table:table-cell>
          <table:table-cell/>
          <table:table-cell table:formula="of:=[.L72]-[.N72]" office:value-type="float" office:value="-0.000348263" calcext:value-type="float">
            <text:p>-0.000348263</text:p>
          </table:table-cell>
          <table:table-cell table:number-columns-repeated="11"/>
          <table:table-cell table:formula="of:=[.M72]-[.O72]" office:value-type="float" office:value="-0.1129224" calcext:value-type="float">
            <text:p>-0.1129224</text:p>
          </table:table-cell>
          <table:table-cell table:number-columns-repeated="13"/>
          <table:table-cell table:formula="of:=[.L72]-[.O72]" office:value-type="float" office:value="-0.192944968" calcext:value-type="float">
            <text:p>-0.192944968</text:p>
          </table:table-cell>
          <table:table-cell table:number-columns-repeated="3"/>
          <table:table-cell table:formula="of:=[.M72]-[.N72]" office:value-type="float" office:value="0.079674305" calcext:value-type="float">
            <text:p>0.07967430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.000401408" calcext:value-type="float">
            <text:p>0.000401408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0.00113758" calcext:value-type="float">
            <text:p>0.00113758</text:p>
          </table:table-cell>
          <table:table-cell office:value-type="float" office:value="0.380743" calcext:value-type="float">
            <text:p>0.380743</text:p>
          </table:table-cell>
          <table:table-cell/>
          <table:table-cell table:formula="of:=[.L73]-[.M73]" office:value-type="float" office:value="-0.124697592" calcext:value-type="float">
            <text:p>-0.124697592</text:p>
          </table:table-cell>
          <table:table-cell table:formula="of:=[.N73]-[.O73]" office:value-type="float" office:value="-0.37960542" calcext:value-type="float">
            <text:p>-0.37960542</text:p>
          </table:table-cell>
          <table:table-cell/>
          <table:table-cell table:formula="of:=[.L73]-[.N73]" office:value-type="float" office:value="-0.000736172" calcext:value-type="float">
            <text:p>-0.000736172</text:p>
          </table:table-cell>
          <table:table-cell table:number-columns-repeated="11"/>
          <table:table-cell table:formula="of:=[.M73]-[.O73]" office:value-type="float" office:value="-0.255644" calcext:value-type="float">
            <text:p>-0.255644</text:p>
          </table:table-cell>
          <table:table-cell table:number-columns-repeated="13"/>
          <table:table-cell table:formula="of:=[.L73]-[.O73]" office:value-type="float" office:value="-0.380341592" calcext:value-type="float">
            <text:p>-0.380341592</text:p>
          </table:table-cell>
          <table:table-cell table:number-columns-repeated="3"/>
          <table:table-cell table:formula="of:=[.M73]-[.N73]" office:value-type="float" office:value="0.12396142" calcext:value-type="float">
            <text:p>0.1239614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0.000791101" calcext:value-type="float">
            <text:p>0.000791101</text:p>
          </table:table-cell>
          <table:table-cell office:value-type="float" office:value="0.383126" calcext:value-type="float">
            <text:p>0.383126</text:p>
          </table:table-cell>
          <table:table-cell office:value-type="float" office:value="0.0016203" calcext:value-type="float">
            <text:p>0.0016203</text:p>
          </table:table-cell>
          <table:table-cell office:value-type="float" office:value="0.873932" calcext:value-type="float">
            <text:p>0.873932</text:p>
          </table:table-cell>
          <table:table-cell/>
          <table:table-cell table:formula="of:=[.L74]-[.M74]" office:value-type="float" office:value="-0.382334899" calcext:value-type="float">
            <text:p>-0.382334899</text:p>
          </table:table-cell>
          <table:table-cell table:formula="of:=[.N74]-[.O74]" office:value-type="float" office:value="-0.8723117" calcext:value-type="float">
            <text:p>-0.8723117</text:p>
          </table:table-cell>
          <table:table-cell/>
          <table:table-cell table:formula="of:=[.L74]-[.N74]" office:value-type="float" office:value="-0.000829199" calcext:value-type="float">
            <text:p>-0.000829199</text:p>
          </table:table-cell>
          <table:table-cell table:number-columns-repeated="11"/>
          <table:table-cell table:formula="of:=[.M74]-[.O74]" office:value-type="float" office:value="-0.490806" calcext:value-type="float">
            <text:p>-0.490806</text:p>
          </table:table-cell>
          <table:table-cell table:number-columns-repeated="13"/>
          <table:table-cell table:formula="of:=[.L74]-[.O74]" office:value-type="float" office:value="-0.873140899" calcext:value-type="float">
            <text:p>-0.873140899</text:p>
          </table:table-cell>
          <table:table-cell table:number-columns-repeated="3"/>
          <table:table-cell table:formula="of:=[.M74]-[.N74]" office:value-type="float" office:value="0.3815057" calcext:value-type="float">
            <text:p>0.381505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1" office:value-type="float" office:value="0.00003309" calcext:value-type="float">
            <text:p>3.31E-05</text:p>
          </table:table-cell>
          <table:table-cell office:value-type="float" office:value="0.00248934" calcext:value-type="float">
            <text:p>0.00248934</text:p>
          </table:table-cell>
          <table:table-cell table:style-name="ce1" office:value-type="float" office:value="0.000061731" calcext:value-type="float">
            <text:p>6.17E-05</text:p>
          </table:table-cell>
          <table:table-cell office:value-type="float" office:value="0.00508362" calcext:value-type="float">
            <text:p>0.00508362</text:p>
          </table:table-cell>
          <table:table-cell/>
          <table:table-cell table:formula="of:=[.L75]-[.M75]" office:value-type="float" office:value="-0.00245625" calcext:value-type="float">
            <text:p>-0.00245625</text:p>
          </table:table-cell>
          <table:table-cell table:formula="of:=[.N75]-[.O75]" office:value-type="float" office:value="-0.005021889" calcext:value-type="float">
            <text:p>-0.005021889</text:p>
          </table:table-cell>
          <table:table-cell/>
          <table:table-cell table:formula="of:=[.L75]-[.N75]" office:value-type="float" office:value="-0.000028641" calcext:value-type="float">
            <text:p>-2.8641E-05</text:p>
          </table:table-cell>
          <table:table-cell table:number-columns-repeated="11"/>
          <table:table-cell table:formula="of:=[.M75]-[.O75]" office:value-type="float" office:value="-0.00259428" calcext:value-type="float">
            <text:p>-0.00259428</text:p>
          </table:table-cell>
          <table:table-cell table:number-columns-repeated="13"/>
          <table:table-cell table:formula="of:=[.L75]-[.O75]" office:value-type="float" office:value="-0.00505053" calcext:value-type="float">
            <text:p>-0.00505053</text:p>
          </table:table-cell>
          <table:table-cell table:number-columns-repeated="3"/>
          <table:table-cell table:formula="of:=[.M75]-[.N75]" office:value-type="float" office:value="0.002427609" calcext:value-type="float">
            <text:p>0.00242760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0.000155953" calcext:value-type="float">
            <text:p>0.000155953</text:p>
          </table:table-cell>
          <table:table-cell office:value-type="float" office:value="0.0351781" calcext:value-type="float">
            <text:p>0.0351781</text:p>
          </table:table-cell>
          <table:table-cell office:value-type="float" office:value="0.000429553" calcext:value-type="float">
            <text:p>0.000429553</text:p>
          </table:table-cell>
          <table:table-cell office:value-type="float" office:value="0.113054" calcext:value-type="float">
            <text:p>0.113054</text:p>
          </table:table-cell>
          <table:table-cell/>
          <table:table-cell table:formula="of:=[.L76]-[.M76]" office:value-type="float" office:value="-0.035022147" calcext:value-type="float">
            <text:p>-0.035022147</text:p>
          </table:table-cell>
          <table:table-cell table:formula="of:=[.N76]-[.O76]" office:value-type="float" office:value="-0.112624447" calcext:value-type="float">
            <text:p>-0.112624447</text:p>
          </table:table-cell>
          <table:table-cell/>
          <table:table-cell table:formula="of:=[.L76]-[.N76]" office:value-type="float" office:value="-0.0002736" calcext:value-type="float">
            <text:p>-0.0002736</text:p>
          </table:table-cell>
          <table:table-cell table:number-columns-repeated="11"/>
          <table:table-cell table:formula="of:=[.M76]-[.O76]" office:value-type="float" office:value="-0.0778759" calcext:value-type="float">
            <text:p>-0.0778759</text:p>
          </table:table-cell>
          <table:table-cell table:number-columns-repeated="13"/>
          <table:table-cell table:formula="of:=[.L76]-[.O76]" office:value-type="float" office:value="-0.112898047" calcext:value-type="float">
            <text:p>-0.112898047</text:p>
          </table:table-cell>
          <table:table-cell table:number-columns-repeated="3"/>
          <table:table-cell table:formula="of:=[.M76]-[.N76]" office:value-type="float" office:value="0.034748547" calcext:value-type="float">
            <text:p>0.03474854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0.00137766" calcext:value-type="float">
            <text:p>0.00137766</text:p>
          </table:table-cell>
          <table:table-cell office:value-type="float" office:value="0.857353" calcext:value-type="float">
            <text:p>0.857353</text:p>
          </table:table-cell>
          <table:table-cell office:value-type="float" office:value="0.0040416" calcext:value-type="float">
            <text:p>0.0040416</text:p>
          </table:table-cell>
          <table:table-cell office:value-type="float" office:value="2.48614" calcext:value-type="float">
            <text:p>2.48614</text:p>
          </table:table-cell>
          <table:table-cell/>
          <table:table-cell table:formula="of:=[.L77]-[.M77]" office:value-type="float" office:value="-0.85597534" calcext:value-type="float">
            <text:p>-0.85597534</text:p>
          </table:table-cell>
          <table:table-cell table:formula="of:=[.N77]-[.O77]" office:value-type="float" office:value="-2.4820984" calcext:value-type="float">
            <text:p>-2.4820984</text:p>
          </table:table-cell>
          <table:table-cell/>
          <table:table-cell table:formula="of:=[.L77]-[.N77]" office:value-type="float" office:value="-0.00266394" calcext:value-type="float">
            <text:p>-0.00266394</text:p>
          </table:table-cell>
          <table:table-cell table:number-columns-repeated="11"/>
          <table:table-cell table:formula="of:=[.M77]-[.O77]" office:value-type="float" office:value="-1.628787" calcext:value-type="float">
            <text:p>-1.628787</text:p>
          </table:table-cell>
          <table:table-cell table:number-columns-repeated="13"/>
          <table:table-cell table:formula="of:=[.L77]-[.O77]" office:value-type="float" office:value="-2.48476234" calcext:value-type="float">
            <text:p>-2.48476234</text:p>
          </table:table-cell>
          <table:table-cell table:number-columns-repeated="3"/>
          <table:table-cell table:formula="of:=[.M77]-[.N77]" office:value-type="float" office:value="0.8533114" calcext:value-type="float">
            <text:p>0.85331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0.00274642" calcext:value-type="float">
            <text:p>0.00274642</text:p>
          </table:table-cell>
          <table:table-cell office:value-type="float" office:value="2.70393" calcext:value-type="float">
            <text:p>2.70393</text:p>
          </table:table-cell>
          <table:table-cell office:value-type="float" office:value="0.00916338" calcext:value-type="float">
            <text:p>0.00916338</text:p>
          </table:table-cell>
          <table:table-cell office:value-type="float" office:value="7.70218" calcext:value-type="float">
            <text:p>7.70218</text:p>
          </table:table-cell>
          <table:table-cell/>
          <table:table-cell table:formula="of:=[.L78]-[.M78]" office:value-type="float" office:value="-2.70118358" calcext:value-type="float">
            <text:p>-2.70118358</text:p>
          </table:table-cell>
          <table:table-cell table:formula="of:=[.N78]-[.O78]" office:value-type="float" office:value="-7.69301662" calcext:value-type="float">
            <text:p>-7.69301662</text:p>
          </table:table-cell>
          <table:table-cell/>
          <table:table-cell table:formula="of:=[.L78]-[.N78]" office:value-type="float" office:value="-0.00641696" calcext:value-type="float">
            <text:p>-0.00641696</text:p>
          </table:table-cell>
          <table:table-cell table:number-columns-repeated="11"/>
          <table:table-cell table:formula="of:=[.M78]-[.O78]" office:value-type="float" office:value="-4.99825" calcext:value-type="float">
            <text:p>-4.99825</text:p>
          </table:table-cell>
          <table:table-cell table:number-columns-repeated="13"/>
          <table:table-cell table:formula="of:=[.L78]-[.O78]" office:value-type="float" office:value="-7.69943358" calcext:value-type="float">
            <text:p>-7.69943358</text:p>
          </table:table-cell>
          <table:table-cell table:number-columns-repeated="3"/>
          <table:table-cell table:formula="of:=[.M78]-[.N78]" office:value-type="float" office:value="2.69476662" calcext:value-type="float">
            <text:p>2.6947666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1" office:value-type="float" office:value="0.000049963" calcext:value-type="float">
            <text:p>5.00E-05</text:p>
          </table:table-cell>
          <table:table-cell office:value-type="float" office:value="0.00510014" calcext:value-type="float">
            <text:p>0.00510014</text:p>
          </table:table-cell>
          <table:table-cell office:value-type="float" office:value="0.000238881" calcext:value-type="float">
            <text:p>0.000238881</text:p>
          </table:table-cell>
          <table:table-cell office:value-type="float" office:value="0.022591" calcext:value-type="float">
            <text:p>0.022591</text:p>
          </table:table-cell>
          <table:table-cell/>
          <table:table-cell table:formula="of:=[.L79]-[.M79]" office:value-type="float" office:value="-0.005050177" calcext:value-type="float">
            <text:p>-0.005050177</text:p>
          </table:table-cell>
          <table:table-cell table:formula="of:=[.N79]-[.O79]" office:value-type="float" office:value="-0.022352119" calcext:value-type="float">
            <text:p>-0.022352119</text:p>
          </table:table-cell>
          <table:table-cell/>
          <table:table-cell table:formula="of:=[.L79]-[.N79]" office:value-type="float" office:value="-0.000188918" calcext:value-type="float">
            <text:p>-0.000188918</text:p>
          </table:table-cell>
          <table:table-cell table:number-columns-repeated="11"/>
          <table:table-cell table:formula="of:=[.M79]-[.O79]" office:value-type="float" office:value="-0.01749086" calcext:value-type="float">
            <text:p>-0.01749086</text:p>
          </table:table-cell>
          <table:table-cell table:number-columns-repeated="13"/>
          <table:table-cell table:formula="of:=[.L79]-[.O79]" office:value-type="float" office:value="-0.022541037" calcext:value-type="float">
            <text:p>-0.022541037</text:p>
          </table:table-cell>
          <table:table-cell table:number-columns-repeated="3"/>
          <table:table-cell table:formula="of:=[.M79]-[.N79]" office:value-type="float" office:value="0.004861259" calcext:value-type="float">
            <text:p>0.00486125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1" office:value-type="float" office:value="0.000070915" calcext:value-type="float">
            <text:p>7.09E-05</text:p>
          </table:table-cell>
          <table:table-cell office:value-type="float" office:value="0.00241989" calcext:value-type="float">
            <text:p>0.00241989</text:p>
          </table:table-cell>
          <table:table-cell office:value-type="float" office:value="0.000155393" calcext:value-type="float">
            <text:p>0.000155393</text:p>
          </table:table-cell>
          <table:table-cell office:value-type="float" office:value="0.0108239" calcext:value-type="float">
            <text:p>0.0108239</text:p>
          </table:table-cell>
          <table:table-cell/>
          <table:table-cell table:formula="of:=[.L80]-[.M80]" office:value-type="float" office:value="-0.002348975" calcext:value-type="float">
            <text:p>-0.002348975</text:p>
          </table:table-cell>
          <table:table-cell table:formula="of:=[.N80]-[.O80]" office:value-type="float" office:value="-0.010668507" calcext:value-type="float">
            <text:p>-0.010668507</text:p>
          </table:table-cell>
          <table:table-cell/>
          <table:table-cell table:formula="of:=[.L80]-[.N80]" office:value-type="float" office:value="-0.000084478" calcext:value-type="float">
            <text:p>-8.4478E-05</text:p>
          </table:table-cell>
          <table:table-cell table:number-columns-repeated="11"/>
          <table:table-cell table:formula="of:=[.M80]-[.O80]" office:value-type="float" office:value="-0.00840401" calcext:value-type="float">
            <text:p>-0.00840401</text:p>
          </table:table-cell>
          <table:table-cell table:number-columns-repeated="13"/>
          <table:table-cell table:formula="of:=[.L80]-[.O80]" office:value-type="float" office:value="-0.010752985" calcext:value-type="float">
            <text:p>-0.010752985</text:p>
          </table:table-cell>
          <table:table-cell table:number-columns-repeated="3"/>
          <table:table-cell table:formula="of:=[.M80]-[.N80]" office:value-type="float" office:value="0.002264497" calcext:value-type="float">
            <text:p>0.00226449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0.000206588" calcext:value-type="float">
            <text:p>0.000206588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0.00139074" calcext:value-type="float">
            <text:p>0.00139074</text:p>
          </table:table-cell>
          <table:table-cell office:value-type="float" office:value="0.239691" calcext:value-type="float">
            <text:p>0.239691</text:p>
          </table:table-cell>
          <table:table-cell/>
          <table:table-cell table:formula="of:=[.L81]-[.M81]" office:value-type="float" office:value="-0.049401412" calcext:value-type="float">
            <text:p>-0.049401412</text:p>
          </table:table-cell>
          <table:table-cell table:formula="of:=[.N81]-[.O81]" office:value-type="float" office:value="-0.23830026" calcext:value-type="float">
            <text:p>-0.23830026</text:p>
          </table:table-cell>
          <table:table-cell/>
          <table:table-cell table:formula="of:=[.L81]-[.N81]" office:value-type="float" office:value="-0.001184152" calcext:value-type="float">
            <text:p>-0.001184152</text:p>
          </table:table-cell>
          <table:table-cell table:number-columns-repeated="11"/>
          <table:table-cell table:formula="of:=[.M81]-[.O81]" office:value-type="float" office:value="-0.190083" calcext:value-type="float">
            <text:p>-0.190083</text:p>
          </table:table-cell>
          <table:table-cell table:number-columns-repeated="13"/>
          <table:table-cell table:formula="of:=[.L81]-[.O81]" office:value-type="float" office:value="-0.239484412" calcext:value-type="float">
            <text:p>-0.239484412</text:p>
          </table:table-cell>
          <table:table-cell table:number-columns-repeated="3"/>
          <table:table-cell table:formula="of:=[.M81]-[.N81]" office:value-type="float" office:value="0.04821726" calcext:value-type="float">
            <text:p>0.0482172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4" office:value-type="float" office:value="39" calcext:value-type="float">
            <text:p>39</text:p>
          </table:table-cell>
          <table:table-cell office:value-type="float" office:value="0.000318213" calcext:value-type="float">
            <text:p>0.000318213</text:p>
          </table:table-cell>
          <table:table-cell office:value-type="float" office:value="0.0560495" calcext:value-type="float">
            <text:p>0.0560495</text:p>
          </table:table-cell>
          <table:table-cell office:value-type="float" office:value="0.000668361" calcext:value-type="float">
            <text:p>0.000668361</text:p>
          </table:table-cell>
          <table:table-cell office:value-type="float" office:value="0.163452" calcext:value-type="float">
            <text:p>0.163452</text:p>
          </table:table-cell>
          <table:table-cell/>
          <table:table-cell table:formula="of:=[.L82]-[.M82]" office:value-type="float" office:value="-0.055731287" calcext:value-type="float">
            <text:p>-0.055731287</text:p>
          </table:table-cell>
          <table:table-cell table:formula="of:=[.N82]-[.O82]" office:value-type="float" office:value="-0.162783639" calcext:value-type="float">
            <text:p>-0.162783639</text:p>
          </table:table-cell>
          <table:table-cell/>
          <table:table-cell table:formula="of:=[.L82]-[.N82]" office:value-type="float" office:value="-0.000350148" calcext:value-type="float">
            <text:p>-0.000350148</text:p>
          </table:table-cell>
          <table:table-cell table:number-columns-repeated="11"/>
          <table:table-cell table:formula="of:=[.M82]-[.O82]" office:value-type="float" office:value="-0.1074025" calcext:value-type="float">
            <text:p>-0.1074025</text:p>
          </table:table-cell>
          <table:table-cell table:number-columns-repeated="13"/>
          <table:table-cell table:formula="of:=[.L82]-[.O82]" office:value-type="float" office:value="-0.163133787" calcext:value-type="float">
            <text:p>-0.163133787</text:p>
          </table:table-cell>
          <table:table-cell table:number-columns-repeated="3"/>
          <table:table-cell table:formula="of:=[.M82]-[.N82]" office:value-type="float" office:value="0.055381139" calcext:value-type="float">
            <text:p>0.055381139</text:p>
          </table:table-cell>
          <table:table-cell table:number-columns-repeated="5"/>
        </table:table-row>
      </table:table>
      <table:table table:name="01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r. Instancji</text:p>
          </table:table-cell>
          <table:table-cell office:value-type="string" calcext:value-type="string">
            <text:p>Celu dla 1NN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elu dla 2-Opt</text:p>
          </table:table-cell>
          <table:table-cell office:value-type="string" calcext:value-type="string">
            <text:p>Celu dla Random 2-Opt</text:p>
          </table:table-cell>
          <table:table-cell office:value-type="string" calcext:value-type="string">
            <text:p>Celu dla K-R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2846" calcext:value-type="float">
            <text:p>2846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/>
          <table:table-cell table:formula="of:=[.B2]-[.C2]" office:value-type="float" office:value="-29464" calcext:value-type="float">
            <text:p>-29464</text:p>
          </table:table-cell>
          <table:table-cell table:formula="of:=[.B2]-[.D2]" office:value-type="float" office:value="311" calcext:value-type="float">
            <text:p>311</text:p>
          </table:table-cell>
          <table:table-cell table:formula="of:=[.E2]-[.F2]" office:value-type="float" office:value="-30991" calcext:value-type="float">
            <text:p>-30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office:value-type="float" office:value="8385" calcext:value-type="float">
            <text:p>8385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/>
          <table:table-cell table:formula="of:=[.B3]-[.C3]" office:value-type="float" office:value="-21010" calcext:value-type="float">
            <text:p>-21010</text:p>
          </table:table-cell>
          <table:table-cell table:formula="of:=[.B3]-[.D3]" office:value-type="float" office:value="595" calcext:value-type="float">
            <text:p>595</text:p>
          </table:table-cell>
          <table:table-cell table:formula="of:=[.E3]-[.F3]" office:value-type="float" office:value="-17063" calcext:value-type="float">
            <text:p>-17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/>
          <table:table-cell table:formula="of:=[.B4]-[.C4]" office:value-type="float" office:value="-474515" calcext:value-type="float">
            <text:p>-474515</text:p>
          </table:table-cell>
          <table:table-cell table:formula="of:=[.B4]-[.D4]" office:value-type="float" office:value="8845" calcext:value-type="float">
            <text:p>8845</text:p>
          </table:table-cell>
          <table:table-cell table:formula="of:=[.E4]-[.F4]" office:value-type="float" office:value="-494681" calcext:value-type="float">
            <text:p>-494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7098" calcext:value-type="float">
            <text:p>7098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/>
          <table:table-cell table:formula="of:=[.B5]-[.C5]" office:value-type="float" office:value="-39615" calcext:value-type="float">
            <text:p>-39615</text:p>
          </table:table-cell>
          <table:table-cell table:formula="of:=[.B5]-[.D5]" office:value-type="float" office:value="481" calcext:value-type="float">
            <text:p>481</text:p>
          </table:table-cell>
          <table:table-cell table:formula="of:=[.E5]-[.F5]" office:value-type="float" office:value="-43234" calcext:value-type="float">
            <text:p>-43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7157" calcext:value-type="float">
            <text:p>7157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/>
          <table:table-cell table:formula="of:=[.B6]-[.C6]" office:value-type="float" office:value="-45354" calcext:value-type="float">
            <text:p>-45354</text:p>
          </table:table-cell>
          <table:table-cell table:formula="of:=[.B6]-[.D6]" office:value-type="float" office:value="1034" calcext:value-type="float">
            <text:p>1034</text:p>
          </table:table-cell>
          <table:table-cell table:formula="of:=[.E6]-[.F6]" office:value-type="float" office:value="-47348" calcext:value-type="float">
            <text:p>-47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office:value-type="float" office:value="714" calcext:value-type="float">
            <text:p>714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/>
          <table:table-cell table:formula="of:=[.B7]-[.C7]" office:value-type="float" office:value="-2706" calcext:value-type="float">
            <text:p>-2706</text:p>
          </table:table-cell>
          <table:table-cell table:formula="of:=[.B7]-[.D7]" office:value-type="float" office:value="89" calcext:value-type="float">
            <text:p>89</text:p>
          </table:table-cell>
          <table:table-cell table:formula="of:=[.E7]-[.F7]" office:value-type="float" office:value="-2883" calcext:value-type="float">
            <text:p>-2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office:value-type="float" office:value="454" calcext:value-type="float">
            <text:p>454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[.B8]-[.C8]" office:value-type="float" office:value="-1075" calcext:value-type="float">
            <text:p>-1075</text:p>
          </table:table-cell>
          <table:table-cell table:formula="of:=[.B8]-[.D8]" office:value-type="float" office:value="57" calcext:value-type="float">
            <text:p>57</text:p>
          </table:table-cell>
          <table:table-cell table:formula="of:=[.E8]-[.F8]"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/>
          <table:table-cell table:formula="of:=[.B9]-[.C9]" office:value-type="float" office:value="-1964" calcext:value-type="float">
            <text:p>-1964</text:p>
          </table:table-cell>
          <table:table-cell table:formula="of:=[.B9]-[.D9]" office:value-type="float" office:value="81" calcext:value-type="float">
            <text:p>81</text:p>
          </table:table-cell>
          <table:table-cell table:formula="of:=[.E9]-[.F9]"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office:value-type="float" office:value="23737" calcext:value-type="float">
            <text:p>23737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/>
          <table:table-cell table:formula="of:=[.B10]-[.C10]" office:value-type="float" office:value="-140694" calcext:value-type="float">
            <text:p>-140694</text:p>
          </table:table-cell>
          <table:table-cell table:formula="of:=[.B10]-[.D10]" office:value-type="float" office:value="4070" calcext:value-type="float">
            <text:p>4070</text:p>
          </table:table-cell>
          <table:table-cell table:formula="of:=[.E10]-[.F10]" office:value-type="float" office:value="-149436" calcext:value-type="float">
            <text:p>-149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28612" calcext:value-type="float">
            <text:p>28612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/>
          <table:table-cell table:formula="of:=[.B11]-[.C11]" office:value-type="float" office:value="-236711" calcext:value-type="float">
            <text:p>-236711</text:p>
          </table:table-cell>
          <table:table-cell table:formula="of:=[.B11]-[.D11]" office:value-type="float" office:value="5021" calcext:value-type="float">
            <text:p>5021</text:p>
          </table:table-cell>
          <table:table-cell table:formula="of:=[.E11]-[.F11]" office:value-type="float" office:value="-212703" calcext:value-type="float">
            <text:p>-212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31749" calcext:value-type="float">
            <text:p>31749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/>
          <table:table-cell table:formula="of:=[.B12]-[.C12]" office:value-type="float" office:value="-296029" calcext:value-type="float">
            <text:p>-296029</text:p>
          </table:table-cell>
          <table:table-cell table:formula="of:=[.B12]-[.D12]" office:value-type="float" office:value="4110" calcext:value-type="float">
            <text:p>4110</text:p>
          </table:table-cell>
          <table:table-cell table:formula="of:=[.E12]-[.F12]" office:value-type="float" office:value="-311490" calcext:value-type="float">
            <text:p>-3114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office:value-type="float" office:value="25393" calcext:value-type="float">
            <text:p>25393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/>
          <table:table-cell table:formula="of:=[.B13]-[.C13]" office:value-type="float" office:value="-124866" calcext:value-type="float">
            <text:p>-124866</text:p>
          </table:table-cell>
          <table:table-cell table:formula="of:=[.B13]-[.D13]" office:value-type="float" office:value="3765" calcext:value-type="float">
            <text:p>3765</text:p>
          </table:table-cell>
          <table:table-cell table:formula="of:=[.E13]-[.F13]" office:value-type="float" office:value="-149040" calcext:value-type="float">
            <text:p>-1490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28435" calcext:value-type="float">
            <text:p>28435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/>
          <table:table-cell table:formula="of:=[.B14]-[.C14]" office:value-type="float" office:value="-221978" calcext:value-type="float">
            <text:p>-221978</text:p>
          </table:table-cell>
          <table:table-cell table:formula="of:=[.B14]-[.D14]" office:value-type="float" office:value="6064" calcext:value-type="float">
            <text:p>6064</text:p>
          </table:table-cell>
          <table:table-cell table:formula="of:=[.E14]-[.F14]" office:value-type="float" office:value="-224522" calcext:value-type="float">
            <text:p>-2245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33375" calcext:value-type="float">
            <text:p>33375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/>
          <table:table-cell table:formula="of:=[.B15]-[.C15]" office:value-type="float" office:value="-301441" calcext:value-type="float">
            <text:p>-301441</text:p>
          </table:table-cell>
          <table:table-cell table:formula="of:=[.B15]-[.D15]" office:value-type="float" office:value="3605" calcext:value-type="float">
            <text:p>3605</text:p>
          </table:table-cell>
          <table:table-cell table:formula="of:=[.E15]-[.F15]" office:value-type="float" office:value="-304648" calcext:value-type="float">
            <text:p>-3046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office:value-type="float" office:value="23107" calcext:value-type="float">
            <text:p>23107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/>
          <table:table-cell table:formula="of:=[.B16]-[.C16]" office:value-type="float" office:value="-148051" calcext:value-type="float">
            <text:p>-148051</text:p>
          </table:table-cell>
          <table:table-cell table:formula="of:=[.B16]-[.D16]" office:value-type="float" office:value="3120" calcext:value-type="float">
            <text:p>3120</text:p>
          </table:table-cell>
          <table:table-cell table:formula="of:=[.E16]-[.F16]" office:value-type="float" office:value="-155924" calcext:value-type="float">
            <text:p>-155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office:value-type="float" office:value="24721" calcext:value-type="float">
            <text:p>24721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/>
          <table:table-cell table:formula="of:=[.B17]-[.C17]" office:value-type="float" office:value="-146419" calcext:value-type="float">
            <text:p>-146419</text:p>
          </table:table-cell>
          <table:table-cell table:formula="of:=[.B17]-[.D17]" office:value-type="float" office:value="2226" calcext:value-type="float">
            <text:p>2226</text:p>
          </table:table-cell>
          <table:table-cell table:formula="of:=[.E17]-[.F17]" office:value-type="float" office:value="-149959" calcext:value-type="float">
            <text:p>-1499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office:value-type="float" office:value="24459" calcext:value-type="float">
            <text:p>24459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/>
          <table:table-cell table:formula="of:=[.B18]-[.C18]" office:value-type="float" office:value="-143505" calcext:value-type="float">
            <text:p>-143505</text:p>
          </table:table-cell>
          <table:table-cell table:formula="of:=[.B18]-[.D18]" office:value-type="float" office:value="3001" calcext:value-type="float">
            <text:p>3001</text:p>
          </table:table-cell>
          <table:table-cell table:formula="of:=[.E18]-[.F18]" office:value-type="float" office:value="-130495" calcext:value-type="float">
            <text:p>-1304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office:value-type="float" office:value="18281" calcext:value-type="float">
            <text:p>18281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/>
          <table:table-cell table:formula="of:=[.B19]-[.C19]" office:value-type="float" office:value="-106256" calcext:value-type="float">
            <text:p>-106256</text:p>
          </table:table-cell>
          <table:table-cell table:formula="of:=[.B19]-[.D19]" office:value-type="float" office:value="2075" calcext:value-type="float">
            <text:p>2075</text:p>
          </table:table-cell>
          <table:table-cell table:formula="of:=[.E19]-[.F19]" office:value-type="float" office:value="-105906" calcext:value-type="float">
            <text:p>-1059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49141" calcext:value-type="float">
            <text:p>49141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/>
          <table:table-cell table:formula="of:=[.B20]-[.C20]" office:value-type="float" office:value="-539678" calcext:value-type="float">
            <text:p>-539678</text:p>
          </table:table-cell>
          <table:table-cell table:formula="of:=[.B20]-[.D20]" office:value-type="float" office:value="4878" calcext:value-type="float">
            <text:p>4878</text:p>
          </table:table-cell>
          <table:table-cell table:formula="of:=[.E20]-[.F20]" office:value-type="float" office:value="-560016" calcext:value-type="float">
            <text:p>-560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49141" calcext:value-type="float">
            <text:p>49141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/>
          <table:table-cell table:formula="of:=[.B21]-[.C21]" office:value-type="float" office:value="-528930" calcext:value-type="float">
            <text:p>-528930</text:p>
          </table:table-cell>
          <table:table-cell table:formula="of:=[.B21]-[.D21]" office:value-type="float" office:value="4878" calcext:value-type="float">
            <text:p>4878</text:p>
          </table:table-cell>
          <table:table-cell table:formula="of:=[.E21]-[.F21]" office:value-type="float" office:value="-529716" calcext:value-type="float">
            <text:p>-5297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60930" calcext:value-type="float">
            <text:p>60930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/>
          <table:table-cell table:formula="of:=[.B22]-[.C22]" office:value-type="float" office:value="-1336341" calcext:value-type="float">
            <text:p>-1336341</text:p>
          </table:table-cell>
          <table:table-cell table:formula="of:=[.B22]-[.D22]" office:value-type="float" office:value="8034" calcext:value-type="float">
            <text:p>8034</text:p>
          </table:table-cell>
          <table:table-cell table:formula="of:=[.E22]-[.F22]" office:value-type="float" office:value="-1353661" calcext:value-type="float">
            <text:p>-13536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282758" calcext:value-type="float">
            <text:p>282758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/>
          <table:table-cell table:formula="of:=[.B23]-[.C23]" office:value-type="float" office:value="-6103278" calcext:value-type="float">
            <text:p>-6103278</text:p>
          </table:table-cell>
          <table:table-cell table:formula="of:=[.B23]-[.D23]" office:value-type="float" office:value="48345" calcext:value-type="float">
            <text:p>48345</text:p>
          </table:table-cell>
          <table:table-cell table:formula="of:=[.E23]-[.F23]" office:value-type="float" office:value="-6113007" calcext:value-type="float">
            <text:p>-6113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45340" calcext:value-type="float">
            <text:p>45340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/>
          <table:table-cell table:formula="of:=[.B24]-[.C24]" office:value-type="float" office:value="-550815" calcext:value-type="float">
            <text:p>-550815</text:p>
          </table:table-cell>
          <table:table-cell table:formula="of:=[.B24]-[.D24]" office:value-type="float" office:value="1340" calcext:value-type="float">
            <text:p>1340</text:p>
          </table:table-cell>
          <table:table-cell table:formula="of:=[.E24]-[.F24]" office:value-type="float" office:value="-522683" calcext:value-type="float">
            <text:p>-5226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office:value-type="float" office:value="61910" calcext:value-type="float">
            <text:p>61910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/>
          <table:table-cell table:formula="of:=[.B25]-[.C25]" office:value-type="float" office:value="-666055" calcext:value-type="float">
            <text:p>-666055</text:p>
          </table:table-cell>
          <table:table-cell table:formula="of:=[.B25]-[.D25]" office:value-type="float" office:value="7387" calcext:value-type="float">
            <text:p>7387</text:p>
          </table:table-cell>
          <table:table-cell table:formula="of:=[.E25]-[.F25]" office:value-type="float" office:value="-612460" calcext:value-type="float">
            <text:p>-612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office:value-type="float" office:value="110103" calcext:value-type="float">
            <text:p>110103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/>
          <table:table-cell table:formula="of:=[.B26]-[.C26]" office:value-type="float" office:value="-721881" calcext:value-type="float">
            <text:p>-721881</text:p>
          </table:table-cell>
          <table:table-cell table:formula="of:=[.B26]-[.D26]" office:value-type="float" office:value="10666" calcext:value-type="float">
            <text:p>10666</text:p>
          </table:table-cell>
          <table:table-cell table:formula="of:=[.E26]-[.F26]" office:value-type="float" office:value="-775091" calcext:value-type="float">
            <text:p>-775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office:value-type="float" office:value="61400" calcext:value-type="float">
            <text:p>61400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/>
          <table:table-cell table:formula="of:=[.B27]-[.C27]" office:value-type="float" office:value="-760208" calcext:value-type="float">
            <text:p>-760208</text:p>
          </table:table-cell>
          <table:table-cell table:formula="of:=[.B27]-[.D27]" office:value-type="float" office:value="252" calcext:value-type="float">
            <text:p>252</text:p>
          </table:table-cell>
          <table:table-cell table:formula="of:=[.E27]-[.F27]" office:value-type="float" office:value="-755232" calcext:value-type="float">
            <text:p>-755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79996" calcext:value-type="float">
            <text:p>79996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/>
          <table:table-cell table:formula="of:=[.B28]-[.C28]" office:value-type="float" office:value="-903187" calcext:value-type="float">
            <text:p>-903187</text:p>
          </table:table-cell>
          <table:table-cell table:formula="of:=[.B28]-[.D28]" office:value-type="float" office:value="5703" calcext:value-type="float">
            <text:p>5703</text:p>
          </table:table-cell>
          <table:table-cell table:formula="of:=[.E28]-[.F28]" office:value-type="float" office:value="-946429" calcext:value-type="float">
            <text:p>-9464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87542" calcext:value-type="float">
            <text:p>87542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/>
          <table:table-cell table:formula="of:=[.B29]-[.C29]" office:value-type="float" office:value="-1544234" calcext:value-type="float">
            <text:p>-1544234</text:p>
          </table:table-cell>
          <table:table-cell table:formula="of:=[.B29]-[.D29]" office:value-type="float" office:value="7141" calcext:value-type="float">
            <text:p>7141</text:p>
          </table:table-cell>
          <table:table-cell table:formula="of:=[.E29]-[.F29]" office:value-type="float" office:value="-1546765" calcext:value-type="float">
            <text:p>-1546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56765" calcext:value-type="float">
            <text:p>56765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/>
          <table:table-cell table:formula="of:=[.B30]-[.C30]" office:value-type="float" office:value="-1079710" calcext:value-type="float">
            <text:p>-1079710</text:p>
          </table:table-cell>
          <table:table-cell table:formula="of:=[.B30]-[.D30]" office:value-type="float" office:value="1258" calcext:value-type="float">
            <text:p>1258</text:p>
          </table:table-cell>
          <table:table-cell table:formula="of:=[.E30]-[.F30]" office:value-type="float" office:value="-1128048" calcext:value-type="float">
            <text:p>-1128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52403" calcext:value-type="float">
            <text:p>52403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/>
          <table:table-cell table:formula="of:=[.B31]-[.C31]" office:value-type="float" office:value="-706246" calcext:value-type="float">
            <text:p>-706246</text:p>
          </table:table-cell>
          <table:table-cell table:formula="of:=[.B31]-[.D31]" office:value-type="float" office:value="7487" calcext:value-type="float">
            <text:p>7487</text:p>
          </table:table-cell>
          <table:table-cell table:formula="of:=[.E31]-[.F31]" office:value-type="float" office:value="-735483" calcext:value-type="float">
            <text:p>-7354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118468" calcext:value-type="float">
            <text:p>118468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/>
          <table:table-cell table:formula="of:=[.B32]-[.C32]" office:value-type="float" office:value="-1808772" calcext:value-type="float">
            <text:p>-1808772</text:p>
          </table:table-cell>
          <table:table-cell table:formula="of:=[.B32]-[.D32]" office:value-type="float" office:value="12813" calcext:value-type="float">
            <text:p>12813</text:p>
          </table:table-cell>
          <table:table-cell table:formula="of:=[.E32]-[.F32]" office:value-type="float" office:value="-1842576" calcext:value-type="float">
            <text:p>-18425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office:value-type="float" office:value="121315" calcext:value-type="float">
            <text:p>121315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/>
          <table:table-cell table:formula="of:=[.B33]-[.C33]" office:value-type="float" office:value="-432916" calcext:value-type="float">
            <text:p>-432916</text:p>
          </table:table-cell>
          <table:table-cell table:formula="of:=[.B33]-[.D33]" office:value-type="float" office:value="32147" calcext:value-type="float">
            <text:p>32147</text:p>
          </table:table-cell>
          <table:table-cell table:formula="of:=[.E33]-[.F33]" office:value-type="float" office:value="-447639" calcext:value-type="float">
            <text:p>-4476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2497" calcext:value-type="float">
            <text:p>2497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/>
          <table:table-cell table:formula="of:=[.B34]-[.C34]" office:value-type="float" office:value="-19831" calcext:value-type="float">
            <text:p>-19831</text:p>
          </table:table-cell>
          <table:table-cell table:formula="of:=[.B34]-[.D34]" office:value-type="float" office:value="255" calcext:value-type="float">
            <text:p>255</text:p>
          </table:table-cell>
          <table:table-cell table:formula="of:=[.E34]-[.F34]" office:value-type="float" office:value="-19736" calcext:value-type="float">
            <text:p>-197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7566" calcext:value-type="float">
            <text:p>7566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/>
          <table:table-cell table:formula="of:=[.B35]-[.C35]" office:value-type="float" office:value="-101680" calcext:value-type="float">
            <text:p>-101680</text:p>
          </table:table-cell>
          <table:table-cell table:formula="of:=[.B35]-[.D35]" office:value-type="float" office:value="1039" calcext:value-type="float">
            <text:p>1039</text:p>
          </table:table-cell>
          <table:table-cell table:formula="of:=[.E35]-[.F35]" office:value-type="float" office:value="-106803" calcext:value-type="float">
            <text:p>-1068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9415" calcext:value-type="float">
            <text:p>9415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/>
          <table:table-cell table:formula="of:=[.B36]-[.C36]" office:value-type="float" office:value="-172150" calcext:value-type="float">
            <text:p>-172150</text:p>
          </table:table-cell>
          <table:table-cell table:formula="of:=[.B36]-[.D36]" office:value-type="float" office:value="1639" calcext:value-type="float">
            <text:p>1639</text:p>
          </table:table-cell>
          <table:table-cell table:formula="of:=[.E36]-[.F36]" office:value-type="float" office:value="-173008" calcext:value-type="float">
            <text:p>-173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1418" calcext:value-type="float">
            <text:p>1418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/>
          <table:table-cell table:formula="of:=[.B37]-[.C37]" office:value-type="float" office:value="-7201" calcext:value-type="float">
            <text:p>-7201</text:p>
          </table:table-cell>
          <table:table-cell table:formula="of:=[.B37]-[.D37]" office:value-type="float" office:value="136" calcext:value-type="float">
            <text:p>136</text:p>
          </table:table-cell>
          <table:table-cell table:formula="of:=[.E37]-[.F37]" office:value-type="float" office:value="-7557" calcext:value-type="float">
            <text:p>-7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/>
          <table:table-cell table:formula="of:=[.B38]-[.C38]" office:value-type="float" office:value="-2755" calcext:value-type="float">
            <text:p>-2755</text:p>
          </table:table-cell>
          <table:table-cell table:formula="of:=[.B38]-[.D38]" office:value-type="float" office:value="60" calcext:value-type="float">
            <text:p>60</text:p>
          </table:table-cell>
          <table:table-cell table:formula="of:=[.E38]-[.F38]" office:value-type="float" office:value="-2691" calcext:value-type="float">
            <text:p>-26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139697" calcext:value-type="float">
            <text:p>139697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/>
          <table:table-cell table:formula="of:=[.B39]-[.C39]" office:value-type="float" office:value="-1476580" calcext:value-type="float">
            <text:p>-1476580</text:p>
          </table:table-cell>
          <table:table-cell table:formula="of:=[.B39]-[.D39]" office:value-type="float" office:value="12796" calcext:value-type="float">
            <text:p>12796</text:p>
          </table:table-cell>
          <table:table-cell table:formula="of:=[.E39]-[.F39]" office:value-type="float" office:value="-1436787" calcext:value-type="float">
            <text:p>-14367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4418" calcext:value-type="float">
            <text:p>4418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/>
          <table:table-cell table:formula="of:=[.B40]-[.C40]" office:value-type="float" office:value="-36023" calcext:value-type="float">
            <text:p>-36023</text:p>
          </table:table-cell>
          <table:table-cell table:formula="of:=[.B40]-[.D40]" office:value-type="float" office:value="612" calcext:value-type="float">
            <text:p>612</text:p>
          </table:table-cell>
          <table:table-cell table:formula="of:=[.E40]-[.F40]" office:value-type="float" office:value="-38097" calcext:value-type="float">
            <text:p>-38097</text:p>
          </table:table-cell>
        </table:table-row>
      </table:table>
      <table:table table:name="23" table:style-name="ta1"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r.Instancji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2-Opt Road</text:p>
          </table:table-cell>
          <table:table-cell office:value-type="string" calcext:value-type="string">
            <text:p>2-Opt Time</text:p>
          </table:table-cell>
          <table:table-cell office:value-type="string" calcext:value-type="string">
            <text:p>3-Opt Road</text:p>
          </table:table-cell>
          <table:table-cell office:value-type="string" calcext:value-type="string">
            <text:p>3-Opt Time</text:p>
          </table:table-cell>
          <table:table-cell/>
          <table:table-cell office:value-type="string" calcext:value-type="string">
            <text:p>3Opt Road Adv</text:p>
          </table:table-cell>
          <table:table-cell office:value-type="string" calcext:value-type="string">
            <text:p>3Opt Time A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2741" calcext:value-type="float">
            <text:p>2741</text:p>
          </table:table-cell>
          <table:table-cell office:value-type="float" office:value="0.124986" calcext:value-type="float">
            <text:p>0.124986</text:p>
          </table:table-cell>
          <table:table-cell office:value-type="float" office:value="2622" calcext:value-type="float">
            <text:p>2622</text:p>
          </table:table-cell>
          <table:table-cell office:value-type="float" office:value="47.7313" calcext:value-type="float">
            <text:p>47.7313</text:p>
          </table:table-cell>
          <table:table-cell/>
          <table:table-cell table:formula="of:=([.C2]/[.B2])-([.E2]/[.B2])" office:value-type="float" office:value="0.04" calcext:value-type="float">
            <text:p>0.04</text:p>
          </table:table-cell>
          <table:table-cell table:formula="of:=[.F2]/[.D2]" office:value-type="float" office:value="381.893172035268" calcext:value-type="float">
            <text:p>381.893172035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181" calcext:value-type="float">
            <text:p>8181</text:p>
          </table:table-cell>
          <table:table-cell office:value-type="float" office:value="0.000171163" calcext:value-type="float">
            <text:p>0.000171163</text:p>
          </table:table-cell>
          <table:table-cell office:value-type="float" office:value="7542" calcext:value-type="float">
            <text:p>7542</text:p>
          </table:table-cell>
          <table:table-cell office:value-type="float" office:value="0.0598344" calcext:value-type="float">
            <text:p>0.0598344</text:p>
          </table:table-cell>
          <table:table-cell/>
          <table:table-cell table:formula="of:=([.C3]/[.B3])-([.E3]/[.B3])" office:value-type="float" office:value="0.0781078107810781" calcext:value-type="float">
            <text:p>0.078107810781078</text:p>
          </table:table-cell>
          <table:table-cell table:formula="of:=[.F3]/[.D3]" office:value-type="float" office:value="349.575550790767" calcext:value-type="float">
            <text:p>349.575550790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953" calcext:value-type="float">
            <text:p>133953</text:p>
          </table:table-cell>
          <table:table-cell office:value-type="float" office:value="128126" calcext:value-type="float">
            <text:p>128126</text:p>
          </table:table-cell>
          <table:table-cell office:value-type="float" office:value="0.0182142" calcext:value-type="float">
            <text:p>0.0182142</text:p>
          </table:table-cell>
          <table:table-cell office:value-type="float" office:value="121549" calcext:value-type="float">
            <text:p>121549</text:p>
          </table:table-cell>
          <table:table-cell office:value-type="float" office:value="2.83359" calcext:value-type="float">
            <text:p>2.83359</text:p>
          </table:table-cell>
          <table:table-cell/>
          <table:table-cell table:formula="of:=([.C4]/[.B4])-([.E4]/[.B4])" office:value-type="float" office:value="0.049099310952349" calcext:value-type="float">
            <text:p>0.049099310952349</text:p>
          </table:table-cell>
          <table:table-cell table:formula="of:=[.F4]/[.D4]" office:value-type="float" office:value="155.570379154725" calcext:value-type="float">
            <text:p>155.5703791547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29" calcext:value-type="float">
            <text:p>7129</text:p>
          </table:table-cell>
          <table:table-cell office:value-type="float" office:value="6678" calcext:value-type="float">
            <text:p>6678</text:p>
          </table:table-cell>
          <table:table-cell office:value-type="float" office:value="0.0146034" calcext:value-type="float">
            <text:p>0.0146034</text:p>
          </table:table-cell>
          <table:table-cell office:value-type="float" office:value="6203" calcext:value-type="float">
            <text:p>6203</text:p>
          </table:table-cell>
          <table:table-cell office:value-type="float" office:value="1.42473" calcext:value-type="float">
            <text:p>1.42473</text:p>
          </table:table-cell>
          <table:table-cell/>
          <table:table-cell table:formula="of:=([.C5]/[.B5])-([.E5]/[.B5])" office:value-type="float" office:value="0.0666292607658858" calcext:value-type="float">
            <text:p>0.066629260765886</text:p>
          </table:table-cell>
          <table:table-cell table:formula="of:=[.F5]/[.D5]" office:value-type="float" office:value="97.561526767739" calcext:value-type="float">
            <text:p>97.5615267677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13" calcext:value-type="float">
            <text:p>7113</text:p>
          </table:table-cell>
          <table:table-cell office:value-type="float" office:value="6815" calcext:value-type="float">
            <text:p>6815</text:p>
          </table:table-cell>
          <table:table-cell office:value-type="float" office:value="0.0184333" calcext:value-type="float">
            <text:p>0.0184333</text:p>
          </table:table-cell>
          <table:table-cell office:value-type="float" office:value="6559" calcext:value-type="float">
            <text:p>6559</text:p>
          </table:table-cell>
          <table:table-cell office:value-type="float" office:value="5.19192" calcext:value-type="float">
            <text:p>5.19192</text:p>
          </table:table-cell>
          <table:table-cell/>
          <table:table-cell table:formula="of:=([.C6]/[.B6])-([.E6]/[.B6])" office:value-type="float" office:value="0.0359904400393646" calcext:value-type="float">
            <text:p>0.035990440039365</text:p>
          </table:table-cell>
          <table:table-cell table:formula="of:=[.F6]/[.D6]" office:value-type="float" office:value="281.65982216966" calcext:value-type="float">
            <text:p>281.65982216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6" calcext:value-type="float">
            <text:p>746</text:p>
          </table:table-cell>
          <table:table-cell office:value-type="float" office:value="675" calcext:value-type="float">
            <text:p>675</text:p>
          </table:table-cell>
          <table:table-cell office:value-type="float" office:value="0.00796331" calcext:value-type="float">
            <text:p>0.00796331</text:p>
          </table:table-cell>
          <table:table-cell office:value-type="float" office:value="635" calcext:value-type="float">
            <text:p>635</text:p>
          </table:table-cell>
          <table:table-cell office:value-type="float" office:value="1.12242" calcext:value-type="float">
            <text:p>1.12242</text:p>
          </table:table-cell>
          <table:table-cell/>
          <table:table-cell table:formula="of:=([.C7]/[.B7])-([.E7]/[.B7])" office:value-type="float" office:value="0.0536193029490617" calcext:value-type="float">
            <text:p>0.053619302949062</text:p>
          </table:table-cell>
          <table:table-cell table:formula="of:=[.F7]/[.D7]" office:value-type="float" office:value="140.94892701653" calcext:value-type="float">
            <text:p>140.948927016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0.000239988" calcext:value-type="float">
            <text:p>0.000239988</text:p>
          </table:table-cell>
          <table:table-cell office:value-type="float" office:value="427" calcext:value-type="float">
            <text:p>427</text:p>
          </table:table-cell>
          <table:table-cell office:value-type="float" office:value="0.0454607" calcext:value-type="float">
            <text:p>0.0454607</text:p>
          </table:table-cell>
          <table:table-cell/>
          <table:table-cell table:formula="of:=([.C8]/[.B8])-([.E8]/[.B8])" office:value-type="float" office:value="0.0954356846473029" calcext:value-type="float">
            <text:p>0.095435684647303</text:p>
          </table:table-cell>
          <table:table-cell table:formula="of:=[.F8]/[.D8]" office:value-type="float" office:value="189.429054786073" calcext:value-type="float">
            <text:p>189.429054786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8" calcext:value-type="float">
            <text:p>608</text:p>
          </table:table-cell>
          <table:table-cell office:value-type="float" office:value="566" calcext:value-type="float">
            <text:p>566</text:p>
          </table:table-cell>
          <table:table-cell office:value-type="float" office:value="0.00213278" calcext:value-type="float">
            <text:p>0.00213278</text:p>
          </table:table-cell>
          <table:table-cell office:value-type="float" office:value="552" calcext:value-type="float">
            <text:p>552</text:p>
          </table:table-cell>
          <table:table-cell office:value-type="float" office:value="0.190506" calcext:value-type="float">
            <text:p>0.190506</text:p>
          </table:table-cell>
          <table:table-cell/>
          <table:table-cell table:formula="of:=([.C9]/[.B9])-([.E9]/[.B9])" office:value-type="float" office:value="0.0230263157894737" calcext:value-type="float">
            <text:p>0.023026315789474</text:p>
          </table:table-cell>
          <table:table-cell table:formula="of:=[.F9]/[.D9]" office:value-type="float" office:value="89.3228556156753" calcext:value-type="float">
            <text:p>89.3228556156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698" calcext:value-type="float">
            <text:p>24698</text:p>
          </table:table-cell>
          <table:table-cell office:value-type="float" office:value="21807" calcext:value-type="float">
            <text:p>21807</text:p>
          </table:table-cell>
          <table:table-cell office:value-type="float" office:value="0.00884338" calcext:value-type="float">
            <text:p>0.00884338</text:p>
          </table:table-cell>
          <table:table-cell office:value-type="float" office:value="21389" calcext:value-type="float">
            <text:p>21389</text:p>
          </table:table-cell>
          <table:table-cell office:value-type="float" office:value="0.600951" calcext:value-type="float">
            <text:p>0.600951</text:p>
          </table:table-cell>
          <table:table-cell/>
          <table:table-cell table:formula="of:=([.C10]/[.B10])-([.E10]/[.B10])" office:value-type="float" office:value="0.0169244473236699" calcext:value-type="float">
            <text:p>0.01692444732367</text:p>
          </table:table-cell>
          <table:table-cell table:formula="of:=[.F10]/[.D10]" office:value-type="float" office:value="67.9548995972128" calcext:value-type="float">
            <text:p>67.9548995972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479" calcext:value-type="float">
            <text:p>31479</text:p>
          </table:table-cell>
          <table:table-cell office:value-type="float" office:value="29147" calcext:value-type="float">
            <text:p>29147</text:p>
          </table:table-cell>
          <table:table-cell office:value-type="float" office:value="0.0397161" calcext:value-type="float">
            <text:p>0.0397161</text:p>
          </table:table-cell>
          <table:table-cell office:value-type="float" office:value="27315" calcext:value-type="float">
            <text:p>27315</text:p>
          </table:table-cell>
          <table:table-cell office:value-type="float" office:value="6.31122" calcext:value-type="float">
            <text:p>6.31122</text:p>
          </table:table-cell>
          <table:table-cell/>
          <table:table-cell table:formula="of:=([.C11]/[.B11])-([.E11]/[.B11])" office:value-type="float" office:value="0.0581975285110708" calcext:value-type="float">
            <text:p>0.058197528511071</text:p>
          </table:table-cell>
          <table:table-cell table:formula="of:=[.F11]/[.D11]" office:value-type="float" office:value="158.908352028522" calcext:value-type="float">
            <text:p>158.9083520285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543" calcext:value-type="float">
            <text:p>34543</text:p>
          </table:table-cell>
          <table:table-cell office:value-type="float" office:value="30682" calcext:value-type="float">
            <text:p>30682</text:p>
          </table:table-cell>
          <table:table-cell office:value-type="float" office:value="0.0889522" calcext:value-type="float">
            <text:p>0.0889522</text:p>
          </table:table-cell>
          <table:table-cell office:value-type="float" office:value="29600" calcext:value-type="float">
            <text:p>29600</text:p>
          </table:table-cell>
          <table:table-cell office:value-type="float" office:value="13.598" calcext:value-type="float">
            <text:p>13.598</text:p>
          </table:table-cell>
          <table:table-cell/>
          <table:table-cell table:formula="of:=([.C12]/[.B12])-([.E12]/[.B12])" office:value-type="float" office:value="0.0313232782329271" calcext:value-type="float">
            <text:p>0.031323278232927</text:p>
          </table:table-cell>
          <table:table-cell table:formula="of:=[.F12]/[.D12]" office:value-type="float" office:value="152.868619325885" calcext:value-type="float">
            <text:p>152.8686193258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884" calcext:value-type="float">
            <text:p>25884</text:p>
          </table:table-cell>
          <table:table-cell office:value-type="float" office:value="23375" calcext:value-type="float">
            <text:p>23375</text:p>
          </table:table-cell>
          <table:table-cell office:value-type="float" office:value="0.00855502" calcext:value-type="float">
            <text:p>0.00855502</text:p>
          </table:table-cell>
          <table:table-cell office:value-type="float" office:value="22826" calcext:value-type="float">
            <text:p>22826</text:p>
          </table:table-cell>
          <table:table-cell office:value-type="float" office:value="0.58029" calcext:value-type="float">
            <text:p>0.58029</text:p>
          </table:table-cell>
          <table:table-cell/>
          <table:table-cell table:formula="of:=([.C13]/[.B13])-([.E13]/[.B13])" office:value-type="float" office:value="0.0212100139082058" calcext:value-type="float">
            <text:p>0.021210013908206</text:p>
          </table:table-cell>
          <table:table-cell table:formula="of:=[.F13]/[.D13]" office:value-type="float" office:value="67.8303498998249" calcext:value-type="float">
            <text:p>67.8303498998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611" calcext:value-type="float">
            <text:p>31611</text:p>
          </table:table-cell>
          <table:table-cell office:value-type="float" office:value="28079" calcext:value-type="float">
            <text:p>28079</text:p>
          </table:table-cell>
          <table:table-cell office:value-type="float" office:value="0.0442487" calcext:value-type="float">
            <text:p>0.0442487</text:p>
          </table:table-cell>
          <table:table-cell office:value-type="float" office:value="26916" calcext:value-type="float">
            <text:p>26916</text:p>
          </table:table-cell>
          <table:table-cell office:value-type="float" office:value="4.42155" calcext:value-type="float">
            <text:p>4.42155</text:p>
          </table:table-cell>
          <table:table-cell/>
          <table:table-cell table:formula="of:=([.C14]/[.B14])-([.E14]/[.B14])" office:value-type="float" office:value="0.0367909904779982" calcext:value-type="float">
            <text:p>0.036790990477998</text:p>
          </table:table-cell>
          <table:table-cell table:formula="of:=[.F14]/[.D14]" office:value-type="float" office:value="99.924969547128" calcext:value-type="float">
            <text:p>99.924969547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389" calcext:value-type="float">
            <text:p>35389</text:p>
          </table:table-cell>
          <table:table-cell office:value-type="float" office:value="31820" calcext:value-type="float">
            <text:p>31820</text:p>
          </table:table-cell>
          <table:table-cell office:value-type="float" office:value="0.0968744" calcext:value-type="float">
            <text:p>0.0968744</text:p>
          </table:table-cell>
          <table:table-cell office:value-type="float" office:value="29868" calcext:value-type="float">
            <text:p>29868</text:p>
          </table:table-cell>
          <table:table-cell office:value-type="float" office:value="8.89944" calcext:value-type="float">
            <text:p>8.89944</text:p>
          </table:table-cell>
          <table:table-cell/>
          <table:table-cell table:formula="of:=([.C15]/[.B15])-([.E15]/[.B15])" office:value-type="float" office:value="0.0551583825482495" calcext:value-type="float">
            <text:p>0.05515838254825</text:p>
          </table:table-cell>
          <table:table-cell table:formula="of:=[.F15]/[.D15]" office:value-type="float" office:value="91.8657560717795" calcext:value-type="float">
            <text:p>91.86575607177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60" calcext:value-type="float">
            <text:p>23660</text:p>
          </table:table-cell>
          <table:table-cell office:value-type="float" office:value="21622" calcext:value-type="float">
            <text:p>21622</text:p>
          </table:table-cell>
          <table:table-cell office:value-type="float" office:value="0.0130221" calcext:value-type="float">
            <text:p>0.0130221</text:p>
          </table:table-cell>
          <table:table-cell office:value-type="float" office:value="21341" calcext:value-type="float">
            <text:p>21341</text:p>
          </table:table-cell>
          <table:table-cell office:value-type="float" office:value="0.745022" calcext:value-type="float">
            <text:p>0.745022</text:p>
          </table:table-cell>
          <table:table-cell/>
          <table:table-cell table:formula="of:=([.C16]/[.B16])-([.E16]/[.B16])" office:value-type="float" office:value="0.0118765849535081" calcext:value-type="float">
            <text:p>0.011876584953508</text:p>
          </table:table-cell>
          <table:table-cell table:formula="of:=[.F16]/[.D16]" office:value-type="float" office:value="57.2121240045768" calcext:value-type="float">
            <text:p>57.2121240045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52" calcext:value-type="float">
            <text:p>24852</text:p>
          </table:table-cell>
          <table:table-cell office:value-type="float" office:value="23538" calcext:value-type="float">
            <text:p>23538</text:p>
          </table:table-cell>
          <table:table-cell office:value-type="float" office:value="0.00716928" calcext:value-type="float">
            <text:p>0.00716928</text:p>
          </table:table-cell>
          <table:table-cell office:value-type="float" office:value="21404" calcext:value-type="float">
            <text:p>21404</text:p>
          </table:table-cell>
          <table:table-cell office:value-type="float" office:value="1.19654" calcext:value-type="float">
            <text:p>1.19654</text:p>
          </table:table-cell>
          <table:table-cell/>
          <table:table-cell table:formula="of:=([.C17]/[.B17])-([.E17]/[.B17])" office:value-type="float" office:value="0.0858683405762112" calcext:value-type="float">
            <text:p>0.085868340576211</text:p>
          </table:table-cell>
          <table:table-cell table:formula="of:=[.F17]/[.D17]" office:value-type="float" office:value="166.898210141046" calcext:value-type="float">
            <text:p>166.8982101410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782" calcext:value-type="float">
            <text:p>24782</text:p>
          </table:table-cell>
          <table:table-cell office:value-type="float" office:value="23137" calcext:value-type="float">
            <text:p>23137</text:p>
          </table:table-cell>
          <table:table-cell office:value-type="float" office:value="0.0109679" calcext:value-type="float">
            <text:p>0.0109679</text:p>
          </table:table-cell>
          <table:table-cell office:value-type="float" office:value="22350" calcext:value-type="float">
            <text:p>22350</text:p>
          </table:table-cell>
          <table:table-cell office:value-type="float" office:value="0.606017" calcext:value-type="float">
            <text:p>0.606017</text:p>
          </table:table-cell>
          <table:table-cell/>
          <table:table-cell table:formula="of:=([.C18]/[.B18])-([.E18]/[.B18])" office:value-type="float" office:value="0.031756920345412" calcext:value-type="float">
            <text:p>0.031756920345412</text:p>
          </table:table-cell>
          <table:table-cell table:formula="of:=[.F18]/[.D18]" office:value-type="float" office:value="55.253694873221" calcext:value-type="float">
            <text:p>55.253694873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35" calcext:value-type="float">
            <text:p>16935</text:p>
          </table:table-cell>
          <table:table-cell office:value-type="float" office:value="15237" calcext:value-type="float">
            <text:p>15237</text:p>
          </table:table-cell>
          <table:table-cell office:value-type="float" office:value="0.0113048" calcext:value-type="float">
            <text:p>0.0113048</text:p>
          </table:table-cell>
          <table:table-cell office:value-type="float" office:value="14484" calcext:value-type="float">
            <text:p>14484</text:p>
          </table:table-cell>
          <table:table-cell office:value-type="float" office:value="0.67488" calcext:value-type="float">
            <text:p>0.67488</text:p>
          </table:table-cell>
          <table:table-cell/>
          <table:table-cell table:formula="of:=([.C19]/[.B19])-([.E19]/[.B19])" office:value-type="float" office:value="0.0444641275465013" calcext:value-type="float">
            <text:p>0.044464127546501</text:p>
          </table:table-cell>
          <table:table-cell table:formula="of:=[.F19]/[.D19]" office:value-type="float" office:value="59.6985351355177" calcext:value-type="float">
            <text:p>59.69853513551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201" calcext:value-type="float">
            <text:p>49201</text:p>
          </table:table-cell>
          <table:table-cell office:value-type="float" office:value="44826" calcext:value-type="float">
            <text:p>44826</text:p>
          </table:table-cell>
          <table:table-cell office:value-type="float" office:value="0.287924" calcext:value-type="float">
            <text:p>0.287924</text:p>
          </table:table-cell>
          <table:table-cell office:value-type="float" office:value="43209" calcext:value-type="float">
            <text:p>43209</text:p>
          </table:table-cell>
          <table:table-cell office:value-type="float" office:value="90.8267" calcext:value-type="float">
            <text:p>90.8267</text:p>
          </table:table-cell>
          <table:table-cell/>
          <table:table-cell table:formula="of:=([.C20]/[.B20])-([.E20]/[.B20])" office:value-type="float" office:value="0.032865185666958" calcext:value-type="float">
            <text:p>0.032865185666958</text:p>
          </table:table-cell>
          <table:table-cell table:formula="of:=[.F20]/[.D20]" office:value-type="float" office:value="315.45373084564" calcext:value-type="float">
            <text:p>315.45373084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201" calcext:value-type="float">
            <text:p>49201</text:p>
          </table:table-cell>
          <table:table-cell office:value-type="float" office:value="44826" calcext:value-type="float">
            <text:p>44826</text:p>
          </table:table-cell>
          <table:table-cell office:value-type="float" office:value="0.286022" calcext:value-type="float">
            <text:p>0.286022</text:p>
          </table:table-cell>
          <table:table-cell office:value-type="float" office:value="43209" calcext:value-type="float">
            <text:p>43209</text:p>
          </table:table-cell>
          <table:table-cell office:value-type="float" office:value="93.6429" calcext:value-type="float">
            <text:p>93.6429</text:p>
          </table:table-cell>
          <table:table-cell/>
          <table:table-cell table:formula="of:=([.C21]/[.B21])-([.E21]/[.B21])" office:value-type="float" office:value="0.032865185666958" calcext:value-type="float">
            <text:p>0.032865185666958</text:p>
          </table:table-cell>
          <table:table-cell table:formula="of:=[.F21]/[.D21]" office:value-type="float" office:value="327.397542846354" calcext:value-type="float">
            <text:p>327.3975428463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654229" calcext:value-type="float">
            <text:p>0.00654229</text:p>
          </table:table-cell>
          <table:table-cell office:value-type="float" office:value="44577" calcext:value-type="float">
            <text:p>44577</text:p>
          </table:table-cell>
          <table:table-cell office:value-type="float" office:value="0.305209" calcext:value-type="float">
            <text:p>0.305209</text:p>
          </table:table-cell>
          <table:table-cell/>
          <table:table-cell table:formula="of:=([.C22]/[.B22])-([.E22]/[.B22])" office:value-type="float" office:value="0.0163453299057412" calcext:value-type="float">
            <text:p>0.016345329905741</text:p>
          </table:table-cell>
          <table:table-cell table:formula="of:=[.F22]/[.D22]" office:value-type="float" office:value="46.6517075825132" calcext:value-type="float">
            <text:p>46.6517075825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055" calcext:value-type="float">
            <text:p>67055</text:p>
          </table:table-cell>
          <table:table-cell office:value-type="float" office:value="60663" calcext:value-type="float">
            <text:p>60663</text:p>
          </table:table-cell>
          <table:table-cell office:value-type="float" office:value="0.0138139" calcext:value-type="float">
            <text:p>0.0138139</text:p>
          </table:table-cell>
          <table:table-cell office:value-type="float" office:value="59246" calcext:value-type="float">
            <text:p>59246</text:p>
          </table:table-cell>
          <table:table-cell office:value-type="float" office:value="1.33616" calcext:value-type="float">
            <text:p>1.33616</text:p>
          </table:table-cell>
          <table:table-cell/>
          <table:table-cell table:formula="of:=([.C23]/[.B23])-([.E23]/[.B23])" office:value-type="float" office:value="0.0211319066437999" calcext:value-type="float">
            <text:p>0.0211319066438</text:p>
          </table:table-cell>
          <table:table-cell table:formula="of:=[.F23]/[.D23]" office:value-type="float" office:value="96.7257617327475" calcext:value-type="float">
            <text:p>96.7257617327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553" calcext:value-type="float">
            <text:p>114553</text:p>
          </table:table-cell>
          <table:table-cell office:value-type="float" office:value="105440" calcext:value-type="float">
            <text:p>105440</text:p>
          </table:table-cell>
          <table:table-cell office:value-type="float" office:value="0.020296" calcext:value-type="float">
            <text:p>0.020296</text:p>
          </table:table-cell>
          <table:table-cell office:value-type="float" office:value="103080" calcext:value-type="float">
            <text:p>103080</text:p>
          </table:table-cell>
          <table:table-cell office:value-type="float" office:value="3.94201" calcext:value-type="float">
            <text:p>3.94201</text:p>
          </table:table-cell>
          <table:table-cell/>
          <table:table-cell table:formula="of:=([.C24]/[.B24])-([.E24]/[.B24])" office:value-type="float" office:value="0.0206018174993234" calcext:value-type="float">
            <text:p>0.020601817499324</text:p>
          </table:table-cell>
          <table:table-cell table:formula="of:=[.F24]/[.D24]" office:value-type="float" office:value="194.22595585337" calcext:value-type="float">
            <text:p>194.225955853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964" calcext:value-type="float">
            <text:p>60964</text:p>
          </table:table-cell>
          <table:table-cell office:value-type="float" office:value="60754" calcext:value-type="float">
            <text:p>60754</text:p>
          </table:table-cell>
          <table:table-cell office:value-type="float" office:value="0.00672133" calcext:value-type="float">
            <text:p>0.00672133</text:p>
          </table:table-cell>
          <table:table-cell office:value-type="float" office:value="58763" calcext:value-type="float">
            <text:p>58763</text:p>
          </table:table-cell>
          <table:table-cell office:value-type="float" office:value="1.8088" calcext:value-type="float">
            <text:p>1.8088</text:p>
          </table:table-cell>
          <table:table-cell/>
          <table:table-cell table:formula="of:=([.C25]/[.B25])-([.E25]/[.B25])" office:value-type="float" office:value="0.0326586182009054" calcext:value-type="float">
            <text:p>0.032658618200906</text:p>
          </table:table-cell>
          <table:table-cell table:formula="of:=[.F25]/[.D25]" office:value-type="float" office:value="269.113404638665" calcext:value-type="float">
            <text:p>269.1134046386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564" calcext:value-type="float">
            <text:p>79564</text:p>
          </table:table-cell>
          <table:table-cell office:value-type="float" office:value="76104" calcext:value-type="float">
            <text:p>76104</text:p>
          </table:table-cell>
          <table:table-cell office:value-type="float" office:value="0.0316716" calcext:value-type="float">
            <text:p>0.0316716</text:p>
          </table:table-cell>
          <table:table-cell office:value-type="float" office:value="74149" calcext:value-type="float">
            <text:p>74149</text:p>
          </table:table-cell>
          <table:table-cell office:value-type="float" office:value="2.07173" calcext:value-type="float">
            <text:p>2.07173</text:p>
          </table:table-cell>
          <table:table-cell/>
          <table:table-cell table:formula="of:=([.C26]/[.B26])-([.E26]/[.B26])" office:value-type="float" office:value="0.0245714142074305" calcext:value-type="float">
            <text:p>0.024571414207431</text:p>
          </table:table-cell>
          <table:table-cell table:formula="of:=[.F26]/[.D26]" office:value-type="float" office:value="65.4128619962364" calcext:value-type="float">
            <text:p>65.41286199623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552" calcext:value-type="float">
            <text:p>92552</text:p>
          </table:table-cell>
          <table:table-cell office:value-type="float" office:value="83137" calcext:value-type="float">
            <text:p>83137</text:p>
          </table:table-cell>
          <table:table-cell office:value-type="float" office:value="0.111207" calcext:value-type="float">
            <text:p>0.111207</text:p>
          </table:table-cell>
          <table:table-cell office:value-type="float" office:value="80877" calcext:value-type="float">
            <text:p>80877</text:p>
          </table:table-cell>
          <table:table-cell office:value-type="float" office:value="17.5516" calcext:value-type="float">
            <text:p>17.5516</text:p>
          </table:table-cell>
          <table:table-cell/>
          <table:table-cell table:formula="of:=([.C27]/[.B27])-([.E27]/[.B27])" office:value-type="float" office:value="0.0244187051603423" calcext:value-type="float">
            <text:p>0.024418705160342</text:p>
          </table:table-cell>
          <table:table-cell table:formula="of:=[.F27]/[.D27]" office:value-type="float" office:value="157.828194268346" calcext:value-type="float">
            <text:p>157.8281942683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491" calcext:value-type="float">
            <text:p>54491</text:p>
          </table:table-cell>
          <table:table-cell office:value-type="float" office:value="53507" calcext:value-type="float">
            <text:p>53507</text:p>
          </table:table-cell>
          <table:table-cell office:value-type="float" office:value="0.0650241" calcext:value-type="float">
            <text:p>0.0650241</text:p>
          </table:table-cell>
          <table:table-cell office:value-type="float" office:value="50150" calcext:value-type="float">
            <text:p>50150</text:p>
          </table:table-cell>
          <table:table-cell office:value-type="float" office:value="39.9601" calcext:value-type="float">
            <text:p>39.9601</text:p>
          </table:table-cell>
          <table:table-cell/>
          <table:table-cell table:formula="of:=([.C28]/[.B28])-([.E28]/[.B28])" office:value-type="float" office:value="0.0616065038263199" calcext:value-type="float">
            <text:p>0.06160650382632</text:p>
          </table:table-cell>
          <table:table-cell table:formula="of:=[.F28]/[.D28]" office:value-type="float" office:value="614.542915626668" calcext:value-type="float">
            <text:p>614.5429156266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279" calcext:value-type="float">
            <text:p>58279</text:p>
          </table:table-cell>
          <table:table-cell office:value-type="float" office:value="51241" calcext:value-type="float">
            <text:p>51241</text:p>
          </table:table-cell>
          <table:table-cell office:value-type="float" office:value="0.376743" calcext:value-type="float">
            <text:p>0.376743</text:p>
          </table:table-cell>
          <table:table-cell office:value-type="float" office:value="49151" calcext:value-type="float">
            <text:p>49151</text:p>
          </table:table-cell>
          <table:table-cell office:value-type="float" office:value="66.0215" calcext:value-type="float">
            <text:p>66.0215</text:p>
          </table:table-cell>
          <table:table-cell/>
          <table:table-cell table:formula="of:=([.C29]/[.B29])-([.E29]/[.B29])" office:value-type="float" office:value="0.0358619742960585" calcext:value-type="float">
            <text:p>0.035861974296059</text:p>
          </table:table-cell>
          <table:table-cell table:formula="of:=[.F29]/[.D29]" office:value-type="float" office:value="175.242804776731" calcext:value-type="float">
            <text:p>175.2428047767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7230" calcext:value-type="float">
            <text:p>127230</text:p>
          </table:table-cell>
          <table:table-cell office:value-type="float" office:value="115013" calcext:value-type="float">
            <text:p>115013</text:p>
          </table:table-cell>
          <table:table-cell office:value-type="float" office:value="0.747886" calcext:value-type="float">
            <text:p>0.747886</text:p>
          </table:table-cell>
          <table:table-cell office:value-type="float" office:value="111189" calcext:value-type="float">
            <text:p>111189</text:p>
          </table:table-cell>
          <table:table-cell office:value-type="float" office:value="304.462" calcext:value-type="float">
            <text:p>304.462</text:p>
          </table:table-cell>
          <table:table-cell/>
          <table:table-cell table:formula="of:=([.C30]/[.B30])-([.E30]/[.B30])" office:value-type="float" office:value="0.0300558044486363" calcext:value-type="float">
            <text:p>0.030055804448636</text:p>
          </table:table-cell>
          <table:table-cell table:formula="of:=[.F30]/[.D30]" office:value-type="float" office:value="407.096803523532" calcext:value-type="float">
            <text:p>407.0968035235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921" calcext:value-type="float">
            <text:p>130921</text:p>
          </table:table-cell>
          <table:table-cell office:value-type="float" office:value="117709" calcext:value-type="float">
            <text:p>117709</text:p>
          </table:table-cell>
          <table:table-cell office:value-type="float" office:value="0.0036771" calcext:value-type="float">
            <text:p>0.0036771</text:p>
          </table:table-cell>
          <table:table-cell office:value-type="float" office:value="109055" calcext:value-type="float">
            <text:p>109055</text:p>
          </table:table-cell>
          <table:table-cell office:value-type="float" office:value="0.535062" calcext:value-type="float">
            <text:p>0.535062</text:p>
          </table:table-cell>
          <table:table-cell/>
          <table:table-cell table:formula="of:=([.C31]/[.B31])-([.E31]/[.B31])" office:value-type="float" office:value="0.0661009310958517" calcext:value-type="float">
            <text:p>0.066100931095852</text:p>
          </table:table-cell>
          <table:table-cell table:formula="of:=[.F31]/[.D31]" office:value-type="float" office:value="145.511952353757" calcext:value-type="float">
            <text:p>145.5119523537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12" calcext:value-type="float">
            <text:p>2612</text:p>
          </table:table-cell>
          <table:table-cell office:value-type="float" office:value="2479" calcext:value-type="float">
            <text:p>2479</text:p>
          </table:table-cell>
          <table:table-cell office:value-type="float" office:value="0.0253908" calcext:value-type="float">
            <text:p>0.0253908</text:p>
          </table:table-cell>
          <table:table-cell office:value-type="float" office:value="2372" calcext:value-type="float">
            <text:p>2372</text:p>
          </table:table-cell>
          <table:table-cell office:value-type="float" office:value="12.0045" calcext:value-type="float">
            <text:p>12.0045</text:p>
          </table:table-cell>
          <table:table-cell/>
          <table:table-cell table:formula="of:=([.C32]/[.B32])-([.E32]/[.B32])" office:value-type="float" office:value="0.0409647779479326" calcext:value-type="float">
            <text:p>0.040964777947933</text:p>
          </table:table-cell>
          <table:table-cell table:formula="of:=[.F32]/[.D32]" office:value-type="float" office:value="472.789356774895" calcext:value-type="float">
            <text:p>472.789356774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7" calcext:value-type="float">
            <text:p>1437</text:p>
          </table:table-cell>
          <table:table-cell office:value-type="float" office:value="1269" calcext:value-type="float">
            <text:p>1269</text:p>
          </table:table-cell>
          <table:table-cell office:value-type="float" office:value="0.00769565" calcext:value-type="float">
            <text:p>0.00769565</text:p>
          </table:table-cell>
          <table:table-cell office:value-type="float" office:value="1261" calcext:value-type="float">
            <text:p>1261</text:p>
          </table:table-cell>
          <table:table-cell office:value-type="float" office:value="0.743045" calcext:value-type="float">
            <text:p>0.743045</text:p>
          </table:table-cell>
          <table:table-cell/>
          <table:table-cell table:formula="of:=([.C33]/[.B33])-([.E33]/[.B33])" office:value-type="float" office:value="0.00556715379262351" calcext:value-type="float">
            <text:p>0.005567153792624</text:p>
          </table:table-cell>
          <table:table-cell table:formula="of:=[.F33]/[.D33]" office:value-type="float" office:value="96.5538973316094" calcext:value-type="float">
            <text:p>96.55389733160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6" calcext:value-type="float">
            <text:p>796</text:p>
          </table:table-cell>
          <table:table-cell office:value-type="float" office:value="734" calcext:value-type="float">
            <text:p>734</text:p>
          </table:table-cell>
          <table:table-cell office:value-type="float" office:value="0.00401357" calcext:value-type="float">
            <text:p>0.00401357</text:p>
          </table:table-cell>
          <table:table-cell office:value-type="float" office:value="694" calcext:value-type="float">
            <text:p>694</text:p>
          </table:table-cell>
          <table:table-cell office:value-type="float" office:value="0.22891" calcext:value-type="float">
            <text:p>0.22891</text:p>
          </table:table-cell>
          <table:table-cell/>
          <table:table-cell table:formula="of:=([.C34]/[.B34])-([.E34]/[.B34])" office:value-type="float" office:value="0.0502512562814071" calcext:value-type="float">
            <text:p>0.050251256281407</text:p>
          </table:table-cell>
          <table:table-cell table:formula="of:=[.F34]/[.D34]" office:value-type="float" office:value="57.0340121139036" calcext:value-type="float">
            <text:p>57.03401211390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0486" calcext:value-type="float">
            <text:p>140486</text:p>
          </table:table-cell>
          <table:table-cell office:value-type="float" office:value="130301" calcext:value-type="float">
            <text:p>130301</text:p>
          </table:table-cell>
          <table:table-cell office:value-type="float" office:value="0.0438273" calcext:value-type="float">
            <text:p>0.0438273</text:p>
          </table:table-cell>
          <table:table-cell office:value-type="float" office:value="127763" calcext:value-type="float">
            <text:p>127763</text:p>
          </table:table-cell>
          <table:table-cell office:value-type="float" office:value="14.3303" calcext:value-type="float">
            <text:p>14.3303</text:p>
          </table:table-cell>
          <table:table-cell/>
          <table:table-cell table:formula="of:=([.C35]/[.B35])-([.E35]/[.B35])" office:value-type="float" office:value="0.0180658570960808" calcext:value-type="float">
            <text:p>0.018065857096081</text:p>
          </table:table-cell>
          <table:table-cell table:formula="of:=[.F35]/[.D35]" office:value-type="float" office:value="326.972001469404" calcext:value-type="float">
            <text:p>326.9720014694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78" calcext:value-type="float">
            <text:p>4578</text:p>
          </table:table-cell>
          <table:table-cell office:value-type="float" office:value="4182" calcext:value-type="float">
            <text:p>4182</text:p>
          </table:table-cell>
          <table:table-cell office:value-type="float" office:value="0.0961123" calcext:value-type="float">
            <text:p>0.0961123</text:p>
          </table:table-cell>
          <table:table-cell office:value-type="float" office:value="3990" calcext:value-type="float">
            <text:p>3990</text:p>
          </table:table-cell>
          <table:table-cell office:value-type="float" office:value="33.3919" calcext:value-type="float">
            <text:p>33.3919</text:p>
          </table:table-cell>
          <table:table-cell/>
          <table:table-cell table:formula="of:=([.C36]/[.B36])-([.E36]/[.B36])" office:value-type="float" office:value="0.0419397116644823" calcext:value-type="float">
            <text:p>0.041939711664482</text:p>
          </table:table-cell>
          <table:table-cell table:formula="of:=[.F36]/[.D36]" office:value-type="float" office:value="347.425875772404" calcext:value-type="float">
            <text:p>347.4258757724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MIN([.H2:.H36])" office:value-type="float" office:value="0.00556715379262351" calcext:value-type="float">
            <text:p>0.005567153792624</text:p>
          </table:table-cell>
          <table:table-cell table:formula="of:=MIN([.I2:.I36])" office:value-type="float" office:value="46.6517075825132" calcext:value-type="float">
            <text:p>46.6517075825132</text:p>
          </table:table-cell>
        </table:table-row>
        <table:table-row table:style-name="ro1">
          <table:table-cell table:number-columns-repeated="7"/>
          <table:table-cell table:formula="of:=AVERAGE([.H2:.H36])" office:value-type="float" office:value="0.0397528821071177" calcext:value-type="float">
            <text:p>0.039752882107118</text:p>
          </table:table-cell>
          <table:table-cell table:formula="of:=AVERAGE([.I2:.I36])" office:value-type="float" office:value="193.724445099084" calcext:value-type="float">
            <text:p>193.724445099084</text:p>
          </table:table-cell>
        </table:table-row>
        <table:table-row table:style-name="ro1">
          <table:table-cell table:number-columns-repeated="7"/>
          <table:table-cell table:formula="of:=MAX([.H2:.H36])" office:value-type="float" office:value="0.0954356846473029" calcext:value-type="float">
            <text:p>0.095435684647303</text:p>
          </table:table-cell>
          <table:table-cell table:formula="of:=MAX([.I2:.I36])" office:value-type="float" office:value="614.542915626668" calcext:value-type="float">
            <text:p>614.542915626668</text:p>
          </table:table-cell>
        </table:table-row>
        <table:table-row table:style-name="ro1">
          <table:table-cell table:number-columns-repeated="7"/>
          <table:table-cell table:formula="of:=STDEV([.H2:.H36])" office:value-type="float" office:value="0.0212052367897448" calcext:value-type="float">
            <text:p>0.021205236789745</text:p>
          </table:table-cell>
          <table:table-cell table:formula="of:=STDEV([.I2:.I36])" office:value-type="float" office:value="139.524093828591" calcext:value-type="float">
            <text:p>139.524093828591</text:p>
          </table:table-cell>
        </table:table-row>
      </table:table>
      <table:named-expressions/>
      <table:database-ranges>
        <table:database-range table:name="__Anonymous_Sheet_DB__0" table:target-range-address="'01 (Neigh-Krand)'.H2:'01 (Neigh-Krand)'.H4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Opt Starts'.I2:'2Opt Starts'.N40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NNs.BA2:NNs.BC4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3:46:59.16173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20:59:48.727836705</meta:creation-date>
    <dc:date>2022-04-06T14:12:59.065671533</dc:date>
    <meta:editing-duration>PT32M2S</meta:editing-duration>
    <meta:editing-cycles>6</meta:editing-cycles>
    <meta:generator>LibreOffice/6.4.7.2$Linux_X86_64 LibreOffice_project/40$Build-2</meta:generator>
    <meta:document-statistic meta:table-count="7" meta:cell-count="4644" meta:object-count="0"/>
  </office:meta>
</office:document-meta>
</file>